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10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0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0"/>
    <style:style style:name="ce9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style-name="gr1" draw:text-style-name="P1" svg:width="300.68mm" svg:height="185.51mm" svg:x="125.97mm" svg:y="14.45mm">
            <draw:object draw:notify-on-update-of-ranges="Feuille1.A2:Feuille1.A550 Feuille1.B2:Feuille1.B5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3" office:value-type="string" calcext:value-type="string">
            <text:p>y=0</text:p>
          </table:table-cell>
          <table:table-cell table:style-name="ce3" office:value-type="string" calcext:value-type="string">
            <text:p>signchange(dx)</text:p>
          </table:table-cell>
          <table:table-cell table:style-name="ce1" office:value-type="string" calcext:value-type="string">
            <text:p>dx</text:p>
          </table:table-cell>
          <table:table-cell office:value-type="float" office:value="196.5" calcext:value-type="float">
            <text:p>196,5</text:p>
          </table:table-cell>
          <table:table-cell table:number-columns-repeated="2"/>
        </table:table-row>
        <table:table-row table:style-name="ro1">
          <table:table-cell office:value-type="float" office:value="0.999994" calcext:value-type="float">
            <text:p>0,999994</text:p>
          </table:table-cell>
          <table:table-cell office:value-type="float" office:value="0.000414" calcext:value-type="float">
            <text:p>0,000414</text:p>
          </table:table-cell>
          <table:table-cell table:style-name="ce7" table:formula="of:=IF([.B2]=0;1;&quot;&quot;)">
            <text:p/>
          </table:table-cell>
          <table:table-cell table:number-columns-repeated="2"/>
          <table:table-cell table:style-name="ce9" table:formula="of:=[.A2]*[.$F$1]" office:value-type="float" office:value="196.498821" calcext:value-type="float">
            <text:p>196,50</text:p>
          </table:table-cell>
          <table:table-cell table:style-name="ce9" table:formula="of:=[.B2]*[.$F$1]" office:value-type="float" office:value="0.081351" calcext:value-type="float">
            <text:p>0,08</text:p>
          </table:table-cell>
          <table:table-cell table:style-name="ce9" table:formula="of:=SQRT(([.F3]-[.F2])*([.F3]-[.F2])+([.G3]-[.G2])*([.G3]-[.G2]))" office:value-type="float" office:value="0.664512827275181" calcext:value-type="float">
            <text:p>0,66</text:p>
          </table:table-cell>
        </table:table-row>
        <table:table-row table:style-name="ro1">
          <table:table-cell office:value-type="float" office:value="0.996633" calcext:value-type="float">
            <text:p>0,996633</text:p>
          </table:table-cell>
          <table:table-cell office:value-type="float" office:value="0.000788" calcext:value-type="float">
            <text:p>0,000788</text:p>
          </table:table-cell>
          <table:table-cell table:style-name="ce7" table:formula="of:=IF([.B3]=0;1;&quot;&quot;)">
            <text:p/>
          </table:table-cell>
          <table:table-cell table:style-name="ce7" table:formula="of:=IF(SIGN([.A3]-[.A4])&lt;&gt;SIGN([.A2]-[.A3]);1;&quot;&quot;)">
            <text:p/>
          </table:table-cell>
          <table:table-cell table:formula="of:=[.A3]-[.A2]" office:value-type="float" office:value="-0.00336099999999995" calcext:value-type="float">
            <text:p>-0,003361</text:p>
          </table:table-cell>
          <table:table-cell table:style-name="ce9" table:formula="of:=[.A3]*[.$F$1]" office:value-type="float" office:value="195.8383845" calcext:value-type="float">
            <text:p>195,84</text:p>
          </table:table-cell>
          <table:table-cell table:style-name="ce9" table:formula="of:=[.B3]*[.$F$1]" office:value-type="float" office:value="0.154842" calcext:value-type="float">
            <text:p>0,15</text:p>
          </table:table-cell>
          <table:table-cell table:style-name="ce9" table:formula="of:=SQRT(([.F4]-[.F3])*([.F4]-[.F3])+([.G4]-[.G3])*([.G4]-[.G3]))" office:value-type="float" office:value="0.61725329287762" calcext:value-type="float">
            <text:p>0,62</text:p>
          </table:table-cell>
        </table:table-row>
        <table:table-row table:style-name="ro1">
          <table:table-cell office:value-type="float" office:value="0.993512" calcext:value-type="float">
            <text:p>0,993512</text:p>
          </table:table-cell>
          <table:table-cell office:value-type="float" office:value="0.001144" calcext:value-type="float">
            <text:p>0,001144</text:p>
          </table:table-cell>
          <table:table-cell table:style-name="ce7" table:formula="of:=IF([.B4]=0;1;&quot;&quot;)">
            <text:p/>
          </table:table-cell>
          <table:table-cell table:style-name="ce7" table:formula="of:=IF(SIGN([.A4]-[.A5])&lt;&gt;SIGN([.A3]-[.A4]);1;&quot;&quot;)">
            <text:p/>
          </table:table-cell>
          <table:table-cell table:formula="of:=[.A4]-[.A3]" office:value-type="float" office:value="-0.00312100000000004" calcext:value-type="float">
            <text:p>-0,003121</text:p>
          </table:table-cell>
          <table:table-cell table:style-name="ce9" table:formula="of:=[.A4]*[.$F$1]" office:value-type="float" office:value="195.225108" calcext:value-type="float">
            <text:p>195,23</text:p>
          </table:table-cell>
          <table:table-cell table:style-name="ce9" table:formula="of:=[.B4]*[.$F$1]" office:value-type="float" office:value="0.224796" calcext:value-type="float">
            <text:p>0,22</text:p>
          </table:table-cell>
          <table:table-cell table:style-name="ce9" table:formula="of:=SQRT(([.F5]-[.F4])*([.F5]-[.F4])+([.G5]-[.G4])*([.G5]-[.G4]))" office:value-type="float" office:value="0.618173166119531" calcext:value-type="float">
            <text:p>0,62</text:p>
          </table:table-cell>
        </table:table-row>
        <table:table-row table:style-name="ro1">
          <table:table-cell office:value-type="float" office:value="0.990392" calcext:value-type="float">
            <text:p>0,990392</text:p>
          </table:table-cell>
          <table:table-cell office:value-type="float" office:value="0.001547" calcext:value-type="float">
            <text:p>0,001547</text:p>
          </table:table-cell>
          <table:table-cell table:style-name="ce7" table:formula="of:=IF([.B5]=0;1;&quot;&quot;)">
            <text:p/>
          </table:table-cell>
          <table:table-cell table:style-name="ce7" table:formula="of:=IF(SIGN([.A5]-[.A6])&lt;&gt;SIGN([.A4]-[.A5]);1;&quot;&quot;)">
            <text:p/>
          </table:table-cell>
          <table:table-cell table:formula="of:=[.A5]-[.A4]" office:value-type="float" office:value="-0.00312000000000001" calcext:value-type="float">
            <text:p>-0,003120</text:p>
          </table:table-cell>
          <table:table-cell table:style-name="ce9" table:formula="of:=[.A5]*[.$F$1]" office:value-type="float" office:value="194.612028" calcext:value-type="float">
            <text:p>194,61</text:p>
          </table:table-cell>
          <table:table-cell table:style-name="ce9" table:formula="of:=[.B5]*[.$F$1]" office:value-type="float" office:value="0.3039855" calcext:value-type="float">
            <text:p>0,30</text:p>
          </table:table-cell>
          <table:table-cell table:style-name="ce9" table:formula="of:=SQRT(([.F6]-[.F5])*([.F6]-[.F5])+([.G6]-[.G5])*([.G6]-[.G5]))" office:value-type="float" office:value="0.742079459762381" calcext:value-type="float">
            <text:p>0,74</text:p>
          </table:table-cell>
        </table:table-row>
        <table:table-row table:style-name="ro1">
          <table:table-cell office:value-type="float" office:value="0.986641" calcext:value-type="float">
            <text:p>0,986641</text:p>
          </table:table-cell>
          <table:table-cell office:value-type="float" office:value="0.001985" calcext:value-type="float">
            <text:p>0,001985</text:p>
          </table:table-cell>
          <table:table-cell table:style-name="ce7" table:formula="of:=IF([.B6]=0;1;&quot;&quot;)">
            <text:p/>
          </table:table-cell>
          <table:table-cell table:style-name="ce7" table:formula="of:=IF(SIGN([.A6]-[.A7])&lt;&gt;SIGN([.A5]-[.A6]);1;&quot;&quot;)">
            <text:p/>
          </table:table-cell>
          <table:table-cell table:formula="of:=[.A6]-[.A5]" office:value-type="float" office:value="-0.00375099999999995" calcext:value-type="float">
            <text:p>-0,003751</text:p>
          </table:table-cell>
          <table:table-cell table:style-name="ce9" table:formula="of:=[.A6]*[.$F$1]" office:value-type="float" office:value="193.8749565" calcext:value-type="float">
            <text:p>193,87</text:p>
          </table:table-cell>
          <table:table-cell table:style-name="ce9" table:formula="of:=[.B6]*[.$F$1]" office:value-type="float" office:value="0.3900525" calcext:value-type="float">
            <text:p>0,39</text:p>
          </table:table-cell>
          <table:table-cell table:style-name="ce9" table:formula="of:=SQRT(([.F7]-[.F6])*([.F7]-[.F6])+([.G7]-[.G6])*([.G7]-[.G6]))" office:value-type="float" office:value="0.74330841239994" calcext:value-type="float">
            <text:p>0,74</text:p>
          </table:table-cell>
        </table:table-row>
        <table:table-row table:style-name="ro1">
          <table:table-cell office:value-type="float" office:value="0.98289" calcext:value-type="float">
            <text:p>0,982890</text:p>
          </table:table-cell>
          <table:table-cell office:value-type="float" office:value="0.002474" calcext:value-type="float">
            <text:p>0,002474</text:p>
          </table:table-cell>
          <table:table-cell table:style-name="ce7" table:formula="of:=IF([.B7]=0;1;&quot;&quot;)">
            <text:p/>
          </table:table-cell>
          <table:table-cell table:style-name="ce7" table:formula="of:=IF(SIGN([.A7]-[.A8])&lt;&gt;SIGN([.A6]-[.A7]);1;&quot;&quot;)">
            <text:p/>
          </table:table-cell>
          <table:table-cell table:formula="of:=[.A7]-[.A6]" office:value-type="float" office:value="-0.00375100000000006" calcext:value-type="float">
            <text:p>-0,003751</text:p>
          </table:table-cell>
          <table:table-cell table:style-name="ce9" table:formula="of:=[.A7]*[.$F$1]" office:value-type="float" office:value="193.137885" calcext:value-type="float">
            <text:p>193,14</text:p>
          </table:table-cell>
          <table:table-cell table:style-name="ce9" table:formula="of:=[.B7]*[.$F$1]" office:value-type="float" office:value="0.486141" calcext:value-type="float">
            <text:p>0,49</text:p>
          </table:table-cell>
          <table:table-cell table:style-name="ce9" table:formula="of:=SQRT(([.F8]-[.F7])*([.F8]-[.F7])+([.G8]-[.G7])*([.G8]-[.G7]))" office:value-type="float" office:value="0.812323394739428" calcext:value-type="float">
            <text:p>0,81</text:p>
          </table:table-cell>
        </table:table-row>
        <table:table-row table:style-name="ro1">
          <table:table-cell office:value-type="float" office:value="0.978784" calcext:value-type="float">
            <text:p>0,978784</text:p>
          </table:table-cell>
          <table:table-cell office:value-type="float" office:value="0.002954" calcext:value-type="float">
            <text:p>0,002954</text:p>
          </table:table-cell>
          <table:table-cell table:style-name="ce7" table:formula="of:=IF([.B8]=0;1;&quot;&quot;)">
            <text:p/>
          </table:table-cell>
          <table:table-cell table:style-name="ce7" table:formula="of:=IF(SIGN([.A8]-[.A9])&lt;&gt;SIGN([.A7]-[.A8]);1;&quot;&quot;)">
            <text:p/>
          </table:table-cell>
          <table:table-cell table:formula="of:=[.A8]-[.A7]" office:value-type="float" office:value="-0.00410599999999994" calcext:value-type="float">
            <text:p>-0,004106</text:p>
          </table:table-cell>
          <table:table-cell table:style-name="ce9" table:formula="of:=[.A8]*[.$F$1]" office:value-type="float" office:value="192.331056" calcext:value-type="float">
            <text:p>192,33</text:p>
          </table:table-cell>
          <table:table-cell table:style-name="ce9" table:formula="of:=[.B8]*[.$F$1]" office:value-type="float" office:value="0.580461" calcext:value-type="float">
            <text:p>0,58</text:p>
          </table:table-cell>
          <table:table-cell table:style-name="ce9" table:formula="of:=SQRT(([.F9]-[.F8])*([.F9]-[.F8])+([.G9]-[.G8])*([.G9]-[.G8]))" office:value-type="float" office:value="0.81339752682636" calcext:value-type="float">
            <text:p>0,81</text:p>
          </table:table-cell>
        </table:table-row>
        <table:table-row table:style-name="ro1">
          <table:table-cell office:value-type="float" office:value="0.974678" calcext:value-type="float">
            <text:p>0,974678</text:p>
          </table:table-cell>
          <table:table-cell office:value-type="float" office:value="0.003479" calcext:value-type="float">
            <text:p>0,003479</text:p>
          </table:table-cell>
          <table:table-cell table:style-name="ce7" table:formula="of:=IF([.B9]=0;1;&quot;&quot;)">
            <text:p/>
          </table:table-cell>
          <table:table-cell table:style-name="ce7" table:formula="of:=IF(SIGN([.A9]-[.A10])&lt;&gt;SIGN([.A8]-[.A9]);1;&quot;&quot;)">
            <text:p/>
          </table:table-cell>
          <table:table-cell table:formula="of:=[.A9]-[.A8]" office:value-type="float" office:value="-0.00410600000000005" calcext:value-type="float">
            <text:p>-0,004106</text:p>
          </table:table-cell>
          <table:table-cell table:style-name="ce9" table:formula="of:=[.A9]*[.$F$1]" office:value-type="float" office:value="191.524227" calcext:value-type="float">
            <text:p>191,52</text:p>
          </table:table-cell>
          <table:table-cell table:style-name="ce9" table:formula="of:=[.B9]*[.$F$1]" office:value-type="float" office:value="0.6836235" calcext:value-type="float">
            <text:p>0,68</text:p>
          </table:table-cell>
          <table:table-cell table:style-name="ce9" table:formula="of:=SQRT(([.F10]-[.F9])*([.F10]-[.F9])+([.G10]-[.G9])*([.G10]-[.G9]))" office:value-type="float" office:value="0.840988251795639" calcext:value-type="float">
            <text:p>0,84</text:p>
          </table:table-cell>
        </table:table-row>
        <table:table-row table:style-name="ro1">
          <table:table-cell office:value-type="float" office:value="0.970427" calcext:value-type="float">
            <text:p>0,970427</text:p>
          </table:table-cell>
          <table:table-cell office:value-type="float" office:value="0.003975" calcext:value-type="float">
            <text:p>0,003975</text:p>
          </table:table-cell>
          <table:table-cell table:style-name="ce7" table:formula="of:=IF([.B10]=0;1;&quot;&quot;)">
            <text:p/>
          </table:table-cell>
          <table:table-cell table:style-name="ce7" table:formula="of:=IF(SIGN([.A10]-[.A11])&lt;&gt;SIGN([.A9]-[.A10]);1;&quot;&quot;)">
            <text:p/>
          </table:table-cell>
          <table:table-cell table:formula="of:=[.A10]-[.A9]" office:value-type="float" office:value="-0.00425100000000001" calcext:value-type="float">
            <text:p>-0,004251</text:p>
          </table:table-cell>
          <table:table-cell table:style-name="ce9" table:formula="of:=[.A10]*[.$F$1]" office:value-type="float" office:value="190.6889055" calcext:value-type="float">
            <text:p>190,69</text:p>
          </table:table-cell>
          <table:table-cell table:style-name="ce9" table:formula="of:=[.B10]*[.$F$1]" office:value-type="float" office:value="0.7810875" calcext:value-type="float">
            <text:p>0,78</text:p>
          </table:table-cell>
          <table:table-cell table:style-name="ce9" table:formula="of:=SQRT(([.F11]-[.F10])*([.F11]-[.F10])+([.G11]-[.G10])*([.G11]-[.G10]))" office:value-type="float" office:value="0.842034049467263" calcext:value-type="float">
            <text:p>0,84</text:p>
          </table:table-cell>
        </table:table-row>
        <table:table-row table:style-name="ro1">
          <table:table-cell office:value-type="float" office:value="0.966176" calcext:value-type="float">
            <text:p>0,966176</text:p>
          </table:table-cell>
          <table:table-cell office:value-type="float" office:value="0.004515" calcext:value-type="float">
            <text:p>0,004515</text:p>
          </table:table-cell>
          <table:table-cell table:style-name="ce7" table:formula="of:=IF([.B11]=0;1;&quot;&quot;)">
            <text:p/>
          </table:table-cell>
          <table:table-cell table:style-name="ce7" table:formula="of:=IF(SIGN([.A11]-[.A12])&lt;&gt;SIGN([.A10]-[.A11]);1;&quot;&quot;)">
            <text:p/>
          </table:table-cell>
          <table:table-cell table:formula="of:=[.A11]-[.A10]" office:value-type="float" office:value="-0.00425100000000001" calcext:value-type="float">
            <text:p>-0,004251</text:p>
          </table:table-cell>
          <table:table-cell table:style-name="ce9" table:formula="of:=[.A11]*[.$F$1]" office:value-type="float" office:value="189.853584" calcext:value-type="float">
            <text:p>189,85</text:p>
          </table:table-cell>
          <table:table-cell table:style-name="ce9" table:formula="of:=[.B11]*[.$F$1]" office:value-type="float" office:value="0.8871975" calcext:value-type="float">
            <text:p>0,89</text:p>
          </table:table-cell>
          <table:table-cell table:style-name="ce9" table:formula="of:=SQRT(([.F12]-[.F11])*([.F12]-[.F11])+([.G12]-[.G11])*([.G12]-[.G11]))" office:value-type="float" office:value="0.851113726905076" calcext:value-type="float">
            <text:p>0,85</text:p>
          </table:table-cell>
        </table:table-row>
        <table:table-row table:style-name="ro1">
          <table:table-cell office:value-type="float" office:value="0.961875" calcext:value-type="float">
            <text:p>0,961875</text:p>
          </table:table-cell>
          <table:table-cell office:value-type="float" office:value="0.005027" calcext:value-type="float">
            <text:p>0,005027</text:p>
          </table:table-cell>
          <table:table-cell table:style-name="ce7" table:formula="of:=IF([.B12]=0;1;&quot;&quot;)">
            <text:p/>
          </table:table-cell>
          <table:table-cell table:style-name="ce7" table:formula="of:=IF(SIGN([.A12]-[.A13])&lt;&gt;SIGN([.A11]-[.A12]);1;&quot;&quot;)">
            <text:p/>
          </table:table-cell>
          <table:table-cell table:formula="of:=[.A12]-[.A11]" office:value-type="float" office:value="-0.004301" calcext:value-type="float">
            <text:p>-0,004301</text:p>
          </table:table-cell>
          <table:table-cell table:style-name="ce9" table:formula="of:=[.A12]*[.$F$1]" office:value-type="float" office:value="189.0084375" calcext:value-type="float">
            <text:p>189,01</text:p>
          </table:table-cell>
          <table:table-cell table:style-name="ce9" table:formula="of:=[.B12]*[.$F$1]" office:value-type="float" office:value="0.9878055" calcext:value-type="float">
            <text:p>0,99</text:p>
          </table:table-cell>
          <table:table-cell table:style-name="ce9" table:formula="of:=SQRT(([.F13]-[.F12])*([.F13]-[.F12])+([.G13]-[.G12])*([.G13]-[.G12]))" office:value-type="float" office:value="0.852103620472591" calcext:value-type="float">
            <text:p>0,85</text:p>
          </table:table-cell>
        </table:table-row>
        <table:table-row table:style-name="ro1">
          <table:table-cell office:value-type="float" office:value="0.957574" calcext:value-type="float">
            <text:p>0,957574</text:p>
          </table:table-cell>
          <table:table-cell office:value-type="float" office:value="0.00558" calcext:value-type="float">
            <text:p>0,005580</text:p>
          </table:table-cell>
          <table:table-cell table:style-name="ce7" table:formula="of:=IF([.B13]=0;1;&quot;&quot;)">
            <text:p/>
          </table:table-cell>
          <table:table-cell table:style-name="ce7" table:formula="of:=IF(SIGN([.A13]-[.A14])&lt;&gt;SIGN([.A12]-[.A13]);1;&quot;&quot;)">
            <text:p/>
          </table:table-cell>
          <table:table-cell table:formula="of:=[.A13]-[.A12]" office:value-type="float" office:value="-0.004301" calcext:value-type="float">
            <text:p>-0,004301</text:p>
          </table:table-cell>
          <table:table-cell table:style-name="ce9" table:formula="of:=[.A13]*[.$F$1]" office:value-type="float" office:value="188.163291" calcext:value-type="float">
            <text:p>188,16</text:p>
          </table:table-cell>
          <table:table-cell table:style-name="ce9" table:formula="of:=[.B13]*[.$F$1]" office:value-type="float" office:value="1.09647" calcext:value-type="float">
            <text:p>1,10</text:p>
          </table:table-cell>
          <table:table-cell table:style-name="ce9" table:formula="of:=SQRT(([.F14]-[.F13])*([.F14]-[.F13])+([.G14]-[.G13])*([.G14]-[.G13]))" office:value-type="float" office:value="0.855477797114133" calcext:value-type="float">
            <text:p>0,86</text:p>
          </table:table-cell>
        </table:table-row>
        <table:table-row table:style-name="ro1">
          <table:table-cell office:value-type="float" office:value="0.953249" calcext:value-type="float">
            <text:p>0,953249</text:p>
          </table:table-cell>
          <table:table-cell office:value-type="float" office:value="0.006078" calcext:value-type="float">
            <text:p>0,006078</text:p>
          </table:table-cell>
          <table:table-cell table:style-name="ce7" table:formula="of:=IF([.B14]=0;1;&quot;&quot;)">
            <text:p/>
          </table:table-cell>
          <table:table-cell table:style-name="ce7" table:formula="of:=IF(SIGN([.A14]-[.A15])&lt;&gt;SIGN([.A13]-[.A14]);1;&quot;&quot;)">
            <text:p/>
          </table:table-cell>
          <table:table-cell table:formula="of:=[.A14]-[.A13]" office:value-type="float" office:value="-0.00432500000000002" calcext:value-type="float">
            <text:p>-0,004325</text:p>
          </table:table-cell>
          <table:table-cell table:style-name="ce9" table:formula="of:=[.A14]*[.$F$1]" office:value-type="float" office:value="187.3134285" calcext:value-type="float">
            <text:p>187,31</text:p>
          </table:table-cell>
          <table:table-cell table:style-name="ce9" table:formula="of:=[.B14]*[.$F$1]" office:value-type="float" office:value="1.194327" calcext:value-type="float">
            <text:p>1,19</text:p>
          </table:table-cell>
          <table:table-cell table:style-name="ce9" table:formula="of:=SQRT(([.F15]-[.F14])*([.F15]-[.F14])+([.G15]-[.G14])*([.G15]-[.G14]))" office:value-type="float" office:value="0.856559074703537" calcext:value-type="float">
            <text:p>0,86</text:p>
          </table:table-cell>
        </table:table-row>
        <table:table-row table:style-name="ro1">
          <table:table-cell office:value-type="float" office:value="0.948923" calcext:value-type="float">
            <text:p>0,948923</text:p>
          </table:table-cell>
          <table:table-cell office:value-type="float" office:value="0.006614" calcext:value-type="float">
            <text:p>0,006614</text:p>
          </table:table-cell>
          <table:table-cell table:style-name="ce7" table:formula="of:=IF([.B15]=0;1;&quot;&quot;)">
            <text:p/>
          </table:table-cell>
          <table:table-cell table:style-name="ce7" table:formula="of:=IF(SIGN([.A15]-[.A16])&lt;&gt;SIGN([.A14]-[.A15]);1;&quot;&quot;)">
            <text:p/>
          </table:table-cell>
          <table:table-cell table:formula="of:=[.A15]-[.A14]" office:value-type="float" office:value="-0.00432599999999994" calcext:value-type="float">
            <text:p>-0,004326</text:p>
          </table:table-cell>
          <table:table-cell table:style-name="ce9" table:formula="of:=[.A15]*[.$F$1]" office:value-type="float" office:value="186.4633695" calcext:value-type="float">
            <text:p>186,46</text:p>
          </table:table-cell>
          <table:table-cell table:style-name="ce9" table:formula="of:=[.B15]*[.$F$1]" office:value-type="float" office:value="1.299651" calcext:value-type="float">
            <text:p>1,30</text:p>
          </table:table-cell>
          <table:table-cell table:style-name="ce9" table:formula="of:=SQRT(([.F16]-[.F15])*([.F16]-[.F15])+([.G16]-[.G15])*([.G16]-[.G15]))" office:value-type="float" office:value="0.856626644450494" calcext:value-type="float">
            <text:p>0,86</text:p>
          </table:table-cell>
        </table:table-row>
        <table:table-row table:style-name="ro1">
          <table:table-cell office:value-type="float" office:value="0.944592" calcext:value-type="float">
            <text:p>0,944592</text:p>
          </table:table-cell>
          <table:table-cell office:value-type="float" office:value="0.007111" calcext:value-type="float">
            <text:p>0,007111</text:p>
          </table:table-cell>
          <table:table-cell table:style-name="ce7" table:formula="of:=IF([.B16]=0;1;&quot;&quot;)">
            <text:p/>
          </table:table-cell>
          <table:table-cell table:style-name="ce7" table:formula="of:=IF(SIGN([.A16]-[.A17])&lt;&gt;SIGN([.A15]-[.A16]);1;&quot;&quot;)">
            <text:p/>
          </table:table-cell>
          <table:table-cell table:formula="of:=[.A16]-[.A15]" office:value-type="float" office:value="-0.00433099999999997" calcext:value-type="float">
            <text:p>-0,004331</text:p>
          </table:table-cell>
          <table:table-cell table:style-name="ce9" table:formula="of:=[.A16]*[.$F$1]" office:value-type="float" office:value="185.612328" calcext:value-type="float">
            <text:p>185,61</text:p>
          </table:table-cell>
          <table:table-cell table:style-name="ce9" table:formula="of:=[.B16]*[.$F$1]" office:value-type="float" office:value="1.3973115" calcext:value-type="float">
            <text:p>1,40</text:p>
          </table:table-cell>
          <table:table-cell table:style-name="ce9" table:formula="of:=SQRT(([.F17]-[.F16])*([.F17]-[.F16])+([.G17]-[.G16])*([.G17]-[.G16]))" office:value-type="float" office:value="0.857582485135549" calcext:value-type="float">
            <text:p>0,86</text:p>
          </table:table-cell>
        </table:table-row>
        <table:table-row table:style-name="ro1">
          <table:table-cell office:value-type="float" office:value="0.940261" calcext:value-type="float">
            <text:p>0,940261</text:p>
          </table:table-cell>
          <table:table-cell office:value-type="float" office:value="0.007649" calcext:value-type="float">
            <text:p>0,007649</text:p>
          </table:table-cell>
          <table:table-cell table:style-name="ce7" table:formula="of:=IF([.B17]=0;1;&quot;&quot;)">
            <text:p/>
          </table:table-cell>
          <table:table-cell table:style-name="ce7" table:formula="of:=IF(SIGN([.A17]-[.A18])&lt;&gt;SIGN([.A16]-[.A17]);1;&quot;&quot;)">
            <text:p/>
          </table:table-cell>
          <table:table-cell table:formula="of:=[.A17]-[.A16]" office:value-type="float" office:value="-0.00433100000000009" calcext:value-type="float">
            <text:p>-0,004331</text:p>
          </table:table-cell>
          <table:table-cell table:style-name="ce9" table:formula="of:=[.A17]*[.$F$1]" office:value-type="float" office:value="184.7612865" calcext:value-type="float">
            <text:p>184,76</text:p>
          </table:table-cell>
          <table:table-cell table:style-name="ce9" table:formula="of:=[.B17]*[.$F$1]" office:value-type="float" office:value="1.5030285" calcext:value-type="float">
            <text:p>1,50</text:p>
          </table:table-cell>
          <table:table-cell table:style-name="ce9" table:formula="of:=SQRT(([.F18]-[.F17])*([.F18]-[.F17])+([.G18]-[.G17])*([.G18]-[.G17]))" office:value-type="float" office:value="0.855695502116979" calcext:value-type="float">
            <text:p>0,86</text:p>
          </table:table-cell>
        </table:table-row>
        <table:table-row table:style-name="ro1">
          <table:table-cell office:value-type="float" office:value="0.935935" calcext:value-type="float">
            <text:p>0,935935</text:p>
          </table:table-cell>
          <table:table-cell office:value-type="float" office:value="0.008148" calcext:value-type="float">
            <text:p>0,008148</text:p>
          </table:table-cell>
          <table:table-cell table:style-name="ce7" table:formula="of:=IF([.B18]=0;1;&quot;&quot;)">
            <text:p/>
          </table:table-cell>
          <table:table-cell table:style-name="ce7" table:formula="of:=IF(SIGN([.A18]-[.A19])&lt;&gt;SIGN([.A17]-[.A18]);1;&quot;&quot;)">
            <text:p/>
          </table:table-cell>
          <table:table-cell table:formula="of:=[.A18]-[.A17]" office:value-type="float" office:value="-0.00432599999999994" calcext:value-type="float">
            <text:p>-0,004326</text:p>
          </table:table-cell>
          <table:table-cell table:style-name="ce9" table:formula="of:=[.A18]*[.$F$1]" office:value-type="float" office:value="183.9112275" calcext:value-type="float">
            <text:p>183,91</text:p>
          </table:table-cell>
          <table:table-cell table:style-name="ce9" table:formula="of:=[.B18]*[.$F$1]" office:value-type="float" office:value="1.601082" calcext:value-type="float">
            <text:p>1,60</text:p>
          </table:table-cell>
          <table:table-cell table:style-name="ce9" table:formula="of:=SQRT(([.F19]-[.F18])*([.F19]-[.F18])+([.G19]-[.G18])*([.G19]-[.G18]))" office:value-type="float" office:value="0.856559074703565" calcext:value-type="float">
            <text:p>0,86</text:p>
          </table:table-cell>
        </table:table-row>
        <table:table-row table:style-name="ro1">
          <table:table-cell office:value-type="float" office:value="0.931609" calcext:value-type="float">
            <text:p>0,931609</text:p>
          </table:table-cell>
          <table:table-cell office:value-type="float" office:value="0.008684" calcext:value-type="float">
            <text:p>0,008684</text:p>
          </table:table-cell>
          <table:table-cell table:style-name="ce7" table:formula="of:=IF([.B19]=0;1;&quot;&quot;)">
            <text:p/>
          </table:table-cell>
          <table:table-cell table:style-name="ce7" table:formula="of:=IF(SIGN([.A19]-[.A20])&lt;&gt;SIGN([.A18]-[.A19]);1;&quot;&quot;)">
            <text:p/>
          </table:table-cell>
          <table:table-cell table:formula="of:=[.A19]-[.A18]" office:value-type="float" office:value="-0.00432600000000005" calcext:value-type="float">
            <text:p>-0,004326</text:p>
          </table:table-cell>
          <table:table-cell table:style-name="ce9" table:formula="of:=[.A19]*[.$F$1]" office:value-type="float" office:value="183.0611685" calcext:value-type="float">
            <text:p>183,06</text:p>
          </table:table-cell>
          <table:table-cell table:style-name="ce9" table:formula="of:=[.B19]*[.$F$1]" office:value-type="float" office:value="1.706406" calcext:value-type="float">
            <text:p>1,71</text:p>
          </table:table-cell>
          <table:table-cell table:style-name="ce9" table:formula="of:=SQRT(([.F20]-[.F19])*([.F20]-[.F19])+([.G20]-[.G19])*([.G20]-[.G19]))" office:value-type="float" office:value="0.857425154989198" calcext:value-type="float">
            <text:p>0,86</text:p>
          </table:table-cell>
        </table:table-row>
        <table:table-row table:style-name="ro1">
          <table:table-cell office:value-type="float" office:value="0.927273" calcext:value-type="float">
            <text:p>0,927273</text:p>
          </table:table-cell>
          <table:table-cell office:value-type="float" office:value="0.009173" calcext:value-type="float">
            <text:p>0,009173</text:p>
          </table:table-cell>
          <table:table-cell table:style-name="ce7" table:formula="of:=IF([.B20]=0;1;&quot;&quot;)">
            <text:p/>
          </table:table-cell>
          <table:table-cell table:style-name="ce7" table:formula="of:=IF(SIGN([.A20]-[.A21])&lt;&gt;SIGN([.A19]-[.A20]);1;&quot;&quot;)">
            <text:p/>
          </table:table-cell>
          <table:table-cell table:formula="of:=[.A20]-[.A19]" office:value-type="float" office:value="-0.00433600000000001" calcext:value-type="float">
            <text:p>-0,004336</text:p>
          </table:table-cell>
          <table:table-cell table:style-name="ce9" table:formula="of:=[.A20]*[.$F$1]" office:value-type="float" office:value="182.2091445" calcext:value-type="float">
            <text:p>182,21</text:p>
          </table:table-cell>
          <table:table-cell table:style-name="ce9" table:formula="of:=[.B20]*[.$F$1]" office:value-type="float" office:value="1.8024945" calcext:value-type="float">
            <text:p>1,80</text:p>
          </table:table-cell>
          <table:table-cell table:style-name="ce9" table:formula="of:=SQRT(([.F21]-[.F20])*([.F21]-[.F20])+([.G21]-[.G20])*([.G21]-[.G20]))" office:value-type="float" office:value="0.858270341708807" calcext:value-type="float">
            <text:p>0,86</text:p>
          </table:table-cell>
        </table:table-row>
        <table:table-row table:style-name="ro1">
          <table:table-cell office:value-type="float" office:value="0.922937" calcext:value-type="float">
            <text:p>0,922937</text:p>
          </table:table-cell>
          <table:table-cell office:value-type="float" office:value="0.009699" calcext:value-type="float">
            <text:p>0,009699</text:p>
          </table:table-cell>
          <table:table-cell table:style-name="ce7" table:formula="of:=IF([.B21]=0;1;&quot;&quot;)">
            <text:p/>
          </table:table-cell>
          <table:table-cell table:style-name="ce7" table:formula="of:=IF(SIGN([.A21]-[.A22])&lt;&gt;SIGN([.A20]-[.A21]);1;&quot;&quot;)">
            <text:p/>
          </table:table-cell>
          <table:table-cell table:formula="of:=[.A21]-[.A20]" office:value-type="float" office:value="-0.0043359999999999" calcext:value-type="float">
            <text:p>-0,004336</text:p>
          </table:table-cell>
          <table:table-cell table:style-name="ce9" table:formula="of:=[.A21]*[.$F$1]" office:value-type="float" office:value="181.3571205" calcext:value-type="float">
            <text:p>181,36</text:p>
          </table:table-cell>
          <table:table-cell table:style-name="ce9" table:formula="of:=[.B21]*[.$F$1]" office:value-type="float" office:value="1.9058535" calcext:value-type="float">
            <text:p>1,91</text:p>
          </table:table-cell>
          <table:table-cell table:style-name="ce9" table:formula="of:=SQRT(([.F22]-[.F21])*([.F22]-[.F21])+([.G22]-[.G21])*([.G22]-[.G21]))" office:value-type="float" office:value="0.862176303445258" calcext:value-type="float">
            <text:p>0,86</text:p>
          </table:table-cell>
        </table:table-row>
        <table:table-row table:style-name="ro1">
          <table:table-cell office:value-type="float" office:value="0.918576" calcext:value-type="float">
            <text:p>0,918576</text:p>
          </table:table-cell>
          <table:table-cell office:value-type="float" office:value="0.010182" calcext:value-type="float">
            <text:p>0,010182</text:p>
          </table:table-cell>
          <table:table-cell table:style-name="ce7" table:formula="of:=IF([.B22]=0;1;&quot;&quot;)">
            <text:p/>
          </table:table-cell>
          <table:table-cell table:style-name="ce7" table:formula="of:=IF(SIGN([.A22]-[.A23])&lt;&gt;SIGN([.A21]-[.A22]);1;&quot;&quot;)">
            <text:p/>
          </table:table-cell>
          <table:table-cell table:formula="of:=[.A22]-[.A21]" office:value-type="float" office:value="-0.00436100000000006" calcext:value-type="float">
            <text:p>-0,004361</text:p>
          </table:table-cell>
          <table:table-cell table:style-name="ce9" table:formula="of:=[.A22]*[.$F$1]" office:value-type="float" office:value="180.500184" calcext:value-type="float">
            <text:p>180,50</text:p>
          </table:table-cell>
          <table:table-cell table:style-name="ce9" table:formula="of:=[.B22]*[.$F$1]" office:value-type="float" office:value="2.000763" calcext:value-type="float">
            <text:p>2,00</text:p>
          </table:table-cell>
          <table:table-cell table:style-name="ce9" table:formula="of:=SQRT(([.F23]-[.F22])*([.F23]-[.F22])+([.G23]-[.G22])*([.G23]-[.G22]))" office:value-type="float" office:value="0.863053524041951" calcext:value-type="float">
            <text:p>0,86</text:p>
          </table:table-cell>
        </table:table-row>
        <table:table-row table:style-name="ro1">
          <table:table-cell office:value-type="float" office:value="0.914215" calcext:value-type="float">
            <text:p>0,914215</text:p>
          </table:table-cell>
          <table:table-cell office:value-type="float" office:value="0.010704" calcext:value-type="float">
            <text:p>0,010704</text:p>
          </table:table-cell>
          <table:table-cell table:style-name="ce7" table:formula="of:=IF([.B23]=0;1;&quot;&quot;)">
            <text:p/>
          </table:table-cell>
          <table:table-cell table:style-name="ce7" table:formula="of:=IF(SIGN([.A23]-[.A24])&lt;&gt;SIGN([.A22]-[.A23]);1;&quot;&quot;)">
            <text:p/>
          </table:table-cell>
          <table:table-cell table:formula="of:=[.A23]-[.A22]" office:value-type="float" office:value="-0.00436099999999995" calcext:value-type="float">
            <text:p>-0,004361</text:p>
          </table:table-cell>
          <table:table-cell table:style-name="ce9" table:formula="of:=[.A23]*[.$F$1]" office:value-type="float" office:value="179.6432475" calcext:value-type="float">
            <text:p>179,64</text:p>
          </table:table-cell>
          <table:table-cell table:style-name="ce9" table:formula="of:=[.B23]*[.$F$1]" office:value-type="float" office:value="2.103336" calcext:value-type="float">
            <text:p>2,10</text:p>
          </table:table-cell>
          <table:table-cell table:style-name="ce9" table:formula="of:=SQRT(([.F24]-[.F23])*([.F24]-[.F23])+([.G24]-[.G23])*([.G24]-[.G23]))" office:value-type="float" office:value="0.859073212416873" calcext:value-type="float">
            <text:p>0,86</text:p>
          </table:table-cell>
        </table:table-row>
        <table:table-row table:style-name="ro1">
          <table:table-cell office:value-type="float" office:value="0.90987" calcext:value-type="float">
            <text:p>0,909870</text:p>
          </table:table-cell>
          <table:table-cell office:value-type="float" office:value="0.011188" calcext:value-type="float">
            <text:p>0,011188</text:p>
          </table:table-cell>
          <table:table-cell table:style-name="ce7" table:formula="of:=IF([.B24]=0;1;&quot;&quot;)">
            <text:p/>
          </table:table-cell>
          <table:table-cell table:style-name="ce7" table:formula="of:=IF(SIGN([.A24]-[.A25])&lt;&gt;SIGN([.A23]-[.A24]);1;&quot;&quot;)">
            <text:p/>
          </table:table-cell>
          <table:table-cell table:formula="of:=[.A24]-[.A23]" office:value-type="float" office:value="-0.00434500000000004" calcext:value-type="float">
            <text:p>-0,004345</text:p>
          </table:table-cell>
          <table:table-cell table:style-name="ce9" table:formula="of:=[.A24]*[.$F$1]" office:value-type="float" office:value="178.789455" calcext:value-type="float">
            <text:p>178,79</text:p>
          </table:table-cell>
          <table:table-cell table:style-name="ce9" table:formula="of:=[.B24]*[.$F$1]" office:value-type="float" office:value="2.198442" calcext:value-type="float">
            <text:p>2,20</text:p>
          </table:table-cell>
          <table:table-cell table:style-name="ce9" table:formula="of:=SQRT(([.F25]-[.F24])*([.F25]-[.F24])+([.G25]-[.G24])*([.G25]-[.G24]))" office:value-type="float" office:value="0.860103575084578" calcext:value-type="float">
            <text:p>0,86</text:p>
          </table:table-cell>
        </table:table-row>
        <table:table-row table:style-name="ro1">
          <table:table-cell office:value-type="float" office:value="0.905524" calcext:value-type="float">
            <text:p>0,905524</text:p>
          </table:table-cell>
          <table:table-cell office:value-type="float" office:value="0.011709" calcext:value-type="float">
            <text:p>0,011709</text:p>
          </table:table-cell>
          <table:table-cell table:style-name="ce7" table:formula="of:=IF([.B25]=0;1;&quot;&quot;)">
            <text:p/>
          </table:table-cell>
          <table:table-cell table:style-name="ce7" table:formula="of:=IF(SIGN([.A25]-[.A26])&lt;&gt;SIGN([.A24]-[.A25]);1;&quot;&quot;)">
            <text:p/>
          </table:table-cell>
          <table:table-cell table:formula="of:=[.A25]-[.A24]" office:value-type="float" office:value="-0.00434599999999996" calcext:value-type="float">
            <text:p>-0,004346</text:p>
          </table:table-cell>
          <table:table-cell table:style-name="ce9" table:formula="of:=[.A25]*[.$F$1]" office:value-type="float" office:value="177.935466" calcext:value-type="float">
            <text:p>177,94</text:p>
          </table:table-cell>
          <table:table-cell table:style-name="ce9" table:formula="of:=[.B25]*[.$F$1]" office:value-type="float" office:value="2.3008185" calcext:value-type="float">
            <text:p>2,30</text:p>
          </table:table-cell>
          <table:table-cell table:style-name="ce9" table:formula="of:=SQRT(([.F26]-[.F25])*([.F26]-[.F25])+([.G26]-[.G25])*([.G26]-[.G25]))" office:value-type="float" office:value="0.858076532089788" calcext:value-type="float">
            <text:p>0,86</text:p>
          </table:table-cell>
        </table:table-row>
        <table:table-row table:style-name="ro1">
          <table:table-cell office:value-type="float" office:value="0.901183" calcext:value-type="float">
            <text:p>0,901183</text:p>
          </table:table-cell>
          <table:table-cell office:value-type="float" office:value="0.012183" calcext:value-type="float">
            <text:p>0,012183</text:p>
          </table:table-cell>
          <table:table-cell table:style-name="ce7" table:formula="of:=IF([.B26]=0;1;&quot;&quot;)">
            <text:p/>
          </table:table-cell>
          <table:table-cell table:style-name="ce7" table:formula="of:=IF(SIGN([.A26]-[.A27])&lt;&gt;SIGN([.A25]-[.A26]);1;&quot;&quot;)">
            <text:p/>
          </table:table-cell>
          <table:table-cell table:formula="of:=[.A26]-[.A25]" office:value-type="float" office:value="-0.00434100000000004" calcext:value-type="float">
            <text:p>-0,004341</text:p>
          </table:table-cell>
          <table:table-cell table:style-name="ce9" table:formula="of:=[.A26]*[.$F$1]" office:value-type="float" office:value="177.0824595" calcext:value-type="float">
            <text:p>177,08</text:p>
          </table:table-cell>
          <table:table-cell table:style-name="ce9" table:formula="of:=[.B26]*[.$F$1]" office:value-type="float" office:value="2.3939595" calcext:value-type="float">
            <text:p>2,39</text:p>
          </table:table-cell>
          <table:table-cell table:style-name="ce9" table:formula="of:=SQRT(([.F27]-[.F26])*([.F27]-[.F26])+([.G27]-[.G26])*([.G27]-[.G26]))" office:value-type="float" office:value="0.85889612781438" calcext:value-type="float">
            <text:p>0,86</text:p>
          </table:table-cell>
        </table:table-row>
        <table:table-row table:style-name="ro1">
          <table:table-cell office:value-type="float" office:value="0.896842" calcext:value-type="float">
            <text:p>0,896842</text:p>
          </table:table-cell>
          <table:table-cell office:value-type="float" office:value="0.012694" calcext:value-type="float">
            <text:p>0,012694</text:p>
          </table:table-cell>
          <table:table-cell table:style-name="ce7" table:formula="of:=IF([.B27]=0;1;&quot;&quot;)">
            <text:p/>
          </table:table-cell>
          <table:table-cell table:style-name="ce7" table:formula="of:=IF(SIGN([.A27]-[.A28])&lt;&gt;SIGN([.A26]-[.A27]);1;&quot;&quot;)">
            <text:p/>
          </table:table-cell>
          <table:table-cell table:formula="of:=[.A27]-[.A26]" office:value-type="float" office:value="-0.00434100000000004" calcext:value-type="float">
            <text:p>-0,004341</text:p>
          </table:table-cell>
          <table:table-cell table:style-name="ce9" table:formula="of:=[.A27]*[.$F$1]" office:value-type="float" office:value="176.229453" calcext:value-type="float">
            <text:p>176,23</text:p>
          </table:table-cell>
          <table:table-cell table:style-name="ce9" table:formula="of:=[.B27]*[.$F$1]" office:value-type="float" office:value="2.494371" calcext:value-type="float">
            <text:p>2,49</text:p>
          </table:table-cell>
          <table:table-cell table:style-name="ce9" table:formula="of:=SQRT(([.F28]-[.F27])*([.F28]-[.F27])+([.G28]-[.G27])*([.G28]-[.G27]))" office:value-type="float" office:value="0.859903061546043" calcext:value-type="float">
            <text:p>0,86</text:p>
          </table:table-cell>
        </table:table-row>
        <table:table-row table:style-name="ro1">
          <table:table-cell office:value-type="float" office:value="0.892491" calcext:value-type="float">
            <text:p>0,892491</text:p>
          </table:table-cell>
          <table:table-cell office:value-type="float" office:value="0.013162" calcext:value-type="float">
            <text:p>0,013162</text:p>
          </table:table-cell>
          <table:table-cell table:style-name="ce7" table:formula="of:=IF([.B28]=0;1;&quot;&quot;)">
            <text:p/>
          </table:table-cell>
          <table:table-cell table:style-name="ce7" table:formula="of:=IF(SIGN([.A28]-[.A29])&lt;&gt;SIGN([.A27]-[.A28]);1;&quot;&quot;)">
            <text:p/>
          </table:table-cell>
          <table:table-cell table:formula="of:=[.A28]-[.A27]" office:value-type="float" office:value="-0.00435099999999999" calcext:value-type="float">
            <text:p>-0,004351</text:p>
          </table:table-cell>
          <table:table-cell table:style-name="ce9" table:formula="of:=[.A28]*[.$F$1]" office:value-type="float" office:value="175.3744815" calcext:value-type="float">
            <text:p>175,37</text:p>
          </table:table-cell>
          <table:table-cell table:style-name="ce9" table:formula="of:=[.B28]*[.$F$1]" office:value-type="float" office:value="2.586333" calcext:value-type="float">
            <text:p>2,59</text:p>
          </table:table-cell>
          <table:table-cell table:style-name="ce9" table:formula="of:=SQRT(([.F29]-[.F28])*([.F29]-[.F28])+([.G29]-[.G28])*([.G29]-[.G28]))" office:value-type="float" office:value="0.860733635832369" calcext:value-type="float">
            <text:p>0,86</text:p>
          </table:table-cell>
        </table:table-row>
        <table:table-row table:style-name="ro1">
          <table:table-cell office:value-type="float" office:value="0.88814" calcext:value-type="float">
            <text:p>0,888140</text:p>
          </table:table-cell>
          <table:table-cell office:value-type="float" office:value="0.013668" calcext:value-type="float">
            <text:p>0,013668</text:p>
          </table:table-cell>
          <table:table-cell table:style-name="ce7" table:formula="of:=IF([.B29]=0;1;&quot;&quot;)">
            <text:p/>
          </table:table-cell>
          <table:table-cell table:style-name="ce7" table:formula="of:=IF(SIGN([.A29]-[.A30])&lt;&gt;SIGN([.A28]-[.A29]);1;&quot;&quot;)">
            <text:p/>
          </table:table-cell>
          <table:table-cell table:formula="of:=[.A29]-[.A28]" office:value-type="float" office:value="-0.00435099999999999" calcext:value-type="float">
            <text:p>-0,004351</text:p>
          </table:table-cell>
          <table:table-cell table:style-name="ce9" table:formula="of:=[.A29]*[.$F$1]" office:value-type="float" office:value="174.51951" calcext:value-type="float">
            <text:p>174,52</text:p>
          </table:table-cell>
          <table:table-cell table:style-name="ce9" table:formula="of:=[.B29]*[.$F$1]" office:value-type="float" office:value="2.685762" calcext:value-type="float">
            <text:p>2,69</text:p>
          </table:table-cell>
          <table:table-cell table:style-name="ce9" table:formula="of:=SQRT(([.F30]-[.F29])*([.F30]-[.F29])+([.G30]-[.G29])*([.G30]-[.G29]))" office:value-type="float" office:value="0.859945179553475" calcext:value-type="float">
            <text:p>0,86</text:p>
          </table:table-cell>
        </table:table-row>
        <table:table-row table:style-name="ro1">
          <table:table-cell office:value-type="float" office:value="0.883789" calcext:value-type="float">
            <text:p>0,883789</text:p>
          </table:table-cell>
          <table:table-cell office:value-type="float" office:value="0.014138" calcext:value-type="float">
            <text:p>0,014138</text:p>
          </table:table-cell>
          <table:table-cell table:style-name="ce7" table:formula="of:=IF([.B30]=0;1;&quot;&quot;)">
            <text:p/>
          </table:table-cell>
          <table:table-cell table:style-name="ce7" table:formula="of:=IF(SIGN([.A30]-[.A31])&lt;&gt;SIGN([.A29]-[.A30]);1;&quot;&quot;)">
            <text:p/>
          </table:table-cell>
          <table:table-cell table:formula="of:=[.A30]-[.A29]" office:value-type="float" office:value="-0.00435099999999999" calcext:value-type="float">
            <text:p>-0,004351</text:p>
          </table:table-cell>
          <table:table-cell table:style-name="ce9" table:formula="of:=[.A30]*[.$F$1]" office:value-type="float" office:value="173.6645385" calcext:value-type="float">
            <text:p>173,66</text:p>
          </table:table-cell>
          <table:table-cell table:style-name="ce9" table:formula="of:=[.B30]*[.$F$1]" office:value-type="float" office:value="2.778117" calcext:value-type="float">
            <text:p>2,78</text:p>
          </table:table-cell>
          <table:table-cell table:style-name="ce9" table:formula="of:=SQRT(([.F31]-[.F30])*([.F31]-[.F30])+([.G31]-[.G30])*([.G31]-[.G30]))" office:value-type="float" office:value="0.860515769571501" calcext:value-type="float">
            <text:p>0,86</text:p>
          </table:table-cell>
        </table:table-row>
        <table:table-row table:style-name="ro1">
          <table:table-cell office:value-type="float" office:value="0.879439" calcext:value-type="float">
            <text:p>0,879439</text:p>
          </table:table-cell>
          <table:table-cell office:value-type="float" office:value="0.014643" calcext:value-type="float">
            <text:p>0,014643</text:p>
          </table:table-cell>
          <table:table-cell table:style-name="ce7" table:formula="of:=IF([.B31]=0;1;&quot;&quot;)">
            <text:p/>
          </table:table-cell>
          <table:table-cell table:style-name="ce7" table:formula="of:=IF(SIGN([.A31]-[.A32])&lt;&gt;SIGN([.A30]-[.A31]);1;&quot;&quot;)">
            <text:p/>
          </table:table-cell>
          <table:table-cell table:formula="of:=[.A31]-[.A30]" office:value-type="float" office:value="-0.00434999999999997" calcext:value-type="float">
            <text:p>-0,004350</text:p>
          </table:table-cell>
          <table:table-cell table:style-name="ce9" table:formula="of:=[.A31]*[.$F$1]" office:value-type="float" office:value="172.8097635" calcext:value-type="float">
            <text:p>172,81</text:p>
          </table:table-cell>
          <table:table-cell table:style-name="ce9" table:formula="of:=[.B31]*[.$F$1]" office:value-type="float" office:value="2.8773495" calcext:value-type="float">
            <text:p>2,88</text:p>
          </table:table-cell>
          <table:table-cell table:style-name="ce9" table:formula="of:=SQRT(([.F32]-[.F31])*([.F32]-[.F31])+([.G32]-[.G31])*([.G32]-[.G31]))" office:value-type="float" office:value="0.858800771547174" calcext:value-type="float">
            <text:p>0,86</text:p>
          </table:table-cell>
        </table:table-row>
        <table:table-row table:style-name="ro1">
          <table:table-cell office:value-type="float" office:value="0.875093" calcext:value-type="float">
            <text:p>0,875093</text:p>
          </table:table-cell>
          <table:table-cell office:value-type="float" office:value="0.015105" calcext:value-type="float">
            <text:p>0,015105</text:p>
          </table:table-cell>
          <table:table-cell table:style-name="ce7" table:formula="of:=IF([.B32]=0;1;&quot;&quot;)">
            <text:p/>
          </table:table-cell>
          <table:table-cell table:style-name="ce7" table:formula="of:=IF(SIGN([.A32]-[.A33])&lt;&gt;SIGN([.A31]-[.A32]);1;&quot;&quot;)">
            <text:p/>
          </table:table-cell>
          <table:table-cell table:formula="of:=[.A32]-[.A31]" office:value-type="float" office:value="-0.00434599999999996" calcext:value-type="float">
            <text:p>-0,004346</text:p>
          </table:table-cell>
          <table:table-cell table:style-name="ce9" table:formula="of:=[.A32]*[.$F$1]" office:value-type="float" office:value="171.9557745" calcext:value-type="float">
            <text:p>171,96</text:p>
          </table:table-cell>
          <table:table-cell table:style-name="ce9" table:formula="of:=[.B32]*[.$F$1]" office:value-type="float" office:value="2.9681325" calcext:value-type="float">
            <text:p>2,97</text:p>
          </table:table-cell>
          <table:table-cell table:style-name="ce9" table:formula="of:=SQRT(([.F33]-[.F32])*([.F33]-[.F32])+([.G33]-[.G32])*([.G33]-[.G32]))" office:value-type="float" office:value="0.859466044047856" calcext:value-type="float">
            <text:p>0,86</text:p>
          </table:table-cell>
        </table:table-row>
        <table:table-row table:style-name="ro1">
          <table:table-cell office:value-type="float" office:value="0.870747" calcext:value-type="float">
            <text:p>0,870747</text:p>
          </table:table-cell>
          <table:table-cell office:value-type="float" office:value="0.015598" calcext:value-type="float">
            <text:p>0,015598</text:p>
          </table:table-cell>
          <table:table-cell table:style-name="ce7" table:formula="of:=IF([.B33]=0;1;&quot;&quot;)">
            <text:p/>
          </table:table-cell>
          <table:table-cell table:style-name="ce7" table:formula="of:=IF(SIGN([.A33]-[.A34])&lt;&gt;SIGN([.A32]-[.A33]);1;&quot;&quot;)">
            <text:p/>
          </table:table-cell>
          <table:table-cell table:formula="of:=[.A33]-[.A32]" office:value-type="float" office:value="-0.00434600000000007" calcext:value-type="float">
            <text:p>-0,004346</text:p>
          </table:table-cell>
          <table:table-cell table:style-name="ce9" table:formula="of:=[.A33]*[.$F$1]" office:value-type="float" office:value="171.1017855" calcext:value-type="float">
            <text:p>171,10</text:p>
          </table:table-cell>
          <table:table-cell table:style-name="ce9" table:formula="of:=[.B33]*[.$F$1]" office:value-type="float" office:value="3.065007" calcext:value-type="float">
            <text:p>3,07</text:p>
          </table:table-cell>
          <table:table-cell table:style-name="ce9" table:formula="of:=SQRT(([.F34]-[.F33])*([.F34]-[.F33])+([.G34]-[.G33])*([.G34]-[.G33]))" office:value-type="float" office:value="0.858454077354883" calcext:value-type="float">
            <text:p>0,86</text:p>
          </table:table-cell>
        </table:table-row>
        <table:table-row table:style-name="ro1">
          <table:table-cell office:value-type="float" office:value="0.866401" calcext:value-type="float">
            <text:p>0,866401</text:p>
          </table:table-cell>
          <table:table-cell office:value-type="float" office:value="0.016043" calcext:value-type="float">
            <text:p>0,016043</text:p>
          </table:table-cell>
          <table:table-cell table:style-name="ce7" table:formula="of:=IF([.B34]=0;1;&quot;&quot;)">
            <text:p/>
          </table:table-cell>
          <table:table-cell table:style-name="ce7" table:formula="of:=IF(SIGN([.A34]-[.A35])&lt;&gt;SIGN([.A33]-[.A34]);1;&quot;&quot;)">
            <text:p/>
          </table:table-cell>
          <table:table-cell table:formula="of:=[.A34]-[.A33]" office:value-type="float" office:value="-0.00434599999999996" calcext:value-type="float">
            <text:p>-0,004346</text:p>
          </table:table-cell>
          <table:table-cell table:style-name="ce9" table:formula="of:=[.A34]*[.$F$1]" office:value-type="float" office:value="170.2477965" calcext:value-type="float">
            <text:p>170,25</text:p>
          </table:table-cell>
          <table:table-cell table:style-name="ce9" table:formula="of:=[.B34]*[.$F$1]" office:value-type="float" office:value="3.1524495" calcext:value-type="float">
            <text:p>3,15</text:p>
          </table:table-cell>
          <table:table-cell table:style-name="ce9" table:formula="of:=SQRT(([.F35]-[.F34])*([.F35]-[.F34])+([.G35]-[.G34])*([.G35]-[.G34]))" office:value-type="float" office:value="0.859181863473021" calcext:value-type="float">
            <text:p>0,86</text:p>
          </table:table-cell>
        </table:table-row>
        <table:table-row table:style-name="ro1">
          <table:table-cell office:value-type="float" office:value="0.862055" calcext:value-type="float">
            <text:p>0,862055</text:p>
          </table:table-cell>
          <table:table-cell office:value-type="float" office:value="0.016523" calcext:value-type="float">
            <text:p>0,016523</text:p>
          </table:table-cell>
          <table:table-cell table:style-name="ce7" table:formula="of:=IF([.B35]=0;1;&quot;&quot;)">
            <text:p/>
          </table:table-cell>
          <table:table-cell table:style-name="ce7" table:formula="of:=IF(SIGN([.A35]-[.A36])&lt;&gt;SIGN([.A34]-[.A35]);1;&quot;&quot;)">
            <text:p/>
          </table:table-cell>
          <table:table-cell table:formula="of:=[.A35]-[.A34]" office:value-type="float" office:value="-0.00434599999999996" calcext:value-type="float">
            <text:p>-0,004346</text:p>
          </table:table-cell>
          <table:table-cell table:style-name="ce9" table:formula="of:=[.A35]*[.$F$1]" office:value-type="float" office:value="169.3938075" calcext:value-type="float">
            <text:p>169,39</text:p>
          </table:table-cell>
          <table:table-cell table:style-name="ce9" table:formula="of:=[.B35]*[.$F$1]" office:value-type="float" office:value="3.2467695" calcext:value-type="float">
            <text:p>3,25</text:p>
          </table:table-cell>
          <table:table-cell table:style-name="ce9" table:formula="of:=SQRT(([.F36]-[.F35])*([.F36]-[.F35])+([.G36]-[.G35])*([.G36]-[.G35]))" office:value-type="float" office:value="0.859511799816941" calcext:value-type="float">
            <text:p>0,86</text:p>
          </table:table-cell>
        </table:table-row>
        <table:table-row table:style-name="ro1">
          <table:table-cell office:value-type="float" office:value="0.857704" calcext:value-type="float">
            <text:p>0,857704</text:p>
          </table:table-cell>
          <table:table-cell office:value-type="float" office:value="0.016972" calcext:value-type="float">
            <text:p>0,016972</text:p>
          </table:table-cell>
          <table:table-cell table:style-name="ce7" table:formula="of:=IF([.B36]=0;1;&quot;&quot;)">
            <text:p/>
          </table:table-cell>
          <table:table-cell table:style-name="ce7" table:formula="of:=IF(SIGN([.A36]-[.A37])&lt;&gt;SIGN([.A35]-[.A36]);1;&quot;&quot;)">
            <text:p/>
          </table:table-cell>
          <table:table-cell table:formula="of:=[.A36]-[.A35]" office:value-type="float" office:value="-0.00435100000000011" calcext:value-type="float">
            <text:p>-0,004351</text:p>
          </table:table-cell>
          <table:table-cell table:style-name="ce9" table:formula="of:=[.A36]*[.$F$1]" office:value-type="float" office:value="168.538836" calcext:value-type="float">
            <text:p>168,54</text:p>
          </table:table-cell>
          <table:table-cell table:style-name="ce9" table:formula="of:=[.B36]*[.$F$1]" office:value-type="float" office:value="3.334998" calcext:value-type="float">
            <text:p>3,33</text:p>
          </table:table-cell>
          <table:table-cell table:style-name="ce9" table:formula="of:=SQRT(([.F37]-[.F36])*([.F37]-[.F36])+([.G37]-[.G36])*([.G37]-[.G36]))" office:value-type="float" office:value="0.86009322728759" calcext:value-type="float">
            <text:p>0,86</text:p>
          </table:table-cell>
        </table:table-row>
        <table:table-row table:style-name="ro1">
          <table:table-cell office:value-type="float" office:value="0.853354" calcext:value-type="float">
            <text:p>0,853354</text:p>
          </table:table-cell>
          <table:table-cell office:value-type="float" office:value="0.017458" calcext:value-type="float">
            <text:p>0,017458</text:p>
          </table:table-cell>
          <table:table-cell table:style-name="ce7" table:formula="of:=IF([.B37]=0;1;&quot;&quot;)">
            <text:p/>
          </table:table-cell>
          <table:table-cell table:style-name="ce7" table:formula="of:=IF(SIGN([.A37]-[.A38])&lt;&gt;SIGN([.A36]-[.A37]);1;&quot;&quot;)">
            <text:p/>
          </table:table-cell>
          <table:table-cell table:formula="of:=[.A37]-[.A36]" office:value-type="float" office:value="-0.00434999999999997" calcext:value-type="float">
            <text:p>-0,004350</text:p>
          </table:table-cell>
          <table:table-cell table:style-name="ce9" table:formula="of:=[.A37]*[.$F$1]" office:value-type="float" office:value="167.684061" calcext:value-type="float">
            <text:p>167,68</text:p>
          </table:table-cell>
          <table:table-cell table:style-name="ce9" table:formula="of:=[.B37]*[.$F$1]" office:value-type="float" office:value="3.430497" calcext:value-type="float">
            <text:p>3,43</text:p>
          </table:table-cell>
          <table:table-cell table:style-name="ce9" table:formula="of:=SQRT(([.F38]-[.F37])*([.F38]-[.F37])+([.G38]-[.G37])*([.G38]-[.G37]))" office:value-type="float" office:value="0.859351857392831" calcext:value-type="float">
            <text:p>0,86</text:p>
          </table:table-cell>
        </table:table-row>
        <table:table-row table:style-name="ro1">
          <table:table-cell office:value-type="float" office:value="0.849003" calcext:value-type="float">
            <text:p>0,849003</text:p>
          </table:table-cell>
          <table:table-cell office:value-type="float" office:value="0.017899" calcext:value-type="float">
            <text:p>0,017899</text:p>
          </table:table-cell>
          <table:table-cell table:style-name="ce7" table:formula="of:=IF([.B38]=0;1;&quot;&quot;)">
            <text:p/>
          </table:table-cell>
          <table:table-cell table:style-name="ce7" table:formula="of:=IF(SIGN([.A38]-[.A39])&lt;&gt;SIGN([.A37]-[.A38]);1;&quot;&quot;)">
            <text:p/>
          </table:table-cell>
          <table:table-cell table:formula="of:=[.A38]-[.A37]" office:value-type="float" office:value="-0.00435099999999999" calcext:value-type="float">
            <text:p>-0,004351</text:p>
          </table:table-cell>
          <table:table-cell table:style-name="ce9" table:formula="of:=[.A38]*[.$F$1]" office:value-type="float" office:value="166.8290895" calcext:value-type="float">
            <text:p>166,83</text:p>
          </table:table-cell>
          <table:table-cell table:style-name="ce9" table:formula="of:=[.B38]*[.$F$1]" office:value-type="float" office:value="3.5171535" calcext:value-type="float">
            <text:p>3,52</text:p>
          </table:table-cell>
          <table:table-cell table:style-name="ce9" table:formula="of:=SQRT(([.F39]-[.F38])*([.F39]-[.F38])+([.G39]-[.G38])*([.G39]-[.G38]))" office:value-type="float" office:value="0.860008689428461" calcext:value-type="float">
            <text:p>0,86</text:p>
          </table:table-cell>
        </table:table-row>
        <table:table-row table:style-name="ro1">
          <table:table-cell office:value-type="float" office:value="0.844652" calcext:value-type="float">
            <text:p>0,844652</text:p>
          </table:table-cell>
          <table:table-cell office:value-type="float" office:value="0.018372" calcext:value-type="float">
            <text:p>0,018372</text:p>
          </table:table-cell>
          <table:table-cell table:style-name="ce7" table:formula="of:=IF([.B39]=0;1;&quot;&quot;)">
            <text:p/>
          </table:table-cell>
          <table:table-cell table:style-name="ce7" table:formula="of:=IF(SIGN([.A39]-[.A40])&lt;&gt;SIGN([.A38]-[.A39]);1;&quot;&quot;)">
            <text:p/>
          </table:table-cell>
          <table:table-cell table:formula="of:=[.A39]-[.A38]" office:value-type="float" office:value="-0.00435099999999999" calcext:value-type="float">
            <text:p>-0,004351</text:p>
          </table:table-cell>
          <table:table-cell table:style-name="ce9" table:formula="of:=[.A39]*[.$F$1]" office:value-type="float" office:value="165.974118" calcext:value-type="float">
            <text:p>165,97</text:p>
          </table:table-cell>
          <table:table-cell table:style-name="ce9" table:formula="of:=[.B39]*[.$F$1]" office:value-type="float" office:value="3.610098" calcext:value-type="float">
            <text:p>3,61</text:p>
          </table:table-cell>
          <table:table-cell table:style-name="ce9" table:formula="of:=SQRT(([.F40]-[.F39])*([.F40]-[.F39])+([.G40]-[.G39])*([.G40]-[.G39]))" office:value-type="float" office:value="0.858295377414601" calcext:value-type="float">
            <text:p>0,86</text:p>
          </table:table-cell>
        </table:table-row>
        <table:table-row table:style-name="ro1">
          <table:table-cell office:value-type="float" office:value="0.840306" calcext:value-type="float">
            <text:p>0,840306</text:p>
          </table:table-cell>
          <table:table-cell office:value-type="float" office:value="0.018809" calcext:value-type="float">
            <text:p>0,018809</text:p>
          </table:table-cell>
          <table:table-cell table:style-name="ce7" table:formula="of:=IF([.B40]=0;1;&quot;&quot;)">
            <text:p/>
          </table:table-cell>
          <table:table-cell table:style-name="ce7" table:formula="of:=IF(SIGN([.A40]-[.A41])&lt;&gt;SIGN([.A39]-[.A40]);1;&quot;&quot;)">
            <text:p/>
          </table:table-cell>
          <table:table-cell table:formula="of:=[.A40]-[.A39]" office:value-type="float" office:value="-0.00434599999999996" calcext:value-type="float">
            <text:p>-0,004346</text:p>
          </table:table-cell>
          <table:table-cell table:style-name="ce9" table:formula="of:=[.A40]*[.$F$1]" office:value-type="float" office:value="165.120129" calcext:value-type="float">
            <text:p>165,12</text:p>
          </table:table-cell>
          <table:table-cell table:style-name="ce9" table:formula="of:=[.B40]*[.$F$1]" office:value-type="float" office:value="3.6959685" calcext:value-type="float">
            <text:p>3,70</text:p>
          </table:table-cell>
          <table:table-cell table:style-name="ce9" table:formula="of:=SQRT(([.F41]-[.F40])*([.F41]-[.F40])+([.G41]-[.G40])*([.G41]-[.G40]))" office:value-type="float" office:value="0.858926202630367" calcext:value-type="float">
            <text:p>0,86</text:p>
          </table:table-cell>
        </table:table-row>
        <table:table-row table:style-name="ro1">
          <table:table-cell office:value-type="float" office:value="0.83596" calcext:value-type="float">
            <text:p>0,835960</text:p>
          </table:table-cell>
          <table:table-cell office:value-type="float" office:value="0.019277" calcext:value-type="float">
            <text:p>0,019277</text:p>
          </table:table-cell>
          <table:table-cell table:style-name="ce7" table:formula="of:=IF([.B41]=0;1;&quot;&quot;)">
            <text:p/>
          </table:table-cell>
          <table:table-cell table:style-name="ce7" table:formula="of:=IF(SIGN([.A41]-[.A42])&lt;&gt;SIGN([.A40]-[.A41]);1;&quot;&quot;)">
            <text:p/>
          </table:table-cell>
          <table:table-cell table:formula="of:=[.A41]-[.A40]" office:value-type="float" office:value="-0.00434600000000007" calcext:value-type="float">
            <text:p>-0,004346</text:p>
          </table:table-cell>
          <table:table-cell table:style-name="ce9" table:formula="of:=[.A41]*[.$F$1]" office:value-type="float" office:value="164.26614" calcext:value-type="float">
            <text:p>164,27</text:p>
          </table:table-cell>
          <table:table-cell table:style-name="ce9" table:formula="of:=[.B41]*[.$F$1]" office:value-type="float" office:value="3.7879305" calcext:value-type="float">
            <text:p>3,79</text:p>
          </table:table-cell>
          <table:table-cell table:style-name="ce9" table:formula="of:=SQRT(([.F42]-[.F41])*([.F42]-[.F41])+([.G42]-[.G41])*([.G42]-[.G41]))" office:value-type="float" office:value="0.857790945894422" calcext:value-type="float">
            <text:p>0,86</text:p>
          </table:table-cell>
        </table:table-row>
        <table:table-row table:style-name="ro1">
          <table:table-cell office:value-type="float" office:value="0.831615" calcext:value-type="float">
            <text:p>0,831615</text:p>
          </table:table-cell>
          <table:table-cell office:value-type="float" office:value="0.019698" calcext:value-type="float">
            <text:p>0,019698</text:p>
          </table:table-cell>
          <table:table-cell table:style-name="ce7" table:formula="of:=IF([.B42]=0;1;&quot;&quot;)">
            <text:p/>
          </table:table-cell>
          <table:table-cell table:style-name="ce7" table:formula="of:=IF(SIGN([.A42]-[.A43])&lt;&gt;SIGN([.A41]-[.A42]);1;&quot;&quot;)">
            <text:p/>
          </table:table-cell>
          <table:table-cell table:formula="of:=[.A42]-[.A41]" office:value-type="float" office:value="-0.00434499999999993" calcext:value-type="float">
            <text:p>-0,004345</text:p>
          </table:table-cell>
          <table:table-cell table:style-name="ce9" table:formula="of:=[.A42]*[.$F$1]" office:value-type="float" office:value="163.4123475" calcext:value-type="float">
            <text:p>163,41</text:p>
          </table:table-cell>
          <table:table-cell table:style-name="ce9" table:formula="of:=[.B42]*[.$F$1]" office:value-type="float" office:value="3.870657" calcext:value-type="float">
            <text:p>3,87</text:p>
          </table:table-cell>
          <table:table-cell table:style-name="ce9" table:formula="of:=SQRT(([.F43]-[.F42])*([.F43]-[.F42])+([.G43]-[.G42])*([.G43]-[.G42]))" office:value-type="float" office:value="0.858636019883875" calcext:value-type="float">
            <text:p>0,86</text:p>
          </table:table-cell>
        </table:table-row>
        <table:table-row table:style-name="ro1">
          <table:table-cell office:value-type="float" office:value="0.827269" calcext:value-type="float">
            <text:p>0,827269</text:p>
          </table:table-cell>
          <table:table-cell office:value-type="float" office:value="0.020152" calcext:value-type="float">
            <text:p>0,020152</text:p>
          </table:table-cell>
          <table:table-cell table:style-name="ce7" table:formula="of:=IF([.B43]=0;1;&quot;&quot;)">
            <text:p/>
          </table:table-cell>
          <table:table-cell table:style-name="ce7" table:formula="of:=IF(SIGN([.A43]-[.A44])&lt;&gt;SIGN([.A42]-[.A43]);1;&quot;&quot;)">
            <text:p/>
          </table:table-cell>
          <table:table-cell table:formula="of:=[.A43]-[.A42]" office:value-type="float" office:value="-0.00434600000000007" calcext:value-type="float">
            <text:p>-0,004346</text:p>
          </table:table-cell>
          <table:table-cell table:style-name="ce9" table:formula="of:=[.A43]*[.$F$1]" office:value-type="float" office:value="162.5583585" calcext:value-type="float">
            <text:p>162,56</text:p>
          </table:table-cell>
          <table:table-cell table:style-name="ce9" table:formula="of:=[.B43]*[.$F$1]" office:value-type="float" office:value="3.959868" calcext:value-type="float">
            <text:p>3,96</text:p>
          </table:table-cell>
          <table:table-cell table:style-name="ce9" table:formula="of:=SQRT(([.F44]-[.F43])*([.F44]-[.F43])+([.G44]-[.G43])*([.G44]-[.G43]))" office:value-type="float" office:value="0.859059638496221" calcext:value-type="float">
            <text:p>0,86</text:p>
          </table:table-cell>
        </table:table-row>
        <table:table-row table:style-name="ro1">
          <table:table-cell office:value-type="float" office:value="0.822918" calcext:value-type="float">
            <text:p>0,822918</text:p>
          </table:table-cell>
          <table:table-cell office:value-type="float" office:value="0.020578" calcext:value-type="float">
            <text:p>0,020578</text:p>
          </table:table-cell>
          <table:table-cell table:style-name="ce7" table:formula="of:=IF([.B44]=0;1;&quot;&quot;)">
            <text:p/>
          </table:table-cell>
          <table:table-cell table:style-name="ce7" table:formula="of:=IF(SIGN([.A44]-[.A45])&lt;&gt;SIGN([.A43]-[.A44]);1;&quot;&quot;)">
            <text:p/>
          </table:table-cell>
          <table:table-cell table:formula="of:=[.A44]-[.A43]" office:value-type="float" office:value="-0.00435099999999999" calcext:value-type="float">
            <text:p>-0,004351</text:p>
          </table:table-cell>
          <table:table-cell table:style-name="ce9" table:formula="of:=[.A44]*[.$F$1]" office:value-type="float" office:value="161.703387" calcext:value-type="float">
            <text:p>161,70</text:p>
          </table:table-cell>
          <table:table-cell table:style-name="ce9" table:formula="of:=[.B44]*[.$F$1]" office:value-type="float" office:value="4.043577" calcext:value-type="float">
            <text:p>4,04</text:p>
          </table:table-cell>
          <table:table-cell table:style-name="ce9" table:formula="of:=SQRT(([.F45]-[.F44])*([.F45]-[.F44])+([.G45]-[.G44])*([.G45]-[.G44]))" office:value-type="float" office:value="0.859715728165135" calcext:value-type="float">
            <text:p>0,86</text:p>
          </table:table-cell>
        </table:table-row>
        <table:table-row table:style-name="ro1">
          <table:table-cell office:value-type="float" office:value="0.818567" calcext:value-type="float">
            <text:p>0,818567</text:p>
          </table:table-cell>
          <table:table-cell office:value-type="float" office:value="0.021037" calcext:value-type="float">
            <text:p>0,021037</text:p>
          </table:table-cell>
          <table:table-cell table:style-name="ce7" table:formula="of:=IF([.B45]=0;1;&quot;&quot;)">
            <text:p/>
          </table:table-cell>
          <table:table-cell table:style-name="ce7" table:formula="of:=IF(SIGN([.A45]-[.A46])&lt;&gt;SIGN([.A44]-[.A45]);1;&quot;&quot;)">
            <text:p/>
          </table:table-cell>
          <table:table-cell table:formula="of:=[.A45]-[.A44]" office:value-type="float" office:value="-0.00435099999999999" calcext:value-type="float">
            <text:p>-0,004351</text:p>
          </table:table-cell>
          <table:table-cell table:style-name="ce9" table:formula="of:=[.A45]*[.$F$1]" office:value-type="float" office:value="160.8484155" calcext:value-type="float">
            <text:p>160,85</text:p>
          </table:table-cell>
          <table:table-cell table:style-name="ce9" table:formula="of:=[.B45]*[.$F$1]" office:value-type="float" office:value="4.1337705" calcext:value-type="float">
            <text:p>4,13</text:p>
          </table:table-cell>
          <table:table-cell table:style-name="ce9" table:formula="of:=SQRT(([.F46]-[.F45])*([.F46]-[.F45])+([.G46]-[.G45])*([.G46]-[.G45]))" office:value-type="float" office:value="0.858712284408452" calcext:value-type="float">
            <text:p>0,86</text:p>
          </table:table-cell>
        </table:table-row>
        <table:table-row table:style-name="ro1">
          <table:table-cell office:value-type="float" office:value="0.814217" calcext:value-type="float">
            <text:p>0,814217</text:p>
          </table:table-cell>
          <table:table-cell office:value-type="float" office:value="0.021455" calcext:value-type="float">
            <text:p>0,021455</text:p>
          </table:table-cell>
          <table:table-cell table:style-name="ce7" table:formula="of:=IF([.B46]=0;1;&quot;&quot;)">
            <text:p/>
          </table:table-cell>
          <table:table-cell table:style-name="ce7" table:formula="of:=IF(SIGN([.A46]-[.A47])&lt;&gt;SIGN([.A45]-[.A46]);1;&quot;&quot;)">
            <text:p/>
          </table:table-cell>
          <table:table-cell table:formula="of:=[.A46]-[.A45]" office:value-type="float" office:value="-0.00434999999999997" calcext:value-type="float">
            <text:p>-0,004350</text:p>
          </table:table-cell>
          <table:table-cell table:style-name="ce9" table:formula="of:=[.A46]*[.$F$1]" office:value-type="float" office:value="159.9936405" calcext:value-type="float">
            <text:p>159,99</text:p>
          </table:table-cell>
          <table:table-cell table:style-name="ce9" table:formula="of:=[.B46]*[.$F$1]" office:value-type="float" office:value="4.2159075" calcext:value-type="float">
            <text:p>4,22</text:p>
          </table:table-cell>
          <table:table-cell table:style-name="ce9" table:formula="of:=SQRT(([.F47]-[.F46])*([.F47]-[.F46])+([.G47]-[.G46])*([.G47]-[.G46]))" office:value-type="float" office:value="0.859471547447912" calcext:value-type="float">
            <text:p>0,86</text:p>
          </table:table-cell>
        </table:table-row>
        <table:table-row table:style-name="ro1">
          <table:table-cell office:value-type="float" office:value="0.809866" calcext:value-type="float">
            <text:p>0,809866</text:p>
          </table:table-cell>
          <table:table-cell office:value-type="float" office:value="0.021902" calcext:value-type="float">
            <text:p>0,021902</text:p>
          </table:table-cell>
          <table:table-cell table:style-name="ce7" table:formula="of:=IF([.B47]=0;1;&quot;&quot;)">
            <text:p/>
          </table:table-cell>
          <table:table-cell table:style-name="ce7" table:formula="of:=IF(SIGN([.A47]-[.A48])&lt;&gt;SIGN([.A46]-[.A47]);1;&quot;&quot;)">
            <text:p/>
          </table:table-cell>
          <table:table-cell table:formula="of:=[.A47]-[.A46]" office:value-type="float" office:value="-0.00435099999999999" calcext:value-type="float">
            <text:p>-0,004351</text:p>
          </table:table-cell>
          <table:table-cell table:style-name="ce9" table:formula="of:=[.A47]*[.$F$1]" office:value-type="float" office:value="159.138669" calcext:value-type="float">
            <text:p>159,14</text:p>
          </table:table-cell>
          <table:table-cell table:style-name="ce9" table:formula="of:=[.B47]*[.$F$1]" office:value-type="float" office:value="4.303743" calcext:value-type="float">
            <text:p>4,30</text:p>
          </table:table-cell>
          <table:table-cell table:style-name="ce9" table:formula="of:=SQRT(([.F48]-[.F47])*([.F48]-[.F47])+([.G48]-[.G47])*([.G48]-[.G47]))" office:value-type="float" office:value="0.858703875857393" calcext:value-type="float">
            <text:p>0,86</text:p>
          </table:table-cell>
        </table:table-row>
        <table:table-row table:style-name="ro1">
          <table:table-cell office:value-type="float" office:value="0.805515" calcext:value-type="float">
            <text:p>0,805515</text:p>
          </table:table-cell>
          <table:table-cell office:value-type="float" office:value="0.022309" calcext:value-type="float">
            <text:p>0,022309</text:p>
          </table:table-cell>
          <table:table-cell table:style-name="ce7" table:formula="of:=IF([.B48]=0;1;&quot;&quot;)">
            <text:p/>
          </table:table-cell>
          <table:table-cell table:formula="of:=IF(SIGN([.A48]-[.A49])&lt;&gt;SIGN([.A47]-[.A48]);1;&quot;&quot;)">
            <text:p/>
          </table:table-cell>
          <table:table-cell table:formula="of:=[.A48]-[.A47]" office:value-type="float" office:value="-0.00435099999999999" calcext:value-type="float">
            <text:p>-0,004351</text:p>
          </table:table-cell>
          <table:table-cell table:style-name="ce9" table:formula="of:=[.A48]*[.$F$1]" office:value-type="float" office:value="158.2836975" calcext:value-type="float">
            <text:p>158,28</text:p>
          </table:table-cell>
          <table:table-cell table:style-name="ce9" table:formula="of:=[.B48]*[.$F$1]" office:value-type="float" office:value="4.3837185" calcext:value-type="float">
            <text:p>4,38</text:p>
          </table:table-cell>
          <table:table-cell table:style-name="ce9" table:formula="of:=SQRT(([.F49]-[.F48])*([.F49]-[.F48])+([.G49]-[.G48])*([.G49]-[.G48]))" office:value-type="float" office:value="0.859292612735184" calcext:value-type="float">
            <text:p>0,86</text:p>
          </table:table-cell>
        </table:table-row>
        <table:table-row table:style-name="ro1">
          <table:table-cell office:value-type="float" office:value="0.801164" calcext:value-type="float">
            <text:p>0,801164</text:p>
          </table:table-cell>
          <table:table-cell office:value-type="float" office:value="0.022747" calcext:value-type="float">
            <text:p>0,022747</text:p>
          </table:table-cell>
          <table:table-cell table:style-name="ce7" table:formula="of:=IF([.B49]=0;1;&quot;&quot;)">
            <text:p/>
          </table:table-cell>
          <table:table-cell table:formula="of:=IF(SIGN([.A49]-[.A50])&lt;&gt;SIGN([.A48]-[.A49]);1;&quot;&quot;)">
            <text:p/>
          </table:table-cell>
          <table:table-cell table:formula="of:=[.A49]-[.A48]" office:value-type="float" office:value="-0.00435099999999999" calcext:value-type="float">
            <text:p>-0,004351</text:p>
          </table:table-cell>
          <table:table-cell table:style-name="ce9" table:formula="of:=[.A49]*[.$F$1]" office:value-type="float" office:value="157.428726" calcext:value-type="float">
            <text:p>157,43</text:p>
          </table:table-cell>
          <table:table-cell table:style-name="ce9" table:formula="of:=[.B49]*[.$F$1]" office:value-type="float" office:value="4.4697855" calcext:value-type="float">
            <text:p>4,47</text:p>
          </table:table-cell>
          <table:table-cell table:style-name="ce9" table:formula="of:=SQRT(([.F50]-[.F49])*([.F50]-[.F49])+([.G50]-[.G49])*([.G50]-[.G49]))" office:value-type="float" office:value="0.857438934913295" calcext:value-type="float">
            <text:p>0,86</text:p>
          </table:table-cell>
        </table:table-row>
        <table:table-row table:style-name="ro1">
          <table:table-cell office:value-type="float" office:value="0.796819" calcext:value-type="float">
            <text:p>0,796819</text:p>
          </table:table-cell>
          <table:table-cell office:value-type="float" office:value="0.023149" calcext:value-type="float">
            <text:p>0,023149</text:p>
          </table:table-cell>
          <table:table-cell table:style-name="ce7" table:formula="of:=IF([.B50]=0;1;&quot;&quot;)">
            <text:p/>
          </table:table-cell>
          <table:table-cell table:formula="of:=IF(SIGN([.A50]-[.A51])&lt;&gt;SIGN([.A49]-[.A50]);1;&quot;&quot;)">
            <text:p/>
          </table:table-cell>
          <table:table-cell table:formula="of:=[.A50]-[.A49]" office:value-type="float" office:value="-0.00434500000000004" calcext:value-type="float">
            <text:p>-0,004345</text:p>
          </table:table-cell>
          <table:table-cell table:style-name="ce9" table:formula="of:=[.A50]*[.$F$1]" office:value-type="float" office:value="156.5749335" calcext:value-type="float">
            <text:p>156,57</text:p>
          </table:table-cell>
          <table:table-cell table:style-name="ce9" table:formula="of:=[.B50]*[.$F$1]" office:value-type="float" office:value="4.5487785" calcext:value-type="float">
            <text:p>4,55</text:p>
          </table:table-cell>
          <table:table-cell table:style-name="ce9" table:formula="of:=SQRT(([.F51]-[.F50])*([.F51]-[.F50])+([.G51]-[.G50])*([.G51]-[.G50]))" office:value-type="float" office:value="0.858197637298643" calcext:value-type="float">
            <text:p>0,86</text:p>
          </table:table-cell>
        </table:table-row>
        <table:table-row table:style-name="ro1">
          <table:table-cell office:value-type="float" office:value="0.792473" calcext:value-type="float">
            <text:p>0,792473</text:p>
          </table:table-cell>
          <table:table-cell office:value-type="float" office:value="0.023581" calcext:value-type="float">
            <text:p>0,023581</text:p>
          </table:table-cell>
          <table:table-cell table:style-name="ce7" table:formula="of:=IF([.B51]=0;1;&quot;&quot;)">
            <text:p/>
          </table:table-cell>
          <table:table-cell table:formula="of:=IF(SIGN([.A51]-[.A52])&lt;&gt;SIGN([.A50]-[.A51]);1;&quot;&quot;)">
            <text:p/>
          </table:table-cell>
          <table:table-cell table:formula="of:=[.A51]-[.A50]" office:value-type="float" office:value="-0.00434599999999996" calcext:value-type="float">
            <text:p>-0,004346</text:p>
          </table:table-cell>
          <table:table-cell table:style-name="ce9" table:formula="of:=[.A51]*[.$F$1]" office:value-type="float" office:value="155.7209445" calcext:value-type="float">
            <text:p>155,72</text:p>
          </table:table-cell>
          <table:table-cell table:style-name="ce9" table:formula="of:=[.B51]*[.$F$1]" office:value-type="float" office:value="4.6336665" calcext:value-type="float">
            <text:p>4,63</text:p>
          </table:table-cell>
          <table:table-cell table:style-name="ce9" table:formula="of:=SQRT(([.F52]-[.F51])*([.F52]-[.F51])+([.G52]-[.G51])*([.G52]-[.G51]))" office:value-type="float" office:value="0.858452030816229" calcext:value-type="float">
            <text:p>0,86</text:p>
          </table:table-cell>
        </table:table-row>
        <table:table-row table:style-name="ro1">
          <table:table-cell office:value-type="float" office:value="0.788122" calcext:value-type="float">
            <text:p>0,788122</text:p>
          </table:table-cell>
          <table:table-cell office:value-type="float" office:value="0.023974" calcext:value-type="float">
            <text:p>0,023974</text:p>
          </table:table-cell>
          <table:table-cell table:style-name="ce7" table:formula="of:=IF([.B52]=0;1;&quot;&quot;)">
            <text:p/>
          </table:table-cell>
          <table:table-cell table:formula="of:=IF(SIGN([.A52]-[.A53])&lt;&gt;SIGN([.A51]-[.A52]);1;&quot;&quot;)">
            <text:p/>
          </table:table-cell>
          <table:table-cell table:formula="of:=[.A52]-[.A51]" office:value-type="float" office:value="-0.00435099999999999" calcext:value-type="float">
            <text:p>-0,004351</text:p>
          </table:table-cell>
          <table:table-cell table:style-name="ce9" table:formula="of:=[.A52]*[.$F$1]" office:value-type="float" office:value="154.865973" calcext:value-type="float">
            <text:p>154,87</text:p>
          </table:table-cell>
          <table:table-cell table:style-name="ce9" table:formula="of:=[.B52]*[.$F$1]" office:value-type="float" office:value="4.710891" calcext:value-type="float">
            <text:p>4,71</text:p>
          </table:table-cell>
          <table:table-cell table:style-name="ce9" table:formula="of:=SQRT(([.F53]-[.F52])*([.F53]-[.F52])+([.G53]-[.G52])*([.G53]-[.G52]))" office:value-type="float" office:value="0.858983404811326" calcext:value-type="float">
            <text:p>0,86</text:p>
          </table:table-cell>
        </table:table-row>
        <table:table-row table:style-name="ro1">
          <table:table-cell office:value-type="float" office:value="0.783771" calcext:value-type="float">
            <text:p>0,783771</text:p>
          </table:table-cell>
          <table:table-cell office:value-type="float" office:value="0.024396" calcext:value-type="float">
            <text:p>0,024396</text:p>
          </table:table-cell>
          <table:table-cell table:style-name="ce7" table:formula="of:=IF([.B53]=0;1;&quot;&quot;)">
            <text:p/>
          </table:table-cell>
          <table:table-cell table:formula="of:=IF(SIGN([.A53]-[.A54])&lt;&gt;SIGN([.A52]-[.A53]);1;&quot;&quot;)">
            <text:p/>
          </table:table-cell>
          <table:table-cell table:formula="of:=[.A53]-[.A52]" office:value-type="float" office:value="-0.00435099999999999" calcext:value-type="float">
            <text:p>-0,004351</text:p>
          </table:table-cell>
          <table:table-cell table:style-name="ce9" table:formula="of:=[.A53]*[.$F$1]" office:value-type="float" office:value="154.0110015" calcext:value-type="float">
            <text:p>154,01</text:p>
          </table:table-cell>
          <table:table-cell table:style-name="ce9" table:formula="of:=[.B53]*[.$F$1]" office:value-type="float" office:value="4.793814" calcext:value-type="float">
            <text:p>4,79</text:p>
          </table:table-cell>
          <table:table-cell table:style-name="ce9" table:formula="of:=SQRT(([.F54]-[.F53])*([.F54]-[.F53])+([.G54]-[.G53])*([.G54]-[.G53]))" office:value-type="float" office:value="0.858168481819876" calcext:value-type="float">
            <text:p>0,86</text:p>
          </table:table-cell>
        </table:table-row>
        <table:table-row table:style-name="ro1">
          <table:table-cell office:value-type="float" office:value="0.779421" calcext:value-type="float">
            <text:p>0,779421</text:p>
          </table:table-cell>
          <table:table-cell office:value-type="float" office:value="0.024784" calcext:value-type="float">
            <text:p>0,024784</text:p>
          </table:table-cell>
          <table:table-cell table:style-name="ce7" table:formula="of:=IF([.B54]=0;1;&quot;&quot;)">
            <text:p/>
          </table:table-cell>
          <table:table-cell table:formula="of:=IF(SIGN([.A54]-[.A55])&lt;&gt;SIGN([.A53]-[.A54]);1;&quot;&quot;)">
            <text:p/>
          </table:table-cell>
          <table:table-cell table:formula="of:=[.A54]-[.A53]" office:value-type="float" office:value="-0.00435000000000008" calcext:value-type="float">
            <text:p>-0,004350</text:p>
          </table:table-cell>
          <table:table-cell table:style-name="ce9" table:formula="of:=[.A54]*[.$F$1]" office:value-type="float" office:value="153.1562265" calcext:value-type="float">
            <text:p>153,16</text:p>
          </table:table-cell>
          <table:table-cell table:style-name="ce9" table:formula="of:=[.B54]*[.$F$1]" office:value-type="float" office:value="4.870056" calcext:value-type="float">
            <text:p>4,87</text:p>
          </table:table-cell>
          <table:table-cell table:style-name="ce9" table:formula="of:=SQRT(([.F55]-[.F54])*([.F55]-[.F54])+([.G55]-[.G54])*([.G55]-[.G54]))" office:value-type="float" office:value="0.858889114701345" calcext:value-type="float">
            <text:p>0,86</text:p>
          </table:table-cell>
        </table:table-row>
        <table:table-row table:style-name="ro1">
          <table:table-cell office:value-type="float" office:value="0.77507" calcext:value-type="float">
            <text:p>0,775070</text:p>
          </table:table-cell>
          <table:table-cell office:value-type="float" office:value="0.025201" calcext:value-type="float">
            <text:p>0,025201</text:p>
          </table:table-cell>
          <table:table-cell table:style-name="ce7" table:formula="of:=IF([.B55]=0;1;&quot;&quot;)">
            <text:p/>
          </table:table-cell>
          <table:table-cell table:formula="of:=IF(SIGN([.A55]-[.A56])&lt;&gt;SIGN([.A54]-[.A55]);1;&quot;&quot;)">
            <text:p/>
          </table:table-cell>
          <table:table-cell table:formula="of:=[.A55]-[.A54]" office:value-type="float" office:value="-0.00435099999999999" calcext:value-type="float">
            <text:p>-0,004351</text:p>
          </table:table-cell>
          <table:table-cell table:style-name="ce9" table:formula="of:=[.A55]*[.$F$1]" office:value-type="float" office:value="152.301255" calcext:value-type="float">
            <text:p>152,30</text:p>
          </table:table-cell>
          <table:table-cell table:style-name="ce9" table:formula="of:=[.B55]*[.$F$1]" office:value-type="float" office:value="4.9519965" calcext:value-type="float">
            <text:p>4,95</text:p>
          </table:table-cell>
          <table:table-cell table:style-name="ce9" table:formula="of:=SQRT(([.F56]-[.F55])*([.F56]-[.F55])+([.G56]-[.G55])*([.G56]-[.G55]))" office:value-type="float" office:value="0.858277494842145" calcext:value-type="float">
            <text:p>0,86</text:p>
          </table:table-cell>
        </table:table-row>
        <table:table-row table:style-name="ro1">
          <table:table-cell office:value-type="float" office:value="0.770719" calcext:value-type="float">
            <text:p>0,770719</text:p>
          </table:table-cell>
          <table:table-cell office:value-type="float" office:value="0.025584" calcext:value-type="float">
            <text:p>0,025584</text:p>
          </table:table-cell>
          <table:table-cell table:style-name="ce7" table:formula="of:=IF([.B56]=0;1;&quot;&quot;)">
            <text:p/>
          </table:table-cell>
          <table:table-cell table:formula="of:=IF(SIGN([.A56]-[.A57])&lt;&gt;SIGN([.A55]-[.A56]);1;&quot;&quot;)">
            <text:p/>
          </table:table-cell>
          <table:table-cell table:formula="of:=[.A56]-[.A55]" office:value-type="float" office:value="-0.00435099999999999" calcext:value-type="float">
            <text:p>-0,004351</text:p>
          </table:table-cell>
          <table:table-cell table:style-name="ce9" table:formula="of:=[.A56]*[.$F$1]" office:value-type="float" office:value="151.4462835" calcext:value-type="float">
            <text:p>151,45</text:p>
          </table:table-cell>
          <table:table-cell table:style-name="ce9" table:formula="of:=[.B56]*[.$F$1]" office:value-type="float" office:value="5.027256" calcext:value-type="float">
            <text:p>5,03</text:p>
          </table:table-cell>
          <table:table-cell table:style-name="ce9" table:formula="of:=SQRT(([.F57]-[.F56])*([.F57]-[.F56])+([.G57]-[.G56])*([.G57]-[.G56]))" office:value-type="float" office:value="0.858600313527186" calcext:value-type="float">
            <text:p>0,86</text:p>
          </table:table-cell>
        </table:table-row>
        <table:table-row table:style-name="ro1">
          <table:table-cell office:value-type="float" office:value="0.766369" calcext:value-type="float">
            <text:p>0,766369</text:p>
          </table:table-cell>
          <table:table-cell office:value-type="float" office:value="0.025996" calcext:value-type="float">
            <text:p>0,025996</text:p>
          </table:table-cell>
          <table:table-cell table:style-name="ce7" table:formula="of:=IF([.B57]=0;1;&quot;&quot;)">
            <text:p/>
          </table:table-cell>
          <table:table-cell table:formula="of:=IF(SIGN([.A57]-[.A58])&lt;&gt;SIGN([.A56]-[.A57]);1;&quot;&quot;)">
            <text:p/>
          </table:table-cell>
          <table:table-cell table:formula="of:=[.A57]-[.A56]" office:value-type="float" office:value="-0.00434999999999997" calcext:value-type="float">
            <text:p>-0,004350</text:p>
          </table:table-cell>
          <table:table-cell table:style-name="ce9" table:formula="of:=[.A57]*[.$F$1]" office:value-type="float" office:value="150.5915085" calcext:value-type="float">
            <text:p>150,59</text:p>
          </table:table-cell>
          <table:table-cell table:style-name="ce9" table:formula="of:=[.B57]*[.$F$1]" office:value-type="float" office:value="5.108214" calcext:value-type="float">
            <text:p>5,11</text:p>
          </table:table-cell>
          <table:table-cell table:style-name="ce9" table:formula="of:=SQRT(([.F58]-[.F57])*([.F58]-[.F57])+([.G58]-[.G57])*([.G58]-[.G57]))" office:value-type="float" office:value="0.85908633666605" calcext:value-type="float">
            <text:p>0,86</text:p>
          </table:table-cell>
        </table:table-row>
        <table:table-row table:style-name="ro1">
          <table:table-cell office:value-type="float" office:value="0.762013" calcext:value-type="float">
            <text:p>0,762013</text:p>
          </table:table-cell>
          <table:table-cell office:value-type="float" office:value="0.026369" calcext:value-type="float">
            <text:p>0,026369</text:p>
          </table:table-cell>
          <table:table-cell table:style-name="ce7" table:formula="of:=IF([.B58]=0;1;&quot;&quot;)">
            <text:p/>
          </table:table-cell>
          <table:table-cell table:formula="of:=IF(SIGN([.A58]-[.A59])&lt;&gt;SIGN([.A57]-[.A58]);1;&quot;&quot;)">
            <text:p/>
          </table:table-cell>
          <table:table-cell table:formula="of:=[.A58]-[.A57]" office:value-type="float" office:value="-0.00435600000000003" calcext:value-type="float">
            <text:p>-0,004356</text:p>
          </table:table-cell>
          <table:table-cell table:style-name="ce9" table:formula="of:=[.A58]*[.$F$1]" office:value-type="float" office:value="149.7355545" calcext:value-type="float">
            <text:p>149,74</text:p>
          </table:table-cell>
          <table:table-cell table:style-name="ce9" table:formula="of:=[.B58]*[.$F$1]" office:value-type="float" office:value="5.1815085" calcext:value-type="float">
            <text:p>5,18</text:p>
          </table:table-cell>
          <table:table-cell table:style-name="ce9" table:formula="of:=SQRT(([.F59]-[.F58])*([.F59]-[.F58])+([.G59]-[.G58])*([.G59]-[.G58]))" office:value-type="float" office:value="0.859591265756577" calcext:value-type="float">
            <text:p>0,86</text:p>
          </table:table-cell>
        </table:table-row>
        <table:table-row table:style-name="ro1">
          <table:table-cell office:value-type="float" office:value="0.757657" calcext:value-type="float">
            <text:p>0,757657</text:p>
          </table:table-cell>
          <table:table-cell office:value-type="float" office:value="0.026771" calcext:value-type="float">
            <text:p>0,026771</text:p>
          </table:table-cell>
          <table:table-cell table:style-name="ce7" table:formula="of:=IF([.B59]=0;1;&quot;&quot;)">
            <text:p/>
          </table:table-cell>
          <table:table-cell table:formula="of:=IF(SIGN([.A59]-[.A60])&lt;&gt;SIGN([.A58]-[.A59]);1;&quot;&quot;)">
            <text:p/>
          </table:table-cell>
          <table:table-cell table:formula="of:=[.A59]-[.A58]" office:value-type="float" office:value="-0.00435600000000003" calcext:value-type="float">
            <text:p>-0,004356</text:p>
          </table:table-cell>
          <table:table-cell table:style-name="ce9" table:formula="of:=[.A59]*[.$F$1]" office:value-type="float" office:value="148.8796005" calcext:value-type="float">
            <text:p>148,88</text:p>
          </table:table-cell>
          <table:table-cell table:style-name="ce9" table:formula="of:=[.B59]*[.$F$1]" office:value-type="float" office:value="5.2605015" calcext:value-type="float">
            <text:p>5,26</text:p>
          </table:table-cell>
          <table:table-cell table:style-name="ce9" table:formula="of:=SQRT(([.F60]-[.F59])*([.F60]-[.F59])+([.G60]-[.G59])*([.G60]-[.G59]))" office:value-type="float" office:value="0.857911641344976" calcext:value-type="float">
            <text:p>0,86</text:p>
          </table:table-cell>
        </table:table-row>
        <table:table-row table:style-name="ro1">
          <table:table-cell office:value-type="float" office:value="0.753307" calcext:value-type="float">
            <text:p>0,753307</text:p>
          </table:table-cell>
          <table:table-cell office:value-type="float" office:value="0.027144" calcext:value-type="float">
            <text:p>0,027144</text:p>
          </table:table-cell>
          <table:table-cell table:style-name="ce7" table:formula="of:=IF([.B60]=0;1;&quot;&quot;)">
            <text:p/>
          </table:table-cell>
          <table:table-cell table:formula="of:=IF(SIGN([.A60]-[.A61])&lt;&gt;SIGN([.A59]-[.A60]);1;&quot;&quot;)">
            <text:p/>
          </table:table-cell>
          <table:table-cell table:formula="of:=[.A60]-[.A59]" office:value-type="float" office:value="-0.00434999999999997" calcext:value-type="float">
            <text:p>-0,004350</text:p>
          </table:table-cell>
          <table:table-cell table:style-name="ce9" table:formula="of:=[.A60]*[.$F$1]" office:value-type="float" office:value="148.0248255" calcext:value-type="float">
            <text:p>148,02</text:p>
          </table:table-cell>
          <table:table-cell table:style-name="ce9" table:formula="of:=[.B60]*[.$F$1]" office:value-type="float" office:value="5.333796" calcext:value-type="float">
            <text:p>5,33</text:p>
          </table:table-cell>
          <table:table-cell table:style-name="ce9" table:formula="of:=SQRT(([.F61]-[.F60])*([.F61]-[.F60])+([.G61]-[.G60])*([.G61]-[.G60]))" office:value-type="float" office:value="0.858594871999891" calcext:value-type="float">
            <text:p>0,86</text:p>
          </table:table-cell>
        </table:table-row>
        <table:table-row table:style-name="ro1">
          <table:table-cell office:value-type="float" office:value="0.748956" calcext:value-type="float">
            <text:p>0,748956</text:p>
          </table:table-cell>
          <table:table-cell office:value-type="float" office:value="0.027545" calcext:value-type="float">
            <text:p>0,027545</text:p>
          </table:table-cell>
          <table:table-cell table:style-name="ce7" table:formula="of:=IF([.B61]=0;1;&quot;&quot;)">
            <text:p/>
          </table:table-cell>
          <table:table-cell table:formula="of:=IF(SIGN([.A61]-[.A62])&lt;&gt;SIGN([.A60]-[.A61]);1;&quot;&quot;)">
            <text:p/>
          </table:table-cell>
          <table:table-cell table:formula="of:=[.A61]-[.A60]" office:value-type="float" office:value="-0.00435099999999999" calcext:value-type="float">
            <text:p>-0,004351</text:p>
          </table:table-cell>
          <table:table-cell table:style-name="ce9" table:formula="of:=[.A61]*[.$F$1]" office:value-type="float" office:value="147.169854" calcext:value-type="float">
            <text:p>147,17</text:p>
          </table:table-cell>
          <table:table-cell table:style-name="ce9" table:formula="of:=[.B61]*[.$F$1]" office:value-type="float" office:value="5.4125925" calcext:value-type="float">
            <text:p>5,41</text:p>
          </table:table-cell>
          <table:table-cell table:style-name="ce9" table:formula="of:=SQRT(([.F62]-[.F61])*([.F62]-[.F61])+([.G62]-[.G61])*([.G62]-[.G61]))" office:value-type="float" office:value="0.854955580235605" calcext:value-type="float">
            <text:p>0,85</text:p>
          </table:table-cell>
        </table:table-row>
        <table:table-row table:style-name="ro1">
          <table:table-cell office:value-type="float" office:value="0.74462" calcext:value-type="float">
            <text:p>0,744620</text:p>
          </table:table-cell>
          <table:table-cell office:value-type="float" office:value="0.027905" calcext:value-type="float">
            <text:p>0,027905</text:p>
          </table:table-cell>
          <table:table-cell table:style-name="ce7" table:formula="of:=IF([.B62]=0;1;&quot;&quot;)">
            <text:p/>
          </table:table-cell>
          <table:table-cell table:formula="of:=IF(SIGN([.A62]-[.A63])&lt;&gt;SIGN([.A61]-[.A62]);1;&quot;&quot;)">
            <text:p/>
          </table:table-cell>
          <table:table-cell table:formula="of:=[.A62]-[.A61]" office:value-type="float" office:value="-0.00433600000000001" calcext:value-type="float">
            <text:p>-0,004336</text:p>
          </table:table-cell>
          <table:table-cell table:style-name="ce9" table:formula="of:=[.A62]*[.$F$1]" office:value-type="float" office:value="146.31783" calcext:value-type="float">
            <text:p>146,32</text:p>
          </table:table-cell>
          <table:table-cell table:style-name="ce9" table:formula="of:=[.B62]*[.$F$1]" office:value-type="float" office:value="5.4833325" calcext:value-type="float">
            <text:p>5,48</text:p>
          </table:table-cell>
          <table:table-cell table:style-name="ce9" table:formula="of:=SQRT(([.F63]-[.F62])*([.F63]-[.F62])+([.G63]-[.G62])*([.G63]-[.G62]))" office:value-type="float" office:value="0.855180326312804" calcext:value-type="float">
            <text:p>0,86</text:p>
          </table:table-cell>
        </table:table-row>
        <table:table-row table:style-name="ro1">
          <table:table-cell office:value-type="float" office:value="0.740285" calcext:value-type="float">
            <text:p>0,740285</text:p>
          </table:table-cell>
          <table:table-cell office:value-type="float" office:value="0.02829" calcext:value-type="float">
            <text:p>0,028290</text:p>
          </table:table-cell>
          <table:table-cell table:style-name="ce7" table:formula="of:=IF([.B63]=0;1;&quot;&quot;)">
            <text:p/>
          </table:table-cell>
          <table:table-cell table:formula="of:=IF(SIGN([.A63]-[.A64])&lt;&gt;SIGN([.A62]-[.A63]);1;&quot;&quot;)">
            <text:p/>
          </table:table-cell>
          <table:table-cell table:formula="of:=[.A63]-[.A62]" office:value-type="float" office:value="-0.00433499999999998" calcext:value-type="float">
            <text:p>-0,004335</text:p>
          </table:table-cell>
          <table:table-cell table:style-name="ce9" table:formula="of:=[.A63]*[.$F$1]" office:value-type="float" office:value="145.4660025" calcext:value-type="float">
            <text:p>145,47</text:p>
          </table:table-cell>
          <table:table-cell table:style-name="ce9" table:formula="of:=[.B63]*[.$F$1]" office:value-type="float" office:value="5.558985" calcext:value-type="float">
            <text:p>5,56</text:p>
          </table:table-cell>
          <table:table-cell table:style-name="ce9" table:formula="of:=SQRT(([.F64]-[.F63])*([.F64]-[.F63])+([.G64]-[.G63])*([.G64]-[.G63]))" office:value-type="float" office:value="0.854874847788991" calcext:value-type="float">
            <text:p>0,85</text:p>
          </table:table-cell>
        </table:table-row>
        <table:table-row table:style-name="ro1">
          <table:table-cell office:value-type="float" office:value="0.735949" calcext:value-type="float">
            <text:p>0,735949</text:p>
          </table:table-cell>
          <table:table-cell office:value-type="float" office:value="0.028645" calcext:value-type="float">
            <text:p>0,028645</text:p>
          </table:table-cell>
          <table:table-cell table:style-name="ce7" table:formula="of:=IF([.B64]=0;1;&quot;&quot;)">
            <text:p/>
          </table:table-cell>
          <table:table-cell table:formula="of:=IF(SIGN([.A64]-[.A65])&lt;&gt;SIGN([.A63]-[.A64]);1;&quot;&quot;)">
            <text:p/>
          </table:table-cell>
          <table:table-cell table:formula="of:=[.A64]-[.A63]" office:value-type="float" office:value="-0.00433600000000001" calcext:value-type="float">
            <text:p>-0,004336</text:p>
          </table:table-cell>
          <table:table-cell table:style-name="ce9" table:formula="of:=[.A64]*[.$F$1]" office:value-type="float" office:value="144.6139785" calcext:value-type="float">
            <text:p>144,61</text:p>
          </table:table-cell>
          <table:table-cell table:style-name="ce9" table:formula="of:=[.B64]*[.$F$1]" office:value-type="float" office:value="5.6287425" calcext:value-type="float">
            <text:p>5,63</text:p>
          </table:table-cell>
          <table:table-cell table:style-name="ce9" table:formula="of:=SQRT(([.F65]-[.F64])*([.F65]-[.F64])+([.G65]-[.G64])*([.G65]-[.G64]))" office:value-type="float" office:value="0.855289720197782" calcext:value-type="float">
            <text:p>0,86</text:p>
          </table:table-cell>
        </table:table-row>
        <table:table-row table:style-name="ro1">
          <table:table-cell office:value-type="float" office:value="0.731613" calcext:value-type="float">
            <text:p>0,731613</text:p>
          </table:table-cell>
          <table:table-cell office:value-type="float" office:value="0.029025" calcext:value-type="float">
            <text:p>0,029025</text:p>
          </table:table-cell>
          <table:table-cell table:style-name="ce7" table:formula="of:=IF([.B65]=0;1;&quot;&quot;)">
            <text:p/>
          </table:table-cell>
          <table:table-cell table:formula="of:=IF(SIGN([.A65]-[.A66])&lt;&gt;SIGN([.A64]-[.A65]);1;&quot;&quot;)">
            <text:p/>
          </table:table-cell>
          <table:table-cell table:formula="of:=[.A65]-[.A64]" office:value-type="float" office:value="-0.00433600000000001" calcext:value-type="float">
            <text:p>-0,004336</text:p>
          </table:table-cell>
          <table:table-cell table:style-name="ce9" table:formula="of:=[.A65]*[.$F$1]" office:value-type="float" office:value="143.7619545" calcext:value-type="float">
            <text:p>143,76</text:p>
          </table:table-cell>
          <table:table-cell table:style-name="ce9" table:formula="of:=[.B65]*[.$F$1]" office:value-type="float" office:value="5.7034125" calcext:value-type="float">
            <text:p>5,70</text:p>
          </table:table-cell>
          <table:table-cell table:style-name="ce9" table:formula="of:=SQRT(([.F66]-[.F65])*([.F66]-[.F65])+([.G66]-[.G65])*([.G66]-[.G65]))" office:value-type="float" office:value="0.855407653976897" calcext:value-type="float">
            <text:p>0,86</text:p>
          </table:table-cell>
        </table:table-row>
        <table:table-row table:style-name="ro1">
          <table:table-cell office:value-type="float" office:value="0.727273" calcext:value-type="float">
            <text:p>0,727273</text:p>
          </table:table-cell>
          <table:table-cell office:value-type="float" office:value="0.029364" calcext:value-type="float">
            <text:p>0,029364</text:p>
          </table:table-cell>
          <table:table-cell table:style-name="ce7" table:formula="of:=IF([.B66]=0;1;&quot;&quot;)">
            <text:p/>
          </table:table-cell>
          <table:table-cell table:formula="of:=IF(SIGN([.A66]-[.A67])&lt;&gt;SIGN([.A65]-[.A66]);1;&quot;&quot;)">
            <text:p/>
          </table:table-cell>
          <table:table-cell table:formula="of:=[.A66]-[.A65]" office:value-type="float" office:value="-0.00434000000000001" calcext:value-type="float">
            <text:p>-0,004340</text:p>
          </table:table-cell>
          <table:table-cell table:style-name="ce9" table:formula="of:=[.A66]*[.$F$1]" office:value-type="float" office:value="142.9091445" calcext:value-type="float">
            <text:p>142,91</text:p>
          </table:table-cell>
          <table:table-cell table:style-name="ce9" table:formula="of:=[.B66]*[.$F$1]" office:value-type="float" office:value="5.770026" calcext:value-type="float">
            <text:p>5,77</text:p>
          </table:table-cell>
          <table:table-cell table:style-name="ce9" table:formula="of:=SQRT(([.F67]-[.F66])*([.F67]-[.F66])+([.G67]-[.G66])*([.G67]-[.G66]))" office:value-type="float" office:value="0.856032961750444" calcext:value-type="float">
            <text:p>0,86</text:p>
          </table:table-cell>
        </table:table-row>
        <table:table-row table:style-name="ro1">
          <table:table-cell office:value-type="float" office:value="0.722932" calcext:value-type="float">
            <text:p>0,722932</text:p>
          </table:table-cell>
          <table:table-cell office:value-type="float" office:value="0.02973" calcext:value-type="float">
            <text:p>0,029730</text:p>
          </table:table-cell>
          <table:table-cell table:style-name="ce7" table:formula="of:=IF([.B67]=0;1;&quot;&quot;)">
            <text:p/>
          </table:table-cell>
          <table:table-cell table:formula="of:=IF(SIGN([.A67]-[.A68])&lt;&gt;SIGN([.A66]-[.A67]);1;&quot;&quot;)">
            <text:p/>
          </table:table-cell>
          <table:table-cell table:formula="of:=[.A67]-[.A66]" office:value-type="float" office:value="-0.00434099999999993" calcext:value-type="float">
            <text:p>-0,004341</text:p>
          </table:table-cell>
          <table:table-cell table:style-name="ce9" table:formula="of:=[.A67]*[.$F$1]" office:value-type="float" office:value="142.056138" calcext:value-type="float">
            <text:p>142,06</text:p>
          </table:table-cell>
          <table:table-cell table:style-name="ce9" table:formula="of:=[.B67]*[.$F$1]" office:value-type="float" office:value="5.841945" calcext:value-type="float">
            <text:p>5,84</text:p>
          </table:table-cell>
          <table:table-cell table:style-name="ce9" table:formula="of:=SQRT(([.F68]-[.F67])*([.F68]-[.F67])+([.G68]-[.G67])*([.G68]-[.G67]))" office:value-type="float" office:value="0.847861090933236" calcext:value-type="float">
            <text:p>0,85</text:p>
          </table:table-cell>
        </table:table-row>
        <table:table-row table:style-name="ro1">
          <table:table-cell office:value-type="float" office:value="0.718631" calcext:value-type="float">
            <text:p>0,718631</text:p>
          </table:table-cell>
          <table:table-cell office:value-type="float" office:value="0.030075" calcext:value-type="float">
            <text:p>0,030075</text:p>
          </table:table-cell>
          <table:table-cell table:style-name="ce7" table:formula="of:=IF([.B68]=0;1;&quot;&quot;)">
            <text:p/>
          </table:table-cell>
          <table:table-cell table:formula="of:=IF(SIGN([.A68]-[.A69])&lt;&gt;SIGN([.A67]-[.A68]);1;&quot;&quot;)">
            <text:p/>
          </table:table-cell>
          <table:table-cell table:formula="of:=[.A68]-[.A67]" office:value-type="float" office:value="-0.004301" calcext:value-type="float">
            <text:p>-0,004301</text:p>
          </table:table-cell>
          <table:table-cell table:style-name="ce9" table:formula="of:=[.A68]*[.$F$1]" office:value-type="float" office:value="141.2109915" calcext:value-type="float">
            <text:p>141,21</text:p>
          </table:table-cell>
          <table:table-cell table:style-name="ce9" table:formula="of:=[.B68]*[.$F$1]" office:value-type="float" office:value="5.9097375" calcext:value-type="float">
            <text:p>5,91</text:p>
          </table:table-cell>
          <table:table-cell table:style-name="ce9" table:formula="of:=SQRT(([.F69]-[.F68])*([.F69]-[.F68])+([.G69]-[.G68])*([.G69]-[.G68]))" office:value-type="float" office:value="0.848242955408425" calcext:value-type="float">
            <text:p>0,85</text:p>
          </table:table-cell>
        </table:table-row>
        <table:table-row table:style-name="ro1">
          <table:table-cell office:value-type="float" office:value="0.714331" calcext:value-type="float">
            <text:p>0,714331</text:p>
          </table:table-cell>
          <table:table-cell office:value-type="float" office:value="0.030455" calcext:value-type="float">
            <text:p>0,030455</text:p>
          </table:table-cell>
          <table:table-cell table:style-name="ce7" table:formula="of:=IF([.B69]=0;1;&quot;&quot;)">
            <text:p/>
          </table:table-cell>
          <table:table-cell table:formula="of:=IF(SIGN([.A69]-[.A70])&lt;&gt;SIGN([.A68]-[.A69]);1;&quot;&quot;)">
            <text:p/>
          </table:table-cell>
          <table:table-cell table:formula="of:=[.A69]-[.A68]" office:value-type="float" office:value="-0.00430000000000008" calcext:value-type="float">
            <text:p>-0,004300</text:p>
          </table:table-cell>
          <table:table-cell table:style-name="ce9" table:formula="of:=[.A69]*[.$F$1]" office:value-type="float" office:value="140.3660415" calcext:value-type="float">
            <text:p>140,37</text:p>
          </table:table-cell>
          <table:table-cell table:style-name="ce9" table:formula="of:=[.B69]*[.$F$1]" office:value-type="float" office:value="5.9844075" calcext:value-type="float">
            <text:p>5,98</text:p>
          </table:table-cell>
          <table:table-cell table:style-name="ce9" table:formula="of:=SQRT(([.F70]-[.F69])*([.F70]-[.F69])+([.G70]-[.G69])*([.G70]-[.G69]))" office:value-type="float" office:value="0.836205790403602" calcext:value-type="float">
            <text:p>0,84</text:p>
          </table:table-cell>
        </table:table-row>
        <table:table-row table:style-name="ro1">
          <table:table-cell office:value-type="float" office:value="0.71009" calcext:value-type="float">
            <text:p>0,710090</text:p>
          </table:table-cell>
          <table:table-cell office:value-type="float" office:value="0.030806" calcext:value-type="float">
            <text:p>0,030806</text:p>
          </table:table-cell>
          <table:table-cell table:style-name="ce7" table:formula="of:=IF([.B70]=0;1;&quot;&quot;)">
            <text:p/>
          </table:table-cell>
          <table:table-cell table:formula="of:=IF(SIGN([.A70]-[.A71])&lt;&gt;SIGN([.A69]-[.A70]);1;&quot;&quot;)">
            <text:p/>
          </table:table-cell>
          <table:table-cell table:formula="of:=[.A70]-[.A69]" office:value-type="float" office:value="-0.00424099999999994" calcext:value-type="float">
            <text:p>-0,004241</text:p>
          </table:table-cell>
          <table:table-cell table:style-name="ce9" table:formula="of:=[.A70]*[.$F$1]" office:value-type="float" office:value="139.532685" calcext:value-type="float">
            <text:p>139,53</text:p>
          </table:table-cell>
          <table:table-cell table:style-name="ce9" table:formula="of:=[.B70]*[.$F$1]" office:value-type="float" office:value="6.053379" calcext:value-type="float">
            <text:p>6,05</text:p>
          </table:table-cell>
          <table:table-cell table:style-name="ce9" table:formula="of:=SQRT(([.F71]-[.F70])*([.F71]-[.F70])+([.G71]-[.G70])*([.G71]-[.G70]))" office:value-type="float" office:value="0.836945080237206" calcext:value-type="float">
            <text:p>0,84</text:p>
          </table:table-cell>
        </table:table-row>
        <table:table-row table:style-name="ro1">
          <table:table-cell office:value-type="float" office:value="0.705849" calcext:value-type="float">
            <text:p>0,705849</text:p>
          </table:table-cell>
          <table:table-cell office:value-type="float" office:value="0.0312" calcext:value-type="float">
            <text:p>0,031200</text:p>
          </table:table-cell>
          <table:table-cell table:style-name="ce7" table:formula="of:=IF([.B71]=0;1;&quot;&quot;)">
            <text:p/>
          </table:table-cell>
          <table:table-cell table:formula="of:=IF(SIGN([.A71]-[.A72])&lt;&gt;SIGN([.A70]-[.A71]);1;&quot;&quot;)">
            <text:p/>
          </table:table-cell>
          <table:table-cell table:formula="of:=[.A71]-[.A70]" office:value-type="float" office:value="-0.00424100000000005" calcext:value-type="float">
            <text:p>-0,004241</text:p>
          </table:table-cell>
          <table:table-cell table:style-name="ce9" table:formula="of:=[.A71]*[.$F$1]" office:value-type="float" office:value="138.6993285" calcext:value-type="float">
            <text:p>138,70</text:p>
          </table:table-cell>
          <table:table-cell table:style-name="ce9" table:formula="of:=[.B71]*[.$F$1]" office:value-type="float" office:value="6.1308" calcext:value-type="float">
            <text:p>6,13</text:p>
          </table:table-cell>
          <table:table-cell table:style-name="ce9" table:formula="of:=SQRT(([.F72]-[.F71])*([.F72]-[.F71])+([.G72]-[.G71])*([.G72]-[.G71]))" office:value-type="float" office:value="0.833796389148142" calcext:value-type="float">
            <text:p>0,83</text:p>
          </table:table-cell>
        </table:table-row>
        <table:table-row table:style-name="ro1">
          <table:table-cell office:value-type="float" office:value="0.701624" calcext:value-type="float">
            <text:p>0,701624</text:p>
          </table:table-cell>
          <table:table-cell office:value-type="float" office:value="0.031593" calcext:value-type="float">
            <text:p>0,031593</text:p>
          </table:table-cell>
          <table:table-cell table:style-name="ce7" table:formula="of:=IF([.B72]=0;1;&quot;&quot;)">
            <text:p/>
          </table:table-cell>
          <table:table-cell table:formula="of:=IF(SIGN([.A72]-[.A73])&lt;&gt;SIGN([.A71]-[.A72]);1;&quot;&quot;)">
            <text:p/>
          </table:table-cell>
          <table:table-cell table:formula="of:=[.A72]-[.A71]" office:value-type="float" office:value="-0.00422500000000003" calcext:value-type="float">
            <text:p>-0,004225</text:p>
          </table:table-cell>
          <table:table-cell table:style-name="ce9" table:formula="of:=[.A72]*[.$F$1]" office:value-type="float" office:value="137.869116" calcext:value-type="float">
            <text:p>137,87</text:p>
          </table:table-cell>
          <table:table-cell table:style-name="ce9" table:formula="of:=[.B72]*[.$F$1]" office:value-type="float" office:value="6.2080245" calcext:value-type="float">
            <text:p>6,21</text:p>
          </table:table-cell>
          <table:table-cell table:style-name="ce9" table:formula="of:=SQRT(([.F73]-[.F72])*([.F73]-[.F72])+([.G73]-[.G72])*([.G73]-[.G72]))" office:value-type="float" office:value="0.83495911440696" calcext:value-type="float">
            <text:p>0,83</text:p>
          </table:table-cell>
        </table:table-row>
        <table:table-row table:style-name="ro1">
          <table:table-cell office:value-type="float" office:value="0.697398" calcext:value-type="float">
            <text:p>0,697398</text:p>
          </table:table-cell>
          <table:table-cell office:value-type="float" office:value="0.032036" calcext:value-type="float">
            <text:p>0,032036</text:p>
          </table:table-cell>
          <table:table-cell table:style-name="ce7" table:formula="of:=IF([.B73]=0;1;&quot;&quot;)">
            <text:p/>
          </table:table-cell>
          <table:table-cell table:formula="of:=IF(SIGN([.A73]-[.A74])&lt;&gt;SIGN([.A72]-[.A73]);1;&quot;&quot;)">
            <text:p/>
          </table:table-cell>
          <table:table-cell table:formula="of:=[.A73]-[.A72]" office:value-type="float" office:value="-0.00422599999999995" calcext:value-type="float">
            <text:p>-0,004226</text:p>
          </table:table-cell>
          <table:table-cell table:style-name="ce9" table:formula="of:=[.A73]*[.$F$1]" office:value-type="float" office:value="137.038707" calcext:value-type="float">
            <text:p>137,04</text:p>
          </table:table-cell>
          <table:table-cell table:style-name="ce9" table:formula="of:=[.B73]*[.$F$1]" office:value-type="float" office:value="6.295074" calcext:value-type="float">
            <text:p>6,30</text:p>
          </table:table-cell>
          <table:table-cell table:style-name="ce9" table:formula="of:=SQRT(([.F74]-[.F73])*([.F74]-[.F73])+([.G74]-[.G73])*([.G74]-[.G73]))" office:value-type="float" office:value="0.841519411650415" calcext:value-type="float">
            <text:p>0,84</text:p>
          </table:table-cell>
        </table:table-row>
        <table:table-row table:style-name="ro1">
          <table:table-cell office:value-type="float" office:value="0.693137" calcext:value-type="float">
            <text:p>0,693137</text:p>
          </table:table-cell>
          <table:table-cell office:value-type="float" office:value="0.032465" calcext:value-type="float">
            <text:p>0,032465</text:p>
          </table:table-cell>
          <table:table-cell table:style-name="ce7" table:formula="of:=IF([.B74]=0;1;&quot;&quot;)">
            <text:p/>
          </table:table-cell>
          <table:table-cell table:formula="of:=IF(SIGN([.A74]-[.A75])&lt;&gt;SIGN([.A73]-[.A74]);1;&quot;&quot;)">
            <text:p/>
          </table:table-cell>
          <table:table-cell table:formula="of:=[.A74]-[.A73]" office:value-type="float" office:value="-0.00426099999999996" calcext:value-type="float">
            <text:p>-0,004261</text:p>
          </table:table-cell>
          <table:table-cell table:style-name="ce9" table:formula="of:=[.A74]*[.$F$1]" office:value-type="float" office:value="136.2014205" calcext:value-type="float">
            <text:p>136,20</text:p>
          </table:table-cell>
          <table:table-cell table:style-name="ce9" table:formula="of:=[.B74]*[.$F$1]" office:value-type="float" office:value="6.3793725" calcext:value-type="float">
            <text:p>6,38</text:p>
          </table:table-cell>
          <table:table-cell table:style-name="ce9" table:formula="of:=SQRT(([.F75]-[.F74])*([.F75]-[.F74])+([.G75]-[.G74])*([.G75]-[.G74]))" office:value-type="float" office:value="0.84249468380418" calcext:value-type="float">
            <text:p>0,84</text:p>
          </table:table-cell>
        </table:table-row>
        <table:table-row table:style-name="ro1">
          <table:table-cell office:value-type="float" office:value="0.688876" calcext:value-type="float">
            <text:p>0,688876</text:p>
          </table:table-cell>
          <table:table-cell office:value-type="float" office:value="0.032941" calcext:value-type="float">
            <text:p>0,032941</text:p>
          </table:table-cell>
          <table:table-cell table:style-name="ce7" table:formula="of:=IF([.B75]=0;1;&quot;&quot;)">
            <text:p/>
          </table:table-cell>
          <table:table-cell table:formula="of:=IF(SIGN([.A75]-[.A76])&lt;&gt;SIGN([.A74]-[.A75]);1;&quot;&quot;)">
            <text:p/>
          </table:table-cell>
          <table:table-cell table:formula="of:=[.A75]-[.A74]" office:value-type="float" office:value="-0.00426100000000007" calcext:value-type="float">
            <text:p>-0,004261</text:p>
          </table:table-cell>
          <table:table-cell table:style-name="ce9" table:formula="of:=[.A75]*[.$F$1]" office:value-type="float" office:value="135.364134" calcext:value-type="float">
            <text:p>135,36</text:p>
          </table:table-cell>
          <table:table-cell table:style-name="ce9" table:formula="of:=[.B75]*[.$F$1]" office:value-type="float" office:value="6.4729065" calcext:value-type="float">
            <text:p>6,47</text:p>
          </table:table-cell>
          <table:table-cell table:style-name="ce9" table:formula="of:=SQRT(([.F76]-[.F75])*([.F76]-[.F75])+([.G76]-[.G75])*([.G76]-[.G75]))" office:value-type="float" office:value="0.850602948364574" calcext:value-type="float">
            <text:p>0,85</text:p>
          </table:table-cell>
        </table:table-row>
        <table:table-row table:style-name="ro1">
          <table:table-cell office:value-type="float" office:value="0.684571" calcext:value-type="float">
            <text:p>0,684571</text:p>
          </table:table-cell>
          <table:table-cell office:value-type="float" office:value="0.033394" calcext:value-type="float">
            <text:p>0,033394</text:p>
          </table:table-cell>
          <table:table-cell table:style-name="ce7" table:formula="of:=IF([.B76]=0;1;&quot;&quot;)">
            <text:p/>
          </table:table-cell>
          <table:table-cell table:formula="of:=IF(SIGN([.A76]-[.A77])&lt;&gt;SIGN([.A75]-[.A76]);1;&quot;&quot;)">
            <text:p/>
          </table:table-cell>
          <table:table-cell table:formula="of:=[.A76]-[.A75]" office:value-type="float" office:value="-0.004305" calcext:value-type="float">
            <text:p>-0,004305</text:p>
          </table:table-cell>
          <table:table-cell table:style-name="ce9" table:formula="of:=[.A76]*[.$F$1]" office:value-type="float" office:value="134.5182015" calcext:value-type="float">
            <text:p>134,52</text:p>
          </table:table-cell>
          <table:table-cell table:style-name="ce9" table:formula="of:=[.B76]*[.$F$1]" office:value-type="float" office:value="6.561921" calcext:value-type="float">
            <text:p>6,56</text:p>
          </table:table-cell>
          <table:table-cell table:style-name="ce9" table:formula="of:=SQRT(([.F77]-[.F76])*([.F77]-[.F76])+([.G77]-[.G76])*([.G77]-[.G76]))" office:value-type="float" office:value="0.851634264414564" calcext:value-type="float">
            <text:p>0,85</text:p>
          </table:table-cell>
        </table:table-row>
        <table:table-row table:style-name="ro1">
          <table:table-cell office:value-type="float" office:value="0.680265" calcext:value-type="float">
            <text:p>0,680265</text:p>
          </table:table-cell>
          <table:table-cell office:value-type="float" office:value="0.033886" calcext:value-type="float">
            <text:p>0,033886</text:p>
          </table:table-cell>
          <table:table-cell table:style-name="ce7" table:formula="of:=IF([.B77]=0;1;&quot;&quot;)">
            <text:p/>
          </table:table-cell>
          <table:table-cell table:formula="of:=IF(SIGN([.A77]-[.A78])&lt;&gt;SIGN([.A76]-[.A77]);1;&quot;&quot;)">
            <text:p/>
          </table:table-cell>
          <table:table-cell table:formula="of:=[.A77]-[.A76]" office:value-type="float" office:value="-0.00430599999999992" calcext:value-type="float">
            <text:p>-0,004306</text:p>
          </table:table-cell>
          <table:table-cell table:style-name="ce9" table:formula="of:=[.A77]*[.$F$1]" office:value-type="float" office:value="133.6720725" calcext:value-type="float">
            <text:p>133,67</text:p>
          </table:table-cell>
          <table:table-cell table:style-name="ce9" table:formula="of:=[.B77]*[.$F$1]" office:value-type="float" office:value="6.658599" calcext:value-type="float">
            <text:p>6,66</text:p>
          </table:table-cell>
          <table:table-cell table:style-name="ce9" table:formula="of:=SQRT(([.F78]-[.F77])*([.F78]-[.F77])+([.G78]-[.G77])*([.G78]-[.G77]))" office:value-type="float" office:value="0.853668485699976" calcext:value-type="float">
            <text:p>0,85</text:p>
          </table:table-cell>
        </table:table-row>
        <table:table-row table:style-name="ro1">
          <table:table-cell office:value-type="float" office:value="0.675944" calcext:value-type="float">
            <text:p>0,675944</text:p>
          </table:table-cell>
          <table:table-cell office:value-type="float" office:value="0.034336" calcext:value-type="float">
            <text:p>0,034336</text:p>
          </table:table-cell>
          <table:table-cell table:style-name="ce7" table:formula="of:=IF([.B78]=0;1;&quot;&quot;)">
            <text:p/>
          </table:table-cell>
          <table:table-cell table:formula="of:=IF(SIGN([.A78]-[.A79])&lt;&gt;SIGN([.A77]-[.A78]);1;&quot;&quot;)">
            <text:p/>
          </table:table-cell>
          <table:table-cell table:formula="of:=[.A78]-[.A77]" office:value-type="float" office:value="-0.00432100000000002" calcext:value-type="float">
            <text:p>-0,004321</text:p>
          </table:table-cell>
          <table:table-cell table:style-name="ce9" table:formula="of:=[.A78]*[.$F$1]" office:value-type="float" office:value="132.822996" calcext:value-type="float">
            <text:p>132,82</text:p>
          </table:table-cell>
          <table:table-cell table:style-name="ce9" table:formula="of:=[.B78]*[.$F$1]" office:value-type="float" office:value="6.747024" calcext:value-type="float">
            <text:p>6,75</text:p>
          </table:table-cell>
          <table:table-cell table:style-name="ce9" table:formula="of:=SQRT(([.F79]-[.F78])*([.F79]-[.F78])+([.G79]-[.G78])*([.G79]-[.G78]))" office:value-type="float" office:value="0.854408256841243" calcext:value-type="float">
            <text:p>0,85</text:p>
          </table:table-cell>
        </table:table-row>
        <table:table-row table:style-name="ro1">
          <table:table-cell office:value-type="float" office:value="0.671623" calcext:value-type="float">
            <text:p>0,671623</text:p>
          </table:table-cell>
          <table:table-cell office:value-type="float" office:value="0.034821" calcext:value-type="float">
            <text:p>0,034821</text:p>
          </table:table-cell>
          <table:table-cell table:style-name="ce7" table:formula="of:=IF([.B79]=0;1;&quot;&quot;)">
            <text:p/>
          </table:table-cell>
          <table:table-cell table:formula="of:=IF(SIGN([.A79]-[.A80])&lt;&gt;SIGN([.A78]-[.A79]);1;&quot;&quot;)">
            <text:p/>
          </table:table-cell>
          <table:table-cell table:formula="of:=[.A79]-[.A78]" office:value-type="float" office:value="-0.00432100000000002" calcext:value-type="float">
            <text:p>-0,004321</text:p>
          </table:table-cell>
          <table:table-cell table:style-name="ce9" table:formula="of:=[.A79]*[.$F$1]" office:value-type="float" office:value="131.9739195" calcext:value-type="float">
            <text:p>131,97</text:p>
          </table:table-cell>
          <table:table-cell table:style-name="ce9" table:formula="of:=[.B79]*[.$F$1]" office:value-type="float" office:value="6.8423265" calcext:value-type="float">
            <text:p>6,84</text:p>
          </table:table-cell>
          <table:table-cell table:style-name="ce9" table:formula="of:=SQRT(([.F80]-[.F79])*([.F80]-[.F79])+([.G80]-[.G79])*([.G80]-[.G79]))" office:value-type="float" office:value="0.852610126116859" calcext:value-type="float">
            <text:p>0,85</text:p>
          </table:table-cell>
        </table:table-row>
        <table:table-row table:style-name="ro1">
          <table:table-cell office:value-type="float" office:value="0.667307" calcext:value-type="float">
            <text:p>0,667307</text:p>
          </table:table-cell>
          <table:table-cell office:value-type="float" office:value="0.035267" calcext:value-type="float">
            <text:p>0,035267</text:p>
          </table:table-cell>
          <table:table-cell table:style-name="ce7" table:formula="of:=IF([.B80]=0;1;&quot;&quot;)">
            <text:p/>
          </table:table-cell>
          <table:table-cell table:style-name="ce7" table:formula="of:=IF(SIGN([.A80]-[.A81])&lt;&gt;SIGN([.A79]-[.A80]);1;&quot;&quot;)">
            <text:p/>
          </table:table-cell>
          <table:table-cell table:formula="of:=[.A80]-[.A79]" office:value-type="float" office:value="-0.00431599999999999" calcext:value-type="float">
            <text:p>-0,004316</text:p>
          </table:table-cell>
          <table:table-cell table:style-name="ce9" table:formula="of:=[.A80]*[.$F$1]" office:value-type="float" office:value="131.1258255" calcext:value-type="float">
            <text:p>131,13</text:p>
          </table:table-cell>
          <table:table-cell table:style-name="ce9" table:formula="of:=[.B80]*[.$F$1]" office:value-type="float" office:value="6.9299655" calcext:value-type="float">
            <text:p>6,93</text:p>
          </table:table-cell>
          <table:table-cell table:style-name="ce9" table:formula="of:=SQRT(([.F81]-[.F80])*([.F81]-[.F80])+([.G81]-[.G80])*([.G81]-[.G80]))" office:value-type="float" office:value="0.853279388105095" calcext:value-type="float">
            <text:p>0,85</text:p>
          </table:table-cell>
        </table:table-row>
        <table:table-row table:style-name="ro1">
          <table:table-cell office:value-type="float" office:value="0.662991" calcext:value-type="float">
            <text:p>0,662991</text:p>
          </table:table-cell>
          <table:table-cell office:value-type="float" office:value="0.035745" calcext:value-type="float">
            <text:p>0,035745</text:p>
          </table:table-cell>
          <table:table-cell table:style-name="ce7" table:formula="of:=IF([.B81]=0;1;&quot;&quot;)">
            <text:p/>
          </table:table-cell>
          <table:table-cell table:style-name="ce7" table:formula="of:=IF(SIGN([.A81]-[.A82])&lt;&gt;SIGN([.A80]-[.A81]);1;&quot;&quot;)">
            <text:p/>
          </table:table-cell>
          <table:table-cell table:formula="of:=[.A81]-[.A80]" office:value-type="float" office:value="-0.00431599999999999" calcext:value-type="float">
            <text:p>-0,004316</text:p>
          </table:table-cell>
          <table:table-cell table:style-name="ce9" table:formula="of:=[.A81]*[.$F$1]" office:value-type="float" office:value="130.2777315" calcext:value-type="float">
            <text:p>130,28</text:p>
          </table:table-cell>
          <table:table-cell table:style-name="ce9" table:formula="of:=[.B81]*[.$F$1]" office:value-type="float" office:value="7.0238925" calcext:value-type="float">
            <text:p>7,02</text:p>
          </table:table-cell>
          <table:table-cell table:style-name="ce9" table:formula="of:=SQRT(([.F82]-[.F81])*([.F82]-[.F81])+([.G82]-[.G81])*([.G82]-[.G81]))" office:value-type="float" office:value="0.856046764084897" calcext:value-type="float">
            <text:p>0,86</text:p>
          </table:table-cell>
        </table:table-row>
        <table:table-row table:style-name="ro1">
          <table:table-cell office:value-type="float" office:value="0.658656" calcext:value-type="float">
            <text:p>0,658656</text:p>
          </table:table-cell>
          <table:table-cell office:value-type="float" office:value="0.036177" calcext:value-type="float">
            <text:p>0,036177</text:p>
          </table:table-cell>
          <table:table-cell table:style-name="ce7" table:formula="of:=IF([.B82]=0;1;&quot;&quot;)">
            <text:p/>
          </table:table-cell>
          <table:table-cell table:formula="of:=IF(SIGN([.A82]-[.A83])&lt;&gt;SIGN([.A81]-[.A82]);1;&quot;&quot;)">
            <text:p/>
          </table:table-cell>
          <table:table-cell table:formula="of:=[.A82]-[.A81]" office:value-type="float" office:value="-0.00433499999999998" calcext:value-type="float">
            <text:p>-0,004335</text:p>
          </table:table-cell>
          <table:table-cell table:style-name="ce9" table:formula="of:=[.A82]*[.$F$1]" office:value-type="float" office:value="129.425904" calcext:value-type="float">
            <text:p>129,43</text:p>
          </table:table-cell>
          <table:table-cell table:style-name="ce9" table:formula="of:=[.B82]*[.$F$1]" office:value-type="float" office:value="7.1087805" calcext:value-type="float">
            <text:p>7,11</text:p>
          </table:table-cell>
          <table:table-cell table:style-name="ce9" table:formula="of:=SQRT(([.F83]-[.F82])*([.F83]-[.F82])+([.G83]-[.G82])*([.G83]-[.G82]))" office:value-type="float" office:value="0.856867647887496" calcext:value-type="float">
            <text:p>0,86</text:p>
          </table:table-cell>
        </table:table-row>
        <table:table-row table:style-name="ro1">
          <table:table-cell office:value-type="float" office:value="0.65432" calcext:value-type="float">
            <text:p>0,654320</text:p>
          </table:table-cell>
          <table:table-cell office:value-type="float" office:value="0.03664" calcext:value-type="float">
            <text:p>0,036640</text:p>
          </table:table-cell>
          <table:table-cell table:style-name="ce7" table:formula="of:=IF([.B83]=0;1;&quot;&quot;)">
            <text:p/>
          </table:table-cell>
          <table:table-cell table:formula="of:=IF(SIGN([.A83]-[.A84])&lt;&gt;SIGN([.A82]-[.A83]);1;&quot;&quot;)">
            <text:p/>
          </table:table-cell>
          <table:table-cell table:formula="of:=[.A83]-[.A82]" office:value-type="float" office:value="-0.00433600000000001" calcext:value-type="float">
            <text:p>-0,004336</text:p>
          </table:table-cell>
          <table:table-cell table:style-name="ce9" table:formula="of:=[.A83]*[.$F$1]" office:value-type="float" office:value="128.57388" calcext:value-type="float">
            <text:p>128,57</text:p>
          </table:table-cell>
          <table:table-cell table:style-name="ce9" table:formula="of:=[.B83]*[.$F$1]" office:value-type="float" office:value="7.19976" calcext:value-type="float">
            <text:p>7,20</text:p>
          </table:table-cell>
          <table:table-cell table:style-name="ce9" table:formula="of:=SQRT(([.F84]-[.F83])*([.F84]-[.F83])+([.G84]-[.G83])*([.G84]-[.G83]))" office:value-type="float" office:value="0.860133652572825" calcext:value-type="float">
            <text:p>0,86</text:p>
          </table:table-cell>
        </table:table-row>
        <table:table-row table:style-name="ro1">
          <table:table-cell office:value-type="float" office:value="0.649964" calcext:value-type="float">
            <text:p>0,649964</text:p>
          </table:table-cell>
          <table:table-cell office:value-type="float" office:value="0.037071" calcext:value-type="float">
            <text:p>0,037071</text:p>
          </table:table-cell>
          <table:table-cell table:style-name="ce7" table:formula="of:=IF([.B84]=0;1;&quot;&quot;)">
            <text:p/>
          </table:table-cell>
          <table:table-cell table:formula="of:=IF(SIGN([.A84]-[.A85])&lt;&gt;SIGN([.A83]-[.A84]);1;&quot;&quot;)">
            <text:p/>
          </table:table-cell>
          <table:table-cell table:formula="of:=[.A84]-[.A83]" office:value-type="float" office:value="-0.00435600000000003" calcext:value-type="float">
            <text:p>-0,004356</text:p>
          </table:table-cell>
          <table:table-cell table:style-name="ce9" table:formula="of:=[.A84]*[.$F$1]" office:value-type="float" office:value="127.717926" calcext:value-type="float">
            <text:p>127,72</text:p>
          </table:table-cell>
          <table:table-cell table:style-name="ce9" table:formula="of:=[.B84]*[.$F$1]" office:value-type="float" office:value="7.2844515" calcext:value-type="float">
            <text:p>7,28</text:p>
          </table:table-cell>
          <table:table-cell table:style-name="ce9" table:formula="of:=SQRT(([.F85]-[.F84])*([.F85]-[.F84])+([.G85]-[.G84])*([.G85]-[.G84]))" office:value-type="float" office:value="0.860796324975888" calcext:value-type="float">
            <text:p>0,86</text:p>
          </table:table-cell>
        </table:table-row>
        <table:table-row table:style-name="ro1">
          <table:table-cell office:value-type="float" office:value="0.645608" calcext:value-type="float">
            <text:p>0,645608</text:p>
          </table:table-cell>
          <table:table-cell office:value-type="float" office:value="0.037535" calcext:value-type="float">
            <text:p>0,037535</text:p>
          </table:table-cell>
          <table:table-cell table:style-name="ce7" table:formula="of:=IF([.B85]=0;1;&quot;&quot;)">
            <text:p/>
          </table:table-cell>
          <table:table-cell table:formula="of:=IF(SIGN([.A85]-[.A86])&lt;&gt;SIGN([.A84]-[.A85]);1;&quot;&quot;)">
            <text:p/>
          </table:table-cell>
          <table:table-cell table:formula="of:=[.A85]-[.A84]" office:value-type="float" office:value="-0.00435600000000003" calcext:value-type="float">
            <text:p>-0,004356</text:p>
          </table:table-cell>
          <table:table-cell table:style-name="ce9" table:formula="of:=[.A85]*[.$F$1]" office:value-type="float" office:value="126.861972" calcext:value-type="float">
            <text:p>126,86</text:p>
          </table:table-cell>
          <table:table-cell table:style-name="ce9" table:formula="of:=[.B85]*[.$F$1]" office:value-type="float" office:value="7.3756275" calcext:value-type="float">
            <text:p>7,38</text:p>
          </table:table-cell>
          <table:table-cell table:style-name="ce9" table:formula="of:=SQRT(([.F86]-[.F85])*([.F86]-[.F85])+([.G86]-[.G85])*([.G86]-[.G85]))" office:value-type="float" office:value="0.860056616186556" calcext:value-type="float">
            <text:p>0,86</text:p>
          </table:table-cell>
        </table:table-row>
        <table:table-row table:style-name="ro1">
          <table:table-cell office:value-type="float" office:value="0.641252" calcext:value-type="float">
            <text:p>0,641252</text:p>
          </table:table-cell>
          <table:table-cell office:value-type="float" office:value="0.037962" calcext:value-type="float">
            <text:p>0,037962</text:p>
          </table:table-cell>
          <table:table-cell table:style-name="ce7" table:formula="of:=IF([.B86]=0;1;&quot;&quot;)">
            <text:p/>
          </table:table-cell>
          <table:table-cell table:formula="of:=IF(SIGN([.A86]-[.A87])&lt;&gt;SIGN([.A85]-[.A86]);1;&quot;&quot;)">
            <text:p/>
          </table:table-cell>
          <table:table-cell table:formula="of:=[.A86]-[.A85]" office:value-type="float" office:value="-0.00435600000000003" calcext:value-type="float">
            <text:p>-0,004356</text:p>
          </table:table-cell>
          <table:table-cell table:style-name="ce9" table:formula="of:=[.A86]*[.$F$1]" office:value-type="float" office:value="126.006018" calcext:value-type="float">
            <text:p>126,01</text:p>
          </table:table-cell>
          <table:table-cell table:style-name="ce9" table:formula="of:=[.B86]*[.$F$1]" office:value-type="float" office:value="7.459533" calcext:value-type="float">
            <text:p>7,46</text:p>
          </table:table-cell>
          <table:table-cell table:style-name="ce9" table:formula="of:=SQRT(([.F87]-[.F86])*([.F87]-[.F86])+([.G87]-[.G86])*([.G87]-[.G86]))" office:value-type="float" office:value="0.860476820614735" calcext:value-type="float">
            <text:p>0,86</text:p>
          </table:table-cell>
        </table:table-row>
        <table:table-row table:style-name="ro1">
          <table:table-cell office:value-type="float" office:value="0.636897" calcext:value-type="float">
            <text:p>0,636897</text:p>
          </table:table-cell>
          <table:table-cell office:value-type="float" office:value="0.03842" calcext:value-type="float">
            <text:p>0,038420</text:p>
          </table:table-cell>
          <table:table-cell table:style-name="ce7" table:formula="of:=IF([.B87]=0;1;&quot;&quot;)">
            <text:p/>
          </table:table-cell>
          <table:table-cell table:formula="of:=IF(SIGN([.A87]-[.A88])&lt;&gt;SIGN([.A86]-[.A87]);1;&quot;&quot;)">
            <text:p/>
          </table:table-cell>
          <table:table-cell table:formula="of:=[.A87]-[.A86]" office:value-type="float" office:value="-0.004355" calcext:value-type="float">
            <text:p>-0,004355</text:p>
          </table:table-cell>
          <table:table-cell table:style-name="ce9" table:formula="of:=[.A87]*[.$F$1]" office:value-type="float" office:value="125.1502605" calcext:value-type="float">
            <text:p>125,15</text:p>
          </table:table-cell>
          <table:table-cell table:style-name="ce9" table:formula="of:=[.B87]*[.$F$1]" office:value-type="float" office:value="7.54953" calcext:value-type="float">
            <text:p>7,55</text:p>
          </table:table-cell>
          <table:table-cell table:style-name="ce9" table:formula="of:=SQRT(([.F88]-[.F87])*([.F88]-[.F87])+([.G88]-[.G87])*([.G88]-[.G87]))" office:value-type="float" office:value="0.856933098078541" calcext:value-type="float">
            <text:p>0,86</text:p>
          </table:table-cell>
        </table:table-row>
        <table:table-row table:style-name="ro1">
          <table:table-cell office:value-type="float" office:value="0.632556" calcext:value-type="float">
            <text:p>0,632556</text:p>
          </table:table-cell>
          <table:table-cell office:value-type="float" office:value="0.038837" calcext:value-type="float">
            <text:p>0,038837</text:p>
          </table:table-cell>
          <table:table-cell table:style-name="ce7" table:formula="of:=IF([.B88]=0;1;&quot;&quot;)">
            <text:p/>
          </table:table-cell>
          <table:table-cell table:formula="of:=IF(SIGN([.A88]-[.A89])&lt;&gt;SIGN([.A87]-[.A88]);1;&quot;&quot;)">
            <text:p/>
          </table:table-cell>
          <table:table-cell table:formula="of:=[.A88]-[.A87]" office:value-type="float" office:value="-0.00434099999999993" calcext:value-type="float">
            <text:p>-0,004341</text:p>
          </table:table-cell>
          <table:table-cell table:style-name="ce9" table:formula="of:=[.A88]*[.$F$1]" office:value-type="float" office:value="124.297254" calcext:value-type="float">
            <text:p>124,30</text:p>
          </table:table-cell>
          <table:table-cell table:style-name="ce9" table:formula="of:=[.B88]*[.$F$1]" office:value-type="float" office:value="7.6314705" calcext:value-type="float">
            <text:p>7,63</text:p>
          </table:table-cell>
          <table:table-cell table:style-name="ce9" table:formula="of:=SQRT(([.F89]-[.F88])*([.F89]-[.F88])+([.G89]-[.G88])*([.G89]-[.G88]))" office:value-type="float" office:value="0.857537009152527" calcext:value-type="float">
            <text:p>0,86</text:p>
          </table:table-cell>
        </table:table-row>
        <table:table-row table:style-name="ro1">
          <table:table-cell office:value-type="float" office:value="0.628215" calcext:value-type="float">
            <text:p>0,628215</text:p>
          </table:table-cell>
          <table:table-cell office:value-type="float" office:value="0.039285" calcext:value-type="float">
            <text:p>0,039285</text:p>
          </table:table-cell>
          <table:table-cell table:style-name="ce7" table:formula="of:=IF([.B89]=0;1;&quot;&quot;)">
            <text:p/>
          </table:table-cell>
          <table:table-cell table:formula="of:=IF(SIGN([.A89]-[.A90])&lt;&gt;SIGN([.A88]-[.A89]);1;&quot;&quot;)">
            <text:p/>
          </table:table-cell>
          <table:table-cell table:formula="of:=[.A89]-[.A88]" office:value-type="float" office:value="-0.00434100000000004" calcext:value-type="float">
            <text:p>-0,004341</text:p>
          </table:table-cell>
          <table:table-cell table:style-name="ce9" table:formula="of:=[.A89]*[.$F$1]" office:value-type="float" office:value="123.4442475" calcext:value-type="float">
            <text:p>123,44</text:p>
          </table:table-cell>
          <table:table-cell table:style-name="ce9" table:formula="of:=[.B89]*[.$F$1]" office:value-type="float" office:value="7.7195025" calcext:value-type="float">
            <text:p>7,72</text:p>
          </table:table-cell>
          <table:table-cell table:style-name="ce9" table:formula="of:=SQRT(([.F90]-[.F89])*([.F90]-[.F89])+([.G90]-[.G89])*([.G90]-[.G89]))" office:value-type="float" office:value="0.854809443271563" calcext:value-type="float">
            <text:p>0,85</text:p>
          </table:table-cell>
        </table:table-row>
        <table:table-row table:style-name="ro1">
          <table:table-cell office:value-type="float" office:value="0.623884" calcext:value-type="float">
            <text:p>0,623884</text:p>
          </table:table-cell>
          <table:table-cell office:value-type="float" office:value="0.039693" calcext:value-type="float">
            <text:p>0,039693</text:p>
          </table:table-cell>
          <table:table-cell table:style-name="ce7" table:formula="of:=IF([.B90]=0;1;&quot;&quot;)">
            <text:p/>
          </table:table-cell>
          <table:table-cell table:formula="of:=IF(SIGN([.A90]-[.A91])&lt;&gt;SIGN([.A89]-[.A90]);1;&quot;&quot;)">
            <text:p/>
          </table:table-cell>
          <table:table-cell table:formula="of:=[.A90]-[.A89]" office:value-type="float" office:value="-0.00433099999999997" calcext:value-type="float">
            <text:p>-0,004331</text:p>
          </table:table-cell>
          <table:table-cell table:style-name="ce9" table:formula="of:=[.A90]*[.$F$1]" office:value-type="float" office:value="122.593206" calcext:value-type="float">
            <text:p>122,59</text:p>
          </table:table-cell>
          <table:table-cell table:style-name="ce9" table:formula="of:=[.B90]*[.$F$1]" office:value-type="float" office:value="7.7996745" calcext:value-type="float">
            <text:p>7,80</text:p>
          </table:table-cell>
          <table:table-cell table:style-name="ce9" table:formula="of:=SQRT(([.F91]-[.F90])*([.F91]-[.F90])+([.G91]-[.G90])*([.G91]-[.G90]))" office:value-type="float" office:value="0.855167209845689" calcext:value-type="float">
            <text:p>0,86</text:p>
          </table:table-cell>
        </table:table-row>
        <table:table-row table:style-name="ro1">
          <table:table-cell office:value-type="float" office:value="0.619554" calcext:value-type="float">
            <text:p>0,619554</text:p>
          </table:table-cell>
          <table:table-cell office:value-type="float" office:value="0.04013" calcext:value-type="float">
            <text:p>0,040130</text:p>
          </table:table-cell>
          <table:table-cell table:style-name="ce7" table:formula="of:=IF([.B91]=0;1;&quot;&quot;)">
            <text:p/>
          </table:table-cell>
          <table:table-cell table:formula="of:=IF(SIGN([.A91]-[.A92])&lt;&gt;SIGN([.A90]-[.A91]);1;&quot;&quot;)">
            <text:p/>
          </table:table-cell>
          <table:table-cell table:formula="of:=[.A91]-[.A90]" office:value-type="float" office:value="-0.00433000000000006" calcext:value-type="float">
            <text:p>-0,004330</text:p>
          </table:table-cell>
          <table:table-cell table:style-name="ce9" table:formula="of:=[.A91]*[.$F$1]" office:value-type="float" office:value="121.742361" calcext:value-type="float">
            <text:p>121,74</text:p>
          </table:table-cell>
          <table:table-cell table:style-name="ce9" table:formula="of:=[.B91]*[.$F$1]" office:value-type="float" office:value="7.885545" calcext:value-type="float">
            <text:p>7,89</text:p>
          </table:table-cell>
          <table:table-cell table:style-name="ce9" table:formula="of:=SQRT(([.F92]-[.F91])*([.F92]-[.F91])+([.G92]-[.G91])*([.G92]-[.G91]))" office:value-type="float" office:value="0.857544663694695" calcext:value-type="float">
            <text:p>0,86</text:p>
          </table:table-cell>
        </table:table-row>
        <table:table-row table:style-name="ro1">
          <table:table-cell office:value-type="float" office:value="0.615208" calcext:value-type="float">
            <text:p>0,615208</text:p>
          </table:table-cell>
          <table:table-cell office:value-type="float" office:value="0.040527" calcext:value-type="float">
            <text:p>0,040527</text:p>
          </table:table-cell>
          <table:table-cell table:style-name="ce7" table:formula="of:=IF([.B92]=0;1;&quot;&quot;)">
            <text:p/>
          </table:table-cell>
          <table:table-cell table:formula="of:=IF(SIGN([.A92]-[.A93])&lt;&gt;SIGN([.A91]-[.A92]);1;&quot;&quot;)">
            <text:p/>
          </table:table-cell>
          <table:table-cell table:formula="of:=[.A92]-[.A91]" office:value-type="float" office:value="-0.00434599999999996" calcext:value-type="float">
            <text:p>-0,004346</text:p>
          </table:table-cell>
          <table:table-cell table:style-name="ce9" table:formula="of:=[.A92]*[.$F$1]" office:value-type="float" office:value="120.888372" calcext:value-type="float">
            <text:p>120,89</text:p>
          </table:table-cell>
          <table:table-cell table:style-name="ce9" table:formula="of:=[.B92]*[.$F$1]" office:value-type="float" office:value="7.9635555" calcext:value-type="float">
            <text:p>7,96</text:p>
          </table:table-cell>
          <table:table-cell table:style-name="ce9" table:formula="of:=SQRT(([.F93]-[.F92])*([.F93]-[.F92])+([.G93]-[.G92])*([.G93]-[.G92]))" office:value-type="float" office:value="0.858101010983686" calcext:value-type="float">
            <text:p>0,86</text:p>
          </table:table-cell>
        </table:table-row>
        <table:table-row table:style-name="ro1">
          <table:table-cell office:value-type="float" office:value="0.610862" calcext:value-type="float">
            <text:p>0,610862</text:p>
          </table:table-cell>
          <table:table-cell office:value-type="float" office:value="0.040954" calcext:value-type="float">
            <text:p>0,040954</text:p>
          </table:table-cell>
          <table:table-cell table:style-name="ce7" table:formula="of:=IF([.B93]=0;1;&quot;&quot;)">
            <text:p/>
          </table:table-cell>
          <table:table-cell table:formula="of:=IF(SIGN([.A93]-[.A94])&lt;&gt;SIGN([.A92]-[.A93]);1;&quot;&quot;)">
            <text:p/>
          </table:table-cell>
          <table:table-cell table:formula="of:=[.A93]-[.A92]" office:value-type="float" office:value="-0.00434599999999996" calcext:value-type="float">
            <text:p>-0,004346</text:p>
          </table:table-cell>
          <table:table-cell table:style-name="ce9" table:formula="of:=[.A93]*[.$F$1]" office:value-type="float" office:value="120.034383" calcext:value-type="float">
            <text:p>120,03</text:p>
          </table:table-cell>
          <table:table-cell table:style-name="ce9" table:formula="of:=[.B93]*[.$F$1]" office:value-type="float" office:value="8.047461" calcext:value-type="float">
            <text:p>8,05</text:p>
          </table:table-cell>
          <table:table-cell table:style-name="ce9" table:formula="of:=SQRT(([.F94]-[.F93])*([.F94]-[.F93])+([.G94]-[.G93])*([.G94]-[.G93]))" office:value-type="float" office:value="0.85834528918963" calcext:value-type="float">
            <text:p>0,86</text:p>
          </table:table-cell>
        </table:table-row>
        <table:table-row table:style-name="ro1">
          <table:table-cell office:value-type="float" office:value="0.606512" calcext:value-type="float">
            <text:p>0,606512</text:p>
          </table:table-cell>
          <table:table-cell office:value-type="float" office:value="0.041352" calcext:value-type="float">
            <text:p>0,041352</text:p>
          </table:table-cell>
          <table:table-cell table:style-name="ce7" table:formula="of:=IF([.B94]=0;1;&quot;&quot;)">
            <text:p/>
          </table:table-cell>
          <table:table-cell table:formula="of:=IF(SIGN([.A94]-[.A95])&lt;&gt;SIGN([.A93]-[.A94]);1;&quot;&quot;)">
            <text:p/>
          </table:table-cell>
          <table:table-cell table:formula="of:=[.A94]-[.A93]" office:value-type="float" office:value="-0.00435000000000008" calcext:value-type="float">
            <text:p>-0,004350</text:p>
          </table:table-cell>
          <table:table-cell table:style-name="ce9" table:formula="of:=[.A94]*[.$F$1]" office:value-type="float" office:value="119.179608" calcext:value-type="float">
            <text:p>119,18</text:p>
          </table:table-cell>
          <table:table-cell table:style-name="ce9" table:formula="of:=[.B94]*[.$F$1]" office:value-type="float" office:value="8.125668" calcext:value-type="float">
            <text:p>8,13</text:p>
          </table:table-cell>
          <table:table-cell table:style-name="ce9" table:formula="of:=SQRT(([.F95]-[.F94])*([.F95]-[.F94])+([.G95]-[.G94])*([.G95]-[.G94]))" office:value-type="float" office:value="0.859078808225711" calcext:value-type="float">
            <text:p>0,86</text:p>
          </table:table-cell>
        </table:table-row>
        <table:table-row table:style-name="ro1">
          <table:table-cell office:value-type="float" office:value="0.602161" calcext:value-type="float">
            <text:p>0,602161</text:p>
          </table:table-cell>
          <table:table-cell office:value-type="float" office:value="0.041779" calcext:value-type="float">
            <text:p>0,041779</text:p>
          </table:table-cell>
          <table:table-cell table:style-name="ce7" table:formula="of:=IF([.B95]=0;1;&quot;&quot;)">
            <text:p/>
          </table:table-cell>
          <table:table-cell table:formula="of:=IF(SIGN([.A95]-[.A96])&lt;&gt;SIGN([.A94]-[.A95]);1;&quot;&quot;)">
            <text:p/>
          </table:table-cell>
          <table:table-cell table:formula="of:=[.A95]-[.A94]" office:value-type="float" office:value="-0.00435099999999999" calcext:value-type="float">
            <text:p>-0,004351</text:p>
          </table:table-cell>
          <table:table-cell table:style-name="ce9" table:formula="of:=[.A95]*[.$F$1]" office:value-type="float" office:value="118.3246365" calcext:value-type="float">
            <text:p>118,32</text:p>
          </table:table-cell>
          <table:table-cell table:style-name="ce9" table:formula="of:=[.B95]*[.$F$1]" office:value-type="float" office:value="8.2095735" calcext:value-type="float">
            <text:p>8,21</text:p>
          </table:table-cell>
          <table:table-cell table:style-name="ce9" table:formula="of:=SQRT(([.F96]-[.F95])*([.F96]-[.F95])+([.G96]-[.G95])*([.G96]-[.G95]))" office:value-type="float" office:value="0.859256214674206" calcext:value-type="float">
            <text:p>0,86</text:p>
          </table:table-cell>
        </table:table-row>
        <table:table-row table:style-name="ro1">
          <table:table-cell office:value-type="float" office:value="0.597805" calcext:value-type="float">
            <text:p>0,597805</text:p>
          </table:table-cell>
          <table:table-cell office:value-type="float" office:value="0.042162" calcext:value-type="float">
            <text:p>0,042162</text:p>
          </table:table-cell>
          <table:table-cell table:style-name="ce7" table:formula="of:=IF([.B96]=0;1;&quot;&quot;)">
            <text:p/>
          </table:table-cell>
          <table:table-cell table:formula="of:=IF(SIGN([.A96]-[.A97])&lt;&gt;SIGN([.A95]-[.A96]);1;&quot;&quot;)">
            <text:p/>
          </table:table-cell>
          <table:table-cell table:formula="of:=[.A96]-[.A95]" office:value-type="float" office:value="-0.00435600000000003" calcext:value-type="float">
            <text:p>-0,004356</text:p>
          </table:table-cell>
          <table:table-cell table:style-name="ce9" table:formula="of:=[.A96]*[.$F$1]" office:value-type="float" office:value="117.4686825" calcext:value-type="float">
            <text:p>117,47</text:p>
          </table:table-cell>
          <table:table-cell table:style-name="ce9" table:formula="of:=[.B96]*[.$F$1]" office:value-type="float" office:value="8.284833" calcext:value-type="float">
            <text:p>8,28</text:p>
          </table:table-cell>
          <table:table-cell table:style-name="ce9" table:formula="of:=SQRT(([.F97]-[.F96])*([.F97]-[.F96])+([.G97]-[.G96])*([.G97]-[.G96]))" office:value-type="float" office:value="0.859774067927133" calcext:value-type="float">
            <text:p>0,86</text:p>
          </table:table-cell>
        </table:table-row>
        <table:table-row table:style-name="ro1">
          <table:table-cell office:value-type="float" office:value="0.593449" calcext:value-type="float">
            <text:p>0,593449</text:p>
          </table:table-cell>
          <table:table-cell office:value-type="float" office:value="0.042574" calcext:value-type="float">
            <text:p>0,042574</text:p>
          </table:table-cell>
          <table:table-cell table:style-name="ce7" table:formula="of:=IF([.B97]=0;1;&quot;&quot;)">
            <text:p/>
          </table:table-cell>
          <table:table-cell table:formula="of:=IF(SIGN([.A97]-[.A98])&lt;&gt;SIGN([.A96]-[.A97]);1;&quot;&quot;)">
            <text:p/>
          </table:table-cell>
          <table:table-cell table:formula="of:=[.A97]-[.A96]" office:value-type="float" office:value="-0.00435599999999992" calcext:value-type="float">
            <text:p>-0,004356</text:p>
          </table:table-cell>
          <table:table-cell table:style-name="ce9" table:formula="of:=[.A97]*[.$F$1]" office:value-type="float" office:value="116.6127285" calcext:value-type="float">
            <text:p>116,61</text:p>
          </table:table-cell>
          <table:table-cell table:style-name="ce9" table:formula="of:=[.B97]*[.$F$1]" office:value-type="float" office:value="8.365791" calcext:value-type="float">
            <text:p>8,37</text:p>
          </table:table-cell>
          <table:table-cell table:style-name="ce9" table:formula="of:=SQRT(([.F98]-[.F97])*([.F98]-[.F97])+([.G98]-[.G97])*([.G98]-[.G97]))" office:value-type="float" office:value="0.85710304246136" calcext:value-type="float">
            <text:p>0,86</text:p>
          </table:table-cell>
        </table:table-row>
        <table:table-row table:style-name="ro1">
          <table:table-cell office:value-type="float" office:value="0.589104" calcext:value-type="float">
            <text:p>0,589104</text:p>
          </table:table-cell>
          <table:table-cell office:value-type="float" office:value="0.042957" calcext:value-type="float">
            <text:p>0,042957</text:p>
          </table:table-cell>
          <table:table-cell table:style-name="ce7" table:formula="of:=IF([.B98]=0;1;&quot;&quot;)">
            <text:p/>
          </table:table-cell>
          <table:table-cell table:formula="of:=IF(SIGN([.A98]-[.A99])&lt;&gt;SIGN([.A97]-[.A98]);1;&quot;&quot;)">
            <text:p/>
          </table:table-cell>
          <table:table-cell table:formula="of:=[.A98]-[.A97]" office:value-type="float" office:value="-0.00434500000000004" calcext:value-type="float">
            <text:p>-0,004345</text:p>
          </table:table-cell>
          <table:table-cell table:style-name="ce9" table:formula="of:=[.A98]*[.$F$1]" office:value-type="float" office:value="115.758936" calcext:value-type="float">
            <text:p>115,76</text:p>
          </table:table-cell>
          <table:table-cell table:style-name="ce9" table:formula="of:=[.B98]*[.$F$1]" office:value-type="float" office:value="8.4410505" calcext:value-type="float">
            <text:p>8,44</text:p>
          </table:table-cell>
          <table:table-cell table:style-name="ce9" table:formula="of:=SQRT(([.F99]-[.F98])*([.F99]-[.F98])+([.G99]-[.G98])*([.G99]-[.G98]))" office:value-type="float" office:value="0.857817818586775" calcext:value-type="float">
            <text:p>0,86</text:p>
          </table:table-cell>
        </table:table-row>
        <table:table-row table:style-name="ro1">
          <table:table-cell office:value-type="float" office:value="0.584758" calcext:value-type="float">
            <text:p>0,584758</text:p>
          </table:table-cell>
          <table:table-cell office:value-type="float" office:value="0.043369" calcext:value-type="float">
            <text:p>0,043369</text:p>
          </table:table-cell>
          <table:table-cell table:style-name="ce7" table:formula="of:=IF([.B99]=0;1;&quot;&quot;)">
            <text:p/>
          </table:table-cell>
          <table:table-cell table:formula="of:=IF(SIGN([.A99]-[.A100])&lt;&gt;SIGN([.A98]-[.A99]);1;&quot;&quot;)">
            <text:p/>
          </table:table-cell>
          <table:table-cell table:formula="of:=[.A99]-[.A98]" office:value-type="float" office:value="-0.00434599999999996" calcext:value-type="float">
            <text:p>-0,004346</text:p>
          </table:table-cell>
          <table:table-cell table:style-name="ce9" table:formula="of:=[.A99]*[.$F$1]" office:value-type="float" office:value="114.904947" calcext:value-type="float">
            <text:p>114,90</text:p>
          </table:table-cell>
          <table:table-cell table:style-name="ce9" table:formula="of:=[.B99]*[.$F$1]" office:value-type="float" office:value="8.5220085" calcext:value-type="float">
            <text:p>8,52</text:p>
          </table:table-cell>
          <table:table-cell table:style-name="ce9" table:formula="of:=SQRT(([.F100]-[.F99])*([.F100]-[.F99])+([.G100]-[.G99])*([.G100]-[.G99]))" office:value-type="float" office:value="0.854141470569872" calcext:value-type="float">
            <text:p>0,85</text:p>
          </table:table-cell>
        </table:table-row>
        <table:table-row table:style-name="ro1">
          <table:table-cell office:value-type="float" office:value="0.580427" calcext:value-type="float">
            <text:p>0,580427</text:p>
          </table:table-cell>
          <table:table-cell office:value-type="float" office:value="0.043739" calcext:value-type="float">
            <text:p>0,043739</text:p>
          </table:table-cell>
          <table:table-cell table:style-name="ce7" table:formula="of:=IF([.B100]=0;1;&quot;&quot;)">
            <text:p/>
          </table:table-cell>
          <table:table-cell table:formula="of:=IF(SIGN([.A100]-[.A101])&lt;&gt;SIGN([.A99]-[.A100]);1;&quot;&quot;)">
            <text:p/>
          </table:table-cell>
          <table:table-cell table:formula="of:=[.A100]-[.A99]" office:value-type="float" office:value="-0.00433099999999997" calcext:value-type="float">
            <text:p>-0,004331</text:p>
          </table:table-cell>
          <table:table-cell table:style-name="ce9" table:formula="of:=[.A100]*[.$F$1]" office:value-type="float" office:value="114.0539055" calcext:value-type="float">
            <text:p>114,05</text:p>
          </table:table-cell>
          <table:table-cell table:style-name="ce9" table:formula="of:=[.B100]*[.$F$1]" office:value-type="float" office:value="8.5947135" calcext:value-type="float">
            <text:p>8,59</text:p>
          </table:table-cell>
          <table:table-cell table:style-name="ce9" table:formula="of:=SQRT(([.F101]-[.F100])*([.F101]-[.F100])+([.G101]-[.G100])*([.G101]-[.G100]))" office:value-type="float" office:value="0.854377955199724" calcext:value-type="float">
            <text:p>0,85</text:p>
          </table:table-cell>
        </table:table-row>
        <table:table-row table:style-name="ro1">
          <table:table-cell office:value-type="float" office:value="0.576097" calcext:value-type="float">
            <text:p>0,576097</text:p>
          </table:table-cell>
          <table:table-cell office:value-type="float" office:value="0.044134" calcext:value-type="float">
            <text:p>0,044134</text:p>
          </table:table-cell>
          <table:table-cell table:style-name="ce7" table:formula="of:=IF([.B101]=0;1;&quot;&quot;)">
            <text:p/>
          </table:table-cell>
          <table:table-cell table:formula="of:=IF(SIGN([.A101]-[.A102])&lt;&gt;SIGN([.A100]-[.A101]);1;&quot;&quot;)">
            <text:p/>
          </table:table-cell>
          <table:table-cell table:formula="of:=[.A101]-[.A100]" office:value-type="float" office:value="-0.00433000000000006" calcext:value-type="float">
            <text:p>-0,004330</text:p>
          </table:table-cell>
          <table:table-cell table:style-name="ce9" table:formula="of:=[.A101]*[.$F$1]" office:value-type="float" office:value="113.2030605" calcext:value-type="float">
            <text:p>113,20</text:p>
          </table:table-cell>
          <table:table-cell table:style-name="ce9" table:formula="of:=[.B101]*[.$F$1]" office:value-type="float" office:value="8.672331" calcext:value-type="float">
            <text:p>8,67</text:p>
          </table:table-cell>
          <table:table-cell table:style-name="ce9" table:formula="of:=SQRT(([.F102]-[.F101])*([.F102]-[.F101])+([.G102]-[.G101])*([.G102]-[.G101]))" office:value-type="float" office:value="0.855918497541974" calcext:value-type="float">
            <text:p>0,86</text:p>
          </table:table-cell>
        </table:table-row>
        <table:table-row table:style-name="ro1">
          <table:table-cell office:value-type="float" office:value="0.571756" calcext:value-type="float">
            <text:p>0,571756</text:p>
          </table:table-cell>
          <table:table-cell office:value-type="float" office:value="0.044493" calcext:value-type="float">
            <text:p>0,044493</text:p>
          </table:table-cell>
          <table:table-cell table:style-name="ce7" table:formula="of:=IF([.B102]=0;1;&quot;&quot;)">
            <text:p/>
          </table:table-cell>
          <table:table-cell table:formula="of:=IF(SIGN([.A102]-[.A103])&lt;&gt;SIGN([.A101]-[.A102]);1;&quot;&quot;)">
            <text:p/>
          </table:table-cell>
          <table:table-cell table:formula="of:=[.A102]-[.A101]" office:value-type="float" office:value="-0.00434100000000004" calcext:value-type="float">
            <text:p>-0,004341</text:p>
          </table:table-cell>
          <table:table-cell table:style-name="ce9" table:formula="of:=[.A102]*[.$F$1]" office:value-type="float" office:value="112.350054" calcext:value-type="float">
            <text:p>112,35</text:p>
          </table:table-cell>
          <table:table-cell table:style-name="ce9" table:formula="of:=[.B102]*[.$F$1]" office:value-type="float" office:value="8.7428745" calcext:value-type="float">
            <text:p>8,74</text:p>
          </table:table-cell>
          <table:table-cell table:style-name="ce9" table:formula="of:=SQRT(([.F103]-[.F102])*([.F103]-[.F102])+([.G103]-[.G102])*([.G103]-[.G102]))" office:value-type="float" office:value="0.856372091933896" calcext:value-type="float">
            <text:p>0,86</text:p>
          </table:table-cell>
        </table:table-row>
        <table:table-row table:style-name="ro1">
          <table:table-cell office:value-type="float" office:value="0.567415" calcext:value-type="float">
            <text:p>0,567415</text:p>
          </table:table-cell>
          <table:table-cell office:value-type="float" office:value="0.044879" calcext:value-type="float">
            <text:p>0,044879</text:p>
          </table:table-cell>
          <table:table-cell table:style-name="ce7" table:formula="of:=IF([.B103]=0;1;&quot;&quot;)">
            <text:p/>
          </table:table-cell>
          <table:table-cell table:formula="of:=IF(SIGN([.A103]-[.A104])&lt;&gt;SIGN([.A102]-[.A103]);1;&quot;&quot;)">
            <text:p/>
          </table:table-cell>
          <table:table-cell table:formula="of:=[.A103]-[.A102]" office:value-type="float" office:value="-0.00434099999999993" calcext:value-type="float">
            <text:p>-0,004341</text:p>
          </table:table-cell>
          <table:table-cell table:style-name="ce9" table:formula="of:=[.A103]*[.$F$1]" office:value-type="float" office:value="111.4970475" calcext:value-type="float">
            <text:p>111,50</text:p>
          </table:table-cell>
          <table:table-cell table:style-name="ce9" table:formula="of:=[.B103]*[.$F$1]" office:value-type="float" office:value="8.8187235" calcext:value-type="float">
            <text:p>8,82</text:p>
          </table:table-cell>
          <table:table-cell table:style-name="ce9" table:formula="of:=SQRT(([.F104]-[.F103])*([.F104]-[.F103])+([.G104]-[.G103])*([.G104]-[.G103]))" office:value-type="float" office:value="0.857600742388908" calcext:value-type="float">
            <text:p>0,86</text:p>
          </table:table-cell>
        </table:table-row>
        <table:table-row table:style-name="ro1">
          <table:table-cell office:value-type="float" office:value="0.563065" calcext:value-type="float">
            <text:p>0,563065</text:p>
          </table:table-cell>
          <table:table-cell office:value-type="float" office:value="0.045233" calcext:value-type="float">
            <text:p>0,045233</text:p>
          </table:table-cell>
          <table:table-cell table:style-name="ce7" table:formula="of:=IF([.B104]=0;1;&quot;&quot;)">
            <text:p/>
          </table:table-cell>
          <table:table-cell table:formula="of:=IF(SIGN([.A104]-[.A105])&lt;&gt;SIGN([.A103]-[.A104]);1;&quot;&quot;)">
            <text:p/>
          </table:table-cell>
          <table:table-cell table:formula="of:=[.A104]-[.A103]" office:value-type="float" office:value="-0.00435000000000008" calcext:value-type="float">
            <text:p>-0,004350</text:p>
          </table:table-cell>
          <table:table-cell table:style-name="ce9" table:formula="of:=[.A104]*[.$F$1]" office:value-type="float" office:value="110.6422725" calcext:value-type="float">
            <text:p>110,64</text:p>
          </table:table-cell>
          <table:table-cell table:style-name="ce9" table:formula="of:=[.B104]*[.$F$1]" office:value-type="float" office:value="8.8882845" calcext:value-type="float">
            <text:p>8,89</text:p>
          </table:table-cell>
          <table:table-cell table:style-name="ce9" table:formula="of:=SQRT(([.F105]-[.F104])*([.F105]-[.F104])+([.G105]-[.G104])*([.G105]-[.G104]))" office:value-type="float" office:value="0.858226004448862" calcext:value-type="float">
            <text:p>0,86</text:p>
          </table:table-cell>
        </table:table-row>
        <table:table-row table:style-name="ro1">
          <table:table-cell office:value-type="float" office:value="0.558714" calcext:value-type="float">
            <text:p>0,558714</text:p>
          </table:table-cell>
          <table:table-cell office:value-type="float" office:value="0.045613" calcext:value-type="float">
            <text:p>0,045613</text:p>
          </table:table-cell>
          <table:table-cell table:style-name="ce7" table:formula="of:=IF([.B105]=0;1;&quot;&quot;)">
            <text:p/>
          </table:table-cell>
          <table:table-cell table:formula="of:=IF(SIGN([.A105]-[.A106])&lt;&gt;SIGN([.A104]-[.A105]);1;&quot;&quot;)">
            <text:p/>
          </table:table-cell>
          <table:table-cell table:formula="of:=[.A105]-[.A104]" office:value-type="float" office:value="-0.00435099999999999" calcext:value-type="float">
            <text:p>-0,004351</text:p>
          </table:table-cell>
          <table:table-cell table:style-name="ce9" table:formula="of:=[.A105]*[.$F$1]" office:value-type="float" office:value="109.787301" calcext:value-type="float">
            <text:p>109,79</text:p>
          </table:table-cell>
          <table:table-cell table:style-name="ce9" table:formula="of:=[.B105]*[.$F$1]" office:value-type="float" office:value="8.9629545" calcext:value-type="float">
            <text:p>8,96</text:p>
          </table:table-cell>
          <table:table-cell table:style-name="ce9" table:formula="of:=SQRT(([.F106]-[.F105])*([.F106]-[.F105])+([.G106]-[.G105])*([.G106]-[.G105]))" office:value-type="float" office:value="0.858634423472656" calcext:value-type="float">
            <text:p>0,86</text:p>
          </table:table-cell>
        </table:table-row>
        <table:table-row table:style-name="ro1">
          <table:table-cell office:value-type="float" office:value="0.554358" calcext:value-type="float">
            <text:p>0,554358</text:p>
          </table:table-cell>
          <table:table-cell office:value-type="float" office:value="0.045958" calcext:value-type="float">
            <text:p>0,045958</text:p>
          </table:table-cell>
          <table:table-cell table:style-name="ce7" table:formula="of:=IF([.B106]=0;1;&quot;&quot;)">
            <text:p/>
          </table:table-cell>
          <table:table-cell table:formula="of:=IF(SIGN([.A106]-[.A107])&lt;&gt;SIGN([.A105]-[.A106]);1;&quot;&quot;)">
            <text:p/>
          </table:table-cell>
          <table:table-cell table:formula="of:=[.A106]-[.A105]" office:value-type="float" office:value="-0.00435599999999992" calcext:value-type="float">
            <text:p>-0,004356</text:p>
          </table:table-cell>
          <table:table-cell table:style-name="ce9" table:formula="of:=[.A106]*[.$F$1]" office:value-type="float" office:value="108.931347" calcext:value-type="float">
            <text:p>108,93</text:p>
          </table:table-cell>
          <table:table-cell table:style-name="ce9" table:formula="of:=[.B106]*[.$F$1]" office:value-type="float" office:value="9.030747" calcext:value-type="float">
            <text:p>9,03</text:p>
          </table:table-cell>
          <table:table-cell table:style-name="ce9" table:formula="of:=SQRT(([.F107]-[.F106])*([.F107]-[.F106])+([.G107]-[.G106])*([.G107]-[.G106]))" office:value-type="float" office:value="0.858840448413582" calcext:value-type="float">
            <text:p>0,86</text:p>
          </table:table-cell>
        </table:table-row>
        <table:table-row table:style-name="ro1">
          <table:table-cell office:value-type="float" office:value="0.550003" calcext:value-type="float">
            <text:p>0,550003</text:p>
          </table:table-cell>
          <table:table-cell office:value-type="float" office:value="0.046328" calcext:value-type="float">
            <text:p>0,046328</text:p>
          </table:table-cell>
          <table:table-cell table:style-name="ce7" table:formula="of:=IF([.B107]=0;1;&quot;&quot;)">
            <text:p/>
          </table:table-cell>
          <table:table-cell table:formula="of:=IF(SIGN([.A107]-[.A108])&lt;&gt;SIGN([.A106]-[.A107]);1;&quot;&quot;)">
            <text:p/>
          </table:table-cell>
          <table:table-cell table:formula="of:=[.A107]-[.A106]" office:value-type="float" office:value="-0.004355" calcext:value-type="float">
            <text:p>-0,004355</text:p>
          </table:table-cell>
          <table:table-cell table:style-name="ce9" table:formula="of:=[.A107]*[.$F$1]" office:value-type="float" office:value="108.0755895" calcext:value-type="float">
            <text:p>108,08</text:p>
          </table:table-cell>
          <table:table-cell table:style-name="ce9" table:formula="of:=[.B107]*[.$F$1]" office:value-type="float" office:value="9.103452" calcext:value-type="float">
            <text:p>9,10</text:p>
          </table:table-cell>
          <table:table-cell table:style-name="ce9" table:formula="of:=SQRT(([.F108]-[.F107])*([.F108]-[.F107])+([.G108]-[.G107])*([.G108]-[.G107]))" office:value-type="float" office:value="0.85757789262099" calcext:value-type="float">
            <text:p>0,86</text:p>
          </table:table-cell>
        </table:table-row>
        <table:table-row table:style-name="ro1">
          <table:table-cell office:value-type="float" office:value="0.545652" calcext:value-type="float">
            <text:p>0,545652</text:p>
          </table:table-cell>
          <table:table-cell office:value-type="float" office:value="0.046668" calcext:value-type="float">
            <text:p>0,046668</text:p>
          </table:table-cell>
          <table:table-cell table:style-name="ce7" table:formula="of:=IF([.B108]=0;1;&quot;&quot;)">
            <text:p/>
          </table:table-cell>
          <table:table-cell table:formula="of:=IF(SIGN([.A108]-[.A109])&lt;&gt;SIGN([.A107]-[.A108]);1;&quot;&quot;)">
            <text:p/>
          </table:table-cell>
          <table:table-cell table:formula="of:=[.A108]-[.A107]" office:value-type="float" office:value="-0.00435099999999999" calcext:value-type="float">
            <text:p>-0,004351</text:p>
          </table:table-cell>
          <table:table-cell table:style-name="ce9" table:formula="of:=[.A108]*[.$F$1]" office:value-type="float" office:value="107.220618" calcext:value-type="float">
            <text:p>107,22</text:p>
          </table:table-cell>
          <table:table-cell table:style-name="ce9" table:formula="of:=[.B108]*[.$F$1]" office:value-type="float" office:value="9.170262" calcext:value-type="float">
            <text:p>9,17</text:p>
          </table:table-cell>
          <table:table-cell table:style-name="ce9" table:formula="of:=SQRT(([.F109]-[.F108])*([.F109]-[.F108])+([.G109]-[.G108])*([.G109]-[.G108]))" office:value-type="float" office:value="0.857974581685572" calcext:value-type="float">
            <text:p>0,86</text:p>
          </table:table-cell>
        </table:table-row>
        <table:table-row table:style-name="ro1">
          <table:table-cell office:value-type="float" office:value="0.541301" calcext:value-type="float">
            <text:p>0,541301</text:p>
          </table:table-cell>
          <table:table-cell office:value-type="float" office:value="0.047033" calcext:value-type="float">
            <text:p>0,047033</text:p>
          </table:table-cell>
          <table:table-cell table:style-name="ce7" table:formula="of:=IF([.B109]=0;1;&quot;&quot;)">
            <text:p/>
          </table:table-cell>
          <table:table-cell table:formula="of:=IF(SIGN([.A109]-[.A110])&lt;&gt;SIGN([.A108]-[.A109]);1;&quot;&quot;)">
            <text:p/>
          </table:table-cell>
          <table:table-cell table:formula="of:=[.A109]-[.A108]" office:value-type="float" office:value="-0.00435100000000011" calcext:value-type="float">
            <text:p>-0,004351</text:p>
          </table:table-cell>
          <table:table-cell table:style-name="ce9" table:formula="of:=[.A109]*[.$F$1]" office:value-type="float" office:value="106.3656465" calcext:value-type="float">
            <text:p>106,37</text:p>
          </table:table-cell>
          <table:table-cell table:style-name="ce9" table:formula="of:=[.B109]*[.$F$1]" office:value-type="float" office:value="9.2419845" calcext:value-type="float">
            <text:p>9,24</text:p>
          </table:table-cell>
          <table:table-cell table:style-name="ce9" table:formula="of:=SQRT(([.F110]-[.F109])*([.F110]-[.F109])+([.G110]-[.G109])*([.G110]-[.G109]))" office:value-type="float" office:value="0.855377139465517" calcext:value-type="float">
            <text:p>0,86</text:p>
          </table:table-cell>
        </table:table-row>
        <table:table-row table:style-name="ro1">
          <table:table-cell office:value-type="float" office:value="0.536961" calcext:value-type="float">
            <text:p>0,536961</text:p>
          </table:table-cell>
          <table:table-cell office:value-type="float" office:value="0.04737" calcext:value-type="float">
            <text:p>0,047370</text:p>
          </table:table-cell>
          <table:table-cell table:style-name="ce7" table:formula="of:=IF([.B110]=0;1;&quot;&quot;)">
            <text:p/>
          </table:table-cell>
          <table:table-cell table:formula="of:=IF(SIGN([.A110]-[.A111])&lt;&gt;SIGN([.A109]-[.A110]);1;&quot;&quot;)">
            <text:p/>
          </table:table-cell>
          <table:table-cell table:formula="of:=[.A110]-[.A109]" office:value-type="float" office:value="-0.0043399999999999" calcext:value-type="float">
            <text:p>-0,004340</text:p>
          </table:table-cell>
          <table:table-cell table:style-name="ce9" table:formula="of:=[.A110]*[.$F$1]" office:value-type="float" office:value="105.5128365" calcext:value-type="float">
            <text:p>105,51</text:p>
          </table:table-cell>
          <table:table-cell table:style-name="ce9" table:formula="of:=[.B110]*[.$F$1]" office:value-type="float" office:value="9.308205" calcext:value-type="float">
            <text:p>9,31</text:p>
          </table:table-cell>
          <table:table-cell table:style-name="ce9" table:formula="of:=SQRT(([.F111]-[.F110])*([.F111]-[.F110])+([.G111]-[.G110])*([.G111]-[.G110]))" office:value-type="float" office:value="0.855902324714252" calcext:value-type="float">
            <text:p>0,86</text:p>
          </table:table-cell>
        </table:table-row>
        <table:table-row table:style-name="ro1">
          <table:table-cell office:value-type="float" office:value="0.53262" calcext:value-type="float">
            <text:p>0,532620</text:p>
          </table:table-cell>
          <table:table-cell office:value-type="float" office:value="0.047728" calcext:value-type="float">
            <text:p>0,047728</text:p>
          </table:table-cell>
          <table:table-cell table:style-name="ce7" table:formula="of:=IF([.B111]=0;1;&quot;&quot;)">
            <text:p/>
          </table:table-cell>
          <table:table-cell table:formula="of:=IF(SIGN([.A111]-[.A112])&lt;&gt;SIGN([.A110]-[.A111]);1;&quot;&quot;)">
            <text:p/>
          </table:table-cell>
          <table:table-cell table:formula="of:=[.A111]-[.A110]" office:value-type="float" office:value="-0.00434100000000004" calcext:value-type="float">
            <text:p>-0,004341</text:p>
          </table:table-cell>
          <table:table-cell table:style-name="ce9" table:formula="of:=[.A111]*[.$F$1]" office:value-type="float" office:value="104.65983" calcext:value-type="float">
            <text:p>104,66</text:p>
          </table:table-cell>
          <table:table-cell table:style-name="ce9" table:formula="of:=[.B111]*[.$F$1]" office:value-type="float" office:value="9.378552" calcext:value-type="float">
            <text:p>9,38</text:p>
          </table:table-cell>
          <table:table-cell table:style-name="ce9" table:formula="of:=SQRT(([.F112]-[.F111])*([.F112]-[.F111])+([.G112]-[.G111])*([.G112]-[.G111]))" office:value-type="float" office:value="0.855081868881722" calcext:value-type="float">
            <text:p>0,86</text:p>
          </table:table-cell>
        </table:table-row>
        <table:table-row table:style-name="ro1">
          <table:table-cell office:value-type="float" office:value="0.52828" calcext:value-type="float">
            <text:p>0,528280</text:p>
          </table:table-cell>
          <table:table-cell office:value-type="float" office:value="0.048045" calcext:value-type="float">
            <text:p>0,048045</text:p>
          </table:table-cell>
          <table:table-cell table:style-name="ce7" table:formula="of:=IF([.B112]=0;1;&quot;&quot;)">
            <text:p/>
          </table:table-cell>
          <table:table-cell table:formula="of:=IF(SIGN([.A112]-[.A113])&lt;&gt;SIGN([.A111]-[.A112]);1;&quot;&quot;)">
            <text:p/>
          </table:table-cell>
          <table:table-cell table:formula="of:=[.A112]-[.A111]" office:value-type="float" office:value="-0.00434000000000001" calcext:value-type="float">
            <text:p>-0,004340</text:p>
          </table:table-cell>
          <table:table-cell table:style-name="ce9" table:formula="of:=[.A112]*[.$F$1]" office:value-type="float" office:value="103.80702" calcext:value-type="float">
            <text:p>103,81</text:p>
          </table:table-cell>
          <table:table-cell table:style-name="ce9" table:formula="of:=[.B112]*[.$F$1]" office:value-type="float" office:value="9.4408425" calcext:value-type="float">
            <text:p>9,44</text:p>
          </table:table-cell>
          <table:table-cell table:style-name="ce9" table:formula="of:=SQRT(([.F113]-[.F112])*([.F113]-[.F112])+([.G113]-[.G112])*([.G113]-[.G112]))" office:value-type="float" office:value="0.855588281202624" calcext:value-type="float">
            <text:p>0,86</text:p>
          </table:table-cell>
        </table:table-row>
        <table:table-row table:style-name="ro1">
          <table:table-cell office:value-type="float" office:value="0.523939" calcext:value-type="float">
            <text:p>0,523939</text:p>
          </table:table-cell>
          <table:table-cell office:value-type="float" office:value="0.048383" calcext:value-type="float">
            <text:p>0,048383</text:p>
          </table:table-cell>
          <table:table-cell table:style-name="ce7" table:formula="of:=IF([.B113]=0;1;&quot;&quot;)">
            <text:p/>
          </table:table-cell>
          <table:table-cell table:formula="of:=IF(SIGN([.A113]-[.A114])&lt;&gt;SIGN([.A112]-[.A113]);1;&quot;&quot;)">
            <text:p/>
          </table:table-cell>
          <table:table-cell table:formula="of:=[.A113]-[.A112]" office:value-type="float" office:value="-0.00434100000000004" calcext:value-type="float">
            <text:p>-0,004341</text:p>
          </table:table-cell>
          <table:table-cell table:style-name="ce9" table:formula="of:=[.A113]*[.$F$1]" office:value-type="float" office:value="102.9540135" calcext:value-type="float">
            <text:p>102,95</text:p>
          </table:table-cell>
          <table:table-cell table:style-name="ce9" table:formula="of:=[.B113]*[.$F$1]" office:value-type="float" office:value="9.5072595" calcext:value-type="float">
            <text:p>9,51</text:p>
          </table:table-cell>
          <table:table-cell table:style-name="ce9" table:formula="of:=SQRT(([.F114]-[.F113])*([.F114]-[.F113])+([.G114]-[.G113])*([.G114]-[.G113]))" office:value-type="float" office:value="0.855976780344228" calcext:value-type="float">
            <text:p>0,86</text:p>
          </table:table-cell>
        </table:table-row>
        <table:table-row table:style-name="ro1">
          <table:table-cell office:value-type="float" office:value="0.519594" calcext:value-type="float">
            <text:p>0,519594</text:p>
          </table:table-cell>
          <table:table-cell office:value-type="float" office:value="0.048694" calcext:value-type="float">
            <text:p>0,048694</text:p>
          </table:table-cell>
          <table:table-cell table:style-name="ce7" table:formula="of:=IF([.B114]=0;1;&quot;&quot;)">
            <text:p/>
          </table:table-cell>
          <table:table-cell table:formula="of:=IF(SIGN([.A114]-[.A115])&lt;&gt;SIGN([.A113]-[.A114]);1;&quot;&quot;)">
            <text:p/>
          </table:table-cell>
          <table:table-cell table:formula="of:=[.A114]-[.A113]" office:value-type="float" office:value="-0.00434499999999993" calcext:value-type="float">
            <text:p>-0,004345</text:p>
          </table:table-cell>
          <table:table-cell table:style-name="ce9" table:formula="of:=[.A114]*[.$F$1]" office:value-type="float" office:value="102.100221" calcext:value-type="float">
            <text:p>102,10</text:p>
          </table:table-cell>
          <table:table-cell table:style-name="ce9" table:formula="of:=[.B114]*[.$F$1]" office:value-type="float" office:value="9.568371" calcext:value-type="float">
            <text:p>9,57</text:p>
          </table:table-cell>
          <table:table-cell table:style-name="ce9" table:formula="of:=SQRT(([.F115]-[.F114])*([.F115]-[.F114])+([.G115]-[.G114])*([.G115]-[.G114]))" office:value-type="float" office:value="0.856507233058788" calcext:value-type="float">
            <text:p>0,86</text:p>
          </table:table-cell>
        </table:table-row>
        <table:table-row table:style-name="ro1">
          <table:table-cell office:value-type="float" office:value="0.515248" calcext:value-type="float">
            <text:p>0,515248</text:p>
          </table:table-cell>
          <table:table-cell office:value-type="float" office:value="0.049028" calcext:value-type="float">
            <text:p>0,049028</text:p>
          </table:table-cell>
          <table:table-cell table:style-name="ce7" table:formula="of:=IF([.B115]=0;1;&quot;&quot;)">
            <text:p/>
          </table:table-cell>
          <table:table-cell table:formula="of:=IF(SIGN([.A115]-[.A116])&lt;&gt;SIGN([.A114]-[.A115]);1;&quot;&quot;)">
            <text:p/>
          </table:table-cell>
          <table:table-cell table:formula="of:=[.A115]-[.A114]" office:value-type="float" office:value="-0.00434600000000007" calcext:value-type="float">
            <text:p>-0,004346</text:p>
          </table:table-cell>
          <table:table-cell table:style-name="ce9" table:formula="of:=[.A115]*[.$F$1]" office:value-type="float" office:value="101.246232" calcext:value-type="float">
            <text:p>101,25</text:p>
          </table:table-cell>
          <table:table-cell table:style-name="ce9" table:formula="of:=[.B115]*[.$F$1]" office:value-type="float" office:value="9.634002" calcext:value-type="float">
            <text:p>9,63</text:p>
          </table:table-cell>
          <table:table-cell table:style-name="ce9" table:formula="of:=SQRT(([.F116]-[.F115])*([.F116]-[.F115])+([.G116]-[.G115])*([.G116]-[.G115]))" office:value-type="float" office:value="0.856034765989821" calcext:value-type="float">
            <text:p>0,86</text:p>
          </table:table-cell>
        </table:table-row>
        <table:table-row table:style-name="ro1">
          <table:table-cell office:value-type="float" office:value="0.510902" calcext:value-type="float">
            <text:p>0,510902</text:p>
          </table:table-cell>
          <table:table-cell office:value-type="float" office:value="0.049329" calcext:value-type="float">
            <text:p>0,049329</text:p>
          </table:table-cell>
          <table:table-cell table:style-name="ce7" table:formula="of:=IF([.B116]=0;1;&quot;&quot;)">
            <text:p/>
          </table:table-cell>
          <table:table-cell table:formula="of:=IF(SIGN([.A116]-[.A117])&lt;&gt;SIGN([.A115]-[.A116]);1;&quot;&quot;)">
            <text:p/>
          </table:table-cell>
          <table:table-cell table:formula="of:=[.A116]-[.A115]" office:value-type="float" office:value="-0.00434599999999996" calcext:value-type="float">
            <text:p>-0,004346</text:p>
          </table:table-cell>
          <table:table-cell table:style-name="ce9" table:formula="of:=[.A116]*[.$F$1]" office:value-type="float" office:value="100.392243" calcext:value-type="float">
            <text:p>100,39</text:p>
          </table:table-cell>
          <table:table-cell table:style-name="ce9" table:formula="of:=[.B116]*[.$F$1]" office:value-type="float" office:value="9.6931485" calcext:value-type="float">
            <text:p>9,69</text:p>
          </table:table-cell>
          <table:table-cell table:style-name="ce9" table:formula="of:=SQRT(([.F117]-[.F116])*([.F117]-[.F116])+([.G117]-[.G116])*([.G117]-[.G116]))" office:value-type="float" office:value="0.856148357754963" calcext:value-type="float">
            <text:p>0,86</text:p>
          </table:table-cell>
        </table:table-row>
        <table:table-row table:style-name="ro1">
          <table:table-cell office:value-type="float" office:value="0.506557" calcext:value-type="float">
            <text:p>0,506557</text:p>
          </table:table-cell>
          <table:table-cell office:value-type="float" office:value="0.049652" calcext:value-type="float">
            <text:p>0,049652</text:p>
          </table:table-cell>
          <table:table-cell table:style-name="ce7" table:formula="of:=IF([.B117]=0;1;&quot;&quot;)">
            <text:p/>
          </table:table-cell>
          <table:table-cell table:formula="of:=IF(SIGN([.A117]-[.A118])&lt;&gt;SIGN([.A116]-[.A117]);1;&quot;&quot;)">
            <text:p/>
          </table:table-cell>
          <table:table-cell table:formula="of:=[.A117]-[.A116]" office:value-type="float" office:value="-0.00434500000000004" calcext:value-type="float">
            <text:p>-0,004345</text:p>
          </table:table-cell>
          <table:table-cell table:style-name="ce9" table:formula="of:=[.A117]*[.$F$1]" office:value-type="float" office:value="99.5384505" calcext:value-type="float">
            <text:p>99,54</text:p>
          </table:table-cell>
          <table:table-cell table:style-name="ce9" table:formula="of:=[.B117]*[.$F$1]" office:value-type="float" office:value="9.756618" calcext:value-type="float">
            <text:p>9,76</text:p>
          </table:table-cell>
          <table:table-cell table:style-name="ce9" table:formula="of:=SQRT(([.F118]-[.F117])*([.F118]-[.F117])+([.G118]-[.G117])*([.G118]-[.G117]))" office:value-type="float" office:value="0.856961033987243" calcext:value-type="float">
            <text:p>0,86</text:p>
          </table:table-cell>
        </table:table-row>
        <table:table-row table:style-name="ro1">
          <table:table-cell office:value-type="float" office:value="0.502206" calcext:value-type="float">
            <text:p>0,502206</text:p>
          </table:table-cell>
          <table:table-cell office:value-type="float" office:value="0.049949" calcext:value-type="float">
            <text:p>0,049949</text:p>
          </table:table-cell>
          <table:table-cell table:style-name="ce7" table:formula="of:=IF([.B118]=0;1;&quot;&quot;)">
            <text:p/>
          </table:table-cell>
          <table:table-cell table:formula="of:=IF(SIGN([.A118]-[.A119])&lt;&gt;SIGN([.A117]-[.A118]);1;&quot;&quot;)">
            <text:p/>
          </table:table-cell>
          <table:table-cell table:formula="of:=[.A118]-[.A117]" office:value-type="float" office:value="-0.00435099999999999" calcext:value-type="float">
            <text:p>-0,004351</text:p>
          </table:table-cell>
          <table:table-cell table:style-name="ce9" table:formula="of:=[.A118]*[.$F$1]" office:value-type="float" office:value="98.683479" calcext:value-type="float">
            <text:p>98,68</text:p>
          </table:table-cell>
          <table:table-cell table:style-name="ce9" table:formula="of:=[.B118]*[.$F$1]" office:value-type="float" office:value="9.8149785" calcext:value-type="float">
            <text:p>9,81</text:p>
          </table:table-cell>
          <table:table-cell table:style-name="ce9" table:formula="of:=SQRT(([.F119]-[.F118])*([.F119]-[.F118])+([.G119]-[.G118])*([.G119]-[.G118]))" office:value-type="float" office:value="0.857055964213543" calcext:value-type="float">
            <text:p>0,86</text:p>
          </table:table-cell>
        </table:table-row>
        <table:table-row table:style-name="ro1">
          <table:table-cell office:value-type="float" office:value="0.497856" calcext:value-type="float">
            <text:p>0,497856</text:p>
          </table:table-cell>
          <table:table-cell office:value-type="float" office:value="0.050267" calcext:value-type="float">
            <text:p>0,050267</text:p>
          </table:table-cell>
          <table:table-cell table:style-name="ce7" table:formula="of:=IF([.B119]=0;1;&quot;&quot;)">
            <text:p/>
          </table:table-cell>
          <table:table-cell table:formula="of:=IF(SIGN([.A119]-[.A120])&lt;&gt;SIGN([.A118]-[.A119]);1;&quot;&quot;)">
            <text:p/>
          </table:table-cell>
          <table:table-cell table:formula="of:=[.A119]-[.A118]" office:value-type="float" office:value="-0.00434999999999997" calcext:value-type="float">
            <text:p>-0,004350</text:p>
          </table:table-cell>
          <table:table-cell table:style-name="ce9" table:formula="of:=[.A119]*[.$F$1]" office:value-type="float" office:value="97.828704" calcext:value-type="float">
            <text:p>97,83</text:p>
          </table:table-cell>
          <table:table-cell table:style-name="ce9" table:formula="of:=[.B119]*[.$F$1]" office:value-type="float" office:value="9.8774655" calcext:value-type="float">
            <text:p>9,88</text:p>
          </table:table-cell>
          <table:table-cell table:style-name="ce9" table:formula="of:=SQRT(([.F120]-[.F119])*([.F120]-[.F119])+([.G120]-[.G119])*([.G120]-[.G119]))" office:value-type="float" office:value="0.785945395665777" calcext:value-type="float">
            <text:p>0,79</text:p>
          </table:table-cell>
        </table:table-row>
        <table:table-row table:style-name="ro1">
          <table:table-cell office:value-type="float" office:value="0.493865" calcext:value-type="float">
            <text:p>0,493865</text:p>
          </table:table-cell>
          <table:table-cell office:value-type="float" office:value="0.050531" calcext:value-type="float">
            <text:p>0,050531</text:p>
          </table:table-cell>
          <table:table-cell table:style-name="ce7" table:formula="of:=IF([.B120]=0;1;&quot;&quot;)">
            <text:p/>
          </table:table-cell>
          <table:table-cell table:formula="of:=IF(SIGN([.A120]-[.A121])&lt;&gt;SIGN([.A119]-[.A120]);1;&quot;&quot;)">
            <text:p/>
          </table:table-cell>
          <table:table-cell table:formula="of:=[.A120]-[.A119]" office:value-type="float" office:value="-0.00399099999999997" calcext:value-type="float">
            <text:p>-0,003991</text:p>
          </table:table-cell>
          <table:table-cell table:style-name="ce9" table:formula="of:=[.A120]*[.$F$1]" office:value-type="float" office:value="97.0444725" calcext:value-type="float">
            <text:p>97,04</text:p>
          </table:table-cell>
          <table:table-cell table:style-name="ce9" table:formula="of:=[.B120]*[.$F$1]" office:value-type="float" office:value="9.9293415" calcext:value-type="float">
            <text:p>9,93</text:p>
          </table:table-cell>
          <table:table-cell table:style-name="ce9" table:formula="of:=SQRT(([.F121]-[.F120])*([.F121]-[.F120])+([.G121]-[.G120])*([.G121]-[.G120]))" office:value-type="float" office:value="0.786004642298794" calcext:value-type="float">
            <text:p>0,79</text:p>
          </table:table-cell>
        </table:table-row>
        <table:table-row table:style-name="ro1">
          <table:table-cell office:value-type="float" office:value="0.489875" calcext:value-type="float">
            <text:p>0,489875</text:p>
          </table:table-cell>
          <table:table-cell office:value-type="float" office:value="0.050814" calcext:value-type="float">
            <text:p>0,050814</text:p>
          </table:table-cell>
          <table:table-cell table:style-name="ce7" table:formula="of:=IF([.B121]=0;1;&quot;&quot;)">
            <text:p/>
          </table:table-cell>
          <table:table-cell table:formula="of:=IF(SIGN([.A121]-[.A122])&lt;&gt;SIGN([.A120]-[.A121]);1;&quot;&quot;)">
            <text:p/>
          </table:table-cell>
          <table:table-cell table:formula="of:=[.A121]-[.A120]" office:value-type="float" office:value="-0.00398999999999999" calcext:value-type="float">
            <text:p>-0,003990</text:p>
          </table:table-cell>
          <table:table-cell table:style-name="ce9" table:formula="of:=[.A121]*[.$F$1]" office:value-type="float" office:value="96.2604375" calcext:value-type="float">
            <text:p>96,26</text:p>
          </table:table-cell>
          <table:table-cell table:style-name="ce9" table:formula="of:=[.B121]*[.$F$1]" office:value-type="float" office:value="9.984951" calcext:value-type="float">
            <text:p>9,98</text:p>
          </table:table-cell>
          <table:table-cell table:style-name="ce9" table:formula="of:=SQRT(([.F122]-[.F121])*([.F122]-[.F121])+([.G122]-[.G121])*([.G122]-[.G121]))" office:value-type="float" office:value="0.78583064788064" calcext:value-type="float">
            <text:p>0,79</text:p>
          </table:table-cell>
        </table:table-row>
        <table:table-row table:style-name="ro1">
          <table:table-cell office:value-type="float" office:value="0.485884" calcext:value-type="float">
            <text:p>0,485884</text:p>
          </table:table-cell>
          <table:table-cell office:value-type="float" office:value="0.051069" calcext:value-type="float">
            <text:p>0,051069</text:p>
          </table:table-cell>
          <table:table-cell table:style-name="ce7" table:formula="of:=IF([.B122]=0;1;&quot;&quot;)">
            <text:p/>
          </table:table-cell>
          <table:table-cell table:formula="of:=IF(SIGN([.A122]-[.A123])&lt;&gt;SIGN([.A121]-[.A122]);1;&quot;&quot;)">
            <text:p/>
          </table:table-cell>
          <table:table-cell table:formula="of:=[.A122]-[.A121]" office:value-type="float" office:value="-0.00399100000000002" calcext:value-type="float">
            <text:p>-0,003991</text:p>
          </table:table-cell>
          <table:table-cell table:style-name="ce9" table:formula="of:=[.A122]*[.$F$1]" office:value-type="float" office:value="95.476206" calcext:value-type="float">
            <text:p>95,48</text:p>
          </table:table-cell>
          <table:table-cell table:style-name="ce9" table:formula="of:=[.B122]*[.$F$1]" office:value-type="float" office:value="10.0350585" calcext:value-type="float">
            <text:p>10,04</text:p>
          </table:table-cell>
          <table:table-cell table:style-name="ce9" table:formula="of:=SQRT(([.F123]-[.F122])*([.F123]-[.F122])+([.G123]-[.G122])*([.G123]-[.G122]))" office:value-type="float" office:value="0.785958390023611" calcext:value-type="float">
            <text:p>0,79</text:p>
          </table:table-cell>
        </table:table-row>
        <table:table-row table:style-name="ro1">
          <table:table-cell office:value-type="float" office:value="0.481893" calcext:value-type="float">
            <text:p>0,481893</text:p>
          </table:table-cell>
          <table:table-cell office:value-type="float" office:value="0.051334" calcext:value-type="float">
            <text:p>0,051334</text:p>
          </table:table-cell>
          <table:table-cell table:style-name="ce7" table:formula="of:=IF([.B123]=0;1;&quot;&quot;)">
            <text:p/>
          </table:table-cell>
          <table:table-cell table:formula="of:=IF(SIGN([.A123]-[.A124])&lt;&gt;SIGN([.A122]-[.A123]);1;&quot;&quot;)">
            <text:p/>
          </table:table-cell>
          <table:table-cell table:formula="of:=[.A123]-[.A122]" office:value-type="float" office:value="-0.00399100000000002" calcext:value-type="float">
            <text:p>-0,003991</text:p>
          </table:table-cell>
          <table:table-cell table:style-name="ce9" table:formula="of:=[.A123]*[.$F$1]" office:value-type="float" office:value="94.6919745" calcext:value-type="float">
            <text:p>94,69</text:p>
          </table:table-cell>
          <table:table-cell table:style-name="ce9" table:formula="of:=[.B123]*[.$F$1]" office:value-type="float" office:value="10.087131" calcext:value-type="float">
            <text:p>10,09</text:p>
          </table:table-cell>
          <table:table-cell table:style-name="ce9" table:formula="of:=SQRT(([.F124]-[.F123])*([.F124]-[.F123])+([.G124]-[.G123])*([.G124]-[.G123]))" office:value-type="float" office:value="0.785560232787552" calcext:value-type="float">
            <text:p>0,79</text:p>
          </table:table-cell>
        </table:table-row>
        <table:table-row table:style-name="ro1">
          <table:table-cell office:value-type="float" office:value="0.477903" calcext:value-type="float">
            <text:p>0,477903</text:p>
          </table:table-cell>
          <table:table-cell office:value-type="float" office:value="0.051583" calcext:value-type="float">
            <text:p>0,051583</text:p>
          </table:table-cell>
          <table:table-cell table:style-name="ce7" table:formula="of:=IF([.B124]=0;1;&quot;&quot;)">
            <text:p/>
          </table:table-cell>
          <table:table-cell table:formula="of:=IF(SIGN([.A124]-[.A125])&lt;&gt;SIGN([.A123]-[.A124]);1;&quot;&quot;)">
            <text:p/>
          </table:table-cell>
          <table:table-cell table:formula="of:=[.A124]-[.A123]" office:value-type="float" office:value="-0.00398999999999999" calcext:value-type="float">
            <text:p>-0,003990</text:p>
          </table:table-cell>
          <table:table-cell table:style-name="ce9" table:formula="of:=[.A124]*[.$F$1]" office:value-type="float" office:value="93.9079395" calcext:value-type="float">
            <text:p>93,91</text:p>
          </table:table-cell>
          <table:table-cell table:style-name="ce9" table:formula="of:=[.B124]*[.$F$1]" office:value-type="float" office:value="10.1360595" calcext:value-type="float">
            <text:p>10,14</text:p>
          </table:table-cell>
          <table:table-cell table:style-name="ce9" table:formula="of:=SQRT(([.F125]-[.F124])*([.F125]-[.F124])+([.G125]-[.G124])*([.G125]-[.G124]))" office:value-type="float" office:value="0.785793279378398" calcext:value-type="float">
            <text:p>0,79</text:p>
          </table:table-cell>
        </table:table-row>
        <table:table-row table:style-name="ro1">
          <table:table-cell office:value-type="float" office:value="0.473912" calcext:value-type="float">
            <text:p>0,473912</text:p>
          </table:table-cell>
          <table:table-cell office:value-type="float" office:value="0.051835" calcext:value-type="float">
            <text:p>0,051835</text:p>
          </table:table-cell>
          <table:table-cell table:style-name="ce7" table:formula="of:=IF([.B125]=0;1;&quot;&quot;)">
            <text:p/>
          </table:table-cell>
          <table:table-cell table:formula="of:=IF(SIGN([.A125]-[.A126])&lt;&gt;SIGN([.A124]-[.A125]);1;&quot;&quot;)">
            <text:p/>
          </table:table-cell>
          <table:table-cell table:formula="of:=[.A125]-[.A124]" office:value-type="float" office:value="-0.00399099999999997" calcext:value-type="float">
            <text:p>-0,003991</text:p>
          </table:table-cell>
          <table:table-cell table:style-name="ce9" table:formula="of:=[.A125]*[.$F$1]" office:value-type="float" office:value="93.123708" calcext:value-type="float">
            <text:p>93,12</text:p>
          </table:table-cell>
          <table:table-cell table:style-name="ce9" table:formula="of:=[.B125]*[.$F$1]" office:value-type="float" office:value="10.1855775" calcext:value-type="float">
            <text:p>10,19</text:p>
          </table:table-cell>
          <table:table-cell table:style-name="ce9" table:formula="of:=SQRT(([.F126]-[.F125])*([.F126]-[.F125])+([.G126]-[.G125])*([.G126]-[.G125]))" office:value-type="float" office:value="0.785560232787552" calcext:value-type="float">
            <text:p>0,79</text:p>
          </table:table-cell>
        </table:table-row>
        <table:table-row table:style-name="ro1">
          <table:table-cell office:value-type="float" office:value="0.469922" calcext:value-type="float">
            <text:p>0,469922</text:p>
          </table:table-cell>
          <table:table-cell office:value-type="float" office:value="0.052084" calcext:value-type="float">
            <text:p>0,052084</text:p>
          </table:table-cell>
          <table:table-cell table:style-name="ce7" table:formula="of:=IF([.B126]=0;1;&quot;&quot;)">
            <text:p/>
          </table:table-cell>
          <table:table-cell table:formula="of:=IF(SIGN([.A126]-[.A127])&lt;&gt;SIGN([.A125]-[.A126]);1;&quot;&quot;)">
            <text:p/>
          </table:table-cell>
          <table:table-cell table:formula="of:=[.A126]-[.A125]" office:value-type="float" office:value="-0.00398999999999999" calcext:value-type="float">
            <text:p>-0,003990</text:p>
          </table:table-cell>
          <table:table-cell table:style-name="ce9" table:formula="of:=[.A126]*[.$F$1]" office:value-type="float" office:value="92.339673" calcext:value-type="float">
            <text:p>92,34</text:p>
          </table:table-cell>
          <table:table-cell table:style-name="ce9" table:formula="of:=[.B126]*[.$F$1]" office:value-type="float" office:value="10.234506" calcext:value-type="float">
            <text:p>10,23</text:p>
          </table:table-cell>
          <table:table-cell table:style-name="ce9" table:formula="of:=SQRT(([.F127]-[.F126])*([.F127]-[.F126])+([.G127]-[.G126])*([.G127]-[.G126]))" office:value-type="float" office:value="0.785683817029794" calcext:value-type="float">
            <text:p>0,79</text:p>
          </table:table-cell>
        </table:table-row>
        <table:table-row table:style-name="ro1">
          <table:table-cell office:value-type="float" office:value="0.465931" calcext:value-type="float">
            <text:p>0,465931</text:p>
          </table:table-cell>
          <table:table-cell office:value-type="float" office:value="0.052327" calcext:value-type="float">
            <text:p>0,052327</text:p>
          </table:table-cell>
          <table:table-cell table:style-name="ce7" table:formula="of:=IF([.B127]=0;1;&quot;&quot;)">
            <text:p/>
          </table:table-cell>
          <table:table-cell table:formula="of:=IF(SIGN([.A127]-[.A128])&lt;&gt;SIGN([.A126]-[.A127]);1;&quot;&quot;)">
            <text:p/>
          </table:table-cell>
          <table:table-cell table:formula="of:=[.A127]-[.A126]" office:value-type="float" office:value="-0.00399100000000002" calcext:value-type="float">
            <text:p>-0,003991</text:p>
          </table:table-cell>
          <table:table-cell table:style-name="ce9" table:formula="of:=[.A127]*[.$F$1]" office:value-type="float" office:value="91.5554415" calcext:value-type="float">
            <text:p>91,56</text:p>
          </table:table-cell>
          <table:table-cell table:style-name="ce9" table:formula="of:=[.B127]*[.$F$1]" office:value-type="float" office:value="10.2822555" calcext:value-type="float">
            <text:p>10,28</text:p>
          </table:table-cell>
          <table:table-cell table:style-name="ce9" table:formula="of:=SQRT(([.F128]-[.F127])*([.F128]-[.F127])+([.G128]-[.G127])*([.G128]-[.G127]))" office:value-type="float" office:value="0.78573197742774" calcext:value-type="float">
            <text:p>0,79</text:p>
          </table:table-cell>
        </table:table-row>
        <table:table-row table:style-name="ro1">
          <table:table-cell office:value-type="float" office:value="0.46194" calcext:value-type="float">
            <text:p>0,461940</text:p>
          </table:table-cell>
          <table:table-cell office:value-type="float" office:value="0.052574" calcext:value-type="float">
            <text:p>0,052574</text:p>
          </table:table-cell>
          <table:table-cell table:style-name="ce7" table:formula="of:=IF([.B128]=0;1;&quot;&quot;)">
            <text:p/>
          </table:table-cell>
          <table:table-cell table:formula="of:=IF(SIGN([.A128]-[.A129])&lt;&gt;SIGN([.A127]-[.A128]);1;&quot;&quot;)">
            <text:p/>
          </table:table-cell>
          <table:table-cell table:formula="of:=[.A128]-[.A127]" office:value-type="float" office:value="-0.00399100000000002" calcext:value-type="float">
            <text:p>-0,003991</text:p>
          </table:table-cell>
          <table:table-cell table:style-name="ce9" table:formula="of:=[.A128]*[.$F$1]" office:value-type="float" office:value="90.77121" calcext:value-type="float">
            <text:p>90,77</text:p>
          </table:table-cell>
          <table:table-cell table:style-name="ce9" table:formula="of:=[.B128]*[.$F$1]" office:value-type="float" office:value="10.330791" calcext:value-type="float">
            <text:p>10,33</text:p>
          </table:table-cell>
          <table:table-cell table:style-name="ce9" table:formula="of:=SQRT(([.F129]-[.F128])*([.F129]-[.F128])+([.G129]-[.G128])*([.G129]-[.G128]))" office:value-type="float" office:value="0.78528060359419" calcext:value-type="float">
            <text:p>0,79</text:p>
          </table:table-cell>
        </table:table-row>
        <table:table-row table:style-name="ro1">
          <table:table-cell office:value-type="float" office:value="0.45795" calcext:value-type="float">
            <text:p>0,457950</text:p>
          </table:table-cell>
          <table:table-cell office:value-type="float" office:value="0.052799" calcext:value-type="float">
            <text:p>0,052799</text:p>
          </table:table-cell>
          <table:table-cell table:style-name="ce7" table:formula="of:=IF([.B129]=0;1;&quot;&quot;)">
            <text:p/>
          </table:table-cell>
          <table:table-cell table:formula="of:=IF(SIGN([.A129]-[.A130])&lt;&gt;SIGN([.A128]-[.A129]);1;&quot;&quot;)">
            <text:p/>
          </table:table-cell>
          <table:table-cell table:formula="of:=[.A129]-[.A128]" office:value-type="float" office:value="-0.00398999999999999" calcext:value-type="float">
            <text:p>-0,003990</text:p>
          </table:table-cell>
          <table:table-cell table:style-name="ce9" table:formula="of:=[.A129]*[.$F$1]" office:value-type="float" office:value="89.987175" calcext:value-type="float">
            <text:p>89,99</text:p>
          </table:table-cell>
          <table:table-cell table:style-name="ce9" table:formula="of:=[.B129]*[.$F$1]" office:value-type="float" office:value="10.3750035" calcext:value-type="float">
            <text:p>10,38</text:p>
          </table:table-cell>
          <table:table-cell table:style-name="ce9" table:formula="of:=SQRT(([.F130]-[.F129])*([.F130]-[.F129])+([.G130]-[.G129])*([.G130]-[.G129]))" office:value-type="float" office:value="0.785613045374429" calcext:value-type="float">
            <text:p>0,79</text:p>
          </table:table-cell>
        </table:table-row>
        <table:table-row table:style-name="ro1">
          <table:table-cell office:value-type="float" office:value="0.453959" calcext:value-type="float">
            <text:p>0,453959</text:p>
          </table:table-cell>
          <table:table-cell office:value-type="float" office:value="0.053036" calcext:value-type="float">
            <text:p>0,053036</text:p>
          </table:table-cell>
          <table:table-cell table:style-name="ce7" table:formula="of:=IF([.B130]=0;1;&quot;&quot;)">
            <text:p/>
          </table:table-cell>
          <table:table-cell table:formula="of:=IF(SIGN([.A130]-[.A131])&lt;&gt;SIGN([.A129]-[.A130]);1;&quot;&quot;)">
            <text:p/>
          </table:table-cell>
          <table:table-cell table:formula="of:=[.A130]-[.A129]" office:value-type="float" office:value="-0.00399099999999997" calcext:value-type="float">
            <text:p>-0,003991</text:p>
          </table:table-cell>
          <table:table-cell table:style-name="ce9" table:formula="of:=[.A130]*[.$F$1]" office:value-type="float" office:value="89.2029435" calcext:value-type="float">
            <text:p>89,20</text:p>
          </table:table-cell>
          <table:table-cell table:style-name="ce9" table:formula="of:=[.B130]*[.$F$1]" office:value-type="float" office:value="10.421574" calcext:value-type="float">
            <text:p>10,42</text:p>
          </table:table-cell>
          <table:table-cell table:style-name="ce9" table:formula="of:=SQRT(([.F131]-[.F130])*([.F131]-[.F130])+([.G131]-[.G130])*([.G131]-[.G130]))" office:value-type="float" office:value="0.785172422134958" calcext:value-type="float">
            <text:p>0,79</text:p>
          </table:table-cell>
        </table:table-row>
        <table:table-row table:style-name="ro1">
          <table:table-cell office:value-type="float" office:value="0.449969" calcext:value-type="float">
            <text:p>0,449969</text:p>
          </table:table-cell>
          <table:table-cell office:value-type="float" office:value="0.053251" calcext:value-type="float">
            <text:p>0,053251</text:p>
          </table:table-cell>
          <table:table-cell table:style-name="ce7" table:formula="of:=IF([.B131]=0;1;&quot;&quot;)">
            <text:p/>
          </table:table-cell>
          <table:table-cell table:formula="of:=IF(SIGN([.A131]-[.A132])&lt;&gt;SIGN([.A130]-[.A131]);1;&quot;&quot;)">
            <text:p/>
          </table:table-cell>
          <table:table-cell table:formula="of:=[.A131]-[.A130]" office:value-type="float" office:value="-0.00399000000000005" calcext:value-type="float">
            <text:p>-0,003990</text:p>
          </table:table-cell>
          <table:table-cell table:style-name="ce9" table:formula="of:=[.A131]*[.$F$1]" office:value-type="float" office:value="88.4189085" calcext:value-type="float">
            <text:p>88,42</text:p>
          </table:table-cell>
          <table:table-cell table:style-name="ce9" table:formula="of:=[.B131]*[.$F$1]" office:value-type="float" office:value="10.4638215" calcext:value-type="float">
            <text:p>10,46</text:p>
          </table:table-cell>
          <table:table-cell table:style-name="ce9" table:formula="of:=SQRT(([.F132]-[.F131])*([.F132]-[.F131])+([.G132]-[.G131])*([.G132]-[.G131]))" office:value-type="float" office:value="0.785544036871571" calcext:value-type="float">
            <text:p>0,79</text:p>
          </table:table-cell>
        </table:table-row>
        <table:table-row table:style-name="ro1">
          <table:table-cell office:value-type="float" office:value="0.445978" calcext:value-type="float">
            <text:p>0,445978</text:p>
          </table:table-cell>
          <table:table-cell office:value-type="float" office:value="0.053482" calcext:value-type="float">
            <text:p>0,053482</text:p>
          </table:table-cell>
          <table:table-cell table:style-name="ce7" table:formula="of:=IF([.B132]=0;1;&quot;&quot;)">
            <text:p/>
          </table:table-cell>
          <table:table-cell table:formula="of:=IF(SIGN([.A132]-[.A133])&lt;&gt;SIGN([.A131]-[.A132]);1;&quot;&quot;)">
            <text:p/>
          </table:table-cell>
          <table:table-cell table:formula="of:=[.A132]-[.A131]" office:value-type="float" office:value="-0.00399099999999997" calcext:value-type="float">
            <text:p>-0,003991</text:p>
          </table:table-cell>
          <table:table-cell table:style-name="ce9" table:formula="of:=[.A132]*[.$F$1]" office:value-type="float" office:value="87.634677" calcext:value-type="float">
            <text:p>87,63</text:p>
          </table:table-cell>
          <table:table-cell table:style-name="ce9" table:formula="of:=[.B132]*[.$F$1]" office:value-type="float" office:value="10.509213" calcext:value-type="float">
            <text:p>10,51</text:p>
          </table:table-cell>
          <table:table-cell table:style-name="ce9" table:formula="of:=SQRT(([.F133]-[.F132])*([.F133]-[.F132])+([.G133]-[.G132])*([.G133]-[.G132]))" office:value-type="float" office:value="0.785089407344956" calcext:value-type="float">
            <text:p>0,79</text:p>
          </table:table-cell>
        </table:table-row>
        <table:table-row table:style-name="ro1">
          <table:table-cell office:value-type="float" office:value="0.441988" calcext:value-type="float">
            <text:p>0,441988</text:p>
          </table:table-cell>
          <table:table-cell office:value-type="float" office:value="0.053689" calcext:value-type="float">
            <text:p>0,053689</text:p>
          </table:table-cell>
          <table:table-cell table:style-name="ce7" table:formula="of:=IF([.B133]=0;1;&quot;&quot;)">
            <text:p/>
          </table:table-cell>
          <table:table-cell table:formula="of:=IF(SIGN([.A133]-[.A134])&lt;&gt;SIGN([.A132]-[.A133]);1;&quot;&quot;)">
            <text:p/>
          </table:table-cell>
          <table:table-cell table:formula="of:=[.A133]-[.A132]" office:value-type="float" office:value="-0.00398999999999999" calcext:value-type="float">
            <text:p>-0,003990</text:p>
          </table:table-cell>
          <table:table-cell table:style-name="ce9" table:formula="of:=[.A133]*[.$F$1]" office:value-type="float" office:value="86.850642" calcext:value-type="float">
            <text:p>86,85</text:p>
          </table:table-cell>
          <table:table-cell table:style-name="ce9" table:formula="of:=[.B133]*[.$F$1]" office:value-type="float" office:value="10.5498885" calcext:value-type="float">
            <text:p>10,55</text:p>
          </table:table-cell>
          <table:table-cell table:style-name="ce9" table:formula="of:=SQRT(([.F134]-[.F133])*([.F134]-[.F133])+([.G134]-[.G133])*([.G134]-[.G133]))" office:value-type="float" office:value="0.785432942073674" calcext:value-type="float">
            <text:p>0,79</text:p>
          </table:table-cell>
        </table:table-row>
        <table:table-row table:style-name="ro1">
          <table:table-cell office:value-type="float" office:value="0.437997" calcext:value-type="float">
            <text:p>0,437997</text:p>
          </table:table-cell>
          <table:table-cell office:value-type="float" office:value="0.05391" calcext:value-type="float">
            <text:p>0,053910</text:p>
          </table:table-cell>
          <table:table-cell table:style-name="ce7" table:formula="of:=IF([.B134]=0;1;&quot;&quot;)">
            <text:p/>
          </table:table-cell>
          <table:table-cell table:formula="of:=IF(SIGN([.A134]-[.A135])&lt;&gt;SIGN([.A133]-[.A134]);1;&quot;&quot;)">
            <text:p/>
          </table:table-cell>
          <table:table-cell table:formula="of:=[.A134]-[.A133]" office:value-type="float" office:value="-0.00399100000000002" calcext:value-type="float">
            <text:p>-0,003991</text:p>
          </table:table-cell>
          <table:table-cell table:style-name="ce9" table:formula="of:=[.A134]*[.$F$1]" office:value-type="float" office:value="86.0664105" calcext:value-type="float">
            <text:p>86,07</text:p>
          </table:table-cell>
          <table:table-cell table:style-name="ce9" table:formula="of:=[.B134]*[.$F$1]" office:value-type="float" office:value="10.593315" calcext:value-type="float">
            <text:p>10,59</text:p>
          </table:table-cell>
          <table:table-cell table:style-name="ce9" table:formula="of:=SQRT(([.F135]-[.F134])*([.F135]-[.F134])+([.G135]-[.G134])*([.G135]-[.G134]))" office:value-type="float" office:value="0.785039117161675" calcext:value-type="float">
            <text:p>0,79</text:p>
          </table:table-cell>
        </table:table-row>
        <table:table-row table:style-name="ro1">
          <table:table-cell office:value-type="float" office:value="0.434007" calcext:value-type="float">
            <text:p>0,434007</text:p>
          </table:table-cell>
          <table:table-cell office:value-type="float" office:value="0.054112" calcext:value-type="float">
            <text:p>0,054112</text:p>
          </table:table-cell>
          <table:table-cell table:style-name="ce7" table:formula="of:=IF([.B135]=0;1;&quot;&quot;)">
            <text:p/>
          </table:table-cell>
          <table:table-cell table:formula="of:=IF(SIGN([.A135]-[.A136])&lt;&gt;SIGN([.A134]-[.A135]);1;&quot;&quot;)">
            <text:p/>
          </table:table-cell>
          <table:table-cell table:formula="of:=[.A135]-[.A134]" office:value-type="float" office:value="-0.00398999999999999" calcext:value-type="float">
            <text:p>-0,003990</text:p>
          </table:table-cell>
          <table:table-cell table:style-name="ce9" table:formula="of:=[.A135]*[.$F$1]" office:value-type="float" office:value="85.2823755" calcext:value-type="float">
            <text:p>85,28</text:p>
          </table:table-cell>
          <table:table-cell table:style-name="ce9" table:formula="of:=[.B135]*[.$F$1]" office:value-type="float" office:value="10.633008" calcext:value-type="float">
            <text:p>10,63</text:p>
          </table:table-cell>
          <table:table-cell table:style-name="ce9" table:formula="of:=SQRT(([.F136]-[.F135])*([.F136]-[.F135])+([.G136]-[.G135])*([.G136]-[.G135]))" office:value-type="float" office:value="0.785295846147334" calcext:value-type="float">
            <text:p>0,79</text:p>
          </table:table-cell>
        </table:table-row>
        <table:table-row table:style-name="ro1">
          <table:table-cell office:value-type="float" office:value="0.430016" calcext:value-type="float">
            <text:p>0,430016</text:p>
          </table:table-cell>
          <table:table-cell office:value-type="float" office:value="0.05432" calcext:value-type="float">
            <text:p>0,054320</text:p>
          </table:table-cell>
          <table:table-cell table:style-name="ce7" table:formula="of:=IF([.B136]=0;1;&quot;&quot;)">
            <text:p/>
          </table:table-cell>
          <table:table-cell table:style-name="ce7" table:formula="of:=IF(SIGN([.A136]-[.A137])&lt;&gt;SIGN([.A135]-[.A136]);1;&quot;&quot;)">
            <text:p/>
          </table:table-cell>
          <table:table-cell table:formula="of:=[.A136]-[.A135]" office:value-type="float" office:value="-0.00399100000000002" calcext:value-type="float">
            <text:p>-0,003991</text:p>
          </table:table-cell>
          <table:table-cell table:style-name="ce9" table:formula="of:=[.A136]*[.$F$1]" office:value-type="float" office:value="84.498144" calcext:value-type="float">
            <text:p>84,50</text:p>
          </table:table-cell>
          <table:table-cell table:style-name="ce9" table:formula="of:=[.B136]*[.$F$1]" office:value-type="float" office:value="10.67388" calcext:value-type="float">
            <text:p>10,67</text:p>
          </table:table-cell>
          <table:table-cell table:style-name="ce9" table:formula="of:=SQRT(([.F137]-[.F136])*([.F137]-[.F136])+([.G137]-[.G136])*([.G137]-[.G136]))" office:value-type="float" office:value="0.78499976807258" calcext:value-type="float">
            <text:p>0,78</text:p>
          </table:table-cell>
        </table:table-row>
        <table:table-row table:style-name="ro1">
          <table:table-cell office:value-type="float" office:value="0.426026" calcext:value-type="float">
            <text:p>0,426026</text:p>
          </table:table-cell>
          <table:table-cell office:value-type="float" office:value="0.054518" calcext:value-type="float">
            <text:p>0,054518</text:p>
          </table:table-cell>
          <table:table-cell table:style-name="ce7" table:formula="of:=IF([.B137]=0;1;&quot;&quot;)">
            <text:p/>
          </table:table-cell>
          <table:table-cell table:style-name="ce7" table:formula="of:=IF(SIGN([.A137]-[.A138])&lt;&gt;SIGN([.A136]-[.A137]);1;&quot;&quot;)">
            <text:p/>
          </table:table-cell>
          <table:table-cell table:formula="of:=[.A137]-[.A136]" office:value-type="float" office:value="-0.00398999999999999" calcext:value-type="float">
            <text:p>-0,003990</text:p>
          </table:table-cell>
          <table:table-cell table:style-name="ce9" table:formula="of:=[.A137]*[.$F$1]" office:value-type="float" office:value="83.714109" calcext:value-type="float">
            <text:p>83,71</text:p>
          </table:table-cell>
          <table:table-cell table:style-name="ce9" table:formula="of:=[.B137]*[.$F$1]" office:value-type="float" office:value="10.712787" calcext:value-type="float">
            <text:p>10,71</text:p>
          </table:table-cell>
          <table:table-cell table:style-name="ce9" table:formula="of:=SQRT(([.F138]-[.F137])*([.F138]-[.F137])+([.G138]-[.G137])*([.G138]-[.G137]))" office:value-type="float" office:value="0.78516703725926" calcext:value-type="float">
            <text:p>0,79</text:p>
          </table:table-cell>
        </table:table-row>
        <table:table-row table:style-name="ro1">
          <table:table-cell office:value-type="float" office:value="0.422035" calcext:value-type="float">
            <text:p>0,422035</text:p>
          </table:table-cell>
          <table:table-cell office:value-type="float" office:value="0.054713" calcext:value-type="float">
            <text:p>0,054713</text:p>
          </table:table-cell>
          <table:table-cell table:style-name="ce7" table:formula="of:=IF([.B138]=0;1;&quot;&quot;)">
            <text:p/>
          </table:table-cell>
          <table:table-cell table:formula="of:=IF(SIGN([.A138]-[.A139])&lt;&gt;SIGN([.A137]-[.A138]);1;&quot;&quot;)">
            <text:p/>
          </table:table-cell>
          <table:table-cell table:formula="of:=[.A138]-[.A137]" office:value-type="float" office:value="-0.00399099999999997" calcext:value-type="float">
            <text:p>-0,003991</text:p>
          </table:table-cell>
          <table:table-cell table:style-name="ce9" table:formula="of:=[.A138]*[.$F$1]" office:value-type="float" office:value="82.9298775" calcext:value-type="float">
            <text:p>82,93</text:p>
          </table:table-cell>
          <table:table-cell table:style-name="ce9" table:formula="of:=[.B138]*[.$F$1]" office:value-type="float" office:value="10.7511045" calcext:value-type="float">
            <text:p>10,75</text:p>
          </table:table-cell>
          <table:table-cell table:style-name="ce9" table:formula="of:=SQRT(([.F139]-[.F138])*([.F139]-[.F138])+([.G139]-[.G138])*([.G139]-[.G138]))" office:value-type="float" office:value="0.784942216477751" calcext:value-type="float">
            <text:p>0,78</text:p>
          </table:table-cell>
        </table:table-row>
        <table:table-row table:style-name="ro1">
          <table:table-cell office:value-type="float" office:value="0.418045" calcext:value-type="float">
            <text:p>0,418045</text:p>
          </table:table-cell>
          <table:table-cell office:value-type="float" office:value="0.054905" calcext:value-type="float">
            <text:p>0,054905</text:p>
          </table:table-cell>
          <table:table-cell table:style-name="ce7" table:formula="of:=IF([.B139]=0;1;&quot;&quot;)">
            <text:p/>
          </table:table-cell>
          <table:table-cell table:formula="of:=IF(SIGN([.A139]-[.A140])&lt;&gt;SIGN([.A138]-[.A139]);1;&quot;&quot;)">
            <text:p/>
          </table:table-cell>
          <table:table-cell table:formula="of:=[.A139]-[.A138]" office:value-type="float" office:value="-0.00398999999999999" calcext:value-type="float">
            <text:p>-0,003990</text:p>
          </table:table-cell>
          <table:table-cell table:style-name="ce9" table:formula="of:=[.A139]*[.$F$1]" office:value-type="float" office:value="82.1458425" calcext:value-type="float">
            <text:p>82,15</text:p>
          </table:table-cell>
          <table:table-cell table:style-name="ce9" table:formula="of:=[.B139]*[.$F$1]" office:value-type="float" office:value="10.7888325" calcext:value-type="float">
            <text:p>10,79</text:p>
          </table:table-cell>
          <table:table-cell table:style-name="ce9" table:formula="of:=SQRT(([.F140]-[.F139])*([.F140]-[.F139])+([.G140]-[.G139])*([.G140]-[.G139]))" office:value-type="float" office:value="0.785011105731159" calcext:value-type="float">
            <text:p>0,79</text:p>
          </table:table-cell>
        </table:table-row>
        <table:table-row table:style-name="ro1">
          <table:table-cell office:value-type="float" office:value="0.414054" calcext:value-type="float">
            <text:p>0,414054</text:p>
          </table:table-cell>
          <table:table-cell office:value-type="float" office:value="0.055083" calcext:value-type="float">
            <text:p>0,055083</text:p>
          </table:table-cell>
          <table:table-cell table:style-name="ce7" table:formula="of:=IF([.B140]=0;1;&quot;&quot;)">
            <text:p/>
          </table:table-cell>
          <table:table-cell table:formula="of:=IF(SIGN([.A140]-[.A141])&lt;&gt;SIGN([.A139]-[.A140]);1;&quot;&quot;)">
            <text:p/>
          </table:table-cell>
          <table:table-cell table:formula="of:=[.A140]-[.A139]" office:value-type="float" office:value="-0.00399100000000002" calcext:value-type="float">
            <text:p>-0,003991</text:p>
          </table:table-cell>
          <table:table-cell table:style-name="ce9" table:formula="of:=[.A140]*[.$F$1]" office:value-type="float" office:value="81.361611" calcext:value-type="float">
            <text:p>81,36</text:p>
          </table:table-cell>
          <table:table-cell table:style-name="ce9" table:formula="of:=[.B140]*[.$F$1]" office:value-type="float" office:value="10.8238095" calcext:value-type="float">
            <text:p>10,82</text:p>
          </table:table-cell>
          <table:table-cell table:style-name="ce9" table:formula="of:=SQRT(([.F141]-[.F140])*([.F141]-[.F140])+([.G141]-[.G140])*([.G141]-[.G140]))" office:value-type="float" office:value="0.784850223542049" calcext:value-type="float">
            <text:p>0,78</text:p>
          </table:table-cell>
        </table:table-row>
        <table:table-row table:style-name="ro1">
          <table:table-cell office:value-type="float" office:value="0.410064" calcext:value-type="float">
            <text:p>0,410064</text:p>
          </table:table-cell>
          <table:table-cell office:value-type="float" office:value="0.055265" calcext:value-type="float">
            <text:p>0,055265</text:p>
          </table:table-cell>
          <table:table-cell table:style-name="ce7" table:formula="of:=IF([.B141]=0;1;&quot;&quot;)">
            <text:p/>
          </table:table-cell>
          <table:table-cell table:formula="of:=IF(SIGN([.A141]-[.A142])&lt;&gt;SIGN([.A140]-[.A141]);1;&quot;&quot;)">
            <text:p/>
          </table:table-cell>
          <table:table-cell table:formula="of:=[.A141]-[.A140]" office:value-type="float" office:value="-0.00398999999999999" calcext:value-type="float">
            <text:p>-0,003990</text:p>
          </table:table-cell>
          <table:table-cell table:style-name="ce9" table:formula="of:=[.A141]*[.$F$1]" office:value-type="float" office:value="80.577576" calcext:value-type="float">
            <text:p>80,58</text:p>
          </table:table-cell>
          <table:table-cell table:style-name="ce9" table:formula="of:=[.B141]*[.$F$1]" office:value-type="float" office:value="10.8595725" calcext:value-type="float">
            <text:p>10,86</text:p>
          </table:table-cell>
          <table:table-cell table:style-name="ce9" table:formula="of:=SQRT(([.F142]-[.F141])*([.F142]-[.F141])+([.G142]-[.G141])*([.G142]-[.G141]))" office:value-type="float" office:value="0.784885300195198" calcext:value-type="float">
            <text:p>0,78</text:p>
          </table:table-cell>
        </table:table-row>
        <table:table-row table:style-name="ro1">
          <table:table-cell office:value-type="float" office:value="0.406073" calcext:value-type="float">
            <text:p>0,406073</text:p>
          </table:table-cell>
          <table:table-cell office:value-type="float" office:value="0.055428" calcext:value-type="float">
            <text:p>0,055428</text:p>
          </table:table-cell>
          <table:table-cell table:style-name="ce7" table:formula="of:=IF([.B142]=0;1;&quot;&quot;)">
            <text:p/>
          </table:table-cell>
          <table:table-cell table:formula="of:=IF(SIGN([.A142]-[.A143])&lt;&gt;SIGN([.A141]-[.A142]);1;&quot;&quot;)">
            <text:p/>
          </table:table-cell>
          <table:table-cell table:formula="of:=[.A142]-[.A141]" office:value-type="float" office:value="-0.00399100000000002" calcext:value-type="float">
            <text:p>-0,003991</text:p>
          </table:table-cell>
          <table:table-cell table:style-name="ce9" table:formula="of:=[.A142]*[.$F$1]" office:value-type="float" office:value="79.7933445" calcext:value-type="float">
            <text:p>79,79</text:p>
          </table:table-cell>
          <table:table-cell table:style-name="ce9" table:formula="of:=[.B142]*[.$F$1]" office:value-type="float" office:value="10.891602" calcext:value-type="float">
            <text:p>10,89</text:p>
          </table:table-cell>
          <table:table-cell table:style-name="ce9" table:formula="of:=SQRT(([.F143]-[.F142])*([.F143]-[.F142])+([.G143]-[.G142])*([.G143]-[.G142]))" office:value-type="float" office:value="0.784763140080485" calcext:value-type="float">
            <text:p>0,78</text:p>
          </table:table-cell>
        </table:table-row>
        <table:table-row table:style-name="ro1">
          <table:table-cell office:value-type="float" office:value="0.402083" calcext:value-type="float">
            <text:p>0,402083</text:p>
          </table:table-cell>
          <table:table-cell office:value-type="float" office:value="0.0556" calcext:value-type="float">
            <text:p>0,055600</text:p>
          </table:table-cell>
          <table:table-cell table:style-name="ce7" table:formula="of:=IF([.B143]=0;1;&quot;&quot;)">
            <text:p/>
          </table:table-cell>
          <table:table-cell table:formula="of:=IF(SIGN([.A143]-[.A144])&lt;&gt;SIGN([.A142]-[.A143]);1;&quot;&quot;)">
            <text:p/>
          </table:table-cell>
          <table:table-cell table:formula="of:=[.A143]-[.A142]" office:value-type="float" office:value="-0.00398999999999999" calcext:value-type="float">
            <text:p>-0,003990</text:p>
          </table:table-cell>
          <table:table-cell table:style-name="ce9" table:formula="of:=[.A143]*[.$F$1]" office:value-type="float" office:value="79.0093095" calcext:value-type="float">
            <text:p>79,01</text:p>
          </table:table-cell>
          <table:table-cell table:style-name="ce9" table:formula="of:=[.B143]*[.$F$1]" office:value-type="float" office:value="10.9254" calcext:value-type="float">
            <text:p>10,93</text:p>
          </table:table-cell>
          <table:table-cell table:style-name="ce9" table:formula="of:=SQRT(([.F144]-[.F143])*([.F144]-[.F143])+([.G144]-[.G143])*([.G144]-[.G143]))" office:value-type="float" office:value="0.784611212885245" calcext:value-type="float">
            <text:p>0,78</text:p>
          </table:table-cell>
        </table:table-row>
        <table:table-row table:style-name="ro1">
          <table:table-cell office:value-type="float" office:value="0.398093" calcext:value-type="float">
            <text:p>0,398093</text:p>
          </table:table-cell>
          <table:table-cell office:value-type="float" office:value="0.055753" calcext:value-type="float">
            <text:p>0,055753</text:p>
          </table:table-cell>
          <table:table-cell table:style-name="ce7" table:formula="of:=IF([.B144]=0;1;&quot;&quot;)">
            <text:p/>
          </table:table-cell>
          <table:table-cell table:formula="of:=IF(SIGN([.A144]-[.A145])&lt;&gt;SIGN([.A143]-[.A144]);1;&quot;&quot;)">
            <text:p/>
          </table:table-cell>
          <table:table-cell table:formula="of:=[.A144]-[.A143]" office:value-type="float" office:value="-0.00398999999999999" calcext:value-type="float">
            <text:p>-0,003990</text:p>
          </table:table-cell>
          <table:table-cell table:style-name="ce9" table:formula="of:=[.A144]*[.$F$1]" office:value-type="float" office:value="78.2252745" calcext:value-type="float">
            <text:p>78,23</text:p>
          </table:table-cell>
          <table:table-cell table:style-name="ce9" table:formula="of:=[.B144]*[.$F$1]" office:value-type="float" office:value="10.9554645" calcext:value-type="float">
            <text:p>10,96</text:p>
          </table:table-cell>
          <table:table-cell table:style-name="ce9" table:formula="of:=SQRT(([.F145]-[.F144])*([.F145]-[.F144])+([.G145]-[.G144])*([.G145]-[.G144]))" office:value-type="float" office:value="0.784893343498487" calcext:value-type="float">
            <text:p>0,78</text:p>
          </table:table-cell>
        </table:table-row>
        <table:table-row table:style-name="ro1">
          <table:table-cell office:value-type="float" office:value="0.394102" calcext:value-type="float">
            <text:p>0,394102</text:p>
          </table:table-cell>
          <table:table-cell office:value-type="float" office:value="0.055917" calcext:value-type="float">
            <text:p>0,055917</text:p>
          </table:table-cell>
          <table:table-cell table:style-name="ce7" table:formula="of:=IF([.B145]=0;1;&quot;&quot;)">
            <text:p/>
          </table:table-cell>
          <table:table-cell table:formula="of:=IF(SIGN([.A145]-[.A146])&lt;&gt;SIGN([.A144]-[.A145]);1;&quot;&quot;)">
            <text:p/>
          </table:table-cell>
          <table:table-cell table:formula="of:=[.A145]-[.A144]" office:value-type="float" office:value="-0.00399099999999997" calcext:value-type="float">
            <text:p>-0,003991</text:p>
          </table:table-cell>
          <table:table-cell table:style-name="ce9" table:formula="of:=[.A145]*[.$F$1]" office:value-type="float" office:value="77.441043" calcext:value-type="float">
            <text:p>77,44</text:p>
          </table:table-cell>
          <table:table-cell table:style-name="ce9" table:formula="of:=[.B145]*[.$F$1]" office:value-type="float" office:value="10.9876905" calcext:value-type="float">
            <text:p>10,99</text:p>
          </table:table-cell>
          <table:table-cell table:style-name="ce9" table:formula="of:=SQRT(([.F146]-[.F145])*([.F146]-[.F145])+([.G146]-[.G145])*([.G146]-[.G145]))" office:value-type="float" office:value="0.78460370802656" calcext:value-type="float">
            <text:p>0,78</text:p>
          </table:table-cell>
        </table:table-row>
        <table:table-row table:style-name="ro1">
          <table:table-cell office:value-type="float" office:value="0.390112" calcext:value-type="float">
            <text:p>0,390112</text:p>
          </table:table-cell>
          <table:table-cell office:value-type="float" office:value="0.056069" calcext:value-type="float">
            <text:p>0,056069</text:p>
          </table:table-cell>
          <table:table-cell table:style-name="ce7" table:formula="of:=IF([.B146]=0;1;&quot;&quot;)">
            <text:p/>
          </table:table-cell>
          <table:table-cell table:formula="of:=IF(SIGN([.A146]-[.A147])&lt;&gt;SIGN([.A145]-[.A146]);1;&quot;&quot;)">
            <text:p/>
          </table:table-cell>
          <table:table-cell table:formula="of:=[.A146]-[.A145]" office:value-type="float" office:value="-0.00399000000000005" calcext:value-type="float">
            <text:p>-0,003990</text:p>
          </table:table-cell>
          <table:table-cell table:style-name="ce9" table:formula="of:=[.A146]*[.$F$1]" office:value-type="float" office:value="76.657008" calcext:value-type="float">
            <text:p>76,66</text:p>
          </table:table-cell>
          <table:table-cell table:style-name="ce9" table:formula="of:=[.B146]*[.$F$1]" office:value-type="float" office:value="11.0175585" calcext:value-type="float">
            <text:p>11,02</text:p>
          </table:table-cell>
          <table:table-cell table:style-name="ce9" table:formula="of:=SQRT(([.F147]-[.F146])*([.F147]-[.F146])+([.G147]-[.G146])*([.G147]-[.G146]))" office:value-type="float" office:value="0.784845820401201" calcext:value-type="float">
            <text:p>0,78</text:p>
          </table:table-cell>
        </table:table-row>
        <table:table-row table:style-name="ro1">
          <table:table-cell office:value-type="float" office:value="0.386121" calcext:value-type="float">
            <text:p>0,386121</text:p>
          </table:table-cell>
          <table:table-cell office:value-type="float" office:value="0.056227" calcext:value-type="float">
            <text:p>0,056227</text:p>
          </table:table-cell>
          <table:table-cell table:style-name="ce7" table:formula="of:=IF([.B147]=0;1;&quot;&quot;)">
            <text:p/>
          </table:table-cell>
          <table:table-cell table:formula="of:=IF(SIGN([.A147]-[.A148])&lt;&gt;SIGN([.A146]-[.A147]);1;&quot;&quot;)">
            <text:p/>
          </table:table-cell>
          <table:table-cell table:formula="of:=[.A147]-[.A146]" office:value-type="float" office:value="-0.00399099999999997" calcext:value-type="float">
            <text:p>-0,003991</text:p>
          </table:table-cell>
          <table:table-cell table:style-name="ce9" table:formula="of:=[.A147]*[.$F$1]" office:value-type="float" office:value="75.8727765" calcext:value-type="float">
            <text:p>75,87</text:p>
          </table:table-cell>
          <table:table-cell table:style-name="ce9" table:formula="of:=[.B147]*[.$F$1]" office:value-type="float" office:value="11.0486055" calcext:value-type="float">
            <text:p>11,05</text:p>
          </table:table-cell>
          <table:table-cell table:style-name="ce9" table:formula="of:=SQRT(([.F148]-[.F147])*([.F148]-[.F147])+([.G148]-[.G147])*([.G148]-[.G147]))" office:value-type="float" office:value="0.784490314408664" calcext:value-type="float">
            <text:p>0,78</text:p>
          </table:table-cell>
        </table:table-row>
        <table:table-row table:style-name="ro1">
          <table:table-cell office:value-type="float" office:value="0.382131" calcext:value-type="float">
            <text:p>0,382131</text:p>
          </table:table-cell>
          <table:table-cell office:value-type="float" office:value="0.056363" calcext:value-type="float">
            <text:p>0,056363</text:p>
          </table:table-cell>
          <table:table-cell table:style-name="ce7" table:formula="of:=IF([.B148]=0;1;&quot;&quot;)">
            <text:p/>
          </table:table-cell>
          <table:table-cell table:formula="of:=IF(SIGN([.A148]-[.A149])&lt;&gt;SIGN([.A147]-[.A148]);1;&quot;&quot;)">
            <text:p/>
          </table:table-cell>
          <table:table-cell table:formula="of:=[.A148]-[.A147]" office:value-type="float" office:value="-0.00398999999999999" calcext:value-type="float">
            <text:p>-0,003990</text:p>
          </table:table-cell>
          <table:table-cell table:style-name="ce9" table:formula="of:=[.A148]*[.$F$1]" office:value-type="float" office:value="75.0887415" calcext:value-type="float">
            <text:p>75,09</text:p>
          </table:table-cell>
          <table:table-cell table:style-name="ce9" table:formula="of:=[.B148]*[.$F$1]" office:value-type="float" office:value="11.0753295" calcext:value-type="float">
            <text:p>11,08</text:p>
          </table:table-cell>
          <table:table-cell table:style-name="ce9" table:formula="of:=SQRT(([.F149]-[.F148])*([.F149]-[.F148])+([.G149]-[.G148])*([.G149]-[.G148]))" office:value-type="float" office:value="0.78446393229326" calcext:value-type="float">
            <text:p>0,78</text:p>
          </table:table-cell>
        </table:table-row>
        <table:table-row table:style-name="ro1">
          <table:table-cell office:value-type="float" office:value="0.378141" calcext:value-type="float">
            <text:p>0,378141</text:p>
          </table:table-cell>
          <table:table-cell office:value-type="float" office:value="0.056495" calcext:value-type="float">
            <text:p>0,056495</text:p>
          </table:table-cell>
          <table:table-cell table:style-name="ce7" table:formula="of:=IF([.B149]=0;1;&quot;&quot;)">
            <text:p/>
          </table:table-cell>
          <table:table-cell table:formula="of:=IF(SIGN([.A149]-[.A150])&lt;&gt;SIGN([.A148]-[.A149]);1;&quot;&quot;)">
            <text:p/>
          </table:table-cell>
          <table:table-cell table:formula="of:=[.A149]-[.A148]" office:value-type="float" office:value="-0.00398999999999999" calcext:value-type="float">
            <text:p>-0,003990</text:p>
          </table:table-cell>
          <table:table-cell table:style-name="ce9" table:formula="of:=[.A149]*[.$F$1]" office:value-type="float" office:value="74.3047065" calcext:value-type="float">
            <text:p>74,30</text:p>
          </table:table-cell>
          <table:table-cell table:style-name="ce9" table:formula="of:=[.B149]*[.$F$1]" office:value-type="float" office:value="11.1012675" calcext:value-type="float">
            <text:p>11,10</text:p>
          </table:table-cell>
          <table:table-cell table:style-name="ce9" table:formula="of:=SQRT(([.F150]-[.F149])*([.F150]-[.F149])+([.G150]-[.G149])*([.G150]-[.G149]))" office:value-type="float" office:value="0.784616060247626" calcext:value-type="float">
            <text:p>0,78</text:p>
          </table:table-cell>
        </table:table-row>
        <table:table-row table:style-name="ro1">
          <table:table-cell office:value-type="float" office:value="0.37415" calcext:value-type="float">
            <text:p>0,374150</text:p>
          </table:table-cell>
          <table:table-cell office:value-type="float" office:value="0.05662" calcext:value-type="float">
            <text:p>0,056620</text:p>
          </table:table-cell>
          <table:table-cell table:style-name="ce7" table:formula="of:=IF([.B150]=0;1;&quot;&quot;)">
            <text:p/>
          </table:table-cell>
          <table:table-cell table:formula="of:=IF(SIGN([.A150]-[.A151])&lt;&gt;SIGN([.A149]-[.A150]);1;&quot;&quot;)">
            <text:p/>
          </table:table-cell>
          <table:table-cell table:formula="of:=[.A150]-[.A149]" office:value-type="float" office:value="-0.00399100000000002" calcext:value-type="float">
            <text:p>-0,003991</text:p>
          </table:table-cell>
          <table:table-cell table:style-name="ce9" table:formula="of:=[.A150]*[.$F$1]" office:value-type="float" office:value="73.520475" calcext:value-type="float">
            <text:p>73,52</text:p>
          </table:table-cell>
          <table:table-cell table:style-name="ce9" table:formula="of:=[.B150]*[.$F$1]" office:value-type="float" office:value="11.12583" calcext:value-type="float">
            <text:p>11,13</text:p>
          </table:table-cell>
          <table:table-cell table:style-name="ce9" table:formula="of:=SQRT(([.F151]-[.F150])*([.F151]-[.F150])+([.G151]-[.G150])*([.G151]-[.G150]))" office:value-type="float" office:value="0.784395438014037" calcext:value-type="float">
            <text:p>0,78</text:p>
          </table:table-cell>
        </table:table-row>
        <table:table-row table:style-name="ro1">
          <table:table-cell office:value-type="float" office:value="0.37016" calcext:value-type="float">
            <text:p>0,370160</text:p>
          </table:table-cell>
          <table:table-cell office:value-type="float" office:value="0.056741" calcext:value-type="float">
            <text:p>0,056741</text:p>
          </table:table-cell>
          <table:table-cell table:style-name="ce7" table:formula="of:=IF([.B151]=0;1;&quot;&quot;)">
            <text:p/>
          </table:table-cell>
          <table:table-cell table:formula="of:=IF(SIGN([.A151]-[.A152])&lt;&gt;SIGN([.A150]-[.A151]);1;&quot;&quot;)">
            <text:p/>
          </table:table-cell>
          <table:table-cell table:formula="of:=[.A151]-[.A150]" office:value-type="float" office:value="-0.00398999999999999" calcext:value-type="float">
            <text:p>-0,003990</text:p>
          </table:table-cell>
          <table:table-cell table:style-name="ce9" table:formula="of:=[.A151]*[.$F$1]" office:value-type="float" office:value="72.73644" calcext:value-type="float">
            <text:p>72,74</text:p>
          </table:table-cell>
          <table:table-cell table:style-name="ce9" table:formula="of:=[.B151]*[.$F$1]" office:value-type="float" office:value="11.1496065" calcext:value-type="float">
            <text:p>11,15</text:p>
          </table:table-cell>
          <table:table-cell table:style-name="ce9" table:formula="of:=SQRT(([.F152]-[.F151])*([.F152]-[.F151])+([.G152]-[.G151])*([.G152]-[.G151]))" office:value-type="float" office:value="0.784395438014051" calcext:value-type="float">
            <text:p>0,78</text:p>
          </table:table-cell>
        </table:table-row>
        <table:table-row table:style-name="ro1">
          <table:table-cell office:value-type="float" office:value="0.36617" calcext:value-type="float">
            <text:p>0,366170</text:p>
          </table:table-cell>
          <table:table-cell office:value-type="float" office:value="0.056862" calcext:value-type="float">
            <text:p>0,056862</text:p>
          </table:table-cell>
          <table:table-cell table:style-name="ce7" table:formula="of:=IF([.B152]=0;1;&quot;&quot;)">
            <text:p/>
          </table:table-cell>
          <table:table-cell table:style-name="ce7" table:formula="of:=IF(SIGN([.A152]-[.A153])&lt;&gt;SIGN([.A151]-[.A152]);1;&quot;&quot;)">
            <text:p/>
          </table:table-cell>
          <table:table-cell table:formula="of:=[.A152]-[.A151]" office:value-type="float" office:value="-0.00398999999999999" calcext:value-type="float">
            <text:p>-0,003990</text:p>
          </table:table-cell>
          <table:table-cell table:style-name="ce9" table:formula="of:=[.A152]*[.$F$1]" office:value-type="float" office:value="71.952405" calcext:value-type="float">
            <text:p>71,95</text:p>
          </table:table-cell>
          <table:table-cell table:style-name="ce9" table:formula="of:=[.B152]*[.$F$1]" office:value-type="float" office:value="11.173383" calcext:value-type="float">
            <text:p>11,17</text:p>
          </table:table-cell>
          <table:table-cell table:style-name="ce9" table:formula="of:=SQRT(([.F153]-[.F152])*([.F153]-[.F152])+([.G153]-[.G152])*([.G153]-[.G152]))" office:value-type="float" office:value="0.784534758391562" calcext:value-type="float">
            <text:p>0,78</text:p>
          </table:table-cell>
        </table:table-row>
        <table:table-row table:style-name="ro1">
          <table:table-cell office:value-type="float" office:value="0.362179" calcext:value-type="float">
            <text:p>0,362179</text:p>
          </table:table-cell>
          <table:table-cell office:value-type="float" office:value="0.056973" calcext:value-type="float">
            <text:p>0,056973</text:p>
          </table:table-cell>
          <table:table-cell table:style-name="ce7" table:formula="of:=IF([.B153]=0;1;&quot;&quot;)">
            <text:p/>
          </table:table-cell>
          <table:table-cell table:style-name="ce7" table:formula="of:=IF(SIGN([.A153]-[.A154])&lt;&gt;SIGN([.A152]-[.A153]);1;&quot;&quot;)">
            <text:p/>
          </table:table-cell>
          <table:table-cell table:formula="of:=[.A153]-[.A152]" office:value-type="float" office:value="-0.00399100000000002" calcext:value-type="float">
            <text:p>-0,003991</text:p>
          </table:table-cell>
          <table:table-cell table:style-name="ce9" table:formula="of:=[.A153]*[.$F$1]" office:value-type="float" office:value="71.1681735" calcext:value-type="float">
            <text:p>71,17</text:p>
          </table:table-cell>
          <table:table-cell table:style-name="ce9" table:formula="of:=[.B153]*[.$F$1]" office:value-type="float" office:value="11.1951945" calcext:value-type="float">
            <text:p>11,20</text:p>
          </table:table-cell>
          <table:table-cell table:style-name="ce9" table:formula="of:=SQRT(([.F154]-[.F153])*([.F154]-[.F153])+([.G154]-[.G153])*([.G154]-[.G153]))" office:value-type="float" office:value="0.78433833436678" calcext:value-type="float">
            <text:p>0,78</text:p>
          </table:table-cell>
        </table:table-row>
        <table:table-row table:style-name="ro1">
          <table:table-cell office:value-type="float" office:value="0.358189" calcext:value-type="float">
            <text:p>0,358189</text:p>
          </table:table-cell>
          <table:table-cell office:value-type="float" office:value="0.057084" calcext:value-type="float">
            <text:p>0,057084</text:p>
          </table:table-cell>
          <table:table-cell table:style-name="ce7" table:formula="of:=IF([.B154]=0;1;&quot;&quot;)">
            <text:p/>
          </table:table-cell>
          <table:table-cell table:formula="of:=IF(SIGN([.A154]-[.A155])&lt;&gt;SIGN([.A153]-[.A154]);1;&quot;&quot;)">
            <text:p/>
          </table:table-cell>
          <table:table-cell table:formula="of:=[.A154]-[.A153]" office:value-type="float" office:value="-0.00398999999999999" calcext:value-type="float">
            <text:p>-0,003990</text:p>
          </table:table-cell>
          <table:table-cell table:style-name="ce9" table:formula="of:=[.A154]*[.$F$1]" office:value-type="float" office:value="70.3841385" calcext:value-type="float">
            <text:p>70,38</text:p>
          </table:table-cell>
          <table:table-cell table:style-name="ce9" table:formula="of:=[.B154]*[.$F$1]" office:value-type="float" office:value="11.217006" calcext:value-type="float">
            <text:p>11,22</text:p>
          </table:table-cell>
          <table:table-cell table:style-name="ce9" table:formula="of:=SQRT(([.F155]-[.F154])*([.F155]-[.F154])+([.G155]-[.G154])*([.G155]-[.G154]))" office:value-type="float" office:value="0.784243390350841" calcext:value-type="float">
            <text:p>0,78</text:p>
          </table:table-cell>
        </table:table-row>
        <table:table-row table:style-name="ro1">
          <table:table-cell office:value-type="float" office:value="0.354199" calcext:value-type="float">
            <text:p>0,354199</text:p>
          </table:table-cell>
          <table:table-cell office:value-type="float" office:value="0.057176" calcext:value-type="float">
            <text:p>0,057176</text:p>
          </table:table-cell>
          <table:table-cell table:style-name="ce7" table:formula="of:=IF([.B155]=0;1;&quot;&quot;)">
            <text:p/>
          </table:table-cell>
          <table:table-cell table:formula="of:=IF(SIGN([.A155]-[.A156])&lt;&gt;SIGN([.A154]-[.A155]);1;&quot;&quot;)">
            <text:p/>
          </table:table-cell>
          <table:table-cell table:formula="of:=[.A155]-[.A154]" office:value-type="float" office:value="-0.00398999999999999" calcext:value-type="float">
            <text:p>-0,003990</text:p>
          </table:table-cell>
          <table:table-cell table:style-name="ce9" table:formula="of:=[.A155]*[.$F$1]" office:value-type="float" office:value="69.6001035" calcext:value-type="float">
            <text:p>69,60</text:p>
          </table:table-cell>
          <table:table-cell table:style-name="ce9" table:formula="of:=[.B155]*[.$F$1]" office:value-type="float" office:value="11.235084" calcext:value-type="float">
            <text:p>11,24</text:p>
          </table:table-cell>
          <table:table-cell table:style-name="ce9" table:formula="of:=SQRT(([.F156]-[.F155])*([.F156]-[.F155])+([.G156]-[.G155])*([.G156]-[.G155]))" office:value-type="float" office:value="0.784458345668052" calcext:value-type="float">
            <text:p>0,78</text:p>
          </table:table-cell>
        </table:table-row>
        <table:table-row table:style-name="ro1">
          <table:table-cell office:value-type="float" office:value="0.350208" calcext:value-type="float">
            <text:p>0,350208</text:p>
          </table:table-cell>
          <table:table-cell office:value-type="float" office:value="0.057272" calcext:value-type="float">
            <text:p>0,057272</text:p>
          </table:table-cell>
          <table:table-cell table:style-name="ce7" table:formula="of:=IF([.B156]=0;1;&quot;&quot;)">
            <text:p/>
          </table:table-cell>
          <table:table-cell table:formula="of:=IF(SIGN([.A156]-[.A157])&lt;&gt;SIGN([.A155]-[.A156]);1;&quot;&quot;)">
            <text:p/>
          </table:table-cell>
          <table:table-cell table:formula="of:=[.A156]-[.A155]" office:value-type="float" office:value="-0.00399100000000002" calcext:value-type="float">
            <text:p>-0,003991</text:p>
          </table:table-cell>
          <table:table-cell table:style-name="ce9" table:formula="of:=[.A156]*[.$F$1]" office:value-type="float" office:value="68.815872" calcext:value-type="float">
            <text:p>68,82</text:p>
          </table:table-cell>
          <table:table-cell table:style-name="ce9" table:formula="of:=[.B156]*[.$F$1]" office:value-type="float" office:value="11.253948" calcext:value-type="float">
            <text:p>11,25</text:p>
          </table:table-cell>
          <table:table-cell table:style-name="ce9" table:formula="of:=SQRT(([.F157]-[.F156])*([.F157]-[.F156])+([.G157]-[.G156])*([.G157]-[.G156]))" office:value-type="float" office:value="0.78421288865413" calcext:value-type="float">
            <text:p>0,78</text:p>
          </table:table-cell>
        </table:table-row>
        <table:table-row table:style-name="ro1">
          <table:table-cell office:value-type="float" office:value="0.346218" calcext:value-type="float">
            <text:p>0,346218</text:p>
          </table:table-cell>
          <table:table-cell office:value-type="float" office:value="0.057357" calcext:value-type="float">
            <text:p>0,057357</text:p>
          </table:table-cell>
          <table:table-cell table:style-name="ce7" table:formula="of:=IF([.B157]=0;1;&quot;&quot;)">
            <text:p/>
          </table:table-cell>
          <table:table-cell table:style-name="ce7" table:formula="of:=IF(SIGN([.A157]-[.A158])&lt;&gt;SIGN([.A156]-[.A157]);1;&quot;&quot;)" office:value-type="float" office:value="1" calcext:value-type="float">
            <text:p>1</text:p>
          </table:table-cell>
          <table:table-cell table:formula="of:=[.A157]-[.A156]" office:value-type="float" office:value="-0.00398999999999999" calcext:value-type="float">
            <text:p>-0,003990</text:p>
          </table:table-cell>
          <table:table-cell table:style-name="ce9" table:formula="of:=[.A157]*[.$F$1]" office:value-type="float" office:value="68.031837" calcext:value-type="float">
            <text:p>68,03</text:p>
          </table:table-cell>
          <table:table-cell table:style-name="ce9" table:formula="of:=[.B157]*[.$F$1]" office:value-type="float" office:value="11.2706505" calcext:value-type="float">
            <text:p>11,27</text:p>
          </table:table-cell>
          <table:table-cell table:style-name="ce9" table:formula="of:=SQRT(([.F158]-[.F157])*([.F158]-[.F157])+([.G158]-[.G157])*([.G158]-[.G157]))" office:value-type="float" office:value="0.419921235610025" calcext:value-type="float">
            <text:p>0,42</text:p>
          </table:table-cell>
        </table:table-row>
        <table:table-row table:style-name="ro1">
          <table:table-cell office:value-type="float" office:value="0.346222" calcext:value-type="float">
            <text:p>0,346222</text:p>
          </table:table-cell>
          <table:table-cell office:value-type="float" office:value="0.05522" calcext:value-type="float">
            <text:p>0,055220</text:p>
          </table:table-cell>
          <table:table-cell table:style-name="ce7" table:formula="of:=IF([.B158]=0;1;&quot;&quot;)">
            <text:p/>
          </table:table-cell>
          <table:table-cell table:formula="of:=IF(SIGN([.A158]-[.A159])&lt;&gt;SIGN([.A157]-[.A158]);1;&quot;&quot;)">
            <text:p/>
          </table:table-cell>
          <table:table-cell table:formula="of:=[.A158]-[.A157]" office:value-type="float" office:value="0.000004000000000004" calcext:value-type="float">
            <text:p>0,000004</text:p>
          </table:table-cell>
          <table:table-cell table:style-name="ce9" table:formula="of:=[.A158]*[.$F$1]" office:value-type="float" office:value="68.032623" calcext:value-type="float">
            <text:p>68,03</text:p>
          </table:table-cell>
          <table:table-cell table:style-name="ce9" table:formula="of:=[.B158]*[.$F$1]" office:value-type="float" office:value="10.85073" calcext:value-type="float">
            <text:p>10,85</text:p>
          </table:table-cell>
          <table:table-cell table:style-name="ce9" table:formula="of:=SQRT(([.F159]-[.F158])*([.F159]-[.F158])+([.G159]-[.G158])*([.G159]-[.G158]))" office:value-type="float" office:value="5.87614684547052" calcext:value-type="float">
            <text:p>5,88</text:p>
          </table:table-cell>
        </table:table-row>
        <table:table-row table:style-name="ro1">
          <table:table-cell office:value-type="float" office:value="0.362893" calcext:value-type="float">
            <text:p>0,362893</text:p>
          </table:table-cell>
          <table:table-cell office:value-type="float" office:value="0.030394" calcext:value-type="float">
            <text:p>0,030394</text:p>
          </table:table-cell>
          <table:table-cell table:style-name="ce7" table:formula="of:=IF([.B159]=0;1;&quot;&quot;)">
            <text:p/>
          </table:table-cell>
          <table:table-cell table:style-name="ce7" table:formula="of:=IF(SIGN([.A159]-[.A160])&lt;&gt;SIGN([.A158]-[.A159]);1;&quot;&quot;)" office:value-type="float" office:value="1" calcext:value-type="float">
            <text:p>1</text:p>
          </table:table-cell>
          <table:table-cell table:formula="of:=[.A159]-[.A158]" office:value-type="float" office:value="0.016671" calcext:value-type="float">
            <text:p>0,016671</text:p>
          </table:table-cell>
          <table:table-cell table:style-name="ce9" table:formula="of:=[.A159]*[.$F$1]" office:value-type="float" office:value="71.3084745" calcext:value-type="float">
            <text:p>71,31</text:p>
          </table:table-cell>
          <table:table-cell table:style-name="ce9" table:formula="of:=[.B159]*[.$F$1]" office:value-type="float" office:value="5.972421" calcext:value-type="float">
            <text:p>5,97</text:p>
          </table:table-cell>
          <table:table-cell table:style-name="ce9" table:formula="of:=SQRT(([.F160]-[.F159])*([.F160]-[.F159])+([.G160]-[.G159])*([.G160]-[.G159]))" office:value-type="float" office:value="0.982992403859888" calcext:value-type="float">
            <text:p>0,98</text:p>
          </table:table-cell>
        </table:table-row>
        <table:table-row table:style-name="ro1">
          <table:table-cell office:value-type="float" office:value="0.359281" calcext:value-type="float">
            <text:p>0,359281</text:p>
          </table:table-cell>
          <table:table-cell office:value-type="float" office:value="0.026933" calcext:value-type="float">
            <text:p>0,026933</text:p>
          </table:table-cell>
          <table:table-cell table:style-name="ce7" table:formula="of:=IF([.B160]=0;1;&quot;&quot;)">
            <text:p/>
          </table:table-cell>
          <table:table-cell table:formula="of:=IF(SIGN([.A160]-[.A161])&lt;&gt;SIGN([.A159]-[.A160]);1;&quot;&quot;)">
            <text:p/>
          </table:table-cell>
          <table:table-cell table:formula="of:=[.A160]-[.A159]" office:value-type="float" office:value="-0.003612" calcext:value-type="float">
            <text:p>-0,003612</text:p>
          </table:table-cell>
          <table:table-cell table:style-name="ce9" table:formula="of:=[.A160]*[.$F$1]" office:value-type="float" office:value="70.5987165" calcext:value-type="float">
            <text:p>70,60</text:p>
          </table:table-cell>
          <table:table-cell table:style-name="ce9" table:formula="of:=[.B160]*[.$F$1]" office:value-type="float" office:value="5.2923345" calcext:value-type="float">
            <text:p>5,29</text:p>
          </table:table-cell>
          <table:table-cell table:style-name="ce9" table:formula="of:=SQRT(([.F161]-[.F160])*([.F161]-[.F160])+([.G161]-[.G160])*([.G161]-[.G160]))" office:value-type="float" office:value="0.982903154935547" calcext:value-type="float">
            <text:p>0,98</text:p>
          </table:table-cell>
        </table:table-row>
        <table:table-row table:style-name="ro1">
          <table:table-cell office:value-type="float" office:value="0.35727" calcext:value-type="float">
            <text:p>0,357270</text:p>
          </table:table-cell>
          <table:table-cell office:value-type="float" office:value="0.022353" calcext:value-type="float">
            <text:p>0,022353</text:p>
          </table:table-cell>
          <table:table-cell table:style-name="ce7" table:formula="of:=IF([.B161]=0;1;&quot;&quot;)">
            <text:p/>
          </table:table-cell>
          <table:table-cell table:formula="of:=IF(SIGN([.A161]-[.A162])&lt;&gt;SIGN([.A160]-[.A161]);1;&quot;&quot;)">
            <text:p/>
          </table:table-cell>
          <table:table-cell table:formula="of:=[.A161]-[.A160]" office:value-type="float" office:value="-0.00201099999999998" calcext:value-type="float">
            <text:p>-0,002011</text:p>
          </table:table-cell>
          <table:table-cell table:style-name="ce9" table:formula="of:=[.A161]*[.$F$1]" office:value-type="float" office:value="70.203555" calcext:value-type="float">
            <text:p>70,20</text:p>
          </table:table-cell>
          <table:table-cell table:style-name="ce9" table:formula="of:=[.B161]*[.$F$1]" office:value-type="float" office:value="4.3923645" calcext:value-type="float">
            <text:p>4,39</text:p>
          </table:table-cell>
          <table:table-cell table:style-name="ce9" table:formula="of:=SQRT(([.F162]-[.F161])*([.F162]-[.F161])+([.G162]-[.G161])*([.G162]-[.G161]))" office:value-type="float" office:value="0.983113674347987" calcext:value-type="float">
            <text:p>0,98</text:p>
          </table:table-cell>
        </table:table-row>
        <table:table-row table:style-name="ro1">
          <table:table-cell office:value-type="float" office:value="0.357164" calcext:value-type="float">
            <text:p>0,357164</text:p>
          </table:table-cell>
          <table:table-cell office:value-type="float" office:value="0.017351" calcext:value-type="float">
            <text:p>0,017351</text:p>
          </table:table-cell>
          <table:table-cell table:style-name="ce7" table:formula="of:=IF([.B162]=0;1;&quot;&quot;)">
            <text:p/>
          </table:table-cell>
          <table:table-cell table:style-name="ce7" table:formula="of:=IF(SIGN([.A162]-[.A163])&lt;&gt;SIGN([.A161]-[.A162]);1;&quot;&quot;)" office:value-type="float" office:value="1" calcext:value-type="float">
            <text:p>1</text:p>
          </table:table-cell>
          <table:table-cell table:formula="of:=[.A162]-[.A161]" office:value-type="float" office:value="-0.000105999999999995" calcext:value-type="float">
            <text:p>-0,000106</text:p>
          </table:table-cell>
          <table:table-cell table:style-name="ce9" table:formula="of:=[.A162]*[.$F$1]" office:value-type="float" office:value="70.182726" calcext:value-type="float">
            <text:p>70,18</text:p>
          </table:table-cell>
          <table:table-cell table:style-name="ce9" table:formula="of:=[.B162]*[.$F$1]" office:value-type="float" office:value="3.4094715" calcext:value-type="float">
            <text:p>3,41</text:p>
          </table:table-cell>
          <table:table-cell table:style-name="ce9" table:formula="of:=SQRT(([.F163]-[.F162])*([.F163]-[.F162])+([.G163]-[.G162])*([.G163]-[.G162]))" office:value-type="float" office:value="0.982947466153836" calcext:value-type="float">
            <text:p>0,98</text:p>
          </table:table-cell>
        </table:table-row>
        <table:table-row table:style-name="ro1">
          <table:table-cell office:value-type="float" office:value="0.35898" calcext:value-type="float">
            <text:p>0,358980</text:p>
          </table:table-cell>
          <table:table-cell office:value-type="float" office:value="0.01269" calcext:value-type="float">
            <text:p>0,012690</text:p>
          </table:table-cell>
          <table:table-cell table:style-name="ce7" table:formula="of:=IF([.B163]=0;1;&quot;&quot;)">
            <text:p/>
          </table:table-cell>
          <table:table-cell table:formula="of:=IF(SIGN([.A163]-[.A164])&lt;&gt;SIGN([.A162]-[.A163]);1;&quot;&quot;)">
            <text:p/>
          </table:table-cell>
          <table:table-cell table:formula="of:=[.A163]-[.A162]" office:value-type="float" office:value="0.00181599999999998" calcext:value-type="float">
            <text:p>0,001816</text:p>
          </table:table-cell>
          <table:table-cell table:style-name="ce9" table:formula="of:=[.A163]*[.$F$1]" office:value-type="float" office:value="70.53957" calcext:value-type="float">
            <text:p>70,54</text:p>
          </table:table-cell>
          <table:table-cell table:style-name="ce9" table:formula="of:=[.B163]*[.$F$1]" office:value-type="float" office:value="2.493585" calcext:value-type="float">
            <text:p>2,49</text:p>
          </table:table-cell>
          <table:table-cell table:style-name="ce9" table:formula="of:=SQRT(([.F164]-[.F163])*([.F164]-[.F163])+([.G164]-[.G163])*([.G164]-[.G163]))" office:value-type="float" office:value="0.982986511795179" calcext:value-type="float">
            <text:p>0,98</text:p>
          </table:table-cell>
        </table:table-row>
        <table:table-row table:style-name="ro1">
          <table:table-cell office:value-type="float" office:value="0.362442" calcext:value-type="float">
            <text:p>0,362442</text:p>
          </table:table-cell>
          <table:table-cell office:value-type="float" office:value="0.009079" calcext:value-type="float">
            <text:p>0,009079</text:p>
          </table:table-cell>
          <table:table-cell table:style-name="ce7" table:formula="of:=IF([.B164]=0;1;&quot;&quot;)">
            <text:p/>
          </table:table-cell>
          <table:table-cell table:formula="of:=IF(SIGN([.A164]-[.A165])&lt;&gt;SIGN([.A163]-[.A164]);1;&quot;&quot;)">
            <text:p/>
          </table:table-cell>
          <table:table-cell table:formula="of:=[.A164]-[.A163]" office:value-type="float" office:value="0.00346200000000002" calcext:value-type="float">
            <text:p>0,003462</text:p>
          </table:table-cell>
          <table:table-cell table:style-name="ce9" table:formula="of:=[.A164]*[.$F$1]" office:value-type="float" office:value="71.219853" calcext:value-type="float">
            <text:p>71,22</text:p>
          </table:table-cell>
          <table:table-cell table:style-name="ce9" table:formula="of:=[.B164]*[.$F$1]" office:value-type="float" office:value="1.7840235" calcext:value-type="float">
            <text:p>1,78</text:p>
          </table:table-cell>
          <table:table-cell table:style-name="ce9" table:formula="of:=SQRT(([.F165]-[.F164])*([.F165]-[.F164])+([.G165]-[.G164])*([.G165]-[.G164]))" office:value-type="float" office:value="0.982903154935543" calcext:value-type="float">
            <text:p>0,98</text:p>
          </table:table-cell>
        </table:table-row>
        <table:table-row table:style-name="ro1">
          <table:table-cell office:value-type="float" office:value="0.367022" calcext:value-type="float">
            <text:p>0,367022</text:p>
          </table:table-cell>
          <table:table-cell office:value-type="float" office:value="0.007068" calcext:value-type="float">
            <text:p>0,007068</text:p>
          </table:table-cell>
          <table:table-cell table:style-name="ce7" table:formula="of:=IF([.B165]=0;1;&quot;&quot;)">
            <text:p/>
          </table:table-cell>
          <table:table-cell table:formula="of:=IF(SIGN([.A165]-[.A166])&lt;&gt;SIGN([.A164]-[.A165]);1;&quot;&quot;)">
            <text:p/>
          </table:table-cell>
          <table:table-cell table:formula="of:=[.A165]-[.A164]" office:value-type="float" office:value="0.00457999999999997" calcext:value-type="float">
            <text:p>0,004580</text:p>
          </table:table-cell>
          <table:table-cell table:style-name="ce9" table:formula="of:=[.A165]*[.$F$1]" office:value-type="float" office:value="72.119823" calcext:value-type="float">
            <text:p>72,12</text:p>
          </table:table-cell>
          <table:table-cell table:style-name="ce9" table:formula="of:=[.B165]*[.$F$1]" office:value-type="float" office:value="1.388862" calcext:value-type="float">
            <text:p>1,39</text:p>
          </table:table-cell>
          <table:table-cell table:style-name="ce9" table:formula="of:=SQRT(([.F166]-[.F165])*([.F166]-[.F165])+([.G166]-[.G165])*([.G166]-[.G165]))" office:value-type="float" office:value="0.982917218464127" calcext:value-type="float">
            <text:p>0,98</text:p>
          </table:table-cell>
        </table:table-row>
        <table:table-row table:style-name="ro1">
          <table:table-cell office:value-type="float" office:value="0.372023" calcext:value-type="float">
            <text:p>0,372023</text:p>
          </table:table-cell>
          <table:table-cell office:value-type="float" office:value="0.006962" calcext:value-type="float">
            <text:p>0,006962</text:p>
          </table:table-cell>
          <table:table-cell table:style-name="ce7" table:formula="of:=IF([.B166]=0;1;&quot;&quot;)">
            <text:p/>
          </table:table-cell>
          <table:table-cell table:formula="of:=IF(SIGN([.A166]-[.A167])&lt;&gt;SIGN([.A165]-[.A166]);1;&quot;&quot;)">
            <text:p/>
          </table:table-cell>
          <table:table-cell table:formula="of:=[.A166]-[.A165]" office:value-type="float" office:value="0.00500100000000003" calcext:value-type="float">
            <text:p>0,005001</text:p>
          </table:table-cell>
          <table:table-cell table:style-name="ce9" table:formula="of:=[.A166]*[.$F$1]" office:value-type="float" office:value="73.1025195" calcext:value-type="float">
            <text:p>73,10</text:p>
          </table:table-cell>
          <table:table-cell table:style-name="ce9" table:formula="of:=[.B166]*[.$F$1]" office:value-type="float" office:value="1.368033" calcext:value-type="float">
            <text:p>1,37</text:p>
          </table:table-cell>
          <table:table-cell table:style-name="ce9" table:formula="of:=SQRT(([.F167]-[.F166])*([.F167]-[.F166])+([.G167]-[.G166])*([.G167]-[.G166]))" office:value-type="float" office:value="0.982947466153837" calcext:value-type="float">
            <text:p>0,98</text:p>
          </table:table-cell>
        </table:table-row>
        <table:table-row table:style-name="ro1">
          <table:table-cell office:value-type="float" office:value="0.376684" calcext:value-type="float">
            <text:p>0,376684</text:p>
          </table:table-cell>
          <table:table-cell office:value-type="float" office:value="0.008778" calcext:value-type="float">
            <text:p>0,008778</text:p>
          </table:table-cell>
          <table:table-cell table:style-name="ce7" table:formula="of:=IF([.B167]=0;1;&quot;&quot;)">
            <text:p/>
          </table:table-cell>
          <table:table-cell table:formula="of:=IF(SIGN([.A167]-[.A168])&lt;&gt;SIGN([.A166]-[.A167]);1;&quot;&quot;)">
            <text:p/>
          </table:table-cell>
          <table:table-cell table:formula="of:=[.A167]-[.A166]" office:value-type="float" office:value="0.00466099999999997" calcext:value-type="float">
            <text:p>0,004661</text:p>
          </table:table-cell>
          <table:table-cell table:style-name="ce9" table:formula="of:=[.A167]*[.$F$1]" office:value-type="float" office:value="74.018406" calcext:value-type="float">
            <text:p>74,02</text:p>
          </table:table-cell>
          <table:table-cell table:style-name="ce9" table:formula="of:=[.B167]*[.$F$1]" office:value-type="float" office:value="1.724877" calcext:value-type="float">
            <text:p>1,72</text:p>
          </table:table-cell>
          <table:table-cell table:style-name="ce9" table:formula="of:=SQRT(([.F168]-[.F167])*([.F168]-[.F167])+([.G168]-[.G167])*([.G168]-[.G167]))" office:value-type="float" office:value="0.982850532769103" calcext:value-type="float">
            <text:p>0,98</text:p>
          </table:table-cell>
        </table:table-row>
        <table:table-row table:style-name="ro1">
          <table:table-cell office:value-type="float" office:value="0.380295" calcext:value-type="float">
            <text:p>0,380295</text:p>
          </table:table-cell>
          <table:table-cell office:value-type="float" office:value="0.012239" calcext:value-type="float">
            <text:p>0,012239</text:p>
          </table:table-cell>
          <table:table-cell table:style-name="ce7" table:formula="of:=IF([.B168]=0;1;&quot;&quot;)">
            <text:p/>
          </table:table-cell>
          <table:table-cell table:style-name="ce7" table:formula="of:=IF(SIGN([.A168]-[.A169])&lt;&gt;SIGN([.A167]-[.A168]);1;&quot;&quot;)">
            <text:p/>
          </table:table-cell>
          <table:table-cell table:formula="of:=[.A168]-[.A167]" office:value-type="float" office:value="0.00361100000000003" calcext:value-type="float">
            <text:p>0,003611</text:p>
          </table:table-cell>
          <table:table-cell table:style-name="ce9" table:formula="of:=[.A168]*[.$F$1]" office:value-type="float" office:value="74.7279675" calcext:value-type="float">
            <text:p>74,73</text:p>
          </table:table-cell>
          <table:table-cell table:style-name="ce9" table:formula="of:=[.B168]*[.$F$1]" office:value-type="float" office:value="2.4049635" calcext:value-type="float">
            <text:p>2,40</text:p>
          </table:table-cell>
          <table:table-cell table:style-name="ce9" table:formula="of:=SQRT(([.F169]-[.F168])*([.F169]-[.F168])+([.G169]-[.G168])*([.G169]-[.G168]))" office:value-type="float" office:value="0.982982171284913" calcext:value-type="float">
            <text:p>0,98</text:p>
          </table:table-cell>
        </table:table-row>
        <table:table-row table:style-name="ro1">
          <table:table-cell office:value-type="float" office:value="0.382307" calcext:value-type="float">
            <text:p>0,382307</text:p>
          </table:table-cell>
          <table:table-cell office:value-type="float" office:value="0.016819" calcext:value-type="float">
            <text:p>0,016819</text:p>
          </table:table-cell>
          <table:table-cell table:style-name="ce7" table:formula="of:=IF([.B169]=0;1;&quot;&quot;)">
            <text:p/>
          </table:table-cell>
          <table:table-cell table:style-name="ce7" table:formula="of:=IF(SIGN([.A169]-[.A170])&lt;&gt;SIGN([.A168]-[.A169]);1;&quot;&quot;)">
            <text:p/>
          </table:table-cell>
          <table:table-cell table:formula="of:=[.A169]-[.A168]" office:value-type="float" office:value="0.00201200000000001" calcext:value-type="float">
            <text:p>0,002012</text:p>
          </table:table-cell>
          <table:table-cell table:style-name="ce9" table:formula="of:=[.A169]*[.$F$1]" office:value-type="float" office:value="75.1233255" calcext:value-type="float">
            <text:p>75,12</text:p>
          </table:table-cell>
          <table:table-cell table:style-name="ce9" table:formula="of:=[.B169]*[.$F$1]" office:value-type="float" office:value="3.3049335" calcext:value-type="float">
            <text:p>3,30</text:p>
          </table:table-cell>
          <table:table-cell table:style-name="ce9" table:formula="of:=SQRT(([.F170]-[.F169])*([.F170]-[.F169])+([.G170]-[.G169])*([.G170]-[.G169]))" office:value-type="float" office:value="0.983109530777344" calcext:value-type="float">
            <text:p>0,98</text:p>
          </table:table-cell>
        </table:table-row>
        <table:table-row table:style-name="ro1">
          <table:table-cell office:value-type="float" office:value="0.382412" calcext:value-type="float">
            <text:p>0,382412</text:p>
          </table:table-cell>
          <table:table-cell office:value-type="float" office:value="0.021821" calcext:value-type="float">
            <text:p>0,021821</text:p>
          </table:table-cell>
          <table:table-cell table:style-name="ce7" table:formula="of:=IF([.B170]=0;1;&quot;&quot;)">
            <text:p/>
          </table:table-cell>
          <table:table-cell table:style-name="ce7" table:formula="of:=IF(SIGN([.A170]-[.A171])&lt;&gt;SIGN([.A169]-[.A170]);1;&quot;&quot;)" office:value-type="float" office:value="1" calcext:value-type="float">
            <text:p>1</text:p>
          </table:table-cell>
          <table:table-cell table:formula="of:=[.A170]-[.A169]" office:value-type="float" office:value="0.000104999999999966" calcext:value-type="float">
            <text:p>0,000105</text:p>
          </table:table-cell>
          <table:table-cell table:style-name="ce9" table:formula="of:=[.A170]*[.$F$1]" office:value-type="float" office:value="75.143958" calcext:value-type="float">
            <text:p>75,14</text:p>
          </table:table-cell>
          <table:table-cell table:style-name="ce9" table:formula="of:=[.B170]*[.$F$1]" office:value-type="float" office:value="4.2878265" calcext:value-type="float">
            <text:p>4,29</text:p>
          </table:table-cell>
          <table:table-cell table:style-name="ce9" table:formula="of:=SQRT(([.F171]-[.F170])*([.F171]-[.F170])+([.G171]-[.G170])*([.G171]-[.G170]))" office:value-type="float" office:value="0.982947466153835" calcext:value-type="float">
            <text:p>0,98</text:p>
          </table:table-cell>
        </table:table-row>
        <table:table-row table:style-name="ro1">
          <table:table-cell office:value-type="float" office:value="0.380596" calcext:value-type="float">
            <text:p>0,380596</text:p>
          </table:table-cell>
          <table:table-cell office:value-type="float" office:value="0.026482" calcext:value-type="float">
            <text:p>0,026482</text:p>
          </table:table-cell>
          <table:table-cell table:style-name="ce7" table:formula="of:=IF([.B171]=0;1;&quot;&quot;)">
            <text:p/>
          </table:table-cell>
          <table:table-cell table:formula="of:=IF(SIGN([.A171]-[.A172])&lt;&gt;SIGN([.A170]-[.A171]);1;&quot;&quot;)">
            <text:p/>
          </table:table-cell>
          <table:table-cell table:formula="of:=[.A171]-[.A170]" office:value-type="float" office:value="-0.00181599999999998" calcext:value-type="float">
            <text:p>-0,001816</text:p>
          </table:table-cell>
          <table:table-cell table:style-name="ce9" table:formula="of:=[.A171]*[.$F$1]" office:value-type="float" office:value="74.787114" calcext:value-type="float">
            <text:p>74,79</text:p>
          </table:table-cell>
          <table:table-cell table:style-name="ce9" table:formula="of:=[.B171]*[.$F$1]" office:value-type="float" office:value="5.203713" calcext:value-type="float">
            <text:p>5,20</text:p>
          </table:table-cell>
          <table:table-cell table:style-name="ce9" table:formula="of:=SQRT(([.F172]-[.F171])*([.F172]-[.F171])+([.G172]-[.G171])*([.G172]-[.G171]))" office:value-type="float" office:value="0.982850532769099" calcext:value-type="float">
            <text:p>0,98</text:p>
          </table:table-cell>
        </table:table-row>
        <table:table-row table:style-name="ro1">
          <table:table-cell office:value-type="float" office:value="0.377135" calcext:value-type="float">
            <text:p>0,377135</text:p>
          </table:table-cell>
          <table:table-cell office:value-type="float" office:value="0.030093" calcext:value-type="float">
            <text:p>0,030093</text:p>
          </table:table-cell>
          <table:table-cell table:style-name="ce7" table:formula="of:=IF([.B172]=0;1;&quot;&quot;)">
            <text:p/>
          </table:table-cell>
          <table:table-cell table:formula="of:=IF(SIGN([.A172]-[.A173])&lt;&gt;SIGN([.A171]-[.A172]);1;&quot;&quot;)">
            <text:p/>
          </table:table-cell>
          <table:table-cell table:formula="of:=[.A172]-[.A171]" office:value-type="float" office:value="-0.00346099999999999" calcext:value-type="float">
            <text:p>-0,003461</text:p>
          </table:table-cell>
          <table:table-cell table:style-name="ce9" table:formula="of:=[.A172]*[.$F$1]" office:value-type="float" office:value="74.1070275" calcext:value-type="float">
            <text:p>74,11</text:p>
          </table:table-cell>
          <table:table-cell table:style-name="ce9" table:formula="of:=[.B172]*[.$F$1]" office:value-type="float" office:value="5.9132745" calcext:value-type="float">
            <text:p>5,91</text:p>
          </table:table-cell>
          <table:table-cell table:style-name="ce9" table:formula="of:=SQRT(([.F173]-[.F172])*([.F173]-[.F172])+([.G173]-[.G172])*([.G173]-[.G172]))" office:value-type="float" office:value="0.982903154935556" calcext:value-type="float">
            <text:p>0,98</text:p>
          </table:table-cell>
        </table:table-row>
        <table:table-row table:style-name="ro1">
          <table:table-cell office:value-type="float" office:value="0.372555" calcext:value-type="float">
            <text:p>0,372555</text:p>
          </table:table-cell>
          <table:table-cell office:value-type="float" office:value="0.032104" calcext:value-type="float">
            <text:p>0,032104</text:p>
          </table:table-cell>
          <table:table-cell table:style-name="ce7" table:formula="of:=IF([.B173]=0;1;&quot;&quot;)">
            <text:p/>
          </table:table-cell>
          <table:table-cell table:formula="of:=IF(SIGN([.A173]-[.A174])&lt;&gt;SIGN([.A172]-[.A173]);1;&quot;&quot;)">
            <text:p/>
          </table:table-cell>
          <table:table-cell table:formula="of:=[.A173]-[.A172]" office:value-type="float" office:value="-0.00458000000000003" calcext:value-type="float">
            <text:p>-0,004580</text:p>
          </table:table-cell>
          <table:table-cell table:style-name="ce9" table:formula="of:=[.A173]*[.$F$1]" office:value-type="float" office:value="73.2070575" calcext:value-type="float">
            <text:p>73,21</text:p>
          </table:table-cell>
          <table:table-cell table:style-name="ce9" table:formula="of:=[.B173]*[.$F$1]" office:value-type="float" office:value="6.308436" calcext:value-type="float">
            <text:p>6,31</text:p>
          </table:table-cell>
          <table:table-cell table:style-name="ce9" table:formula="of:=SQRT(([.F174]-[.F173])*([.F174]-[.F173])+([.G174]-[.G173])*([.G174]-[.G173]))" office:value-type="float" office:value="0.982917218464113" calcext:value-type="float">
            <text:p>0,98</text:p>
          </table:table-cell>
        </table:table-row>
        <table:table-row table:style-name="ro1">
          <table:table-cell office:value-type="float" office:value="0.367554" calcext:value-type="float">
            <text:p>0,367554</text:p>
          </table:table-cell>
          <table:table-cell office:value-type="float" office:value="0.03221" calcext:value-type="float">
            <text:p>0,032210</text:p>
          </table:table-cell>
          <table:table-cell table:style-name="ce7" table:formula="of:=IF([.B174]=0;1;&quot;&quot;)">
            <text:p/>
          </table:table-cell>
          <table:table-cell table:formula="of:=IF(SIGN([.A174]-[.A175])&lt;&gt;SIGN([.A173]-[.A174]);1;&quot;&quot;)">
            <text:p/>
          </table:table-cell>
          <table:table-cell table:formula="of:=[.A174]-[.A173]" office:value-type="float" office:value="-0.00500099999999998" calcext:value-type="float">
            <text:p>-0,005001</text:p>
          </table:table-cell>
          <table:table-cell table:style-name="ce9" table:formula="of:=[.A174]*[.$F$1]" office:value-type="float" office:value="72.224361" calcext:value-type="float">
            <text:p>72,22</text:p>
          </table:table-cell>
          <table:table-cell table:style-name="ce9" table:formula="of:=[.B174]*[.$F$1]" office:value-type="float" office:value="6.329265" calcext:value-type="float">
            <text:p>6,33</text:p>
          </table:table-cell>
          <table:table-cell table:style-name="ce9" table:formula="of:=SQRT(([.F175]-[.F174])*([.F175]-[.F174])+([.G175]-[.G174])*([.G175]-[.G174]))" office:value-type="float" office:value="0.98294746615385" calcext:value-type="float">
            <text:p>0,98</text:p>
          </table:table-cell>
        </table:table-row>
        <table:table-row table:style-name="ro1">
          <table:table-cell office:value-type="float" office:value="0.362893" calcext:value-type="float">
            <text:p>0,362893</text:p>
          </table:table-cell>
          <table:table-cell office:value-type="float" office:value="0.030394" calcext:value-type="float">
            <text:p>0,030394</text:p>
          </table:table-cell>
          <table:table-cell table:style-name="ce7" table:formula="of:=IF([.B175]=0;1;&quot;&quot;)">
            <text:p/>
          </table:table-cell>
          <table:table-cell table:formula="of:=IF(SIGN([.A175]-[.A176])&lt;&gt;SIGN([.A174]-[.A175]);1;&quot;&quot;)">
            <text:p/>
          </table:table-cell>
          <table:table-cell table:formula="of:=[.A175]-[.A174]" office:value-type="float" office:value="-0.00466100000000003" calcext:value-type="float">
            <text:p>-0,004661</text:p>
          </table:table-cell>
          <table:table-cell table:style-name="ce9" table:formula="of:=[.A175]*[.$F$1]" office:value-type="float" office:value="71.3084745" calcext:value-type="float">
            <text:p>71,31</text:p>
          </table:table-cell>
          <table:table-cell table:style-name="ce9" table:formula="of:=[.B175]*[.$F$1]" office:value-type="float" office:value="5.972421" calcext:value-type="float">
            <text:p>5,97</text:p>
          </table:table-cell>
          <table:table-cell table:style-name="ce9" table:formula="of:=SQRT(([.F176]-[.F175])*([.F176]-[.F175])+([.G176]-[.G175])*([.G176]-[.G175]))" office:value-type="float" office:value="5.87614684547052" calcext:value-type="float">
            <text:p>5,88</text:p>
          </table:table-cell>
        </table:table-row>
        <table:table-row table:style-name="ro1">
          <table:table-cell office:value-type="float" office:value="0.346222" calcext:value-type="float">
            <text:p>0,346222</text:p>
          </table:table-cell>
          <table:table-cell office:value-type="float" office:value="0.05522" calcext:value-type="float">
            <text:p>0,055220</text:p>
          </table:table-cell>
          <table:table-cell table:style-name="ce7" table:formula="of:=IF([.B176]=0;1;&quot;&quot;)">
            <text:p/>
          </table:table-cell>
          <table:table-cell table:formula="of:=IF(SIGN([.A176]-[.A177])&lt;&gt;SIGN([.A175]-[.A176]);1;&quot;&quot;)">
            <text:p/>
          </table:table-cell>
          <table:table-cell table:formula="of:=[.A176]-[.A175]" office:value-type="float" office:value="-0.016671" calcext:value-type="float">
            <text:p>-0,016671</text:p>
          </table:table-cell>
          <table:table-cell table:style-name="ce9" table:formula="of:=[.A176]*[.$F$1]" office:value-type="float" office:value="68.032623" calcext:value-type="float">
            <text:p>68,03</text:p>
          </table:table-cell>
          <table:table-cell table:style-name="ce9" table:formula="of:=[.B176]*[.$F$1]" office:value-type="float" office:value="10.85073" calcext:value-type="float">
            <text:p>10,85</text:p>
          </table:table-cell>
          <table:table-cell table:style-name="ce9" table:formula="of:=SQRT(([.F177]-[.F176])*([.F177]-[.F176])+([.G177]-[.G176])*([.G177]-[.G176]))" office:value-type="float" office:value="0.815863196337022" calcext:value-type="float">
            <text:p>0,82</text:p>
          </table:table-cell>
        </table:table-row>
        <table:table-row table:style-name="ro1">
          <table:table-cell office:value-type="float" office:value="0.342071" calcext:value-type="float">
            <text:p>0,342071</text:p>
          </table:table-cell>
          <table:table-cell office:value-type="float" office:value="0.05531" calcext:value-type="float">
            <text:p>0,055310</text:p>
          </table:table-cell>
          <table:table-cell table:style-name="ce7" table:formula="of:=IF([.B177]=0;1;&quot;&quot;)">
            <text:p/>
          </table:table-cell>
          <table:table-cell table:formula="of:=IF(SIGN([.A177]-[.A178])&lt;&gt;SIGN([.A176]-[.A177]);1;&quot;&quot;)">
            <text:p/>
          </table:table-cell>
          <table:table-cell table:formula="of:=[.A177]-[.A176]" office:value-type="float" office:value="-0.00415100000000002" calcext:value-type="float">
            <text:p>-0,004151</text:p>
          </table:table-cell>
          <table:table-cell table:style-name="ce9" table:formula="of:=[.A177]*[.$F$1]" office:value-type="float" office:value="67.2169515" calcext:value-type="float">
            <text:p>67,22</text:p>
          </table:table-cell>
          <table:table-cell table:style-name="ce9" table:formula="of:=[.B177]*[.$F$1]" office:value-type="float" office:value="10.868415" calcext:value-type="float">
            <text:p>10,87</text:p>
          </table:table-cell>
          <table:table-cell table:style-name="ce9" table:formula="of:=SQRT(([.F178]-[.F177])*([.F178]-[.F177])+([.G178]-[.G177])*([.G178]-[.G177]))" office:value-type="float" office:value="0.815594335424933" calcext:value-type="float">
            <text:p>0,82</text:p>
          </table:table-cell>
        </table:table-row>
        <table:table-row table:style-name="ro1">
          <table:table-cell office:value-type="float" office:value="0.337921" calcext:value-type="float">
            <text:p>0,337921</text:p>
          </table:table-cell>
          <table:table-cell office:value-type="float" office:value="0.055381" calcext:value-type="float">
            <text:p>0,055381</text:p>
          </table:table-cell>
          <table:table-cell table:style-name="ce7" table:formula="of:=IF([.B178]=0;1;&quot;&quot;)">
            <text:p/>
          </table:table-cell>
          <table:table-cell table:formula="of:=IF(SIGN([.A178]-[.A179])&lt;&gt;SIGN([.A177]-[.A178]);1;&quot;&quot;)">
            <text:p/>
          </table:table-cell>
          <table:table-cell table:formula="of:=[.A178]-[.A177]" office:value-type="float" office:value="-0.00414999999999999" calcext:value-type="float">
            <text:p>-0,004150</text:p>
          </table:table-cell>
          <table:table-cell table:style-name="ce9" table:formula="of:=[.A178]*[.$F$1]" office:value-type="float" office:value="66.4014765" calcext:value-type="float">
            <text:p>66,40</text:p>
          </table:table-cell>
          <table:table-cell table:style-name="ce9" table:formula="of:=[.B178]*[.$F$1]" office:value-type="float" office:value="10.8823665" calcext:value-type="float">
            <text:p>10,88</text:p>
          </table:table-cell>
          <table:table-cell table:style-name="ce9" table:formula="of:=SQRT(([.F179]-[.F178])*([.F179]-[.F178])+([.G179]-[.G178])*([.G179]-[.G178]))" office:value-type="float" office:value="0.815590997774013" calcext:value-type="float">
            <text:p>0,82</text:p>
          </table:table-cell>
        </table:table-row>
        <table:table-row table:style-name="ro1">
          <table:table-cell office:value-type="float" office:value="0.333771" calcext:value-type="float">
            <text:p>0,333771</text:p>
          </table:table-cell>
          <table:table-cell office:value-type="float" office:value="0.055451" calcext:value-type="float">
            <text:p>0,055451</text:p>
          </table:table-cell>
          <table:table-cell table:style-name="ce7" table:formula="of:=IF([.B179]=0;1;&quot;&quot;)">
            <text:p/>
          </table:table-cell>
          <table:table-cell table:formula="of:=IF(SIGN([.A179]-[.A180])&lt;&gt;SIGN([.A178]-[.A179]);1;&quot;&quot;)">
            <text:p/>
          </table:table-cell>
          <table:table-cell table:formula="of:=[.A179]-[.A178]" office:value-type="float" office:value="-0.00414999999999999" calcext:value-type="float">
            <text:p>-0,004150</text:p>
          </table:table-cell>
          <table:table-cell table:style-name="ce9" table:formula="of:=[.A179]*[.$F$1]" office:value-type="float" office:value="65.5860015" calcext:value-type="float">
            <text:p>65,59</text:p>
          </table:table-cell>
          <table:table-cell table:style-name="ce9" table:formula="of:=[.B179]*[.$F$1]" office:value-type="float" office:value="10.8961215" calcext:value-type="float">
            <text:p>10,90</text:p>
          </table:table-cell>
          <table:table-cell table:style-name="ce9" table:formula="of:=SQRT(([.F180]-[.F179])*([.F180]-[.F179])+([.G180]-[.G179])*([.G180]-[.G179]))" office:value-type="float" office:value="0.815751118614779" calcext:value-type="float">
            <text:p>0,82</text:p>
          </table:table-cell>
        </table:table-row>
        <table:table-row table:style-name="ro1">
          <table:table-cell office:value-type="float" office:value="0.32962" calcext:value-type="float">
            <text:p>0,329620</text:p>
          </table:table-cell>
          <table:table-cell office:value-type="float" office:value="0.055509" calcext:value-type="float">
            <text:p>0,055509</text:p>
          </table:table-cell>
          <table:table-cell table:style-name="ce7" table:formula="of:=IF([.B180]=0;1;&quot;&quot;)">
            <text:p/>
          </table:table-cell>
          <table:table-cell table:formula="of:=IF(SIGN([.A180]-[.A181])&lt;&gt;SIGN([.A179]-[.A180]);1;&quot;&quot;)">
            <text:p/>
          </table:table-cell>
          <table:table-cell table:formula="of:=[.A180]-[.A179]" office:value-type="float" office:value="-0.00415100000000002" calcext:value-type="float">
            <text:p>-0,004151</text:p>
          </table:table-cell>
          <table:table-cell table:style-name="ce9" table:formula="of:=[.A180]*[.$F$1]" office:value-type="float" office:value="64.77033" calcext:value-type="float">
            <text:p>64,77</text:p>
          </table:table-cell>
          <table:table-cell table:style-name="ce9" table:formula="of:=[.B180]*[.$F$1]" office:value-type="float" office:value="10.9075185" calcext:value-type="float">
            <text:p>10,91</text:p>
          </table:table-cell>
          <table:table-cell table:style-name="ce9" table:formula="of:=SQRT(([.F181]-[.F180])*([.F181]-[.F180])+([.G181]-[.G180])*([.G181]-[.G180]))" office:value-type="float" office:value="0.815546612819425" calcext:value-type="float">
            <text:p>0,82</text:p>
          </table:table-cell>
        </table:table-row>
        <table:table-row table:style-name="ro1">
          <table:table-cell office:value-type="float" office:value="0.32547" calcext:value-type="float">
            <text:p>0,325470</text:p>
          </table:table-cell>
          <table:table-cell office:value-type="float" office:value="0.055564" calcext:value-type="float">
            <text:p>0,055564</text:p>
          </table:table-cell>
          <table:table-cell table:style-name="ce7" table:formula="of:=IF([.B181]=0;1;&quot;&quot;)">
            <text:p/>
          </table:table-cell>
          <table:table-cell table:formula="of:=IF(SIGN([.A181]-[.A182])&lt;&gt;SIGN([.A180]-[.A181]);1;&quot;&quot;)">
            <text:p/>
          </table:table-cell>
          <table:table-cell table:formula="of:=[.A181]-[.A180]" office:value-type="float" office:value="-0.00414999999999999" calcext:value-type="float">
            <text:p>-0,004150</text:p>
          </table:table-cell>
          <table:table-cell table:style-name="ce9" table:formula="of:=[.A181]*[.$F$1]" office:value-type="float" office:value="63.954855" calcext:value-type="float">
            <text:p>63,95</text:p>
          </table:table-cell>
          <table:table-cell table:style-name="ce9" table:formula="of:=[.B181]*[.$F$1]" office:value-type="float" office:value="10.918326" calcext:value-type="float">
            <text:p>10,92</text:p>
          </table:table-cell>
          <table:table-cell table:style-name="ce9" table:formula="of:=SQRT(([.F182]-[.F181])*([.F182]-[.F181])+([.G182]-[.G181])*([.G182]-[.G181]))" office:value-type="float" office:value="0.815522939855924" calcext:value-type="float">
            <text:p>0,82</text:p>
          </table:table-cell>
        </table:table-row>
        <table:table-row table:style-name="ro1">
          <table:table-cell office:value-type="float" office:value="0.32132" calcext:value-type="float">
            <text:p>0,321320</text:p>
          </table:table-cell>
          <table:table-cell office:value-type="float" office:value="0.055609" calcext:value-type="float">
            <text:p>0,055609</text:p>
          </table:table-cell>
          <table:table-cell table:style-name="ce7" table:formula="of:=IF([.B182]=0;1;&quot;&quot;)">
            <text:p/>
          </table:table-cell>
          <table:table-cell table:formula="of:=IF(SIGN([.A182]-[.A183])&lt;&gt;SIGN([.A181]-[.A182]);1;&quot;&quot;)">
            <text:p/>
          </table:table-cell>
          <table:table-cell table:formula="of:=[.A182]-[.A181]" office:value-type="float" office:value="-0.00414999999999999" calcext:value-type="float">
            <text:p>-0,004150</text:p>
          </table:table-cell>
          <table:table-cell table:style-name="ce9" table:formula="of:=[.A182]*[.$F$1]" office:value-type="float" office:value="63.13938" calcext:value-type="float">
            <text:p>63,14</text:p>
          </table:table-cell>
          <table:table-cell table:style-name="ce9" table:formula="of:=[.B182]*[.$F$1]" office:value-type="float" office:value="10.9271685" calcext:value-type="float">
            <text:p>10,93</text:p>
          </table:table-cell>
          <table:table-cell table:style-name="ce9" table:formula="of:=SQRT(([.F183]-[.F182])*([.F183]-[.F182])+([.G183]-[.G182])*([.G183]-[.G182]))" office:value-type="float" office:value="0.815711286610956" calcext:value-type="float">
            <text:p>0,82</text:p>
          </table:table-cell>
        </table:table-row>
        <table:table-row table:style-name="ro1">
          <table:table-cell office:value-type="float" office:value="0.317169" calcext:value-type="float">
            <text:p>0,317169</text:p>
          </table:table-cell>
          <table:table-cell office:value-type="float" office:value="0.05565" calcext:value-type="float">
            <text:p>0,055650</text:p>
          </table:table-cell>
          <table:table-cell table:style-name="ce7" table:formula="of:=IF([.B183]=0;1;&quot;&quot;)">
            <text:p/>
          </table:table-cell>
          <table:table-cell table:formula="of:=IF(SIGN([.A183]-[.A184])&lt;&gt;SIGN([.A182]-[.A183]);1;&quot;&quot;)">
            <text:p/>
          </table:table-cell>
          <table:table-cell table:formula="of:=[.A183]-[.A182]" office:value-type="float" office:value="-0.00415100000000002" calcext:value-type="float">
            <text:p>-0,004151</text:p>
          </table:table-cell>
          <table:table-cell table:style-name="ce9" table:formula="of:=[.A183]*[.$F$1]" office:value-type="float" office:value="62.3237085" calcext:value-type="float">
            <text:p>62,32</text:p>
          </table:table-cell>
          <table:table-cell table:style-name="ce9" table:formula="of:=[.B183]*[.$F$1]" office:value-type="float" office:value="10.935225" calcext:value-type="float">
            <text:p>10,94</text:p>
          </table:table-cell>
          <table:table-cell table:style-name="ce9" table:formula="of:=SQRT(([.F184]-[.F183])*([.F184]-[.F183])+([.G184]-[.G183])*([.G184]-[.G183]))" office:value-type="float" office:value="0.815500781339447" calcext:value-type="float">
            <text:p>0,82</text:p>
          </table:table-cell>
        </table:table-row>
        <table:table-row table:style-name="ro1">
          <table:table-cell office:value-type="float" office:value="0.313019" calcext:value-type="float">
            <text:p>0,313019</text:p>
          </table:table-cell>
          <table:table-cell office:value-type="float" office:value="0.055683" calcext:value-type="float">
            <text:p>0,055683</text:p>
          </table:table-cell>
          <table:table-cell table:style-name="ce7" table:formula="of:=IF([.B184]=0;1;&quot;&quot;)">
            <text:p/>
          </table:table-cell>
          <table:table-cell table:formula="of:=IF(SIGN([.A184]-[.A185])&lt;&gt;SIGN([.A183]-[.A184]);1;&quot;&quot;)">
            <text:p/>
          </table:table-cell>
          <table:table-cell table:formula="of:=[.A184]-[.A183]" office:value-type="float" office:value="-0.00414999999999999" calcext:value-type="float">
            <text:p>-0,004150</text:p>
          </table:table-cell>
          <table:table-cell table:style-name="ce9" table:formula="of:=[.A184]*[.$F$1]" office:value-type="float" office:value="61.5082335" calcext:value-type="float">
            <text:p>61,51</text:p>
          </table:table-cell>
          <table:table-cell table:style-name="ce9" table:formula="of:=[.B184]*[.$F$1]" office:value-type="float" office:value="10.9417095" calcext:value-type="float">
            <text:p>10,94</text:p>
          </table:table-cell>
          <table:table-cell table:style-name="ce9" table:formula="of:=SQRT(([.F185]-[.F184])*([.F185]-[.F184])+([.G185]-[.G184])*([.G185]-[.G184]))" office:value-type="float" office:value="0.815491003939337" calcext:value-type="float">
            <text:p>0,82</text:p>
          </table:table-cell>
        </table:table-row>
        <table:table-row table:style-name="ro1">
          <table:table-cell office:value-type="float" office:value="0.308869" calcext:value-type="float">
            <text:p>0,308869</text:p>
          </table:table-cell>
          <table:table-cell office:value-type="float" office:value="0.055709" calcext:value-type="float">
            <text:p>0,055709</text:p>
          </table:table-cell>
          <table:table-cell table:style-name="ce7" table:formula="of:=IF([.B185]=0;1;&quot;&quot;)">
            <text:p/>
          </table:table-cell>
          <table:table-cell table:formula="of:=IF(SIGN([.A185]-[.A186])&lt;&gt;SIGN([.A184]-[.A185]);1;&quot;&quot;)">
            <text:p/>
          </table:table-cell>
          <table:table-cell table:formula="of:=[.A185]-[.A184]" office:value-type="float" office:value="-0.00414999999999999" calcext:value-type="float">
            <text:p>-0,004150</text:p>
          </table:table-cell>
          <table:table-cell table:style-name="ce9" table:formula="of:=[.A185]*[.$F$1]" office:value-type="float" office:value="60.6927585" calcext:value-type="float">
            <text:p>60,69</text:p>
          </table:table-cell>
          <table:table-cell table:style-name="ce9" table:formula="of:=[.B185]*[.$F$1]" office:value-type="float" office:value="10.9468185" calcext:value-type="float">
            <text:p>10,95</text:p>
          </table:table-cell>
          <table:table-cell table:style-name="ce9" table:formula="of:=SQRT(([.F186]-[.F185])*([.F186]-[.F185])+([.G186]-[.G185])*([.G186]-[.G185]))" office:value-type="float" office:value="0.815675500050426" calcext:value-type="float">
            <text:p>0,82</text:p>
          </table:table-cell>
        </table:table-row>
        <table:table-row table:style-name="ro1">
          <table:table-cell office:value-type="float" office:value="0.304718" calcext:value-type="float">
            <text:p>0,304718</text:p>
          </table:table-cell>
          <table:table-cell office:value-type="float" office:value="0.055722" calcext:value-type="float">
            <text:p>0,055722</text:p>
          </table:table-cell>
          <table:table-cell table:style-name="ce7" table:formula="of:=IF([.B186]=0;1;&quot;&quot;)">
            <text:p/>
          </table:table-cell>
          <table:table-cell table:formula="of:=IF(SIGN([.A186]-[.A187])&lt;&gt;SIGN([.A185]-[.A186]);1;&quot;&quot;)">
            <text:p/>
          </table:table-cell>
          <table:table-cell table:formula="of:=[.A186]-[.A185]" office:value-type="float" office:value="-0.00415100000000002" calcext:value-type="float">
            <text:p>-0,004151</text:p>
          </table:table-cell>
          <table:table-cell table:style-name="ce9" table:formula="of:=[.A186]*[.$F$1]" office:value-type="float" office:value="59.877087" calcext:value-type="float">
            <text:p>59,88</text:p>
          </table:table-cell>
          <table:table-cell table:style-name="ce9" table:formula="of:=[.B186]*[.$F$1]" office:value-type="float" office:value="10.949373" calcext:value-type="float">
            <text:p>10,95</text:p>
          </table:table-cell>
          <table:table-cell table:style-name="ce9" table:formula="of:=SQRT(([.F187]-[.F186])*([.F187]-[.F186])+([.G187]-[.G186])*([.G187]-[.G186]))" office:value-type="float" office:value="0.815475023674691" calcext:value-type="float">
            <text:p>0,82</text:p>
          </table:table-cell>
        </table:table-row>
        <table:table-row table:style-name="ro1">
          <table:table-cell office:value-type="float" office:value="0.300568" calcext:value-type="float">
            <text:p>0,300568</text:p>
          </table:table-cell>
          <table:table-cell office:value-type="float" office:value="0.055723" calcext:value-type="float">
            <text:p>0,055723</text:p>
          </table:table-cell>
          <table:table-cell table:style-name="ce7" table:formula="of:=IF([.B187]=0;1;&quot;&quot;)">
            <text:p/>
          </table:table-cell>
          <table:table-cell table:formula="of:=IF(SIGN([.A187]-[.A188])&lt;&gt;SIGN([.A186]-[.A187]);1;&quot;&quot;)">
            <text:p/>
          </table:table-cell>
          <table:table-cell table:formula="of:=[.A187]-[.A186]" office:value-type="float" office:value="-0.00414999999999999" calcext:value-type="float">
            <text:p>-0,004150</text:p>
          </table:table-cell>
          <table:table-cell table:style-name="ce9" table:formula="of:=[.A187]*[.$F$1]" office:value-type="float" office:value="59.061612" calcext:value-type="float">
            <text:p>59,06</text:p>
          </table:table-cell>
          <table:table-cell table:style-name="ce9" table:formula="of:=[.B187]*[.$F$1]" office:value-type="float" office:value="10.9495695" calcext:value-type="float">
            <text:p>10,95</text:p>
          </table:table-cell>
          <table:table-cell table:style-name="ce9" table:formula="of:=SQRT(([.F188]-[.F187])*([.F188]-[.F187])+([.G188]-[.G187])*([.G188]-[.G187]))" office:value-type="float" office:value="0.815475023674712" calcext:value-type="float">
            <text:p>0,82</text:p>
          </table:table-cell>
        </table:table-row>
        <table:table-row table:style-name="ro1">
          <table:table-cell office:value-type="float" office:value="0.296418" calcext:value-type="float">
            <text:p>0,296418</text:p>
          </table:table-cell>
          <table:table-cell office:value-type="float" office:value="0.055722" calcext:value-type="float">
            <text:p>0,055722</text:p>
          </table:table-cell>
          <table:table-cell table:style-name="ce7" table:formula="of:=IF([.B188]=0;1;&quot;&quot;)">
            <text:p/>
          </table:table-cell>
          <table:table-cell table:formula="of:=IF(SIGN([.A188]-[.A189])&lt;&gt;SIGN([.A187]-[.A188]);1;&quot;&quot;)">
            <text:p/>
          </table:table-cell>
          <table:table-cell table:formula="of:=[.A188]-[.A187]" office:value-type="float" office:value="-0.00415000000000004" calcext:value-type="float">
            <text:p>-0,004150</text:p>
          </table:table-cell>
          <table:table-cell table:style-name="ce9" table:formula="of:=[.A188]*[.$F$1]" office:value-type="float" office:value="58.246137" calcext:value-type="float">
            <text:p>58,25</text:p>
          </table:table-cell>
          <table:table-cell table:style-name="ce9" table:formula="of:=[.B188]*[.$F$1]" office:value-type="float" office:value="10.949373" calcext:value-type="float">
            <text:p>10,95</text:p>
          </table:table-cell>
          <table:table-cell table:style-name="ce9" table:formula="of:=SQRT(([.F189]-[.F188])*([.F189]-[.F188])+([.G189]-[.G188])*([.G189]-[.G188]))" office:value-type="float" office:value="0.815475852288703" calcext:value-type="float">
            <text:p>0,82</text:p>
          </table:table-cell>
        </table:table-row>
        <table:table-row table:style-name="ro1">
          <table:table-cell office:value-type="float" office:value="0.292268" calcext:value-type="float">
            <text:p>0,292268</text:p>
          </table:table-cell>
          <table:table-cell office:value-type="float" office:value="0.055716" calcext:value-type="float">
            <text:p>0,055716</text:p>
          </table:table-cell>
          <table:table-cell table:style-name="ce7" table:formula="of:=IF([.B189]=0;1;&quot;&quot;)">
            <text:p/>
          </table:table-cell>
          <table:table-cell table:formula="of:=IF(SIGN([.A189]-[.A190])&lt;&gt;SIGN([.A188]-[.A189]);1;&quot;&quot;)">
            <text:p/>
          </table:table-cell>
          <table:table-cell table:formula="of:=[.A189]-[.A188]" office:value-type="float" office:value="-0.00414999999999999" calcext:value-type="float">
            <text:p>-0,004150</text:p>
          </table:table-cell>
          <table:table-cell table:style-name="ce9" table:formula="of:=[.A189]*[.$F$1]" office:value-type="float" office:value="57.430662" calcext:value-type="float">
            <text:p>57,43</text:p>
          </table:table-cell>
          <table:table-cell table:style-name="ce9" table:formula="of:=[.B189]*[.$F$1]" office:value-type="float" office:value="10.948194" calcext:value-type="float">
            <text:p>10,95</text:p>
          </table:table-cell>
          <table:table-cell table:style-name="ce9" table:formula="of:=SQRT(([.F190]-[.F189])*([.F190]-[.F189])+([.G190]-[.G189])*([.G190]-[.G189]))" office:value-type="float" office:value="0.815484469824532" calcext:value-type="float">
            <text:p>0,82</text:p>
          </table:table-cell>
        </table:table-row>
        <table:table-row table:style-name="ro1">
          <table:table-cell office:value-type="float" office:value="0.288118" calcext:value-type="float">
            <text:p>0,288118</text:p>
          </table:table-cell>
          <table:table-cell office:value-type="float" office:value="0.055696" calcext:value-type="float">
            <text:p>0,055696</text:p>
          </table:table-cell>
          <table:table-cell table:style-name="ce7" table:formula="of:=IF([.B190]=0;1;&quot;&quot;)">
            <text:p/>
          </table:table-cell>
          <table:table-cell table:formula="of:=IF(SIGN([.A190]-[.A191])&lt;&gt;SIGN([.A189]-[.A190]);1;&quot;&quot;)">
            <text:p/>
          </table:table-cell>
          <table:table-cell table:formula="of:=[.A190]-[.A189]" office:value-type="float" office:value="-0.00414999999999999" calcext:value-type="float">
            <text:p>-0,004150</text:p>
          </table:table-cell>
          <table:table-cell table:style-name="ce9" table:formula="of:=[.A190]*[.$F$1]" office:value-type="float" office:value="56.615187" calcext:value-type="float">
            <text:p>56,62</text:p>
          </table:table-cell>
          <table:table-cell table:style-name="ce9" table:formula="of:=[.B190]*[.$F$1]" office:value-type="float" office:value="10.944264" calcext:value-type="float">
            <text:p>10,94</text:p>
          </table:table-cell>
          <table:table-cell table:style-name="ce9" table:formula="of:=SQRT(([.F191]-[.F190])*([.F191]-[.F190])+([.G191]-[.G190])*([.G191]-[.G190]))" office:value-type="float" office:value="0.815702174441298" calcext:value-type="float">
            <text:p>0,82</text:p>
          </table:table-cell>
        </table:table-row>
        <table:table-row table:style-name="ro1">
          <table:table-cell office:value-type="float" office:value="0.283967" calcext:value-type="float">
            <text:p>0,283967</text:p>
          </table:table-cell>
          <table:table-cell office:value-type="float" office:value="0.05566" calcext:value-type="float">
            <text:p>0,055660</text:p>
          </table:table-cell>
          <table:table-cell table:style-name="ce7" table:formula="of:=IF([.B191]=0;1;&quot;&quot;)">
            <text:p/>
          </table:table-cell>
          <table:table-cell table:formula="of:=IF(SIGN([.A191]-[.A192])&lt;&gt;SIGN([.A190]-[.A191]);1;&quot;&quot;)">
            <text:p/>
          </table:table-cell>
          <table:table-cell table:formula="of:=[.A191]-[.A190]" office:value-type="float" office:value="-0.00415100000000002" calcext:value-type="float">
            <text:p>-0,004151</text:p>
          </table:table-cell>
          <table:table-cell table:style-name="ce9" table:formula="of:=[.A191]*[.$F$1]" office:value-type="float" office:value="55.7995155" calcext:value-type="float">
            <text:p>55,80</text:p>
          </table:table-cell>
          <table:table-cell table:style-name="ce9" table:formula="of:=[.B191]*[.$F$1]" office:value-type="float" office:value="10.93719" calcext:value-type="float">
            <text:p>10,94</text:p>
          </table:table-cell>
          <table:table-cell table:style-name="ce9" table:formula="of:=SQRT(([.F192]-[.F191])*([.F192]-[.F191])+([.G192]-[.G191])*([.G192]-[.G191]))" office:value-type="float" office:value="0.815514796197615" calcext:value-type="float">
            <text:p>0,82</text:p>
          </table:table-cell>
        </table:table-row>
        <table:table-row table:style-name="ro1">
          <table:table-cell office:value-type="float" office:value="0.279817" calcext:value-type="float">
            <text:p>0,279817</text:p>
          </table:table-cell>
          <table:table-cell office:value-type="float" office:value="0.055619" calcext:value-type="float">
            <text:p>0,055619</text:p>
          </table:table-cell>
          <table:table-cell table:style-name="ce7" table:formula="of:=IF([.B192]=0;1;&quot;&quot;)">
            <text:p/>
          </table:table-cell>
          <table:table-cell table:formula="of:=IF(SIGN([.A192]-[.A193])&lt;&gt;SIGN([.A191]-[.A192]);1;&quot;&quot;)">
            <text:p/>
          </table:table-cell>
          <table:table-cell table:formula="of:=[.A192]-[.A191]" office:value-type="float" office:value="-0.00414999999999999" calcext:value-type="float">
            <text:p>-0,004150</text:p>
          </table:table-cell>
          <table:table-cell table:style-name="ce9" table:formula="of:=[.A192]*[.$F$1]" office:value-type="float" office:value="54.9840405" calcext:value-type="float">
            <text:p>54,98</text:p>
          </table:table-cell>
          <table:table-cell table:style-name="ce9" table:formula="of:=[.B192]*[.$F$1]" office:value-type="float" office:value="10.9291335" calcext:value-type="float">
            <text:p>10,93</text:p>
          </table:table-cell>
          <table:table-cell table:style-name="ce9" table:formula="of:=SQRT(([.F193]-[.F192])*([.F193]-[.F192])+([.G193]-[.G192])*([.G193]-[.G192]))" office:value-type="float" office:value="0.815520832928871" calcext:value-type="float">
            <text:p>0,82</text:p>
          </table:table-cell>
        </table:table-row>
        <table:table-row table:style-name="ro1">
          <table:table-cell office:value-type="float" office:value="0.275667" calcext:value-type="float">
            <text:p>0,275667</text:p>
          </table:table-cell>
          <table:table-cell office:value-type="float" office:value="0.055575" calcext:value-type="float">
            <text:p>0,055575</text:p>
          </table:table-cell>
          <table:table-cell table:style-name="ce7" table:formula="of:=IF([.B193]=0;1;&quot;&quot;)">
            <text:p/>
          </table:table-cell>
          <table:table-cell table:formula="of:=IF(SIGN([.A193]-[.A194])&lt;&gt;SIGN([.A192]-[.A193]);1;&quot;&quot;)">
            <text:p/>
          </table:table-cell>
          <table:table-cell table:formula="of:=[.A193]-[.A192]" office:value-type="float" office:value="-0.00414999999999999" calcext:value-type="float">
            <text:p>-0,004150</text:p>
          </table:table-cell>
          <table:table-cell table:style-name="ce9" table:formula="of:=[.A193]*[.$F$1]" office:value-type="float" office:value="54.1685655" calcext:value-type="float">
            <text:p>54,17</text:p>
          </table:table-cell>
          <table:table-cell table:style-name="ce9" table:formula="of:=[.B193]*[.$F$1]" office:value-type="float" office:value="10.9204875" calcext:value-type="float">
            <text:p>10,92</text:p>
          </table:table-cell>
          <table:table-cell table:style-name="ce9" table:formula="of:=SQRT(([.F194]-[.F193])*([.F194]-[.F193])+([.G194]-[.G193])*([.G194]-[.G193]))" office:value-type="float" office:value="0.815539013873033" calcext:value-type="float">
            <text:p>0,82</text:p>
          </table:table-cell>
        </table:table-row>
        <table:table-row table:style-name="ro1">
          <table:table-cell office:value-type="float" office:value="0.271517" calcext:value-type="float">
            <text:p>0,271517</text:p>
          </table:table-cell>
          <table:table-cell office:value-type="float" office:value="0.055523" calcext:value-type="float">
            <text:p>0,055523</text:p>
          </table:table-cell>
          <table:table-cell table:style-name="ce7" table:formula="of:=IF([.B194]=0;1;&quot;&quot;)">
            <text:p/>
          </table:table-cell>
          <table:table-cell table:formula="of:=IF(SIGN([.A194]-[.A195])&lt;&gt;SIGN([.A193]-[.A194]);1;&quot;&quot;)">
            <text:p/>
          </table:table-cell>
          <table:table-cell table:formula="of:=[.A194]-[.A193]" office:value-type="float" office:value="-0.00414999999999999" calcext:value-type="float">
            <text:p>-0,004150</text:p>
          </table:table-cell>
          <table:table-cell table:style-name="ce9" table:formula="of:=[.A194]*[.$F$1]" office:value-type="float" office:value="53.3530905" calcext:value-type="float">
            <text:p>53,35</text:p>
          </table:table-cell>
          <table:table-cell table:style-name="ce9" table:formula="of:=[.B194]*[.$F$1]" office:value-type="float" office:value="10.9102695" calcext:value-type="float">
            <text:p>10,91</text:p>
          </table:table-cell>
          <table:table-cell table:style-name="ce9" table:formula="of:=SQRT(([.F195]-[.F194])*([.F195]-[.F194])+([.G195]-[.G194])*([.G195]-[.G194]))" office:value-type="float" office:value="0.815563088796483" calcext:value-type="float">
            <text:p>0,82</text:p>
          </table:table-cell>
        </table:table-row>
        <table:table-row table:style-name="ro1">
          <table:table-cell office:value-type="float" office:value="0.267367" calcext:value-type="float">
            <text:p>0,267367</text:p>
          </table:table-cell>
          <table:table-cell office:value-type="float" office:value="0.055462" calcext:value-type="float">
            <text:p>0,055462</text:p>
          </table:table-cell>
          <table:table-cell table:style-name="ce7" table:formula="of:=IF([.B195]=0;1;&quot;&quot;)">
            <text:p/>
          </table:table-cell>
          <table:table-cell table:formula="of:=IF(SIGN([.A195]-[.A196])&lt;&gt;SIGN([.A194]-[.A195]);1;&quot;&quot;)">
            <text:p/>
          </table:table-cell>
          <table:table-cell table:formula="of:=[.A195]-[.A194]" office:value-type="float" office:value="-0.00415000000000004" calcext:value-type="float">
            <text:p>-0,004150</text:p>
          </table:table-cell>
          <table:table-cell table:style-name="ce9" table:formula="of:=[.A195]*[.$F$1]" office:value-type="float" office:value="52.5376155" calcext:value-type="float">
            <text:p>52,54</text:p>
          </table:table-cell>
          <table:table-cell table:style-name="ce9" table:formula="of:=[.B195]*[.$F$1]" office:value-type="float" office:value="10.898283" calcext:value-type="float">
            <text:p>10,90</text:p>
          </table:table-cell>
          <table:table-cell table:style-name="ce9" table:formula="of:=SQRT(([.F196]-[.F195])*([.F196]-[.F195])+([.G196]-[.G195])*([.G196]-[.G195]))" office:value-type="float" office:value="0.815611733596936" calcext:value-type="float">
            <text:p>0,82</text:p>
          </table:table-cell>
        </table:table-row>
        <table:table-row table:style-name="ro1">
          <table:table-cell office:value-type="float" office:value="0.263217" calcext:value-type="float">
            <text:p>0,263217</text:p>
          </table:table-cell>
          <table:table-cell office:value-type="float" office:value="0.055386" calcext:value-type="float">
            <text:p>0,055386</text:p>
          </table:table-cell>
          <table:table-cell table:style-name="ce7" table:formula="of:=IF([.B196]=0;1;&quot;&quot;)">
            <text:p/>
          </table:table-cell>
          <table:table-cell table:formula="of:=IF(SIGN([.A196]-[.A197])&lt;&gt;SIGN([.A195]-[.A196]);1;&quot;&quot;)">
            <text:p/>
          </table:table-cell>
          <table:table-cell table:formula="of:=[.A196]-[.A195]" office:value-type="float" office:value="-0.00414999999999999" calcext:value-type="float">
            <text:p>-0,004150</text:p>
          </table:table-cell>
          <table:table-cell table:style-name="ce9" table:formula="of:=[.A196]*[.$F$1]" office:value-type="float" office:value="51.7221405" calcext:value-type="float">
            <text:p>51,72</text:p>
          </table:table-cell>
          <table:table-cell table:style-name="ce9" table:formula="of:=[.B196]*[.$F$1]" office:value-type="float" office:value="10.883349" calcext:value-type="float">
            <text:p>10,88</text:p>
          </table:table-cell>
          <table:table-cell table:style-name="ce9" table:formula="of:=SQRT(([.F197]-[.F196])*([.F197]-[.F196])+([.G197]-[.G196])*([.G197]-[.G196]))" office:value-type="float" office:value="0.81566250573215" calcext:value-type="float">
            <text:p>0,82</text:p>
          </table:table-cell>
        </table:table-row>
        <table:table-row table:style-name="ro1">
          <table:table-cell office:value-type="float" office:value="0.259067" calcext:value-type="float">
            <text:p>0,259067</text:p>
          </table:table-cell>
          <table:table-cell office:value-type="float" office:value="0.055297" calcext:value-type="float">
            <text:p>0,055297</text:p>
          </table:table-cell>
          <table:table-cell table:style-name="ce7" table:formula="of:=IF([.B197]=0;1;&quot;&quot;)">
            <text:p/>
          </table:table-cell>
          <table:table-cell table:formula="of:=IF(SIGN([.A197]-[.A198])&lt;&gt;SIGN([.A196]-[.A197]);1;&quot;&quot;)">
            <text:p/>
          </table:table-cell>
          <table:table-cell table:formula="of:=[.A197]-[.A196]" office:value-type="float" office:value="-0.00414999999999999" calcext:value-type="float">
            <text:p>-0,004150</text:p>
          </table:table-cell>
          <table:table-cell table:style-name="ce9" table:formula="of:=[.A197]*[.$F$1]" office:value-type="float" office:value="50.9066655" calcext:value-type="float">
            <text:p>50,91</text:p>
          </table:table-cell>
          <table:table-cell table:style-name="ce9" table:formula="of:=[.B197]*[.$F$1]" office:value-type="float" office:value="10.8658605" calcext:value-type="float">
            <text:p>10,87</text:p>
          </table:table-cell>
          <table:table-cell table:style-name="ce9" table:formula="of:=SQRT(([.F198]-[.F197])*([.F198]-[.F197])+([.G198]-[.G197])*([.G198]-[.G197]))" office:value-type="float" office:value="0.815726126212246" calcext:value-type="float">
            <text:p>0,82</text:p>
          </table:table-cell>
        </table:table-row>
        <table:table-row table:style-name="ro1">
          <table:table-cell office:value-type="float" office:value="0.254917" calcext:value-type="float">
            <text:p>0,254917</text:p>
          </table:table-cell>
          <table:table-cell office:value-type="float" office:value="0.055194" calcext:value-type="float">
            <text:p>0,055194</text:p>
          </table:table-cell>
          <table:table-cell table:style-name="ce7" table:formula="of:=IF([.B198]=0;1;&quot;&quot;)">
            <text:p/>
          </table:table-cell>
          <table:table-cell table:formula="of:=IF(SIGN([.A198]-[.A199])&lt;&gt;SIGN([.A197]-[.A198]);1;&quot;&quot;)">
            <text:p/>
          </table:table-cell>
          <table:table-cell table:formula="of:=[.A198]-[.A197]" office:value-type="float" office:value="-0.00414999999999999" calcext:value-type="float">
            <text:p>-0,004150</text:p>
          </table:table-cell>
          <table:table-cell table:style-name="ce9" table:formula="of:=[.A198]*[.$F$1]" office:value-type="float" office:value="50.0911905" calcext:value-type="float">
            <text:p>50,09</text:p>
          </table:table-cell>
          <table:table-cell table:style-name="ce9" table:formula="of:=[.B198]*[.$F$1]" office:value-type="float" office:value="10.845621" calcext:value-type="float">
            <text:p>10,85</text:p>
          </table:table-cell>
          <table:table-cell table:style-name="ce9" table:formula="of:=SQRT(([.F199]-[.F198])*([.F199]-[.F198])+([.G199]-[.G198])*([.G199]-[.G198]))" office:value-type="float" office:value="0.81591291169739" calcext:value-type="float">
            <text:p>0,82</text:p>
          </table:table-cell>
        </table:table-row>
        <table:table-row table:style-name="ro1">
          <table:table-cell office:value-type="float" office:value="0.250766" calcext:value-type="float">
            <text:p>0,250766</text:p>
          </table:table-cell>
          <table:table-cell office:value-type="float" office:value="0.055093" calcext:value-type="float">
            <text:p>0,055093</text:p>
          </table:table-cell>
          <table:table-cell table:style-name="ce7" table:formula="of:=IF([.B199]=0;1;&quot;&quot;)">
            <text:p/>
          </table:table-cell>
          <table:table-cell table:formula="of:=IF(SIGN([.A199]-[.A200])&lt;&gt;SIGN([.A198]-[.A199]);1;&quot;&quot;)">
            <text:p/>
          </table:table-cell>
          <table:table-cell table:formula="of:=[.A199]-[.A198]" office:value-type="float" office:value="-0.00415100000000002" calcext:value-type="float">
            <text:p>-0,004151</text:p>
          </table:table-cell>
          <table:table-cell table:style-name="ce9" table:formula="of:=[.A199]*[.$F$1]" office:value-type="float" office:value="49.275519" calcext:value-type="float">
            <text:p>49,28</text:p>
          </table:table-cell>
          <table:table-cell table:style-name="ce9" table:formula="of:=[.B199]*[.$F$1]" office:value-type="float" office:value="10.8257745" calcext:value-type="float">
            <text:p>10,83</text:p>
          </table:table-cell>
          <table:table-cell table:style-name="ce9" table:formula="of:=SQRT(([.F200]-[.F199])*([.F200]-[.F199])+([.G200]-[.G199])*([.G200]-[.G199]))" office:value-type="float" office:value="0.815804579905008" calcext:value-type="float">
            <text:p>0,82</text:p>
          </table:table-cell>
        </table:table-row>
        <table:table-row table:style-name="ro1">
          <table:table-cell office:value-type="float" office:value="0.246616" calcext:value-type="float">
            <text:p>0,246616</text:p>
          </table:table-cell>
          <table:table-cell office:value-type="float" office:value="0.054975" calcext:value-type="float">
            <text:p>0,054975</text:p>
          </table:table-cell>
          <table:table-cell table:style-name="ce7" table:formula="of:=IF([.B200]=0;1;&quot;&quot;)">
            <text:p/>
          </table:table-cell>
          <table:table-cell table:formula="of:=IF(SIGN([.A200]-[.A201])&lt;&gt;SIGN([.A199]-[.A200]);1;&quot;&quot;)">
            <text:p/>
          </table:table-cell>
          <table:table-cell table:formula="of:=[.A200]-[.A199]" office:value-type="float" office:value="-0.00414999999999999" calcext:value-type="float">
            <text:p>-0,004150</text:p>
          </table:table-cell>
          <table:table-cell table:style-name="ce9" table:formula="of:=[.A200]*[.$F$1]" office:value-type="float" office:value="48.460044" calcext:value-type="float">
            <text:p>48,46</text:p>
          </table:table-cell>
          <table:table-cell table:style-name="ce9" table:formula="of:=[.B200]*[.$F$1]" office:value-type="float" office:value="10.8025875" calcext:value-type="float">
            <text:p>10,80</text:p>
          </table:table-cell>
          <table:table-cell table:style-name="ce9" table:formula="of:=SQRT(([.F201]-[.F200])*([.F201]-[.F200])+([.G201]-[.G200])*([.G201]-[.G200]))" office:value-type="float" office:value="0.815833095893554" calcext:value-type="float">
            <text:p>0,82</text:p>
          </table:table-cell>
        </table:table-row>
        <table:table-row table:style-name="ro1">
          <table:table-cell office:value-type="float" office:value="0.242466" calcext:value-type="float">
            <text:p>0,242466</text:p>
          </table:table-cell>
          <table:table-cell office:value-type="float" office:value="0.054852" calcext:value-type="float">
            <text:p>0,054852</text:p>
          </table:table-cell>
          <table:table-cell table:style-name="ce7" table:formula="of:=IF([.B201]=0;1;&quot;&quot;)">
            <text:p/>
          </table:table-cell>
          <table:table-cell table:formula="of:=IF(SIGN([.A201]-[.A202])&lt;&gt;SIGN([.A200]-[.A201]);1;&quot;&quot;)">
            <text:p/>
          </table:table-cell>
          <table:table-cell table:formula="of:=[.A201]-[.A200]" office:value-type="float" office:value="-0.00415000000000001" calcext:value-type="float">
            <text:p>-0,004150</text:p>
          </table:table-cell>
          <table:table-cell table:style-name="ce9" table:formula="of:=[.A201]*[.$F$1]" office:value-type="float" office:value="47.644569" calcext:value-type="float">
            <text:p>47,64</text:p>
          </table:table-cell>
          <table:table-cell table:style-name="ce9" table:formula="of:=[.B201]*[.$F$1]" office:value-type="float" office:value="10.778418" calcext:value-type="float">
            <text:p>10,78</text:p>
          </table:table-cell>
          <table:table-cell table:style-name="ce9" table:formula="of:=SQRT(([.F202]-[.F201])*([.F202]-[.F201])+([.G202]-[.G201])*([.G202]-[.G201]))" office:value-type="float" office:value="0.815965770875837" calcext:value-type="float">
            <text:p>0,82</text:p>
          </table:table-cell>
        </table:table-row>
        <table:table-row table:style-name="ro1">
          <table:table-cell office:value-type="float" office:value="0.238316" calcext:value-type="float">
            <text:p>0,238316</text:p>
          </table:table-cell>
          <table:table-cell office:value-type="float" office:value="0.054708" calcext:value-type="float">
            <text:p>0,054708</text:p>
          </table:table-cell>
          <table:table-cell table:style-name="ce7" table:formula="of:=IF([.B202]=0;1;&quot;&quot;)">
            <text:p/>
          </table:table-cell>
          <table:table-cell table:formula="of:=IF(SIGN([.A202]-[.A203])&lt;&gt;SIGN([.A201]-[.A202]);1;&quot;&quot;)">
            <text:p/>
          </table:table-cell>
          <table:table-cell table:formula="of:=[.A202]-[.A201]" office:value-type="float" office:value="-0.00414999999999999" calcext:value-type="float">
            <text:p>-0,004150</text:p>
          </table:table-cell>
          <table:table-cell table:style-name="ce9" table:formula="of:=[.A202]*[.$F$1]" office:value-type="float" office:value="46.829094" calcext:value-type="float">
            <text:p>46,83</text:p>
          </table:table-cell>
          <table:table-cell table:style-name="ce9" table:formula="of:=[.B202]*[.$F$1]" office:value-type="float" office:value="10.750122" calcext:value-type="float">
            <text:p>10,75</text:p>
          </table:table-cell>
          <table:table-cell table:style-name="ce9" table:formula="of:=SQRT(([.F203]-[.F202])*([.F203]-[.F202])+([.G203]-[.G202])*([.G203]-[.G202]))" office:value-type="float" office:value="0.816021796920277" calcext:value-type="float">
            <text:p>0,82</text:p>
          </table:table-cell>
        </table:table-row>
        <table:table-row table:style-name="ro1">
          <table:table-cell office:value-type="float" office:value="0.234166" calcext:value-type="float">
            <text:p>0,234166</text:p>
          </table:table-cell>
          <table:table-cell office:value-type="float" office:value="0.054556" calcext:value-type="float">
            <text:p>0,054556</text:p>
          </table:table-cell>
          <table:table-cell table:style-name="ce7" table:formula="of:=IF([.B203]=0;1;&quot;&quot;)">
            <text:p/>
          </table:table-cell>
          <table:table-cell table:formula="of:=IF(SIGN([.A203]-[.A204])&lt;&gt;SIGN([.A202]-[.A203]);1;&quot;&quot;)">
            <text:p/>
          </table:table-cell>
          <table:table-cell table:formula="of:=[.A203]-[.A202]" office:value-type="float" office:value="-0.00415000000000001" calcext:value-type="float">
            <text:p>-0,004150</text:p>
          </table:table-cell>
          <table:table-cell table:style-name="ce9" table:formula="of:=[.A203]*[.$F$1]" office:value-type="float" office:value="46.013619" calcext:value-type="float">
            <text:p>46,01</text:p>
          </table:table-cell>
          <table:table-cell table:style-name="ce9" table:formula="of:=[.B203]*[.$F$1]" office:value-type="float" office:value="10.720254" calcext:value-type="float">
            <text:p>10,72</text:p>
          </table:table-cell>
          <table:table-cell table:style-name="ce9" table:formula="of:=SQRT(([.F204]-[.F203])*([.F204]-[.F203])+([.G204]-[.G203])*([.G204]-[.G203]))" office:value-type="float" office:value="0.81597876036466" calcext:value-type="float">
            <text:p>0,82</text:p>
          </table:table-cell>
        </table:table-row>
        <table:table-row table:style-name="ro1">
          <table:table-cell office:value-type="float" office:value="0.230017" calcext:value-type="float">
            <text:p>0,230017</text:p>
          </table:table-cell>
          <table:table-cell office:value-type="float" office:value="0.054384" calcext:value-type="float">
            <text:p>0,054384</text:p>
          </table:table-cell>
          <table:table-cell table:style-name="ce7" table:formula="of:=IF([.B204]=0;1;&quot;&quot;)">
            <text:p/>
          </table:table-cell>
          <table:table-cell table:formula="of:=IF(SIGN([.A204]-[.A205])&lt;&gt;SIGN([.A203]-[.A204]);1;&quot;&quot;)">
            <text:p/>
          </table:table-cell>
          <table:table-cell table:formula="of:=[.A204]-[.A203]" office:value-type="float" office:value="-0.00414899999999999" calcext:value-type="float">
            <text:p>-0,004149</text:p>
          </table:table-cell>
          <table:table-cell table:style-name="ce9" table:formula="of:=[.A204]*[.$F$1]" office:value-type="float" office:value="45.1983405" calcext:value-type="float">
            <text:p>45,20</text:p>
          </table:table-cell>
          <table:table-cell table:style-name="ce9" table:formula="of:=[.B204]*[.$F$1]" office:value-type="float" office:value="10.686456" calcext:value-type="float">
            <text:p>10,69</text:p>
          </table:table-cell>
          <table:table-cell table:style-name="ce9" table:formula="of:=SQRT(([.F205]-[.F204])*([.F205]-[.F204])+([.G205]-[.G204])*([.G205]-[.G204]))" office:value-type="float" office:value="0.81612711925656" calcext:value-type="float">
            <text:p>0,82</text:p>
          </table:table-cell>
        </table:table-row>
        <table:table-row table:style-name="ro1">
          <table:table-cell office:value-type="float" office:value="0.225867" calcext:value-type="float">
            <text:p>0,225867</text:p>
          </table:table-cell>
          <table:table-cell office:value-type="float" office:value="0.054218" calcext:value-type="float">
            <text:p>0,054218</text:p>
          </table:table-cell>
          <table:table-cell table:style-name="ce7" table:formula="of:=IF([.B205]=0;1;&quot;&quot;)">
            <text:p/>
          </table:table-cell>
          <table:table-cell table:formula="of:=IF(SIGN([.A205]-[.A206])&lt;&gt;SIGN([.A204]-[.A205]);1;&quot;&quot;)">
            <text:p/>
          </table:table-cell>
          <table:table-cell table:formula="of:=[.A205]-[.A204]" office:value-type="float" office:value="-0.00415000000000001" calcext:value-type="float">
            <text:p>-0,004150</text:p>
          </table:table-cell>
          <table:table-cell table:style-name="ce9" table:formula="of:=[.A205]*[.$F$1]" office:value-type="float" office:value="44.3828655" calcext:value-type="float">
            <text:p>44,38</text:p>
          </table:table-cell>
          <table:table-cell table:style-name="ce9" table:formula="of:=[.B205]*[.$F$1]" office:value-type="float" office:value="10.653837" calcext:value-type="float">
            <text:p>10,65</text:p>
          </table:table-cell>
          <table:table-cell table:style-name="ce9" table:formula="of:=SQRT(([.F206]-[.F205])*([.F206]-[.F205])+([.G206]-[.G205])*([.G206]-[.G205]))" office:value-type="float" office:value="0.816302460730848" calcext:value-type="float">
            <text:p>0,82</text:p>
          </table:table-cell>
        </table:table-row>
        <table:table-row table:style-name="ro1">
          <table:table-cell office:value-type="float" office:value="0.221717" calcext:value-type="float">
            <text:p>0,221717</text:p>
          </table:table-cell>
          <table:table-cell office:value-type="float" office:value="0.054031" calcext:value-type="float">
            <text:p>0,054031</text:p>
          </table:table-cell>
          <table:table-cell table:style-name="ce7" table:formula="of:=IF([.B206]=0;1;&quot;&quot;)">
            <text:p/>
          </table:table-cell>
          <table:table-cell table:formula="of:=IF(SIGN([.A206]-[.A207])&lt;&gt;SIGN([.A205]-[.A206]);1;&quot;&quot;)">
            <text:p/>
          </table:table-cell>
          <table:table-cell table:formula="of:=[.A206]-[.A205]" office:value-type="float" office:value="-0.00414999999999999" calcext:value-type="float">
            <text:p>-0,004150</text:p>
          </table:table-cell>
          <table:table-cell table:style-name="ce9" table:formula="of:=[.A206]*[.$F$1]" office:value-type="float" office:value="43.5673905" calcext:value-type="float">
            <text:p>43,57</text:p>
          </table:table-cell>
          <table:table-cell table:style-name="ce9" table:formula="of:=[.B206]*[.$F$1]" office:value-type="float" office:value="10.6170915" calcext:value-type="float">
            <text:p>10,62</text:p>
          </table:table-cell>
          <table:table-cell table:style-name="ce9" table:formula="of:=SQRT(([.F207]-[.F206])*([.F207]-[.F206])+([.G207]-[.G206])*([.G207]-[.G206]))" office:value-type="float" office:value="0.816347277577999" calcext:value-type="float">
            <text:p>0,82</text:p>
          </table:table-cell>
        </table:table-row>
        <table:table-row table:style-name="ro1">
          <table:table-cell office:value-type="float" office:value="0.217567" calcext:value-type="float">
            <text:p>0,217567</text:p>
          </table:table-cell>
          <table:table-cell office:value-type="float" office:value="0.053839" calcext:value-type="float">
            <text:p>0,053839</text:p>
          </table:table-cell>
          <table:table-cell table:style-name="ce7" table:formula="of:=IF([.B207]=0;1;&quot;&quot;)">
            <text:p/>
          </table:table-cell>
          <table:table-cell table:formula="of:=IF(SIGN([.A207]-[.A208])&lt;&gt;SIGN([.A206]-[.A207]);1;&quot;&quot;)">
            <text:p/>
          </table:table-cell>
          <table:table-cell table:formula="of:=[.A207]-[.A206]" office:value-type="float" office:value="-0.00415000000000001" calcext:value-type="float">
            <text:p>-0,004150</text:p>
          </table:table-cell>
          <table:table-cell table:style-name="ce9" table:formula="of:=[.A207]*[.$F$1]" office:value-type="float" office:value="42.7519155" calcext:value-type="float">
            <text:p>42,75</text:p>
          </table:table-cell>
          <table:table-cell table:style-name="ce9" table:formula="of:=[.B207]*[.$F$1]" office:value-type="float" office:value="10.5793635" calcext:value-type="float">
            <text:p>10,58</text:p>
          </table:table-cell>
          <table:table-cell table:style-name="ce9" table:formula="of:=SQRT(([.F208]-[.F207])*([.F208]-[.F207])+([.G208]-[.G207])*([.G208]-[.G207]))" office:value-type="float" office:value="0.816599341289227" calcext:value-type="float">
            <text:p>0,82</text:p>
          </table:table-cell>
        </table:table-row>
        <table:table-row table:style-name="ro1">
          <table:table-cell office:value-type="float" office:value="0.213417" calcext:value-type="float">
            <text:p>0,213417</text:p>
          </table:table-cell>
          <table:table-cell office:value-type="float" office:value="0.053621" calcext:value-type="float">
            <text:p>0,053621</text:p>
          </table:table-cell>
          <table:table-cell table:style-name="ce7" table:formula="of:=IF([.B208]=0;1;&quot;&quot;)">
            <text:p/>
          </table:table-cell>
          <table:table-cell table:formula="of:=IF(SIGN([.A208]-[.A209])&lt;&gt;SIGN([.A207]-[.A208]);1;&quot;&quot;)">
            <text:p/>
          </table:table-cell>
          <table:table-cell table:formula="of:=[.A208]-[.A207]" office:value-type="float" office:value="-0.00414999999999999" calcext:value-type="float">
            <text:p>-0,004150</text:p>
          </table:table-cell>
          <table:table-cell table:style-name="ce9" table:formula="of:=[.A208]*[.$F$1]" office:value-type="float" office:value="41.9364405" calcext:value-type="float">
            <text:p>41,94</text:p>
          </table:table-cell>
          <table:table-cell table:style-name="ce9" table:formula="of:=[.B208]*[.$F$1]" office:value-type="float" office:value="10.5365265" calcext:value-type="float">
            <text:p>10,54</text:p>
          </table:table-cell>
          <table:table-cell table:style-name="ce9" table:formula="of:=SQRT(([.F209]-[.F208])*([.F209]-[.F208])+([.G209]-[.G208])*([.G209]-[.G208]))" office:value-type="float" office:value="0.816620051508043" calcext:value-type="float">
            <text:p>0,82</text:p>
          </table:table-cell>
        </table:table-row>
        <table:table-row table:style-name="ro1">
          <table:table-cell office:value-type="float" office:value="0.209267" calcext:value-type="float">
            <text:p>0,209267</text:p>
          </table:table-cell>
          <table:table-cell office:value-type="float" office:value="0.053401" calcext:value-type="float">
            <text:p>0,053401</text:p>
          </table:table-cell>
          <table:table-cell table:style-name="ce7" table:formula="of:=IF([.B209]=0;1;&quot;&quot;)">
            <text:p/>
          </table:table-cell>
          <table:table-cell table:formula="of:=IF(SIGN([.A209]-[.A210])&lt;&gt;SIGN([.A208]-[.A209]);1;&quot;&quot;)">
            <text:p/>
          </table:table-cell>
          <table:table-cell table:formula="of:=[.A209]-[.A208]" office:value-type="float" office:value="-0.00415000000000001" calcext:value-type="float">
            <text:p>-0,004150</text:p>
          </table:table-cell>
          <table:table-cell table:style-name="ce9" table:formula="of:=[.A209]*[.$F$1]" office:value-type="float" office:value="41.1209655" calcext:value-type="float">
            <text:p>41,12</text:p>
          </table:table-cell>
          <table:table-cell table:style-name="ce9" table:formula="of:=[.B209]*[.$F$1]" office:value-type="float" office:value="10.4932965" calcext:value-type="float">
            <text:p>10,49</text:p>
          </table:table-cell>
          <table:table-cell table:style-name="ce9" table:formula="of:=SQRT(([.F210]-[.F209])*([.F210]-[.F209])+([.G210]-[.G209])*([.G210]-[.G209]))" office:value-type="float" office:value="0.81690644173369" calcext:value-type="float">
            <text:p>0,82</text:p>
          </table:table-cell>
        </table:table-row>
        <table:table-row table:style-name="ro1">
          <table:table-cell office:value-type="float" office:value="0.205117" calcext:value-type="float">
            <text:p>0,205117</text:p>
          </table:table-cell>
          <table:table-cell office:value-type="float" office:value="0.053155" calcext:value-type="float">
            <text:p>0,053155</text:p>
          </table:table-cell>
          <table:table-cell table:style-name="ce7" table:formula="of:=IF([.B210]=0;1;&quot;&quot;)">
            <text:p/>
          </table:table-cell>
          <table:table-cell table:formula="of:=IF(SIGN([.A210]-[.A211])&lt;&gt;SIGN([.A209]-[.A210]);1;&quot;&quot;)">
            <text:p/>
          </table:table-cell>
          <table:table-cell table:formula="of:=[.A210]-[.A209]" office:value-type="float" office:value="-0.00414999999999999" calcext:value-type="float">
            <text:p>-0,004150</text:p>
          </table:table-cell>
          <table:table-cell table:style-name="ce9" table:formula="of:=[.A210]*[.$F$1]" office:value-type="float" office:value="40.3054905" calcext:value-type="float">
            <text:p>40,31</text:p>
          </table:table-cell>
          <table:table-cell table:style-name="ce9" table:formula="of:=[.B210]*[.$F$1]" office:value-type="float" office:value="10.4449575" calcext:value-type="float">
            <text:p>10,44</text:p>
          </table:table-cell>
          <table:table-cell table:style-name="ce9" table:formula="of:=SQRT(([.F211]-[.F210])*([.F211]-[.F210])+([.G211]-[.G210])*([.G211]-[.G210]))" office:value-type="float" office:value="0.816894837743053" calcext:value-type="float">
            <text:p>0,82</text:p>
          </table:table-cell>
        </table:table-row>
        <table:table-row table:style-name="ro1">
          <table:table-cell office:value-type="float" office:value="0.200967" calcext:value-type="float">
            <text:p>0,200967</text:p>
          </table:table-cell>
          <table:table-cell office:value-type="float" office:value="0.05291" calcext:value-type="float">
            <text:p>0,052910</text:p>
          </table:table-cell>
          <table:table-cell table:style-name="ce7" table:formula="of:=IF([.B211]=0;1;&quot;&quot;)">
            <text:p/>
          </table:table-cell>
          <table:table-cell table:formula="of:=IF(SIGN([.A211]-[.A212])&lt;&gt;SIGN([.A210]-[.A211]);1;&quot;&quot;)">
            <text:p/>
          </table:table-cell>
          <table:table-cell table:formula="of:=[.A211]-[.A210]" office:value-type="float" office:value="-0.00415000000000001" calcext:value-type="float">
            <text:p>-0,004150</text:p>
          </table:table-cell>
          <table:table-cell table:style-name="ce9" table:formula="of:=[.A211]*[.$F$1]" office:value-type="float" office:value="39.4900155" calcext:value-type="float">
            <text:p>39,49</text:p>
          </table:table-cell>
          <table:table-cell table:style-name="ce9" table:formula="of:=[.B211]*[.$F$1]" office:value-type="float" office:value="10.396815" calcext:value-type="float">
            <text:p>10,40</text:p>
          </table:table-cell>
          <table:table-cell table:style-name="ce9" table:formula="of:=SQRT(([.F212]-[.F211])*([.F212]-[.F211])+([.G212]-[.G211])*([.G212]-[.G211]))" office:value-type="float" office:value="0.817015761668339" calcext:value-type="float">
            <text:p>0,82</text:p>
          </table:table-cell>
        </table:table-row>
        <table:table-row table:style-name="ro1">
          <table:table-cell office:value-type="float" office:value="0.196818" calcext:value-type="float">
            <text:p>0,196818</text:p>
          </table:table-cell>
          <table:table-cell office:value-type="float" office:value="0.052639" calcext:value-type="float">
            <text:p>0,052639</text:p>
          </table:table-cell>
          <table:table-cell table:style-name="ce7" table:formula="of:=IF([.B212]=0;1;&quot;&quot;)">
            <text:p/>
          </table:table-cell>
          <table:table-cell table:formula="of:=IF(SIGN([.A212]-[.A213])&lt;&gt;SIGN([.A211]-[.A212]);1;&quot;&quot;)">
            <text:p/>
          </table:table-cell>
          <table:table-cell table:formula="of:=[.A212]-[.A211]" office:value-type="float" office:value="-0.00414899999999999" calcext:value-type="float">
            <text:p>-0,004149</text:p>
          </table:table-cell>
          <table:table-cell table:style-name="ce9" table:formula="of:=[.A212]*[.$F$1]" office:value-type="float" office:value="38.674737" calcext:value-type="float">
            <text:p>38,67</text:p>
          </table:table-cell>
          <table:table-cell table:style-name="ce9" table:formula="of:=[.B212]*[.$F$1]" office:value-type="float" office:value="10.3435635" calcext:value-type="float">
            <text:p>10,34</text:p>
          </table:table-cell>
          <table:table-cell table:style-name="ce9" table:formula="of:=SQRT(([.F213]-[.F212])*([.F213]-[.F212])+([.G213]-[.G212])*([.G213]-[.G212]))" office:value-type="float" office:value="0.817237546864595" calcext:value-type="float">
            <text:p>0,82</text:p>
          </table:table-cell>
        </table:table-row>
        <table:table-row table:style-name="ro1">
          <table:table-cell office:value-type="float" office:value="0.192668" calcext:value-type="float">
            <text:p>0,192668</text:p>
          </table:table-cell>
          <table:table-cell office:value-type="float" office:value="0.052366" calcext:value-type="float">
            <text:p>0,052366</text:p>
          </table:table-cell>
          <table:table-cell table:style-name="ce7" table:formula="of:=IF([.B213]=0;1;&quot;&quot;)">
            <text:p/>
          </table:table-cell>
          <table:table-cell table:formula="of:=IF(SIGN([.A213]-[.A214])&lt;&gt;SIGN([.A212]-[.A213]);1;&quot;&quot;)">
            <text:p/>
          </table:table-cell>
          <table:table-cell table:formula="of:=[.A213]-[.A212]" office:value-type="float" office:value="-0.00415000000000001" calcext:value-type="float">
            <text:p>-0,004150</text:p>
          </table:table-cell>
          <table:table-cell table:style-name="ce9" table:formula="of:=[.A213]*[.$F$1]" office:value-type="float" office:value="37.859262" calcext:value-type="float">
            <text:p>37,86</text:p>
          </table:table-cell>
          <table:table-cell table:style-name="ce9" table:formula="of:=[.B213]*[.$F$1]" office:value-type="float" office:value="10.289919" calcext:value-type="float">
            <text:p>10,29</text:p>
          </table:table-cell>
          <table:table-cell table:style-name="ce9" table:formula="of:=SQRT(([.F214]-[.F213])*([.F214]-[.F213])+([.G214]-[.G213])*([.G214]-[.G213]))" office:value-type="float" office:value="0.817602946499698" calcext:value-type="float">
            <text:p>0,82</text:p>
          </table:table-cell>
        </table:table-row>
        <table:table-row table:style-name="ro1">
          <table:table-cell office:value-type="float" office:value="0.188518" calcext:value-type="float">
            <text:p>0,188518</text:p>
          </table:table-cell>
          <table:table-cell office:value-type="float" office:value="0.052066" calcext:value-type="float">
            <text:p>0,052066</text:p>
          </table:table-cell>
          <table:table-cell table:style-name="ce7" table:formula="of:=IF([.B214]=0;1;&quot;&quot;)">
            <text:p/>
          </table:table-cell>
          <table:table-cell table:formula="of:=IF(SIGN([.A214]-[.A215])&lt;&gt;SIGN([.A213]-[.A214]);1;&quot;&quot;)">
            <text:p/>
          </table:table-cell>
          <table:table-cell table:formula="of:=[.A214]-[.A213]" office:value-type="float" office:value="-0.00414999999999999" calcext:value-type="float">
            <text:p>-0,004150</text:p>
          </table:table-cell>
          <table:table-cell table:style-name="ce9" table:formula="of:=[.A214]*[.$F$1]" office:value-type="float" office:value="37.043787" calcext:value-type="float">
            <text:p>37,04</text:p>
          </table:table-cell>
          <table:table-cell table:style-name="ce9" table:formula="of:=[.B214]*[.$F$1]" office:value-type="float" office:value="10.230969" calcext:value-type="float">
            <text:p>10,23</text:p>
          </table:table-cell>
          <table:table-cell table:style-name="ce9" table:formula="of:=SQRT(([.F215]-[.F214])*([.F215]-[.F214])+([.G215]-[.G214])*([.G215]-[.G214]))" office:value-type="float" office:value="0.817492831285539" calcext:value-type="float">
            <text:p>0,82</text:p>
          </table:table-cell>
        </table:table-row>
        <table:table-row table:style-name="ro1">
          <table:table-cell office:value-type="float" office:value="0.184369" calcext:value-type="float">
            <text:p>0,184369</text:p>
          </table:table-cell>
          <table:table-cell office:value-type="float" office:value="0.05176" calcext:value-type="float">
            <text:p>0,051760</text:p>
          </table:table-cell>
          <table:table-cell table:style-name="ce7" table:formula="of:=IF([.B215]=0;1;&quot;&quot;)">
            <text:p/>
          </table:table-cell>
          <table:table-cell table:formula="of:=IF(SIGN([.A215]-[.A216])&lt;&gt;SIGN([.A214]-[.A215]);1;&quot;&quot;)">
            <text:p/>
          </table:table-cell>
          <table:table-cell table:formula="of:=[.A215]-[.A214]" office:value-type="float" office:value="-0.00414899999999999" calcext:value-type="float">
            <text:p>-0,004149</text:p>
          </table:table-cell>
          <table:table-cell table:style-name="ce9" table:formula="of:=[.A215]*[.$F$1]" office:value-type="float" office:value="36.2285085" calcext:value-type="float">
            <text:p>36,23</text:p>
          </table:table-cell>
          <table:table-cell table:style-name="ce9" table:formula="of:=[.B215]*[.$F$1]" office:value-type="float" office:value="10.17084" calcext:value-type="float">
            <text:p>10,17</text:p>
          </table:table-cell>
          <table:table-cell table:style-name="ce9" table:formula="of:=SQRT(([.F216]-[.F215])*([.F216]-[.F215])+([.G216]-[.G215])*([.G216]-[.G215]))" office:value-type="float" office:value="0.818143412979051" calcext:value-type="float">
            <text:p>0,82</text:p>
          </table:table-cell>
        </table:table-row>
        <table:table-row table:style-name="ro1">
          <table:table-cell office:value-type="float" office:value="0.180219" calcext:value-type="float">
            <text:p>0,180219</text:p>
          </table:table-cell>
          <table:table-cell office:value-type="float" office:value="0.051424" calcext:value-type="float">
            <text:p>0,051424</text:p>
          </table:table-cell>
          <table:table-cell table:style-name="ce7" table:formula="of:=IF([.B216]=0;1;&quot;&quot;)">
            <text:p/>
          </table:table-cell>
          <table:table-cell table:formula="of:=IF(SIGN([.A216]-[.A217])&lt;&gt;SIGN([.A215]-[.A216]);1;&quot;&quot;)">
            <text:p/>
          </table:table-cell>
          <table:table-cell table:formula="of:=[.A216]-[.A215]" office:value-type="float" office:value="-0.00415000000000001" calcext:value-type="float">
            <text:p>-0,004150</text:p>
          </table:table-cell>
          <table:table-cell table:style-name="ce9" table:formula="of:=[.A216]*[.$F$1]" office:value-type="float" office:value="35.4130335" calcext:value-type="float">
            <text:p>35,41</text:p>
          </table:table-cell>
          <table:table-cell table:style-name="ce9" table:formula="of:=[.B216]*[.$F$1]" office:value-type="float" office:value="10.104816" calcext:value-type="float">
            <text:p>10,10</text:p>
          </table:table-cell>
          <table:table-cell table:style-name="ce9" table:formula="of:=SQRT(([.F217]-[.F216])*([.F217]-[.F216])+([.G217]-[.G216])*([.G217]-[.G216]))" office:value-type="float" office:value="0.818159293930741" calcext:value-type="float">
            <text:p>0,82</text:p>
          </table:table-cell>
        </table:table-row>
        <table:table-row table:style-name="ro1">
          <table:table-cell office:value-type="float" office:value="0.176069" calcext:value-type="float">
            <text:p>0,176069</text:p>
          </table:table-cell>
          <table:table-cell office:value-type="float" office:value="0.051087" calcext:value-type="float">
            <text:p>0,051087</text:p>
          </table:table-cell>
          <table:table-cell table:style-name="ce7" table:formula="of:=IF([.B217]=0;1;&quot;&quot;)">
            <text:p/>
          </table:table-cell>
          <table:table-cell table:formula="of:=IF(SIGN([.A217]-[.A218])&lt;&gt;SIGN([.A216]-[.A217]);1;&quot;&quot;)">
            <text:p/>
          </table:table-cell>
          <table:table-cell table:formula="of:=[.A217]-[.A216]" office:value-type="float" office:value="-0.00414999999999999" calcext:value-type="float">
            <text:p>-0,004150</text:p>
          </table:table-cell>
          <table:table-cell table:style-name="ce9" table:formula="of:=[.A217]*[.$F$1]" office:value-type="float" office:value="34.5975585" calcext:value-type="float">
            <text:p>34,60</text:p>
          </table:table-cell>
          <table:table-cell table:style-name="ce9" table:formula="of:=[.B217]*[.$F$1]" office:value-type="float" office:value="10.0385955" calcext:value-type="float">
            <text:p>10,04</text:p>
          </table:table-cell>
          <table:table-cell table:style-name="ce9" table:formula="of:=SQRT(([.F218]-[.F217])*([.F218]-[.F217])+([.G218]-[.G217])*([.G218]-[.G217]))" office:value-type="float" office:value="0.818427241462854" calcext:value-type="float">
            <text:p>0,82</text:p>
          </table:table-cell>
        </table:table-row>
        <table:table-row table:style-name="ro1">
          <table:table-cell office:value-type="float" office:value="0.17192" calcext:value-type="float">
            <text:p>0,171920</text:p>
          </table:table-cell>
          <table:table-cell office:value-type="float" office:value="0.050722" calcext:value-type="float">
            <text:p>0,050722</text:p>
          </table:table-cell>
          <table:table-cell table:style-name="ce7" table:formula="of:=IF([.B218]=0;1;&quot;&quot;)">
            <text:p/>
          </table:table-cell>
          <table:table-cell table:formula="of:=IF(SIGN([.A218]-[.A219])&lt;&gt;SIGN([.A217]-[.A218]);1;&quot;&quot;)">
            <text:p/>
          </table:table-cell>
          <table:table-cell table:formula="of:=[.A218]-[.A217]" office:value-type="float" office:value="-0.00414900000000001" calcext:value-type="float">
            <text:p>-0,004149</text:p>
          </table:table-cell>
          <table:table-cell table:style-name="ce9" table:formula="of:=[.A218]*[.$F$1]" office:value-type="float" office:value="33.78228" calcext:value-type="float">
            <text:p>33,78</text:p>
          </table:table-cell>
          <table:table-cell table:style-name="ce9" table:formula="of:=[.B218]*[.$F$1]" office:value-type="float" office:value="9.966873" calcext:value-type="float">
            <text:p>9,97</text:p>
          </table:table-cell>
          <table:table-cell table:style-name="ce9" table:formula="of:=SQRT(([.F219]-[.F218])*([.F219]-[.F218])+([.G219]-[.G218])*([.G219]-[.G218]))" office:value-type="float" office:value="0.818779825536755" calcext:value-type="float">
            <text:p>0,82</text:p>
          </table:table-cell>
        </table:table-row>
        <table:table-row table:style-name="ro1">
          <table:table-cell office:value-type="float" office:value="0.16777" calcext:value-type="float">
            <text:p>0,167770</text:p>
          </table:table-cell>
          <table:table-cell office:value-type="float" office:value="0.050348" calcext:value-type="float">
            <text:p>0,050348</text:p>
          </table:table-cell>
          <table:table-cell table:style-name="ce7" table:formula="of:=IF([.B219]=0;1;&quot;&quot;)">
            <text:p/>
          </table:table-cell>
          <table:table-cell table:formula="of:=IF(SIGN([.A219]-[.A220])&lt;&gt;SIGN([.A218]-[.A219]);1;&quot;&quot;)">
            <text:p/>
          </table:table-cell>
          <table:table-cell table:formula="of:=[.A219]-[.A218]" office:value-type="float" office:value="-0.00414999999999999" calcext:value-type="float">
            <text:p>-0,004150</text:p>
          </table:table-cell>
          <table:table-cell table:style-name="ce9" table:formula="of:=[.A219]*[.$F$1]" office:value-type="float" office:value="32.966805" calcext:value-type="float">
            <text:p>32,97</text:p>
          </table:table-cell>
          <table:table-cell table:style-name="ce9" table:formula="of:=[.B219]*[.$F$1]" office:value-type="float" office:value="9.893382" calcext:value-type="float">
            <text:p>9,89</text:p>
          </table:table-cell>
          <table:table-cell table:style-name="ce9" table:formula="of:=SQRT(([.F220]-[.F219])*([.F220]-[.F219])+([.G220]-[.G219])*([.G220]-[.G219]))" office:value-type="float" office:value="0.819153469667625" calcext:value-type="float">
            <text:p>0,82</text:p>
          </table:table-cell>
        </table:table-row>
        <table:table-row table:style-name="ro1">
          <table:table-cell office:value-type="float" office:value="0.163621" calcext:value-type="float">
            <text:p>0,163621</text:p>
          </table:table-cell>
          <table:table-cell office:value-type="float" office:value="0.049943" calcext:value-type="float">
            <text:p>0,049943</text:p>
          </table:table-cell>
          <table:table-cell table:style-name="ce7" table:formula="of:=IF([.B220]=0;1;&quot;&quot;)">
            <text:p/>
          </table:table-cell>
          <table:table-cell table:formula="of:=IF(SIGN([.A220]-[.A221])&lt;&gt;SIGN([.A219]-[.A220]);1;&quot;&quot;)">
            <text:p/>
          </table:table-cell>
          <table:table-cell table:formula="of:=[.A220]-[.A219]" office:value-type="float" office:value="-0.00414900000000001" calcext:value-type="float">
            <text:p>-0,004149</text:p>
          </table:table-cell>
          <table:table-cell table:style-name="ce9" table:formula="of:=[.A220]*[.$F$1]" office:value-type="float" office:value="32.1515265" calcext:value-type="float">
            <text:p>32,15</text:p>
          </table:table-cell>
          <table:table-cell table:style-name="ce9" table:formula="of:=[.B220]*[.$F$1]" office:value-type="float" office:value="9.8137995" calcext:value-type="float">
            <text:p>9,81</text:p>
          </table:table-cell>
          <table:table-cell table:style-name="ce9" table:formula="of:=SQRT(([.F221]-[.F220])*([.F221]-[.F220])+([.G221]-[.G220])*([.G221]-[.G220]))" office:value-type="float" office:value="0.819425757111187" calcext:value-type="float">
            <text:p>0,82</text:p>
          </table:table-cell>
        </table:table-row>
        <table:table-row table:style-name="ro1">
          <table:table-cell office:value-type="float" office:value="0.159471" calcext:value-type="float">
            <text:p>0,159471</text:p>
          </table:table-cell>
          <table:table-cell office:value-type="float" office:value="0.049534" calcext:value-type="float">
            <text:p>0,049534</text:p>
          </table:table-cell>
          <table:table-cell table:style-name="ce7" table:formula="of:=IF([.B221]=0;1;&quot;&quot;)">
            <text:p/>
          </table:table-cell>
          <table:table-cell table:formula="of:=IF(SIGN([.A221]-[.A222])&lt;&gt;SIGN([.A220]-[.A221]);1;&quot;&quot;)">
            <text:p/>
          </table:table-cell>
          <table:table-cell table:formula="of:=[.A221]-[.A220]" office:value-type="float" office:value="-0.00414999999999999" calcext:value-type="float">
            <text:p>-0,004150</text:p>
          </table:table-cell>
          <table:table-cell table:style-name="ce9" table:formula="of:=[.A221]*[.$F$1]" office:value-type="float" office:value="31.3360515" calcext:value-type="float">
            <text:p>31,34</text:p>
          </table:table-cell>
          <table:table-cell table:style-name="ce9" table:formula="of:=[.B221]*[.$F$1]" office:value-type="float" office:value="9.733431" calcext:value-type="float">
            <text:p>9,73</text:p>
          </table:table-cell>
          <table:table-cell table:style-name="ce9" table:formula="of:=SQRT(([.F222]-[.F221])*([.F222]-[.F221])+([.G222]-[.G221])*([.G222]-[.G221]))" office:value-type="float" office:value="0.819747177835034" calcext:value-type="float">
            <text:p>0,82</text:p>
          </table:table-cell>
        </table:table-row>
        <table:table-row table:style-name="ro1">
          <table:table-cell office:value-type="float" office:value="0.155322" calcext:value-type="float">
            <text:p>0,155322</text:p>
          </table:table-cell>
          <table:table-cell office:value-type="float" office:value="0.049099" calcext:value-type="float">
            <text:p>0,049099</text:p>
          </table:table-cell>
          <table:table-cell table:style-name="ce7" table:formula="of:=IF([.B222]=0;1;&quot;&quot;)">
            <text:p/>
          </table:table-cell>
          <table:table-cell table:formula="of:=IF(SIGN([.A222]-[.A223])&lt;&gt;SIGN([.A221]-[.A222]);1;&quot;&quot;)">
            <text:p/>
          </table:table-cell>
          <table:table-cell table:formula="of:=[.A222]-[.A221]" office:value-type="float" office:value="-0.00414900000000001" calcext:value-type="float">
            <text:p>-0,004149</text:p>
          </table:table-cell>
          <table:table-cell table:style-name="ce9" table:formula="of:=[.A222]*[.$F$1]" office:value-type="float" office:value="30.520773" calcext:value-type="float">
            <text:p>30,52</text:p>
          </table:table-cell>
          <table:table-cell table:style-name="ce9" table:formula="of:=[.B222]*[.$F$1]" office:value-type="float" office:value="9.6479535" calcext:value-type="float">
            <text:p>9,65</text:p>
          </table:table-cell>
          <table:table-cell table:style-name="ce9" table:formula="of:=SQRT(([.F223]-[.F222])*([.F223]-[.F222])+([.G223]-[.G222])*([.G223]-[.G222]))" office:value-type="float" office:value="0.820149782924588" calcext:value-type="float">
            <text:p>0,82</text:p>
          </table:table-cell>
        </table:table-row>
        <table:table-row table:style-name="ro1">
          <table:table-cell office:value-type="float" office:value="0.151172" calcext:value-type="float">
            <text:p>0,151172</text:p>
          </table:table-cell>
          <table:table-cell office:value-type="float" office:value="0.048654" calcext:value-type="float">
            <text:p>0,048654</text:p>
          </table:table-cell>
          <table:table-cell table:style-name="ce7" table:formula="of:=IF([.B223]=0;1;&quot;&quot;)">
            <text:p/>
          </table:table-cell>
          <table:table-cell table:formula="of:=IF(SIGN([.A223]-[.A224])&lt;&gt;SIGN([.A222]-[.A223]);1;&quot;&quot;)">
            <text:p/>
          </table:table-cell>
          <table:table-cell table:formula="of:=[.A223]-[.A222]" office:value-type="float" office:value="-0.00414999999999999" calcext:value-type="float">
            <text:p>-0,004150</text:p>
          </table:table-cell>
          <table:table-cell table:style-name="ce9" table:formula="of:=[.A223]*[.$F$1]" office:value-type="float" office:value="29.705298" calcext:value-type="float">
            <text:p>29,71</text:p>
          </table:table-cell>
          <table:table-cell table:style-name="ce9" table:formula="of:=[.B223]*[.$F$1]" office:value-type="float" office:value="9.560511" calcext:value-type="float">
            <text:p>9,56</text:p>
          </table:table-cell>
          <table:table-cell table:style-name="ce9" table:formula="of:=SQRT(([.F224]-[.F223])*([.F224]-[.F223])+([.G224]-[.G223])*([.G224]-[.G223]))" office:value-type="float" office:value="0.82064879162313" calcext:value-type="float">
            <text:p>0,82</text:p>
          </table:table-cell>
        </table:table-row>
        <table:table-row table:style-name="ro1">
          <table:table-cell office:value-type="float" office:value="0.147023" calcext:value-type="float">
            <text:p>0,147023</text:p>
          </table:table-cell>
          <table:table-cell office:value-type="float" office:value="0.048177" calcext:value-type="float">
            <text:p>0,048177</text:p>
          </table:table-cell>
          <table:table-cell table:style-name="ce7" table:formula="of:=IF([.B224]=0;1;&quot;&quot;)">
            <text:p/>
          </table:table-cell>
          <table:table-cell table:formula="of:=IF(SIGN([.A224]-[.A225])&lt;&gt;SIGN([.A223]-[.A224]);1;&quot;&quot;)">
            <text:p/>
          </table:table-cell>
          <table:table-cell table:formula="of:=[.A224]-[.A223]" office:value-type="float" office:value="-0.00414900000000001" calcext:value-type="float">
            <text:p>-0,004149</text:p>
          </table:table-cell>
          <table:table-cell table:style-name="ce9" table:formula="of:=[.A224]*[.$F$1]" office:value-type="float" office:value="28.8900195" calcext:value-type="float">
            <text:p>28,89</text:p>
          </table:table-cell>
          <table:table-cell table:style-name="ce9" table:formula="of:=[.B224]*[.$F$1]" office:value-type="float" office:value="9.4667805" calcext:value-type="float">
            <text:p>9,47</text:p>
          </table:table-cell>
          <table:table-cell table:style-name="ce9" table:formula="of:=SQRT(([.F225]-[.F224])*([.F225]-[.F224])+([.G225]-[.G224])*([.G225]-[.G224]))" office:value-type="float" office:value="0.821185795851949" calcext:value-type="float">
            <text:p>0,82</text:p>
          </table:table-cell>
        </table:table-row>
        <table:table-row table:style-name="ro1">
          <table:table-cell office:value-type="float" office:value="0.142873" calcext:value-type="float">
            <text:p>0,142873</text:p>
          </table:table-cell>
          <table:table-cell office:value-type="float" office:value="0.047685" calcext:value-type="float">
            <text:p>0,047685</text:p>
          </table:table-cell>
          <table:table-cell table:style-name="ce7" table:formula="of:=IF([.B225]=0;1;&quot;&quot;)">
            <text:p/>
          </table:table-cell>
          <table:table-cell table:formula="of:=IF(SIGN([.A225]-[.A226])&lt;&gt;SIGN([.A224]-[.A225]);1;&quot;&quot;)">
            <text:p/>
          </table:table-cell>
          <table:table-cell table:formula="of:=[.A225]-[.A224]" office:value-type="float" office:value="-0.00414999999999999" calcext:value-type="float">
            <text:p>-0,004150</text:p>
          </table:table-cell>
          <table:table-cell table:style-name="ce9" table:formula="of:=[.A225]*[.$F$1]" office:value-type="float" office:value="28.0745445" calcext:value-type="float">
            <text:p>28,07</text:p>
          </table:table-cell>
          <table:table-cell table:style-name="ce9" table:formula="of:=[.B225]*[.$F$1]" office:value-type="float" office:value="9.3701025" calcext:value-type="float">
            <text:p>9,37</text:p>
          </table:table-cell>
          <table:table-cell table:style-name="ce9" table:formula="of:=SQRT(([.F226]-[.F225])*([.F226]-[.F225])+([.G226]-[.G225])*([.G226]-[.G225]))" office:value-type="float" office:value="0.82175484769988" calcext:value-type="float">
            <text:p>0,82</text:p>
          </table:table-cell>
        </table:table-row>
        <table:table-row table:style-name="ro1">
          <table:table-cell office:value-type="float" office:value="0.138724" calcext:value-type="float">
            <text:p>0,138724</text:p>
          </table:table-cell>
          <table:table-cell office:value-type="float" office:value="0.047161" calcext:value-type="float">
            <text:p>0,047161</text:p>
          </table:table-cell>
          <table:table-cell table:style-name="ce7" table:formula="of:=IF([.B226]=0;1;&quot;&quot;)">
            <text:p/>
          </table:table-cell>
          <table:table-cell table:formula="of:=IF(SIGN([.A226]-[.A227])&lt;&gt;SIGN([.A225]-[.A226]);1;&quot;&quot;)">
            <text:p/>
          </table:table-cell>
          <table:table-cell table:formula="of:=[.A226]-[.A225]" office:value-type="float" office:value="-0.00414900000000001" calcext:value-type="float">
            <text:p>-0,004149</text:p>
          </table:table-cell>
          <table:table-cell table:style-name="ce9" table:formula="of:=[.A226]*[.$F$1]" office:value-type="float" office:value="27.259266" calcext:value-type="float">
            <text:p>27,26</text:p>
          </table:table-cell>
          <table:table-cell table:style-name="ce9" table:formula="of:=[.B226]*[.$F$1]" office:value-type="float" office:value="9.2671365" calcext:value-type="float">
            <text:p>9,27</text:p>
          </table:table-cell>
          <table:table-cell table:style-name="ce9" table:formula="of:=SQRT(([.F227]-[.F226])*([.F227]-[.F226])+([.G227]-[.G226])*([.G227]-[.G226]))" office:value-type="float" office:value="0.822028481148005" calcext:value-type="float">
            <text:p>0,82</text:p>
          </table:table-cell>
        </table:table-row>
        <table:table-row table:style-name="ro1">
          <table:table-cell office:value-type="float" office:value="0.134575" calcext:value-type="float">
            <text:p>0,134575</text:p>
          </table:table-cell>
          <table:table-cell office:value-type="float" office:value="0.046626" calcext:value-type="float">
            <text:p>0,046626</text:p>
          </table:table-cell>
          <table:table-cell table:style-name="ce7" table:formula="of:=IF([.B227]=0;1;&quot;&quot;)">
            <text:p/>
          </table:table-cell>
          <table:table-cell table:formula="of:=IF(SIGN([.A227]-[.A228])&lt;&gt;SIGN([.A226]-[.A227]);1;&quot;&quot;)">
            <text:p/>
          </table:table-cell>
          <table:table-cell table:formula="of:=[.A227]-[.A226]" office:value-type="float" office:value="-0.00414899999999999" calcext:value-type="float">
            <text:p>-0,004149</text:p>
          </table:table-cell>
          <table:table-cell table:style-name="ce9" table:formula="of:=[.A227]*[.$F$1]" office:value-type="float" office:value="26.4439875" calcext:value-type="float">
            <text:p>26,44</text:p>
          </table:table-cell>
          <table:table-cell table:style-name="ce9" table:formula="of:=[.B227]*[.$F$1]" office:value-type="float" office:value="9.162009" calcext:value-type="float">
            <text:p>9,16</text:p>
          </table:table-cell>
          <table:table-cell table:style-name="ce9" table:formula="of:=SQRT(([.F228]-[.F227])*([.F228]-[.F227])+([.G228]-[.G227])*([.G228]-[.G227]))" office:value-type="float" office:value="0.823024386993487" calcext:value-type="float">
            <text:p>0,82</text:p>
          </table:table-cell>
        </table:table-row>
        <table:table-row table:style-name="ro1">
          <table:table-cell office:value-type="float" office:value="0.130425" calcext:value-type="float">
            <text:p>0,130425</text:p>
          </table:table-cell>
          <table:table-cell office:value-type="float" office:value="0.04606" calcext:value-type="float">
            <text:p>0,046060</text:p>
          </table:table-cell>
          <table:table-cell table:style-name="ce7" table:formula="of:=IF([.B228]=0;1;&quot;&quot;)">
            <text:p/>
          </table:table-cell>
          <table:table-cell table:formula="of:=IF(SIGN([.A228]-[.A229])&lt;&gt;SIGN([.A227]-[.A228]);1;&quot;&quot;)">
            <text:p/>
          </table:table-cell>
          <table:table-cell table:formula="of:=[.A228]-[.A227]" office:value-type="float" office:value="-0.00415000000000001" calcext:value-type="float">
            <text:p>-0,004150</text:p>
          </table:table-cell>
          <table:table-cell table:style-name="ce9" table:formula="of:=[.A228]*[.$F$1]" office:value-type="float" office:value="25.6285125" calcext:value-type="float">
            <text:p>25,63</text:p>
          </table:table-cell>
          <table:table-cell table:style-name="ce9" table:formula="of:=[.B228]*[.$F$1]" office:value-type="float" office:value="9.05079" calcext:value-type="float">
            <text:p>9,05</text:p>
          </table:table-cell>
          <table:table-cell table:style-name="ce9" table:formula="of:=SQRT(([.F229]-[.F228])*([.F229]-[.F228])+([.G229]-[.G228])*([.G229]-[.G228]))" office:value-type="float" office:value="0.419724413974515" calcext:value-type="float">
            <text:p>0,42</text:p>
          </table:table-cell>
        </table:table-row>
        <table:table-row table:style-name="ro1">
          <table:table-cell office:value-type="float" office:value="0.130422" calcext:value-type="float">
            <text:p>0,130422</text:p>
          </table:table-cell>
          <table:table-cell office:value-type="float" office:value="0.048196" calcext:value-type="float">
            <text:p>0,048196</text:p>
          </table:table-cell>
          <table:table-cell table:style-name="ce7" table:formula="of:=IF([.B229]=0;1;&quot;&quot;)">
            <text:p/>
          </table:table-cell>
          <table:table-cell table:formula="of:=IF(SIGN([.A229]-[.A230])&lt;&gt;SIGN([.A228]-[.A229]);1;&quot;&quot;)">
            <text:p/>
          </table:table-cell>
          <table:table-cell table:formula="of:=[.A229]-[.A228]" office:value-type="float" office:value="-0.000003000000000003" calcext:value-type="float">
            <text:p>-0,000003</text:p>
          </table:table-cell>
          <table:table-cell table:style-name="ce9" table:formula="of:=[.A229]*[.$F$1]" office:value-type="float" office:value="25.627923" calcext:value-type="float">
            <text:p>25,63</text:p>
          </table:table-cell>
          <table:table-cell table:style-name="ce9" table:formula="of:=[.B229]*[.$F$1]" office:value-type="float" office:value="9.470514" calcext:value-type="float">
            <text:p>9,47</text:p>
          </table:table-cell>
          <table:table-cell table:style-name="ce9" table:formula="of:=SQRT(([.F230]-[.F229])*([.F230]-[.F229])+([.G230]-[.G229])*([.G230]-[.G229]))" office:value-type="float" office:value="0.80403000204983" calcext:value-type="float">
            <text:p>0,80</text:p>
          </table:table-cell>
        </table:table-row>
        <table:table-row table:style-name="ro1">
          <table:table-cell office:value-type="float" office:value="0.12637" calcext:value-type="float">
            <text:p>0,126370</text:p>
          </table:table-cell>
          <table:table-cell office:value-type="float" office:value="0.047627" calcext:value-type="float">
            <text:p>0,047627</text:p>
          </table:table-cell>
          <table:table-cell table:style-name="ce7" table:formula="of:=IF([.B230]=0;1;&quot;&quot;)">
            <text:p/>
          </table:table-cell>
          <table:table-cell table:formula="of:=IF(SIGN([.A230]-[.A231])&lt;&gt;SIGN([.A229]-[.A230]);1;&quot;&quot;)">
            <text:p/>
          </table:table-cell>
          <table:table-cell table:formula="of:=[.A230]-[.A229]" office:value-type="float" office:value="-0.004052" calcext:value-type="float">
            <text:p>-0,004052</text:p>
          </table:table-cell>
          <table:table-cell table:style-name="ce9" table:formula="of:=[.A230]*[.$F$1]" office:value-type="float" office:value="24.831705" calcext:value-type="float">
            <text:p>24,83</text:p>
          </table:table-cell>
          <table:table-cell table:style-name="ce9" table:formula="of:=[.B230]*[.$F$1]" office:value-type="float" office:value="9.3587055" calcext:value-type="float">
            <text:p>9,36</text:p>
          </table:table-cell>
          <table:table-cell table:style-name="ce9" table:formula="of:=SQRT(([.F231]-[.F230])*([.F231]-[.F230])+([.G231]-[.G230])*([.G231]-[.G230]))" office:value-type="float" office:value="0.799321158064293" calcext:value-type="float">
            <text:p>0,80</text:p>
          </table:table-cell>
        </table:table-row>
        <table:table-row table:style-name="ro1">
          <table:table-cell office:value-type="float" office:value="0.122347" calcext:value-type="float">
            <text:p>0,122347</text:p>
          </table:table-cell>
          <table:table-cell office:value-type="float" office:value="0.047025" calcext:value-type="float">
            <text:p>0,047025</text:p>
          </table:table-cell>
          <table:table-cell table:style-name="ce7" table:formula="of:=IF([.B231]=0;1;&quot;&quot;)">
            <text:p/>
          </table:table-cell>
          <table:table-cell table:formula="of:=IF(SIGN([.A231]-[.A232])&lt;&gt;SIGN([.A230]-[.A231]);1;&quot;&quot;)">
            <text:p/>
          </table:table-cell>
          <table:table-cell table:formula="of:=[.A231]-[.A230]" office:value-type="float" office:value="-0.00402299999999998" calcext:value-type="float">
            <text:p>-0,004023</text:p>
          </table:table-cell>
          <table:table-cell table:style-name="ce9" table:formula="of:=[.A231]*[.$F$1]" office:value-type="float" office:value="24.0411855" calcext:value-type="float">
            <text:p>24,04</text:p>
          </table:table-cell>
          <table:table-cell table:style-name="ce9" table:formula="of:=[.B231]*[.$F$1]" office:value-type="float" office:value="9.2404125" calcext:value-type="float">
            <text:p>9,24</text:p>
          </table:table-cell>
          <table:table-cell table:style-name="ce9" table:formula="of:=SQRT(([.F232]-[.F231])*([.F232]-[.F231])+([.G232]-[.G231])*([.G232]-[.G231]))" office:value-type="float" office:value="0.799568448082621" calcext:value-type="float">
            <text:p>0,80</text:p>
          </table:table-cell>
        </table:table-row>
        <table:table-row table:style-name="ro1">
          <table:table-cell office:value-type="float" office:value="0.118325" calcext:value-type="float">
            <text:p>0,118325</text:p>
          </table:table-cell>
          <table:table-cell office:value-type="float" office:value="0.046408" calcext:value-type="float">
            <text:p>0,046408</text:p>
          </table:table-cell>
          <table:table-cell table:style-name="ce7" table:formula="of:=IF([.B232]=0;1;&quot;&quot;)">
            <text:p/>
          </table:table-cell>
          <table:table-cell table:formula="of:=IF(SIGN([.A232]-[.A233])&lt;&gt;SIGN([.A231]-[.A232]);1;&quot;&quot;)">
            <text:p/>
          </table:table-cell>
          <table:table-cell table:formula="of:=[.A232]-[.A231]" office:value-type="float" office:value="-0.004022" calcext:value-type="float">
            <text:p>-0,004022</text:p>
          </table:table-cell>
          <table:table-cell table:style-name="ce9" table:formula="of:=[.A232]*[.$F$1]" office:value-type="float" office:value="23.2508625" calcext:value-type="float">
            <text:p>23,25</text:p>
          </table:table-cell>
          <table:table-cell table:style-name="ce9" table:formula="of:=[.B232]*[.$F$1]" office:value-type="float" office:value="9.119172" calcext:value-type="float">
            <text:p>9,12</text:p>
          </table:table-cell>
          <table:table-cell table:style-name="ce9" table:formula="of:=SQRT(([.F233]-[.F232])*([.F233]-[.F232])+([.G233]-[.G232])*([.G233]-[.G232]))" office:value-type="float" office:value="0.795702554098733" calcext:value-type="float">
            <text:p>0,80</text:p>
          </table:table-cell>
        </table:table-row>
        <table:table-row table:style-name="ro1">
          <table:table-cell office:value-type="float" office:value="0.114327" calcext:value-type="float">
            <text:p>0,114327</text:p>
          </table:table-cell>
          <table:table-cell office:value-type="float" office:value="0.045765" calcext:value-type="float">
            <text:p>0,045765</text:p>
          </table:table-cell>
          <table:table-cell table:style-name="ce7" table:formula="of:=IF([.B233]=0;1;&quot;&quot;)">
            <text:p/>
          </table:table-cell>
          <table:table-cell table:formula="of:=IF(SIGN([.A233]-[.A234])&lt;&gt;SIGN([.A232]-[.A233]);1;&quot;&quot;)">
            <text:p/>
          </table:table-cell>
          <table:table-cell table:formula="of:=[.A233]-[.A232]" office:value-type="float" office:value="-0.003998" calcext:value-type="float">
            <text:p>-0,003998</text:p>
          </table:table-cell>
          <table:table-cell table:style-name="ce9" table:formula="of:=[.A233]*[.$F$1]" office:value-type="float" office:value="22.4652555" calcext:value-type="float">
            <text:p>22,47</text:p>
          </table:table-cell>
          <table:table-cell table:style-name="ce9" table:formula="of:=[.B233]*[.$F$1]" office:value-type="float" office:value="8.9928225" calcext:value-type="float">
            <text:p>8,99</text:p>
          </table:table-cell>
          <table:table-cell table:style-name="ce9" table:formula="of:=SQRT(([.F234]-[.F233])*([.F234]-[.F233])+([.G234]-[.G233])*([.G234]-[.G233]))" office:value-type="float" office:value="0.796174377938811" calcext:value-type="float">
            <text:p>0,80</text:p>
          </table:table-cell>
        </table:table-row>
        <table:table-row table:style-name="ro1">
          <table:table-cell office:value-type="float" office:value="0.11033" calcext:value-type="float">
            <text:p>0,110330</text:p>
          </table:table-cell>
          <table:table-cell office:value-type="float" office:value="0.045101" calcext:value-type="float">
            <text:p>0,045101</text:p>
          </table:table-cell>
          <table:table-cell table:style-name="ce7" table:formula="of:=IF([.B234]=0;1;&quot;&quot;)">
            <text:p/>
          </table:table-cell>
          <table:table-cell table:formula="of:=IF(SIGN([.A234]-[.A235])&lt;&gt;SIGN([.A233]-[.A234]);1;&quot;&quot;)">
            <text:p/>
          </table:table-cell>
          <table:table-cell table:formula="of:=[.A234]-[.A233]" office:value-type="float" office:value="-0.003997" calcext:value-type="float">
            <text:p>-0,003997</text:p>
          </table:table-cell>
          <table:table-cell table:style-name="ce9" table:formula="of:=[.A234]*[.$F$1]" office:value-type="float" office:value="21.679845" calcext:value-type="float">
            <text:p>21,68</text:p>
          </table:table-cell>
          <table:table-cell table:style-name="ce9" table:formula="of:=[.B234]*[.$F$1]" office:value-type="float" office:value="8.8623465" calcext:value-type="float">
            <text:p>8,86</text:p>
          </table:table-cell>
          <table:table-cell table:style-name="ce9" table:formula="of:=SQRT(([.F235]-[.F234])*([.F235]-[.F234])+([.G235]-[.G234])*([.G235]-[.G234]))" office:value-type="float" office:value="0.79250718024823" calcext:value-type="float">
            <text:p>0,79</text:p>
          </table:table-cell>
        </table:table-row>
        <table:table-row table:style-name="ro1">
          <table:table-cell office:value-type="float" office:value="0.106356" calcext:value-type="float">
            <text:p>0,106356</text:p>
          </table:table-cell>
          <table:table-cell office:value-type="float" office:value="0.044413" calcext:value-type="float">
            <text:p>0,044413</text:p>
          </table:table-cell>
          <table:table-cell table:style-name="ce7" table:formula="of:=IF([.B235]=0;1;&quot;&quot;)">
            <text:p/>
          </table:table-cell>
          <table:table-cell table:formula="of:=IF(SIGN([.A235]-[.A236])&lt;&gt;SIGN([.A234]-[.A235]);1;&quot;&quot;)">
            <text:p/>
          </table:table-cell>
          <table:table-cell table:formula="of:=[.A235]-[.A234]" office:value-type="float" office:value="-0.003974" calcext:value-type="float">
            <text:p>-0,003974</text:p>
          </table:table-cell>
          <table:table-cell table:style-name="ce9" table:formula="of:=[.A235]*[.$F$1]" office:value-type="float" office:value="20.898954" calcext:value-type="float">
            <text:p>20,90</text:p>
          </table:table-cell>
          <table:table-cell table:style-name="ce9" table:formula="of:=[.B235]*[.$F$1]" office:value-type="float" office:value="8.7271545" calcext:value-type="float">
            <text:p>8,73</text:p>
          </table:table-cell>
          <table:table-cell table:style-name="ce9" table:formula="of:=SQRT(([.F236]-[.F235])*([.F236]-[.F235])+([.G236]-[.G235])*([.G236]-[.G235]))" office:value-type="float" office:value="0.793340685896828" calcext:value-type="float">
            <text:p>0,79</text:p>
          </table:table-cell>
        </table:table-row>
        <table:table-row table:style-name="ro1">
          <table:table-cell office:value-type="float" office:value="0.102383" calcext:value-type="float">
            <text:p>0,102383</text:p>
          </table:table-cell>
          <table:table-cell office:value-type="float" office:value="0.043695" calcext:value-type="float">
            <text:p>0,043695</text:p>
          </table:table-cell>
          <table:table-cell table:style-name="ce7" table:formula="of:=IF([.B236]=0;1;&quot;&quot;)">
            <text:p/>
          </table:table-cell>
          <table:table-cell table:formula="of:=IF(SIGN([.A236]-[.A237])&lt;&gt;SIGN([.A235]-[.A236]);1;&quot;&quot;)">
            <text:p/>
          </table:table-cell>
          <table:table-cell table:formula="of:=[.A236]-[.A235]" office:value-type="float" office:value="-0.00397299999999999" calcext:value-type="float">
            <text:p>-0,003973</text:p>
          </table:table-cell>
          <table:table-cell table:style-name="ce9" table:formula="of:=[.A236]*[.$F$1]" office:value-type="float" office:value="20.1182595" calcext:value-type="float">
            <text:p>20,12</text:p>
          </table:table-cell>
          <table:table-cell table:style-name="ce9" table:formula="of:=[.B236]*[.$F$1]" office:value-type="float" office:value="8.5860675" calcext:value-type="float">
            <text:p>8,59</text:p>
          </table:table-cell>
          <table:table-cell table:style-name="ce9" table:formula="of:=SQRT(([.F237]-[.F236])*([.F237]-[.F236])+([.G237]-[.G236])*([.G237]-[.G236]))" office:value-type="float" office:value="0.788290064495615" calcext:value-type="float">
            <text:p>0,79</text:p>
          </table:table-cell>
        </table:table-row>
        <table:table-row table:style-name="ro1">
          <table:table-cell office:value-type="float" office:value="0.09844" calcext:value-type="float">
            <text:p>0,098440</text:p>
          </table:table-cell>
          <table:table-cell office:value-type="float" office:value="0.042956" calcext:value-type="float">
            <text:p>0,042956</text:p>
          </table:table-cell>
          <table:table-cell table:style-name="ce7" table:formula="of:=IF([.B237]=0;1;&quot;&quot;)">
            <text:p/>
          </table:table-cell>
          <table:table-cell table:formula="of:=IF(SIGN([.A237]-[.A238])&lt;&gt;SIGN([.A236]-[.A237]);1;&quot;&quot;)">
            <text:p/>
          </table:table-cell>
          <table:table-cell table:formula="of:=[.A237]-[.A236]" office:value-type="float" office:value="-0.003943" calcext:value-type="float">
            <text:p>-0,003943</text:p>
          </table:table-cell>
          <table:table-cell table:style-name="ce9" table:formula="of:=[.A237]*[.$F$1]" office:value-type="float" office:value="19.34346" calcext:value-type="float">
            <text:p>19,34</text:p>
          </table:table-cell>
          <table:table-cell table:style-name="ce9" table:formula="of:=[.B237]*[.$F$1]" office:value-type="float" office:value="8.440854" calcext:value-type="float">
            <text:p>8,44</text:p>
          </table:table-cell>
          <table:table-cell table:style-name="ce9" table:formula="of:=SQRT(([.F238]-[.F237])*([.F238]-[.F237])+([.G238]-[.G237])*([.G238]-[.G237]))" office:value-type="float" office:value="0.789816613317454" calcext:value-type="float">
            <text:p>0,79</text:p>
          </table:table-cell>
        </table:table-row>
        <table:table-row table:style-name="ro1">
          <table:table-cell office:value-type="float" office:value="0.094496" calcext:value-type="float">
            <text:p>0,094496</text:p>
          </table:table-cell>
          <table:table-cell office:value-type="float" office:value="0.042181" calcext:value-type="float">
            <text:p>0,042181</text:p>
          </table:table-cell>
          <table:table-cell table:style-name="ce7" table:formula="of:=IF([.B238]=0;1;&quot;&quot;)">
            <text:p/>
          </table:table-cell>
          <table:table-cell table:formula="of:=IF(SIGN([.A238]-[.A239])&lt;&gt;SIGN([.A237]-[.A238]);1;&quot;&quot;)">
            <text:p/>
          </table:table-cell>
          <table:table-cell table:formula="of:=[.A238]-[.A237]" office:value-type="float" office:value="-0.003944" calcext:value-type="float">
            <text:p>-0,003944</text:p>
          </table:table-cell>
          <table:table-cell table:style-name="ce9" table:formula="of:=[.A238]*[.$F$1]" office:value-type="float" office:value="18.568464" calcext:value-type="float">
            <text:p>18,57</text:p>
          </table:table-cell>
          <table:table-cell table:style-name="ce9" table:formula="of:=[.B238]*[.$F$1]" office:value-type="float" office:value="8.2885665" calcext:value-type="float">
            <text:p>8,29</text:p>
          </table:table-cell>
          <table:table-cell table:style-name="ce9" table:formula="of:=SQRT(([.F239]-[.F238])*([.F239]-[.F238])+([.G239]-[.G238])*([.G239]-[.G238]))" office:value-type="float" office:value="0.781682878183024" calcext:value-type="float">
            <text:p>0,78</text:p>
          </table:table-cell>
        </table:table-row>
        <table:table-row table:style-name="ro1">
          <table:table-cell office:value-type="float" office:value="0.090597" calcext:value-type="float">
            <text:p>0,090597</text:p>
          </table:table-cell>
          <table:table-cell office:value-type="float" office:value="0.041392" calcext:value-type="float">
            <text:p>0,041392</text:p>
          </table:table-cell>
          <table:table-cell table:style-name="ce7" table:formula="of:=IF([.B239]=0;1;&quot;&quot;)">
            <text:p/>
          </table:table-cell>
          <table:table-cell table:formula="of:=IF(SIGN([.A239]-[.A240])&lt;&gt;SIGN([.A238]-[.A239]);1;&quot;&quot;)">
            <text:p/>
          </table:table-cell>
          <table:table-cell table:formula="of:=[.A239]-[.A238]" office:value-type="float" office:value="-0.003899" calcext:value-type="float">
            <text:p>-0,003899</text:p>
          </table:table-cell>
          <table:table-cell table:style-name="ce9" table:formula="of:=[.A239]*[.$F$1]" office:value-type="float" office:value="17.8023105" calcext:value-type="float">
            <text:p>17,80</text:p>
          </table:table-cell>
          <table:table-cell table:style-name="ce9" table:formula="of:=[.B239]*[.$F$1]" office:value-type="float" office:value="8.133528" calcext:value-type="float">
            <text:p>8,13</text:p>
          </table:table-cell>
          <table:table-cell table:style-name="ce9" table:formula="of:=SQRT(([.F240]-[.F239])*([.F240]-[.F239])+([.G240]-[.G239])*([.G240]-[.G239]))" office:value-type="float" office:value="0.783717901101062" calcext:value-type="float">
            <text:p>0,78</text:p>
          </table:table-cell>
        </table:table-row>
        <table:table-row table:style-name="ro1">
          <table:table-cell office:value-type="float" office:value="0.086697" calcext:value-type="float">
            <text:p>0,086697</text:p>
          </table:table-cell>
          <table:table-cell office:value-type="float" office:value="0.040557" calcext:value-type="float">
            <text:p>0,040557</text:p>
          </table:table-cell>
          <table:table-cell table:style-name="ce7" table:formula="of:=IF([.B240]=0;1;&quot;&quot;)">
            <text:p/>
          </table:table-cell>
          <table:table-cell table:formula="of:=IF(SIGN([.A240]-[.A241])&lt;&gt;SIGN([.A239]-[.A240]);1;&quot;&quot;)">
            <text:p/>
          </table:table-cell>
          <table:table-cell table:formula="of:=[.A240]-[.A239]" office:value-type="float" office:value="-0.0039" calcext:value-type="float">
            <text:p>-0,003900</text:p>
          </table:table-cell>
          <table:table-cell table:style-name="ce9" table:formula="of:=[.A240]*[.$F$1]" office:value-type="float" office:value="17.0359605" calcext:value-type="float">
            <text:p>17,04</text:p>
          </table:table-cell>
          <table:table-cell table:style-name="ce9" table:formula="of:=[.B240]*[.$F$1]" office:value-type="float" office:value="7.9694505" calcext:value-type="float">
            <text:p>7,97</text:p>
          </table:table-cell>
          <table:table-cell table:style-name="ce9" table:formula="of:=SQRT(([.F241]-[.F240])*([.F241]-[.F240])+([.G241]-[.G240])*([.G241]-[.G240]))" office:value-type="float" office:value="0.775660596503714" calcext:value-type="float">
            <text:p>0,78</text:p>
          </table:table-cell>
        </table:table-row>
        <table:table-row table:style-name="ro1">
          <table:table-cell office:value-type="float" office:value="0.082842" calcext:value-type="float">
            <text:p>0,082842</text:p>
          </table:table-cell>
          <table:table-cell office:value-type="float" office:value="0.039708" calcext:value-type="float">
            <text:p>0,039708</text:p>
          </table:table-cell>
          <table:table-cell table:style-name="ce7" table:formula="of:=IF([.B241]=0;1;&quot;&quot;)">
            <text:p/>
          </table:table-cell>
          <table:table-cell table:formula="of:=IF(SIGN([.A241]-[.A242])&lt;&gt;SIGN([.A240]-[.A241]);1;&quot;&quot;)">
            <text:p/>
          </table:table-cell>
          <table:table-cell table:formula="of:=[.A241]-[.A240]" office:value-type="float" office:value="-0.003855" calcext:value-type="float">
            <text:p>-0,003855</text:p>
          </table:table-cell>
          <table:table-cell table:style-name="ce9" table:formula="of:=[.A241]*[.$F$1]" office:value-type="float" office:value="16.278453" calcext:value-type="float">
            <text:p>16,28</text:p>
          </table:table-cell>
          <table:table-cell table:style-name="ce9" table:formula="of:=[.B241]*[.$F$1]" office:value-type="float" office:value="7.802622" calcext:value-type="float">
            <text:p>7,80</text:p>
          </table:table-cell>
          <table:table-cell table:style-name="ce9" table:formula="of:=SQRT(([.F242]-[.F241])*([.F242]-[.F241])+([.G242]-[.G241])*([.G242]-[.G241]))" office:value-type="float" office:value="0.77783293297372" calcext:value-type="float">
            <text:p>0,78</text:p>
          </table:table-cell>
        </table:table-row>
        <table:table-row table:style-name="ro1">
          <table:table-cell office:value-type="float" office:value="0.078987" calcext:value-type="float">
            <text:p>0,078987</text:p>
          </table:table-cell>
          <table:table-cell office:value-type="float" office:value="0.038809" calcext:value-type="float">
            <text:p>0,038809</text:p>
          </table:table-cell>
          <table:table-cell table:style-name="ce7" table:formula="of:=IF([.B242]=0;1;&quot;&quot;)">
            <text:p/>
          </table:table-cell>
          <table:table-cell table:formula="of:=IF(SIGN([.A242]-[.A243])&lt;&gt;SIGN([.A241]-[.A242]);1;&quot;&quot;)">
            <text:p/>
          </table:table-cell>
          <table:table-cell table:formula="of:=[.A242]-[.A241]" office:value-type="float" office:value="-0.003855" calcext:value-type="float">
            <text:p>-0,003855</text:p>
          </table:table-cell>
          <table:table-cell table:style-name="ce9" table:formula="of:=[.A242]*[.$F$1]" office:value-type="float" office:value="15.5209455" calcext:value-type="float">
            <text:p>15,52</text:p>
          </table:table-cell>
          <table:table-cell table:style-name="ce9" table:formula="of:=[.B242]*[.$F$1]" office:value-type="float" office:value="7.6259685" calcext:value-type="float">
            <text:p>7,63</text:p>
          </table:table-cell>
          <table:table-cell table:style-name="ce9" table:formula="of:=SQRT(([.F243]-[.F242])*([.F243]-[.F242])+([.G243]-[.G242])*([.G243]-[.G242]))" office:value-type="float" office:value="0.768368897406221" calcext:value-type="float">
            <text:p>0,77</text:p>
          </table:table-cell>
        </table:table-row>
        <table:table-row table:style-name="ro1">
          <table:table-cell office:value-type="float" office:value="0.075181" calcext:value-type="float">
            <text:p>0,075181</text:p>
          </table:table-cell>
          <table:table-cell office:value-type="float" office:value="0.037912" calcext:value-type="float">
            <text:p>0,037912</text:p>
          </table:table-cell>
          <table:table-cell table:style-name="ce7" table:formula="of:=IF([.B243]=0;1;&quot;&quot;)">
            <text:p/>
          </table:table-cell>
          <table:table-cell table:formula="of:=IF(SIGN([.A243]-[.A244])&lt;&gt;SIGN([.A242]-[.A243]);1;&quot;&quot;)">
            <text:p/>
          </table:table-cell>
          <table:table-cell table:formula="of:=[.A243]-[.A242]" office:value-type="float" office:value="-0.003806" calcext:value-type="float">
            <text:p>-0,003806</text:p>
          </table:table-cell>
          <table:table-cell table:style-name="ce9" table:formula="of:=[.A243]*[.$F$1]" office:value-type="float" office:value="14.7730665" calcext:value-type="float">
            <text:p>14,77</text:p>
          </table:table-cell>
          <table:table-cell table:style-name="ce9" table:formula="of:=[.B243]*[.$F$1]" office:value-type="float" office:value="7.449708" calcext:value-type="float">
            <text:p>7,45</text:p>
          </table:table-cell>
          <table:table-cell table:style-name="ce9" table:formula="of:=SQRT(([.F244]-[.F243])*([.F244]-[.F243])+([.G244]-[.G243])*([.G244]-[.G243]))" office:value-type="float" office:value="0.771302825251534" calcext:value-type="float">
            <text:p>0,77</text:p>
          </table:table-cell>
        </table:table-row>
        <table:table-row table:style-name="ro1">
          <table:table-cell office:value-type="float" office:value="0.071375" calcext:value-type="float">
            <text:p>0,071375</text:p>
          </table:table-cell>
          <table:table-cell office:value-type="float" office:value="0.036952" calcext:value-type="float">
            <text:p>0,036952</text:p>
          </table:table-cell>
          <table:table-cell table:style-name="ce7" table:formula="of:=IF([.B244]=0;1;&quot;&quot;)">
            <text:p/>
          </table:table-cell>
          <table:table-cell table:formula="of:=IF(SIGN([.A244]-[.A245])&lt;&gt;SIGN([.A243]-[.A244]);1;&quot;&quot;)">
            <text:p/>
          </table:table-cell>
          <table:table-cell table:formula="of:=[.A244]-[.A243]" office:value-type="float" office:value="-0.003806" calcext:value-type="float">
            <text:p>-0,003806</text:p>
          </table:table-cell>
          <table:table-cell table:style-name="ce9" table:formula="of:=[.A244]*[.$F$1]" office:value-type="float" office:value="14.0251875" calcext:value-type="float">
            <text:p>14,03</text:p>
          </table:table-cell>
          <table:table-cell table:style-name="ce9" table:formula="of:=[.B244]*[.$F$1]" office:value-type="float" office:value="7.261068" calcext:value-type="float">
            <text:p>7,26</text:p>
          </table:table-cell>
          <table:table-cell table:style-name="ce9" table:formula="of:=SQRT(([.F245]-[.F244])*([.F245]-[.F244])+([.G245]-[.G244])*([.G245]-[.G244]))" office:value-type="float" office:value="0.756918918223742" calcext:value-type="float">
            <text:p>0,76</text:p>
          </table:table-cell>
        </table:table-row>
        <table:table-row table:style-name="ro1">
          <table:table-cell office:value-type="float" office:value="0.067643" calcext:value-type="float">
            <text:p>0,067643</text:p>
          </table:table-cell>
          <table:table-cell office:value-type="float" office:value="0.035998" calcext:value-type="float">
            <text:p>0,035998</text:p>
          </table:table-cell>
          <table:table-cell table:style-name="ce7" table:formula="of:=IF([.B245]=0;1;&quot;&quot;)">
            <text:p/>
          </table:table-cell>
          <table:table-cell table:formula="of:=IF(SIGN([.A245]-[.A246])&lt;&gt;SIGN([.A244]-[.A245]);1;&quot;&quot;)">
            <text:p/>
          </table:table-cell>
          <table:table-cell table:formula="of:=[.A245]-[.A244]" office:value-type="float" office:value="-0.003732" calcext:value-type="float">
            <text:p>-0,003732</text:p>
          </table:table-cell>
          <table:table-cell table:style-name="ce9" table:formula="of:=[.A245]*[.$F$1]" office:value-type="float" office:value="13.2918495" calcext:value-type="float">
            <text:p>13,29</text:p>
          </table:table-cell>
          <table:table-cell table:style-name="ce9" table:formula="of:=[.B245]*[.$F$1]" office:value-type="float" office:value="7.073607" calcext:value-type="float">
            <text:p>7,07</text:p>
          </table:table-cell>
          <table:table-cell table:style-name="ce9" table:formula="of:=SQRT(([.F246]-[.F245])*([.F246]-[.F245])+([.G246]-[.G245])*([.G246]-[.G245]))" office:value-type="float" office:value="0.760912169362699" calcext:value-type="float">
            <text:p>0,76</text:p>
          </table:table-cell>
        </table:table-row>
        <table:table-row table:style-name="ro1">
          <table:table-cell office:value-type="float" office:value="0.063911" calcext:value-type="float">
            <text:p>0,063911</text:p>
          </table:table-cell>
          <table:table-cell office:value-type="float" office:value="0.034965" calcext:value-type="float">
            <text:p>0,034965</text:p>
          </table:table-cell>
          <table:table-cell table:style-name="ce7" table:formula="of:=IF([.B246]=0;1;&quot;&quot;)">
            <text:p/>
          </table:table-cell>
          <table:table-cell table:formula="of:=IF(SIGN([.A246]-[.A247])&lt;&gt;SIGN([.A245]-[.A246]);1;&quot;&quot;)">
            <text:p/>
          </table:table-cell>
          <table:table-cell table:formula="of:=[.A246]-[.A245]" office:value-type="float" office:value="-0.003732" calcext:value-type="float">
            <text:p>-0,003732</text:p>
          </table:table-cell>
          <table:table-cell table:style-name="ce9" table:formula="of:=[.A246]*[.$F$1]" office:value-type="float" office:value="12.5585115" calcext:value-type="float">
            <text:p>12,56</text:p>
          </table:table-cell>
          <table:table-cell table:style-name="ce9" table:formula="of:=[.B246]*[.$F$1]" office:value-type="float" office:value="6.8706225" calcext:value-type="float">
            <text:p>6,87</text:p>
          </table:table-cell>
          <table:table-cell table:style-name="ce9" table:formula="of:=SQRT(([.F247]-[.F246])*([.F247]-[.F246])+([.G247]-[.G246])*([.G247]-[.G246]))" office:value-type="float" office:value="0.747640797457243" calcext:value-type="float">
            <text:p>0,75</text:p>
          </table:table-cell>
        </table:table-row>
        <table:table-row table:style-name="ro1">
          <table:table-cell office:value-type="float" office:value="0.060248" calcext:value-type="float">
            <text:p>0,060248</text:p>
          </table:table-cell>
          <table:table-cell office:value-type="float" office:value="0.033936" calcext:value-type="float">
            <text:p>0,033936</text:p>
          </table:table-cell>
          <table:table-cell table:style-name="ce7" table:formula="of:=IF([.B247]=0;1;&quot;&quot;)">
            <text:p/>
          </table:table-cell>
          <table:table-cell table:formula="of:=IF(SIGN([.A247]-[.A248])&lt;&gt;SIGN([.A246]-[.A247]);1;&quot;&quot;)">
            <text:p/>
          </table:table-cell>
          <table:table-cell table:formula="of:=[.A247]-[.A246]" office:value-type="float" office:value="-0.003663" calcext:value-type="float">
            <text:p>-0,003663</text:p>
          </table:table-cell>
          <table:table-cell table:style-name="ce9" table:formula="of:=[.A247]*[.$F$1]" office:value-type="float" office:value="11.838732" calcext:value-type="float">
            <text:p>11,84</text:p>
          </table:table-cell>
          <table:table-cell table:style-name="ce9" table:formula="of:=[.B247]*[.$F$1]" office:value-type="float" office:value="6.668424" calcext:value-type="float">
            <text:p>6,67</text:p>
          </table:table-cell>
          <table:table-cell table:style-name="ce9" table:formula="of:=SQRT(([.F248]-[.F247])*([.F248]-[.F247])+([.G248]-[.G247])*([.G248]-[.G247]))" office:value-type="float" office:value="0.752403606211453" calcext:value-type="float">
            <text:p>0,75</text:p>
          </table:table-cell>
        </table:table-row>
        <table:table-row table:style-name="ro1">
          <table:table-cell office:value-type="float" office:value="0.056584" calcext:value-type="float">
            <text:p>0,056584</text:p>
          </table:table-cell>
          <table:table-cell office:value-type="float" office:value="0.032824" calcext:value-type="float">
            <text:p>0,032824</text:p>
          </table:table-cell>
          <table:table-cell table:style-name="ce7" table:formula="of:=IF([.B248]=0;1;&quot;&quot;)">
            <text:p/>
          </table:table-cell>
          <table:table-cell table:formula="of:=IF(SIGN([.A248]-[.A249])&lt;&gt;SIGN([.A247]-[.A248]);1;&quot;&quot;)">
            <text:p/>
          </table:table-cell>
          <table:table-cell table:formula="of:=[.A248]-[.A247]" office:value-type="float" office:value="-0.003664" calcext:value-type="float">
            <text:p>-0,003664</text:p>
          </table:table-cell>
          <table:table-cell table:style-name="ce9" table:formula="of:=[.A248]*[.$F$1]" office:value-type="float" office:value="11.118756" calcext:value-type="float">
            <text:p>11,12</text:p>
          </table:table-cell>
          <table:table-cell table:style-name="ce9" table:formula="of:=[.B248]*[.$F$1]" office:value-type="float" office:value="6.449916" calcext:value-type="float">
            <text:p>6,45</text:p>
          </table:table-cell>
          <table:table-cell table:style-name="ce9" table:formula="of:=SQRT(([.F249]-[.F248])*([.F249]-[.F248])+([.G249]-[.G248])*([.G249]-[.G248]))" office:value-type="float" office:value="0.733187950686077" calcext:value-type="float">
            <text:p>0,73</text:p>
          </table:table-cell>
        </table:table-row>
        <table:table-row table:style-name="ro1">
          <table:table-cell office:value-type="float" office:value="0.053014" calcext:value-type="float">
            <text:p>0,053014</text:p>
          </table:table-cell>
          <table:table-cell office:value-type="float" office:value="0.031739" calcext:value-type="float">
            <text:p>0,031739</text:p>
          </table:table-cell>
          <table:table-cell table:style-name="ce7" table:formula="of:=IF([.B249]=0;1;&quot;&quot;)">
            <text:p/>
          </table:table-cell>
          <table:table-cell table:formula="of:=IF(SIGN([.A249]-[.A250])&lt;&gt;SIGN([.A248]-[.A249]);1;&quot;&quot;)">
            <text:p/>
          </table:table-cell>
          <table:table-cell table:formula="of:=[.A249]-[.A248]" office:value-type="float" office:value="-0.00357" calcext:value-type="float">
            <text:p>-0,003570</text:p>
          </table:table-cell>
          <table:table-cell table:style-name="ce9" table:formula="of:=[.A249]*[.$F$1]" office:value-type="float" office:value="10.417251" calcext:value-type="float">
            <text:p>10,42</text:p>
          </table:table-cell>
          <table:table-cell table:style-name="ce9" table:formula="of:=[.B249]*[.$F$1]" office:value-type="float" office:value="6.2367135" calcext:value-type="float">
            <text:p>6,24</text:p>
          </table:table-cell>
          <table:table-cell table:style-name="ce9" table:formula="of:=SQRT(([.F250]-[.F249])*([.F250]-[.F249])+([.G250]-[.G249])*([.G250]-[.G249]))" office:value-type="float" office:value="0.739141090578281" calcext:value-type="float">
            <text:p>0,74</text:p>
          </table:table-cell>
        </table:table-row>
        <table:table-row table:style-name="ro1">
          <table:table-cell office:value-type="float" office:value="0.049444" calcext:value-type="float">
            <text:p>0,049444</text:p>
          </table:table-cell>
          <table:table-cell office:value-type="float" office:value="0.030554" calcext:value-type="float">
            <text:p>0,030554</text:p>
          </table:table-cell>
          <table:table-cell table:style-name="ce7" table:formula="of:=IF([.B250]=0;1;&quot;&quot;)">
            <text:p/>
          </table:table-cell>
          <table:table-cell table:formula="of:=IF(SIGN([.A250]-[.A251])&lt;&gt;SIGN([.A249]-[.A250]);1;&quot;&quot;)">
            <text:p/>
          </table:table-cell>
          <table:table-cell table:formula="of:=[.A250]-[.A249]" office:value-type="float" office:value="-0.00357" calcext:value-type="float">
            <text:p>-0,003570</text:p>
          </table:table-cell>
          <table:table-cell table:style-name="ce9" table:formula="of:=[.A250]*[.$F$1]" office:value-type="float" office:value="9.715746" calcext:value-type="float">
            <text:p>9,72</text:p>
          </table:table-cell>
          <table:table-cell table:style-name="ce9" table:formula="of:=[.B250]*[.$F$1]" office:value-type="float" office:value="6.003861" calcext:value-type="float">
            <text:p>6,00</text:p>
          </table:table-cell>
          <table:table-cell table:style-name="ce9" table:formula="of:=SQRT(([.F251]-[.F250])*([.F251]-[.F250])+([.G251]-[.G250])*([.G251]-[.G250]))" office:value-type="float" office:value="0.71422325096604" calcext:value-type="float">
            <text:p>0,71</text:p>
          </table:table-cell>
        </table:table-row>
        <table:table-row table:style-name="ro1">
          <table:table-cell office:value-type="float" office:value="0.045997" calcext:value-type="float">
            <text:p>0,045997</text:p>
          </table:table-cell>
          <table:table-cell office:value-type="float" office:value="0.029401" calcext:value-type="float">
            <text:p>0,029401</text:p>
          </table:table-cell>
          <table:table-cell table:style-name="ce7" table:formula="of:=IF([.B251]=0;1;&quot;&quot;)">
            <text:p/>
          </table:table-cell>
          <table:table-cell table:formula="of:=IF(SIGN([.A251]-[.A252])&lt;&gt;SIGN([.A250]-[.A251]);1;&quot;&quot;)">
            <text:p/>
          </table:table-cell>
          <table:table-cell table:formula="of:=[.A251]-[.A250]" office:value-type="float" office:value="-0.003447" calcext:value-type="float">
            <text:p>-0,003447</text:p>
          </table:table-cell>
          <table:table-cell table:style-name="ce9" table:formula="of:=[.A251]*[.$F$1]" office:value-type="float" office:value="9.0384105" calcext:value-type="float">
            <text:p>9,04</text:p>
          </table:table-cell>
          <table:table-cell table:style-name="ce9" table:formula="of:=[.B251]*[.$F$1]" office:value-type="float" office:value="5.7772965" calcext:value-type="float">
            <text:p>5,78</text:p>
          </table:table-cell>
          <table:table-cell table:style-name="ce9" table:formula="of:=SQRT(([.F252]-[.F251])*([.F252]-[.F251])+([.G252]-[.G251])*([.G252]-[.G251]))" office:value-type="float" office:value="0.721371224669033" calcext:value-type="float">
            <text:p>0,72</text:p>
          </table:table-cell>
        </table:table-row>
        <table:table-row table:style-name="ro1">
          <table:table-cell office:value-type="float" office:value="0.04255" calcext:value-type="float">
            <text:p>0,042550</text:p>
          </table:table-cell>
          <table:table-cell office:value-type="float" office:value="0.028138" calcext:value-type="float">
            <text:p>0,028138</text:p>
          </table:table-cell>
          <table:table-cell table:style-name="ce7" table:formula="of:=IF([.B252]=0;1;&quot;&quot;)">
            <text:p/>
          </table:table-cell>
          <table:table-cell table:formula="of:=IF(SIGN([.A252]-[.A253])&lt;&gt;SIGN([.A251]-[.A252]);1;&quot;&quot;)">
            <text:p/>
          </table:table-cell>
          <table:table-cell table:formula="of:=[.A252]-[.A251]" office:value-type="float" office:value="-0.003447" calcext:value-type="float">
            <text:p>-0,003447</text:p>
          </table:table-cell>
          <table:table-cell table:style-name="ce9" table:formula="of:=[.A252]*[.$F$1]" office:value-type="float" office:value="8.361075" calcext:value-type="float">
            <text:p>8,36</text:p>
          </table:table-cell>
          <table:table-cell table:style-name="ce9" table:formula="of:=[.B252]*[.$F$1]" office:value-type="float" office:value="5.529117" calcext:value-type="float">
            <text:p>5,53</text:p>
          </table:table-cell>
          <table:table-cell table:style-name="ce9" table:formula="of:=SQRT(([.F253]-[.F252])*([.F253]-[.F252])+([.G253]-[.G252])*([.G253]-[.G252]))" office:value-type="float" office:value="0.691072816449902" calcext:value-type="float">
            <text:p>0,69</text:p>
          </table:table-cell>
        </table:table-row>
        <table:table-row table:style-name="ro1">
          <table:table-cell office:value-type="float" office:value="0.03925" calcext:value-type="float">
            <text:p>0,039250</text:p>
          </table:table-cell>
          <table:table-cell office:value-type="float" office:value="0.026922" calcext:value-type="float">
            <text:p>0,026922</text:p>
          </table:table-cell>
          <table:table-cell table:style-name="ce7" table:formula="of:=IF([.B253]=0;1;&quot;&quot;)">
            <text:p/>
          </table:table-cell>
          <table:table-cell table:formula="of:=IF(SIGN([.A253]-[.A254])&lt;&gt;SIGN([.A252]-[.A253]);1;&quot;&quot;)">
            <text:p/>
          </table:table-cell>
          <table:table-cell table:formula="of:=[.A253]-[.A252]" office:value-type="float" office:value="-0.0033" calcext:value-type="float">
            <text:p>-0,003300</text:p>
          </table:table-cell>
          <table:table-cell table:style-name="ce9" table:formula="of:=[.A253]*[.$F$1]" office:value-type="float" office:value="7.712625" calcext:value-type="float">
            <text:p>7,71</text:p>
          </table:table-cell>
          <table:table-cell table:style-name="ce9" table:formula="of:=[.B253]*[.$F$1]" office:value-type="float" office:value="5.290173" calcext:value-type="float">
            <text:p>5,29</text:p>
          </table:table-cell>
          <table:table-cell table:style-name="ce9" table:formula="of:=SQRT(([.F254]-[.F253])*([.F254]-[.F253])+([.G254]-[.G253])*([.G254]-[.G253]))" office:value-type="float" office:value="0.699649529136018" calcext:value-type="float">
            <text:p>0,70</text:p>
          </table:table-cell>
        </table:table-row>
        <table:table-row table:style-name="ro1">
          <table:table-cell office:value-type="float" office:value="0.03595" calcext:value-type="float">
            <text:p>0,035950</text:p>
          </table:table-cell>
          <table:table-cell office:value-type="float" office:value="0.025585" calcext:value-type="float">
            <text:p>0,025585</text:p>
          </table:table-cell>
          <table:table-cell table:style-name="ce7" table:formula="of:=IF([.B254]=0;1;&quot;&quot;)">
            <text:p/>
          </table:table-cell>
          <table:table-cell table:formula="of:=IF(SIGN([.A254]-[.A255])&lt;&gt;SIGN([.A253]-[.A254]);1;&quot;&quot;)">
            <text:p/>
          </table:table-cell>
          <table:table-cell table:formula="of:=[.A254]-[.A253]" office:value-type="float" office:value="-0.0033" calcext:value-type="float">
            <text:p>-0,003300</text:p>
          </table:table-cell>
          <table:table-cell table:style-name="ce9" table:formula="of:=[.A254]*[.$F$1]" office:value-type="float" office:value="7.064175" calcext:value-type="float">
            <text:p>7,06</text:p>
          </table:table-cell>
          <table:table-cell table:style-name="ce9" table:formula="of:=[.B254]*[.$F$1]" office:value-type="float" office:value="5.0274525" calcext:value-type="float">
            <text:p>5,03</text:p>
          </table:table-cell>
          <table:table-cell table:style-name="ce9" table:formula="of:=SQRT(([.F255]-[.F254])*([.F255]-[.F254])+([.G255]-[.G254])*([.G255]-[.G254]))" office:value-type="float" office:value="0.65682343487215" calcext:value-type="float">
            <text:p>0,66</text:p>
          </table:table-cell>
        </table:table-row>
        <table:table-row table:style-name="ro1">
          <table:table-cell office:value-type="float" office:value="0.032856" calcext:value-type="float">
            <text:p>0,032856</text:p>
          </table:table-cell>
          <table:table-cell office:value-type="float" office:value="0.02432" calcext:value-type="float">
            <text:p>0,024320</text:p>
          </table:table-cell>
          <table:table-cell table:style-name="ce7" table:formula="of:=IF([.B255]=0;1;&quot;&quot;)">
            <text:p/>
          </table:table-cell>
          <table:table-cell table:formula="of:=IF(SIGN([.A255]-[.A256])&lt;&gt;SIGN([.A254]-[.A255]);1;&quot;&quot;)">
            <text:p/>
          </table:table-cell>
          <table:table-cell table:formula="of:=[.A255]-[.A254]" office:value-type="float" office:value="-0.003094" calcext:value-type="float">
            <text:p>-0,003094</text:p>
          </table:table-cell>
          <table:table-cell table:style-name="ce9" table:formula="of:=[.A255]*[.$F$1]" office:value-type="float" office:value="6.456204" calcext:value-type="float">
            <text:p>6,46</text:p>
          </table:table-cell>
          <table:table-cell table:style-name="ce9" table:formula="of:=[.B255]*[.$F$1]" office:value-type="float" office:value="4.77888" calcext:value-type="float">
            <text:p>4,78</text:p>
          </table:table-cell>
          <table:table-cell table:style-name="ce9" table:formula="of:=SQRT(([.F256]-[.F255])*([.F256]-[.F255])+([.G256]-[.G255])*([.G256]-[.G255]))" office:value-type="float" office:value="0.666990935048595" calcext:value-type="float">
            <text:p>0,67</text:p>
          </table:table-cell>
        </table:table-row>
        <table:table-row table:style-name="ro1">
          <table:table-cell office:value-type="float" office:value="0.029762" calcext:value-type="float">
            <text:p>0,029762</text:p>
          </table:table-cell>
          <table:table-cell office:value-type="float" office:value="0.022924" calcext:value-type="float">
            <text:p>0,022924</text:p>
          </table:table-cell>
          <table:table-cell table:style-name="ce7" table:formula="of:=IF([.B256]=0;1;&quot;&quot;)">
            <text:p/>
          </table:table-cell>
          <table:table-cell table:formula="of:=IF(SIGN([.A256]-[.A257])&lt;&gt;SIGN([.A255]-[.A256]);1;&quot;&quot;)">
            <text:p/>
          </table:table-cell>
          <table:table-cell table:formula="of:=[.A256]-[.A255]" office:value-type="float" office:value="-0.003094" calcext:value-type="float">
            <text:p>-0,003094</text:p>
          </table:table-cell>
          <table:table-cell table:style-name="ce9" table:formula="of:=[.A256]*[.$F$1]" office:value-type="float" office:value="5.848233" calcext:value-type="float">
            <text:p>5,85</text:p>
          </table:table-cell>
          <table:table-cell table:style-name="ce9" table:formula="of:=[.B256]*[.$F$1]" office:value-type="float" office:value="4.504566" calcext:value-type="float">
            <text:p>4,50</text:p>
          </table:table-cell>
          <table:table-cell table:style-name="ce9" table:formula="of:=SQRT(([.F257]-[.F256])*([.F257]-[.F256])+([.G257]-[.G256])*([.G257]-[.G256]))" office:value-type="float" office:value="0.611536602962161" calcext:value-type="float">
            <text:p>0,61</text:p>
          </table:table-cell>
        </table:table-row>
        <table:table-row table:style-name="ro1">
          <table:table-cell office:value-type="float" office:value="0.026933" calcext:value-type="float">
            <text:p>0,026933</text:p>
          </table:table-cell>
          <table:table-cell office:value-type="float" office:value="0.021627" calcext:value-type="float">
            <text:p>0,021627</text:p>
          </table:table-cell>
          <table:table-cell table:style-name="ce7" table:formula="of:=IF([.B257]=0;1;&quot;&quot;)">
            <text:p/>
          </table:table-cell>
          <table:table-cell table:formula="of:=IF(SIGN([.A257]-[.A258])&lt;&gt;SIGN([.A256]-[.A257]);1;&quot;&quot;)">
            <text:p/>
          </table:table-cell>
          <table:table-cell table:formula="of:=[.A257]-[.A256]" office:value-type="float" office:value="-0.002829" calcext:value-type="float">
            <text:p>-0,002829</text:p>
          </table:table-cell>
          <table:table-cell table:style-name="ce9" table:formula="of:=[.A257]*[.$F$1]" office:value-type="float" office:value="5.2923345" calcext:value-type="float">
            <text:p>5,29</text:p>
          </table:table-cell>
          <table:table-cell table:style-name="ce9" table:formula="of:=[.B257]*[.$F$1]" office:value-type="float" office:value="4.2497055" calcext:value-type="float">
            <text:p>4,25</text:p>
          </table:table-cell>
          <table:table-cell table:style-name="ce9" table:formula="of:=SQRT(([.F258]-[.F257])*([.F258]-[.F257])+([.G258]-[.G257])*([.G258]-[.G257]))" office:value-type="float" office:value="0.622617467154793" calcext:value-type="float">
            <text:p>0,62</text:p>
          </table:table-cell>
        </table:table-row>
        <table:table-row table:style-name="ro1">
          <table:table-cell office:value-type="float" office:value="0.024105" calcext:value-type="float">
            <text:p>0,024105</text:p>
          </table:table-cell>
          <table:table-cell office:value-type="float" office:value="0.020198" calcext:value-type="float">
            <text:p>0,020198</text:p>
          </table:table-cell>
          <table:table-cell table:style-name="ce7" table:formula="of:=IF([.B258]=0;1;&quot;&quot;)">
            <text:p/>
          </table:table-cell>
          <table:table-cell table:formula="of:=IF(SIGN([.A258]-[.A259])&lt;&gt;SIGN([.A257]-[.A258]);1;&quot;&quot;)">
            <text:p/>
          </table:table-cell>
          <table:table-cell table:formula="of:=[.A258]-[.A257]" office:value-type="float" office:value="-0.002828" calcext:value-type="float">
            <text:p>-0,002828</text:p>
          </table:table-cell>
          <table:table-cell table:style-name="ce9" table:formula="of:=[.A258]*[.$F$1]" office:value-type="float" office:value="4.7366325" calcext:value-type="float">
            <text:p>4,74</text:p>
          </table:table-cell>
          <table:table-cell table:style-name="ce9" table:formula="of:=[.B258]*[.$F$1]" office:value-type="float" office:value="3.968907" calcext:value-type="float">
            <text:p>3,97</text:p>
          </table:table-cell>
          <table:table-cell table:style-name="ce9" table:formula="of:=SQRT(([.F259]-[.F258])*([.F259]-[.F258])+([.G259]-[.G258])*([.G259]-[.G258]))" office:value-type="float" office:value="0.553667300173354" calcext:value-type="float">
            <text:p>0,55</text:p>
          </table:table-cell>
        </table:table-row>
        <table:table-row table:style-name="ro1">
          <table:table-cell office:value-type="float" office:value="0.0216" calcext:value-type="float">
            <text:p>0,021600</text:p>
          </table:table-cell>
          <table:table-cell office:value-type="float" office:value="0.018908" calcext:value-type="float">
            <text:p>0,018908</text:p>
          </table:table-cell>
          <table:table-cell table:style-name="ce7" table:formula="of:=IF([.B259]=0;1;&quot;&quot;)">
            <text:p/>
          </table:table-cell>
          <table:table-cell table:formula="of:=IF(SIGN([.A259]-[.A260])&lt;&gt;SIGN([.A258]-[.A259]);1;&quot;&quot;)">
            <text:p/>
          </table:table-cell>
          <table:table-cell table:formula="of:=[.A259]-[.A258]" office:value-type="float" office:value="-0.002505" calcext:value-type="float">
            <text:p>-0,002505</text:p>
          </table:table-cell>
          <table:table-cell table:style-name="ce9" table:formula="of:=[.A259]*[.$F$1]" office:value-type="float" office:value="4.2444" calcext:value-type="float">
            <text:p>4,24</text:p>
          </table:table-cell>
          <table:table-cell table:style-name="ce9" table:formula="of:=[.B259]*[.$F$1]" office:value-type="float" office:value="3.715422" calcext:value-type="float">
            <text:p>3,72</text:p>
          </table:table-cell>
          <table:table-cell table:style-name="ce9" table:formula="of:=SQRT(([.F260]-[.F259])*([.F260]-[.F259])+([.G260]-[.G259])*([.G260]-[.G259]))" office:value-type="float" office:value="0.563986699283325" calcext:value-type="float">
            <text:p>0,56</text:p>
          </table:table-cell>
        </table:table-row>
        <table:table-row table:style-name="ro1">
          <table:table-cell office:value-type="float" office:value="0.019095" calcext:value-type="float">
            <text:p>0,019095</text:p>
          </table:table-cell>
          <table:table-cell office:value-type="float" office:value="0.017507" calcext:value-type="float">
            <text:p>0,017507</text:p>
          </table:table-cell>
          <table:table-cell table:style-name="ce7" table:formula="of:=IF([.B260]=0;1;&quot;&quot;)">
            <text:p/>
          </table:table-cell>
          <table:table-cell table:formula="of:=IF(SIGN([.A260]-[.A261])&lt;&gt;SIGN([.A259]-[.A260]);1;&quot;&quot;)">
            <text:p/>
          </table:table-cell>
          <table:table-cell table:formula="of:=[.A260]-[.A259]" office:value-type="float" office:value="-0.002505" calcext:value-type="float">
            <text:p>-0,002505</text:p>
          </table:table-cell>
          <table:table-cell table:style-name="ce9" table:formula="of:=[.A260]*[.$F$1]" office:value-type="float" office:value="3.7521675" calcext:value-type="float">
            <text:p>3,75</text:p>
          </table:table-cell>
          <table:table-cell table:style-name="ce9" table:formula="of:=[.B260]*[.$F$1]" office:value-type="float" office:value="3.4401255" calcext:value-type="float">
            <text:p>3,44</text:p>
          </table:table-cell>
          <table:table-cell table:style-name="ce9" table:formula="of:=SQRT(([.F261]-[.F260])*([.F261]-[.F260])+([.G261]-[.G260])*([.G261]-[.G260]))" office:value-type="float" office:value="0.976904270695061" calcext:value-type="float">
            <text:p>0,98</text:p>
          </table:table-cell>
        </table:table-row>
        <table:table-row table:style-name="ro1">
          <table:table-cell office:value-type="float" office:value="0.01486" calcext:value-type="float">
            <text:p>0,014860</text:p>
          </table:table-cell>
          <table:table-cell office:value-type="float" office:value="0.014903" calcext:value-type="float">
            <text:p>0,014903</text:p>
          </table:table-cell>
          <table:table-cell table:style-name="ce7" table:formula="of:=IF([.B261]=0;1;&quot;&quot;)">
            <text:p/>
          </table:table-cell>
          <table:table-cell table:formula="of:=IF(SIGN([.A261]-[.A262])&lt;&gt;SIGN([.A260]-[.A261]);1;&quot;&quot;)">
            <text:p/>
          </table:table-cell>
          <table:table-cell table:formula="of:=[.A261]-[.A260]" office:value-type="float" office:value="-0.004235" calcext:value-type="float">
            <text:p>-0,004235</text:p>
          </table:table-cell>
          <table:table-cell table:style-name="ce9" table:formula="of:=[.A261]*[.$F$1]" office:value-type="float" office:value="2.91999" calcext:value-type="float">
            <text:p>2,92</text:p>
          </table:table-cell>
          <table:table-cell table:style-name="ce9" table:formula="of:=[.B261]*[.$F$1]" office:value-type="float" office:value="2.9284395" calcext:value-type="float">
            <text:p>2,93</text:p>
          </table:table-cell>
          <table:table-cell table:style-name="ce9" table:formula="of:=SQRT(([.F262]-[.F261])*([.F262]-[.F261])+([.G262]-[.G261])*([.G262]-[.G261]))" office:value-type="float" office:value="0.825986739100726" calcext:value-type="float">
            <text:p>0,83</text:p>
          </table:table-cell>
        </table:table-row>
        <table:table-row table:style-name="ro1">
          <table:table-cell office:value-type="float" office:value="0.0114" calcext:value-type="float">
            <text:p>0,011400</text:p>
          </table:table-cell>
          <table:table-cell office:value-type="float" office:value="0.012516" calcext:value-type="float">
            <text:p>0,012516</text:p>
          </table:table-cell>
          <table:table-cell table:style-name="ce7" table:formula="of:=IF([.B262]=0;1;&quot;&quot;)">
            <text:p/>
          </table:table-cell>
          <table:table-cell table:formula="of:=IF(SIGN([.A262]-[.A263])&lt;&gt;SIGN([.A261]-[.A262]);1;&quot;&quot;)">
            <text:p/>
          </table:table-cell>
          <table:table-cell table:formula="of:=[.A262]-[.A261]" office:value-type="float" office:value="-0.00346" calcext:value-type="float">
            <text:p>-0,003460</text:p>
          </table:table-cell>
          <table:table-cell table:style-name="ce9" table:formula="of:=[.A262]*[.$F$1]" office:value-type="float" office:value="2.2401" calcext:value-type="float">
            <text:p>2,24</text:p>
          </table:table-cell>
          <table:table-cell table:style-name="ce9" table:formula="of:=[.B262]*[.$F$1]" office:value-type="float" office:value="2.459394" calcext:value-type="float">
            <text:p>2,46</text:p>
          </table:table-cell>
          <table:table-cell table:style-name="ce9" table:formula="of:=SQRT(([.F263]-[.F262])*([.F263]-[.F262])+([.G263]-[.G262])*([.G263]-[.G262]))" office:value-type="float" office:value="0.682216334014548" calcext:value-type="float">
            <text:p>0,68</text:p>
          </table:table-cell>
        </table:table-row>
        <table:table-row table:style-name="ro1">
          <table:table-cell office:value-type="float" office:value="0.008656" calcext:value-type="float">
            <text:p>0,008656</text:p>
          </table:table-cell>
          <table:table-cell office:value-type="float" office:value="0.010389" calcext:value-type="float">
            <text:p>0,010389</text:p>
          </table:table-cell>
          <table:table-cell table:style-name="ce7" table:formula="of:=IF([.B263]=0;1;&quot;&quot;)">
            <text:p/>
          </table:table-cell>
          <table:table-cell table:style-name="ce7" table:formula="of:=IF(SIGN([.A263]-[.A264])&lt;&gt;SIGN([.A262]-[.A263]);1;&quot;&quot;)">
            <text:p/>
          </table:table-cell>
          <table:table-cell table:formula="of:=[.A263]-[.A262]" office:value-type="float" office:value="-0.002744" calcext:value-type="float">
            <text:p>-0,002744</text:p>
          </table:table-cell>
          <table:table-cell table:style-name="ce9" table:formula="of:=[.A263]*[.$F$1]" office:value-type="float" office:value="1.700904" calcext:value-type="float">
            <text:p>1,70</text:p>
          </table:table-cell>
          <table:table-cell table:style-name="ce9" table:formula="of:=[.B263]*[.$F$1]" office:value-type="float" office:value="2.0414385" calcext:value-type="float">
            <text:p>2,04</text:p>
          </table:table-cell>
          <table:table-cell table:style-name="ce9" table:formula="of:=SQRT(([.F264]-[.F263])*([.F264]-[.F263])+([.G264]-[.G263])*([.G264]-[.G263]))" office:value-type="float" office:value="0.56152552528024" calcext:value-type="float">
            <text:p>0,56</text:p>
          </table:table-cell>
        </table:table-row>
        <table:table-row table:style-name="ro1">
          <table:table-cell office:value-type="float" office:value="0.00651" calcext:value-type="float">
            <text:p>0,006510</text:p>
          </table:table-cell>
          <table:table-cell office:value-type="float" office:value="0.008502" calcext:value-type="float">
            <text:p>0,008502</text:p>
          </table:table-cell>
          <table:table-cell table:style-name="ce7" table:formula="of:=IF([.B264]=0;1;&quot;&quot;)">
            <text:p/>
          </table:table-cell>
          <table:table-cell table:formula="of:=IF(SIGN([.A264]-[.A265])&lt;&gt;SIGN([.A263]-[.A264]);1;&quot;&quot;)">
            <text:p/>
          </table:table-cell>
          <table:table-cell table:formula="of:=[.A264]-[.A263]" office:value-type="float" office:value="-0.002146" calcext:value-type="float">
            <text:p>-0,002146</text:p>
          </table:table-cell>
          <table:table-cell table:style-name="ce9" table:formula="of:=[.A264]*[.$F$1]" office:value-type="float" office:value="1.279215" calcext:value-type="float">
            <text:p>1,28</text:p>
          </table:table-cell>
          <table:table-cell table:style-name="ce9" table:formula="of:=[.B264]*[.$F$1]" office:value-type="float" office:value="1.670643" calcext:value-type="float">
            <text:p>1,67</text:p>
          </table:table-cell>
          <table:table-cell table:style-name="ce9" table:formula="of:=SQRT(([.F265]-[.F264])*([.F265]-[.F264])+([.G265]-[.G264])*([.G265]-[.G264]))" office:value-type="float" office:value="0.465755324496135" calcext:value-type="float">
            <text:p>0,47</text:p>
          </table:table-cell>
        </table:table-row>
        <table:table-row table:style-name="ro1">
          <table:table-cell office:value-type="float" office:value="0.004825" calcext:value-type="float">
            <text:p>0,004825</text:p>
          </table:table-cell>
          <table:table-cell office:value-type="float" office:value="0.006835" calcext:value-type="float">
            <text:p>0,006835</text:p>
          </table:table-cell>
          <table:table-cell table:style-name="ce7" table:formula="of:=IF([.B265]=0;1;&quot;&quot;)">
            <text:p/>
          </table:table-cell>
          <table:table-cell table:formula="of:=IF(SIGN([.A265]-[.A266])&lt;&gt;SIGN([.A264]-[.A265]);1;&quot;&quot;)">
            <text:p/>
          </table:table-cell>
          <table:table-cell table:formula="of:=[.A265]-[.A264]" office:value-type="float" office:value="-0.001685" calcext:value-type="float">
            <text:p>-0,001685</text:p>
          </table:table-cell>
          <table:table-cell table:style-name="ce9" table:formula="of:=[.A265]*[.$F$1]" office:value-type="float" office:value="0.9481125" calcext:value-type="float">
            <text:p>0,95</text:p>
          </table:table-cell>
          <table:table-cell table:style-name="ce9" table:formula="of:=[.B265]*[.$F$1]" office:value-type="float" office:value="1.3430775" calcext:value-type="float">
            <text:p>1,34</text:p>
          </table:table-cell>
          <table:table-cell table:style-name="ce9" table:formula="of:=SQRT(([.F266]-[.F265])*([.F266]-[.F265])+([.G266]-[.G265])*([.G266]-[.G265]))" office:value-type="float" office:value="0.392444150535143" calcext:value-type="float">
            <text:p>0,39</text:p>
          </table:table-cell>
        </table:table-row>
        <table:table-row table:style-name="ro1">
          <table:table-cell office:value-type="float" office:value="0.003503" calcext:value-type="float">
            <text:p>0,003503</text:p>
          </table:table-cell>
          <table:table-cell office:value-type="float" office:value="0.005338" calcext:value-type="float">
            <text:p>0,005338</text:p>
          </table:table-cell>
          <table:table-cell table:style-name="ce7" table:formula="of:=IF([.B266]=0;1;&quot;&quot;)">
            <text:p/>
          </table:table-cell>
          <table:table-cell table:formula="of:=IF(SIGN([.A266]-[.A267])&lt;&gt;SIGN([.A265]-[.A266]);1;&quot;&quot;)">
            <text:p/>
          </table:table-cell>
          <table:table-cell table:formula="of:=[.A266]-[.A265]" office:value-type="float" office:value="-0.001322" calcext:value-type="float">
            <text:p>-0,001322</text:p>
          </table:table-cell>
          <table:table-cell table:style-name="ce9" table:formula="of:=[.A266]*[.$F$1]" office:value-type="float" office:value="0.6883395" calcext:value-type="float">
            <text:p>0,69</text:p>
          </table:table-cell>
          <table:table-cell table:style-name="ce9" table:formula="of:=[.B266]*[.$F$1]" office:value-type="float" office:value="1.048917" calcext:value-type="float">
            <text:p>1,05</text:p>
          </table:table-cell>
          <table:table-cell table:style-name="ce9" table:formula="of:=SQRT(([.F267]-[.F266])*([.F267]-[.F266])+([.G267]-[.G266])*([.G267]-[.G266]))" office:value-type="float" office:value="0.336139886440898" calcext:value-type="float">
            <text:p>0,34</text:p>
          </table:table-cell>
        </table:table-row>
        <table:table-row table:style-name="ro1">
          <table:table-cell office:value-type="float" office:value="0.002446" calcext:value-type="float">
            <text:p>0,002446</text:p>
          </table:table-cell>
          <table:table-cell office:value-type="float" office:value="0.003993" calcext:value-type="float">
            <text:p>0,003993</text:p>
          </table:table-cell>
          <table:table-cell table:style-name="ce7" table:formula="of:=IF([.B267]=0;1;&quot;&quot;)">
            <text:p/>
          </table:table-cell>
          <table:table-cell table:formula="of:=IF(SIGN([.A267]-[.A268])&lt;&gt;SIGN([.A266]-[.A267]);1;&quot;&quot;)">
            <text:p/>
          </table:table-cell>
          <table:table-cell table:formula="of:=[.A267]-[.A266]" office:value-type="float" office:value="-0.001057" calcext:value-type="float">
            <text:p>-0,001057</text:p>
          </table:table-cell>
          <table:table-cell table:style-name="ce9" table:formula="of:=[.A267]*[.$F$1]" office:value-type="float" office:value="0.480639" calcext:value-type="float">
            <text:p>0,48</text:p>
          </table:table-cell>
          <table:table-cell table:style-name="ce9" table:formula="of:=[.B267]*[.$F$1]" office:value-type="float" office:value="0.7846245" calcext:value-type="float">
            <text:p>0,78</text:p>
          </table:table-cell>
          <table:table-cell table:style-name="ce9" table:formula="of:=SQRT(([.F268]-[.F267])*([.F268]-[.F267])+([.G268]-[.G267])*([.G268]-[.G267]))" office:value-type="float" office:value="0.296040668174155" calcext:value-type="float">
            <text:p>0,30</text:p>
          </table:table-cell>
        </table:table-row>
        <table:table-row table:style-name="ro1">
          <table:table-cell office:value-type="float" office:value="0.001608" calcext:value-type="float">
            <text:p>0,001608</text:p>
          </table:table-cell>
          <table:table-cell office:value-type="float" office:value="0.002741" calcext:value-type="float">
            <text:p>0,002741</text:p>
          </table:table-cell>
          <table:table-cell table:style-name="ce7" table:formula="of:=IF([.B268]=0;1;&quot;&quot;)">
            <text:p/>
          </table:table-cell>
          <table:table-cell table:formula="of:=IF(SIGN([.A268]-[.A269])&lt;&gt;SIGN([.A267]-[.A268]);1;&quot;&quot;)">
            <text:p/>
          </table:table-cell>
          <table:table-cell table:formula="of:=[.A268]-[.A267]" office:value-type="float" office:value="-0.000838" calcext:value-type="float">
            <text:p>-0,000838</text:p>
          </table:table-cell>
          <table:table-cell table:style-name="ce9" table:formula="of:=[.A268]*[.$F$1]" office:value-type="float" office:value="0.315972" calcext:value-type="float">
            <text:p>0,32</text:p>
          </table:table-cell>
          <table:table-cell table:style-name="ce9" table:formula="of:=[.B268]*[.$F$1]" office:value-type="float" office:value="0.5386065" calcext:value-type="float">
            <text:p>0,54</text:p>
          </table:table-cell>
          <table:table-cell table:style-name="ce9" table:formula="of:=SQRT(([.F269]-[.F268])*([.F269]-[.F268])+([.G269]-[.G268])*([.G269]-[.G268]))" office:value-type="float" office:value="0.261265575337146" calcext:value-type="float">
            <text:p>0,26</text:p>
          </table:table-cell>
        </table:table-row>
        <table:table-row table:style-name="ro1">
          <table:table-cell office:value-type="float" office:value="0.00096" calcext:value-type="float">
            <text:p>0,000960</text:p>
          </table:table-cell>
          <table:table-cell office:value-type="float" office:value="0.00158" calcext:value-type="float">
            <text:p>0,001580</text:p>
          </table:table-cell>
          <table:table-cell table:style-name="ce7" table:formula="of:=IF([.B269]=0;1;&quot;&quot;)">
            <text:p/>
          </table:table-cell>
          <table:table-cell table:formula="of:=IF(SIGN([.A269]-[.A270])&lt;&gt;SIGN([.A268]-[.A269]);1;&quot;&quot;)">
            <text:p/>
          </table:table-cell>
          <table:table-cell table:formula="of:=[.A269]-[.A268]" office:value-type="float" office:value="-0.000648" calcext:value-type="float">
            <text:p>-0,000648</text:p>
          </table:table-cell>
          <table:table-cell table:style-name="ce9" table:formula="of:=[.A269]*[.$F$1]" office:value-type="float" office:value="0.18864" calcext:value-type="float">
            <text:p>0,19</text:p>
          </table:table-cell>
          <table:table-cell table:style-name="ce9" table:formula="of:=[.B269]*[.$F$1]" office:value-type="float" office:value="0.31047" calcext:value-type="float">
            <text:p>0,31</text:p>
          </table:table-cell>
          <table:table-cell table:style-name="ce9" table:formula="of:=SQRT(([.F270]-[.F269])*([.F270]-[.F269])+([.G270]-[.G269])*([.G270]-[.G269]))" office:value-type="float" office:value="0.233273309631106" calcext:value-type="float">
            <text:p>0,23</text:p>
          </table:table-cell>
        </table:table-row>
        <table:table-row table:style-name="ro1">
          <table:table-cell office:value-type="float" office:value="0.000492" calcext:value-type="float">
            <text:p>0,000492</text:p>
          </table:table-cell>
          <table:table-cell office:value-type="float" office:value="0.000489" calcext:value-type="float">
            <text:p>0,000489</text:p>
          </table:table-cell>
          <table:table-cell table:style-name="ce7" table:formula="of:=IF([.B270]=0;1;&quot;&quot;)">
            <text:p/>
          </table:table-cell>
          <table:table-cell table:formula="of:=IF(SIGN([.A270]-[.A271])&lt;&gt;SIGN([.A269]-[.A270]);1;&quot;&quot;)">
            <text:p/>
          </table:table-cell>
          <table:table-cell table:formula="of:=[.A270]-[.A269]" office:value-type="float" office:value="-0.000468" calcext:value-type="float">
            <text:p>-0,000468</text:p>
          </table:table-cell>
          <table:table-cell table:style-name="ce9" table:formula="of:=[.A270]*[.$F$1]" office:value-type="float" office:value="0.096678" calcext:value-type="float">
            <text:p>0,10</text:p>
          </table:table-cell>
          <table:table-cell table:style-name="ce9" table:formula="of:=[.B270]*[.$F$1]" office:value-type="float" office:value="0.0960885" calcext:value-type="float">
            <text:p>0,10</text:p>
          </table:table-cell>
          <table:table-cell table:style-name="ce9" table:formula="of:=SQRT(([.F271]-[.F270])*([.F271]-[.F270])+([.G271]-[.G270])*([.G271]-[.G270]))" office:value-type="float" office:value="0.212409501503581" calcext:value-type="float">
            <text:p>0,21</text:p>
          </table:table-cell>
        </table:table-row>
        <table:table-row table:style-name="ro1">
          <table:table-cell office:value-type="float" office:value="0.000164" calcext:value-type="float">
            <text:p>0,000164</text:p>
          </table:table-cell>
          <table:table-cell office:value-type="float" office:value="-0.000541" calcext:value-type="float">
            <text:p>-0,000541</text:p>
          </table:table-cell>
          <table:table-cell table:style-name="ce7" table:formula="of:=IF([.B271]=0;1;&quot;&quot;)">
            <text:p/>
          </table:table-cell>
          <table:table-cell table:formula="of:=IF(SIGN([.A271]-[.A272])&lt;&gt;SIGN([.A270]-[.A271]);1;&quot;&quot;)">
            <text:p/>
          </table:table-cell>
          <table:table-cell table:formula="of:=[.A271]-[.A270]" office:value-type="float" office:value="-0.000328" calcext:value-type="float">
            <text:p>-0,000328</text:p>
          </table:table-cell>
          <table:table-cell table:style-name="ce9" table:formula="of:=[.A271]*[.$F$1]" office:value-type="float" office:value="0.032226" calcext:value-type="float">
            <text:p>0,03</text:p>
          </table:table-cell>
          <table:table-cell table:style-name="ce9" table:formula="of:=[.B271]*[.$F$1]" office:value-type="float" office:value="-0.1063065" calcext:value-type="float">
            <text:p>-0,11</text:p>
          </table:table-cell>
          <table:table-cell table:style-name="ce9" table:formula="of:=SQRT(([.F272]-[.F271])*([.F272]-[.F271])+([.G272]-[.G271])*([.G272]-[.G271]))" office:value-type="float" office:value="0.191734264555139" calcext:value-type="float">
            <text:p>0,19</text:p>
          </table:table-cell>
        </table:table-row>
        <table:table-row table:style-name="ro1">
          <table:table-cell office:value-type="float" office:value="-0.000005" calcext:value-type="float">
            <text:p>-0,000005</text:p>
          </table:table-cell>
          <table:table-cell office:value-type="float" office:value="-0.001502" calcext:value-type="float">
            <text:p>-0,001502</text:p>
          </table:table-cell>
          <table:table-cell table:style-name="ce7" table:formula="of:=IF([.B272]=0;1;&quot;&quot;)">
            <text:p/>
          </table:table-cell>
          <table:table-cell table:style-name="ce7" table:formula="of:=IF(SIGN([.A272]-[.A273])&lt;&gt;SIGN([.A271]-[.A272]);1;&quot;&quot;)" office:value-type="float" office:value="1" calcext:value-type="float">
            <text:p>1</text:p>
          </table:table-cell>
          <table:table-cell table:formula="of:=[.A272]-[.A271]" office:value-type="float" office:value="-0.000169" calcext:value-type="float">
            <text:p>-0,000169</text:p>
          </table:table-cell>
          <table:table-cell table:style-name="ce9" table:formula="of:=[.A272]*[.$F$1]" office:value-type="float" office:value="-0.0009825" calcext:value-type="float">
            <text:p>0,00</text:p>
          </table:table-cell>
          <table:table-cell table:style-name="ce9" table:formula="of:=[.B272]*[.$F$1]" office:value-type="float" office:value="-0.295143" calcext:value-type="float">
            <text:p>-0,30</text:p>
          </table:table-cell>
          <table:table-cell table:style-name="ce9" table:formula="of:=SQRT(([.F273]-[.F272])*([.F273]-[.F272])+([.G273]-[.G272])*([.G273]-[.G272]))" office:value-type="float" office:value="0.182745422580156" calcext:value-type="float">
            <text:p>0,18</text:p>
          </table:table-cell>
        </table:table-row>
        <table:table-row table:style-name="ro1">
          <table:table-cell office:value-type="float" office:value="-0.000003" calcext:value-type="float">
            <text:p>-0,000003</text:p>
          </table:table-cell>
          <table:table-cell office:value-type="float" office:value="-0.002432" calcext:value-type="float">
            <text:p>-0,002432</text:p>
          </table:table-cell>
          <table:table-cell table:style-name="ce7" table:formula="of:=IF([.B273]=0;1;&quot;&quot;)">
            <text:p/>
          </table:table-cell>
          <table:table-cell table:style-name="ce7" table:formula="of:=IF(SIGN([.A273]-[.A274])&lt;&gt;SIGN([.A272]-[.A273]);1;&quot;&quot;)">
            <text:p/>
          </table:table-cell>
          <table:table-cell table:formula="of:=[.A273]-[.A272]" office:value-type="float" office:value="0.000002" calcext:value-type="float">
            <text:p>0,000002</text:p>
          </table:table-cell>
          <table:table-cell table:style-name="ce9" table:formula="of:=[.A273]*[.$F$1]" office:value-type="float" office:value="-0.0005895" calcext:value-type="float">
            <text:p>0,00</text:p>
          </table:table-cell>
          <table:table-cell table:style-name="ce9" table:formula="of:=[.B273]*[.$F$1]" office:value-type="float" office:value="-0.477888" calcext:value-type="float">
            <text:p>-0,48</text:p>
          </table:table-cell>
          <table:table-cell table:style-name="ce9" table:formula="of:=SQRT(([.F274]-[.F273])*([.F274]-[.F273])+([.G274]-[.G273])*([.G274]-[.G273]))" office:value-type="float" office:value="0.186814049528535" calcext:value-type="float">
            <text:p>0,19</text:p>
          </table:table-cell>
        </table:table-row>
        <table:table-row table:style-name="ro1">
          <table:table-cell office:value-type="float" office:value="0.000199" calcext:value-type="float">
            <text:p>0,000199</text:p>
          </table:table-cell>
          <table:table-cell office:value-type="float" office:value="-0.003361" calcext:value-type="float">
            <text:p>-0,003361</text:p>
          </table:table-cell>
          <table:table-cell table:style-name="ce7" table:formula="of:=IF([.B274]=0;1;&quot;&quot;)">
            <text:p/>
          </table:table-cell>
          <table:table-cell table:formula="of:=IF(SIGN([.A274]-[.A275])&lt;&gt;SIGN([.A273]-[.A274]);1;&quot;&quot;)">
            <text:p/>
          </table:table-cell>
          <table:table-cell table:formula="of:=[.A274]-[.A273]" office:value-type="float" office:value="0.000202" calcext:value-type="float">
            <text:p>0,000202</text:p>
          </table:table-cell>
          <table:table-cell table:style-name="ce9" table:formula="of:=[.A274]*[.$F$1]" office:value-type="float" office:value="0.0391035" calcext:value-type="float">
            <text:p>0,04</text:p>
          </table:table-cell>
          <table:table-cell table:style-name="ce9" table:formula="of:=[.B274]*[.$F$1]" office:value-type="float" office:value="-0.6604365" calcext:value-type="float">
            <text:p>-0,66</text:p>
          </table:table-cell>
          <table:table-cell table:style-name="ce9" table:formula="of:=SQRT(([.F275]-[.F274])*([.F275]-[.F274])+([.G275]-[.G274])*([.G275]-[.G274]))" office:value-type="float" office:value="0.197864962480096" calcext:value-type="float">
            <text:p>0,20</text:p>
          </table:table-cell>
        </table:table-row>
        <table:table-row table:style-name="ro1">
          <table:table-cell office:value-type="float" office:value="0.00067" calcext:value-type="float">
            <text:p>0,000670</text:p>
          </table:table-cell>
          <table:table-cell office:value-type="float" office:value="-0.004251" calcext:value-type="float">
            <text:p>-0,004251</text:p>
          </table:table-cell>
          <table:table-cell table:style-name="ce7" table:formula="of:=IF([.B275]=0;1;&quot;&quot;)">
            <text:p/>
          </table:table-cell>
          <table:table-cell table:formula="of:=IF(SIGN([.A275]-[.A276])&lt;&gt;SIGN([.A274]-[.A275]);1;&quot;&quot;)">
            <text:p/>
          </table:table-cell>
          <table:table-cell table:formula="of:=[.A275]-[.A274]" office:value-type="float" office:value="0.000471" calcext:value-type="float">
            <text:p>0,000471</text:p>
          </table:table-cell>
          <table:table-cell table:style-name="ce9" table:formula="of:=[.A275]*[.$F$1]" office:value-type="float" office:value="0.131655" calcext:value-type="float">
            <text:p>0,13</text:p>
          </table:table-cell>
          <table:table-cell table:style-name="ce9" table:formula="of:=[.B275]*[.$F$1]" office:value-type="float" office:value="-0.8353215" calcext:value-type="float">
            <text:p>-0,84</text:p>
          </table:table-cell>
          <table:table-cell table:style-name="ce9" table:formula="of:=SQRT(([.F276]-[.F275])*([.F276]-[.F275])+([.G276]-[.G275])*([.G276]-[.G275]))" office:value-type="float" office:value="0.212495012779712" calcext:value-type="float">
            <text:p>0,21</text:p>
          </table:table-cell>
        </table:table-row>
        <table:table-row table:style-name="ro1">
          <table:table-cell office:value-type="float" office:value="0.001375" calcext:value-type="float">
            <text:p>0,001375</text:p>
          </table:table-cell>
          <table:table-cell office:value-type="float" office:value="-0.005071" calcext:value-type="float">
            <text:p>-0,005071</text:p>
          </table:table-cell>
          <table:table-cell table:style-name="ce7" table:formula="of:=IF([.B276]=0;1;&quot;&quot;)">
            <text:p/>
          </table:table-cell>
          <table:table-cell/>
          <table:table-cell table:formula="of:=[.A276]-[.A275]" office:value-type="float" office:value="0.000705" calcext:value-type="float">
            <text:p>0,000705</text:p>
          </table:table-cell>
          <table:table-cell table:style-name="ce9" table:formula="of:=[.A276]*[.$F$1]" office:value-type="float" office:value="0.2701875" calcext:value-type="float">
            <text:p>0,27</text:p>
          </table:table-cell>
          <table:table-cell table:style-name="ce9" table:formula="of:=[.B276]*[.$F$1]" office:value-type="float" office:value="-0.9964515" calcext:value-type="float">
            <text:p>-1,00</text:p>
          </table:table-cell>
          <table:table-cell table:style-name="ce9" table:formula="of:=SQRT(([.F277]-[.F276])*([.F277]-[.F276])+([.G277]-[.G276])*([.G277]-[.G276]))" office:value-type="float" office:value="0.237282517074057" calcext:value-type="float">
            <text:p>0,24</text:p>
          </table:table-cell>
        </table:table-row>
        <table:table-row table:style-name="ro1">
          <table:table-cell office:value-type="float" office:value="0.002315" calcext:value-type="float">
            <text:p>0,002315</text:p>
          </table:table-cell>
          <table:table-cell office:value-type="float" office:value="-0.005829" calcext:value-type="float">
            <text:p>-0,005829</text:p>
          </table:table-cell>
          <table:table-cell table:number-columns-repeated="3"/>
          <table:table-cell table:style-name="ce9" table:formula="of:=[.A277]*[.$F$1]" office:value-type="float" office:value="0.4548975" calcext:value-type="float">
            <text:p>0,45</text:p>
          </table:table-cell>
          <table:table-cell table:style-name="ce9" table:formula="of:=[.B277]*[.$F$1]" office:value-type="float" office:value="-1.1453985" calcext:value-type="float">
            <text:p>-1,15</text:p>
          </table:table-cell>
          <table:table-cell table:style-name="ce9" table:formula="of:=SQRT(([.F278]-[.F277])*([.F278]-[.F277])+([.G278]-[.G277])*([.G278]-[.G277]))" office:value-type="float" office:value="0.263906815609696" calcext:value-type="float">
            <text:p>0,26</text:p>
          </table:table-cell>
        </table:table-row>
        <table:table-row table:style-name="ro1">
          <table:table-cell office:value-type="float" office:value="0.00345" calcext:value-type="float">
            <text:p>0,003450</text:p>
          </table:table-cell>
          <table:table-cell office:value-type="float" office:value="-0.006547" calcext:value-type="float">
            <text:p>-0,006547</text:p>
          </table:table-cell>
          <table:table-cell table:number-columns-repeated="3"/>
          <table:table-cell table:style-name="ce9" table:formula="of:=[.A278]*[.$F$1]" office:value-type="float" office:value="0.677925" calcext:value-type="float">
            <text:p>0,68</text:p>
          </table:table-cell>
          <table:table-cell table:style-name="ce9" table:formula="of:=[.B278]*[.$F$1]" office:value-type="float" office:value="-1.2864855" calcext:value-type="float">
            <text:p>-1,29</text:p>
          </table:table-cell>
          <table:table-cell table:style-name="ce9" table:formula="of:=SQRT(([.F279]-[.F278])*([.F279]-[.F278])+([.G279]-[.G278])*([.G279]-[.G278]))" office:value-type="float" office:value="0.303670390493541" calcext:value-type="float">
            <text:p>0,30</text:p>
          </table:table-cell>
        </table:table-row>
        <table:table-row table:style-name="ro1">
          <table:table-cell office:value-type="float" office:value="0.004819" calcext:value-type="float">
            <text:p>0,004819</text:p>
          </table:table-cell>
          <table:table-cell office:value-type="float" office:value="-0.007264" calcext:value-type="float">
            <text:p>-0,007264</text:p>
          </table:table-cell>
          <table:table-cell table:number-columns-repeated="3"/>
          <table:table-cell table:style-name="ce9" table:formula="of:=[.A279]*[.$F$1]" office:value-type="float" office:value="0.9469335" calcext:value-type="float">
            <text:p>0,95</text:p>
          </table:table-cell>
          <table:table-cell table:style-name="ce9" table:formula="of:=[.B279]*[.$F$1]" office:value-type="float" office:value="-1.427376" calcext:value-type="float">
            <text:p>-1,43</text:p>
          </table:table-cell>
          <table:table-cell table:style-name="ce9" table:formula="of:=SQRT(([.F280]-[.F279])*([.F280]-[.F279])+([.G280]-[.G279])*([.G280]-[.G279]))" office:value-type="float" office:value="0.359042550222811" calcext:value-type="float">
            <text:p>0,36</text:p>
          </table:table-cell>
        </table:table-row>
        <table:table-row table:style-name="ro1">
          <table:table-cell office:value-type="float" office:value="0.006482" calcext:value-type="float">
            <text:p>0,006482</text:p>
          </table:table-cell>
          <table:table-cell office:value-type="float" office:value="-0.008021" calcext:value-type="float">
            <text:p>-0,008021</text:p>
          </table:table-cell>
          <table:table-cell table:number-columns-repeated="3"/>
          <table:table-cell table:style-name="ce9" table:formula="of:=[.A280]*[.$F$1]" office:value-type="float" office:value="1.273713" calcext:value-type="float">
            <text:p>1,27</text:p>
          </table:table-cell>
          <table:table-cell table:style-name="ce9" table:formula="of:=[.B280]*[.$F$1]" office:value-type="float" office:value="-1.5761265" calcext:value-type="float">
            <text:p>-1,58</text:p>
          </table:table-cell>
          <table:table-cell table:style-name="ce9" table:formula="of:=SQRT(([.F281]-[.F280])*([.F281]-[.F280])+([.G281]-[.G280])*([.G281]-[.G280]))" office:value-type="float" office:value="0.426269556484216" calcext:value-type="float">
            <text:p>0,43</text:p>
          </table:table-cell>
        </table:table-row>
        <table:table-row table:style-name="ro1">
          <table:table-cell office:value-type="float" office:value="0.008507" calcext:value-type="float">
            <text:p>0,008507</text:p>
          </table:table-cell>
          <table:table-cell office:value-type="float" office:value="-0.008799" calcext:value-type="float">
            <text:p>-0,008799</text:p>
          </table:table-cell>
          <table:table-cell table:number-columns-repeated="3"/>
          <table:table-cell table:style-name="ce9" table:formula="of:=[.A281]*[.$F$1]" office:value-type="float" office:value="1.6716255" calcext:value-type="float">
            <text:p>1,67</text:p>
          </table:table-cell>
          <table:table-cell table:style-name="ce9" table:formula="of:=[.B281]*[.$F$1]" office:value-type="float" office:value="-1.7290035" calcext:value-type="float">
            <text:p>-1,73</text:p>
          </table:table-cell>
          <table:table-cell table:style-name="ce9" table:formula="of:=SQRT(([.F282]-[.F281])*([.F282]-[.F281])+([.G282]-[.G281])*([.G282]-[.G281]))" office:value-type="float" office:value="0.524081156402804" calcext:value-type="float">
            <text:p>0,52</text:p>
          </table:table-cell>
        </table:table-row>
        <table:table-row table:style-name="ro1">
          <table:table-cell office:value-type="float" office:value="0.01104" calcext:value-type="float">
            <text:p>0,011040</text:p>
          </table:table-cell>
          <table:table-cell office:value-type="float" office:value="-0.009634" calcext:value-type="float">
            <text:p>-0,009634</text:p>
          </table:table-cell>
          <table:table-cell table:number-columns-repeated="3"/>
          <table:table-cell table:style-name="ce9" table:formula="of:=[.A282]*[.$F$1]" office:value-type="float" office:value="2.16936" calcext:value-type="float">
            <text:p>2,17</text:p>
          </table:table-cell>
          <table:table-cell table:style-name="ce9" table:formula="of:=[.B282]*[.$F$1]" office:value-type="float" office:value="-1.893081" calcext:value-type="float">
            <text:p>-1,89</text:p>
          </table:table-cell>
          <table:table-cell table:style-name="ce9" table:formula="of:=SQRT(([.F283]-[.F282])*([.F283]-[.F282])+([.G283]-[.G282])*([.G283]-[.G282]))" office:value-type="float" office:value="0.661342082648798" calcext:value-type="float">
            <text:p>0,66</text:p>
          </table:table-cell>
        </table:table-row>
        <table:table-row table:style-name="ro1">
          <table:table-cell office:value-type="float" office:value="0.014276" calcext:value-type="float">
            <text:p>0,014276</text:p>
          </table:table-cell>
          <table:table-cell office:value-type="float" office:value="-0.010559" calcext:value-type="float">
            <text:p>-0,010559</text:p>
          </table:table-cell>
          <table:table-cell table:number-columns-repeated="3"/>
          <table:table-cell table:style-name="ce9" table:formula="of:=[.A283]*[.$F$1]" office:value-type="float" office:value="2.805234" calcext:value-type="float">
            <text:p>2,81</text:p>
          </table:table-cell>
          <table:table-cell table:style-name="ce9" table:formula="of:=[.B283]*[.$F$1]" office:value-type="float" office:value="-2.0748435" calcext:value-type="float">
            <text:p>-2,07</text:p>
          </table:table-cell>
          <table:table-cell table:style-name="ce9" table:formula="of:=SQRT(([.F284]-[.F283])*([.F284]-[.F283])+([.G284]-[.G283])*([.G284]-[.G283]))" office:value-type="float" office:value="0.835168575627849" calcext:value-type="float">
            <text:p>0,84</text:p>
          </table:table-cell>
        </table:table-row>
        <table:table-row table:style-name="ro1">
          <table:table-cell office:value-type="float" office:value="0.018403" calcext:value-type="float">
            <text:p>0,018403</text:p>
          </table:table-cell>
          <table:table-cell office:value-type="float" office:value="-0.011575" calcext:value-type="float">
            <text:p>-0,011575</text:p>
          </table:table-cell>
          <table:table-cell table:number-columns-repeated="3"/>
          <table:table-cell table:style-name="ce9" table:formula="of:=[.A284]*[.$F$1]" office:value-type="float" office:value="3.6161895" calcext:value-type="float">
            <text:p>3,62</text:p>
          </table:table-cell>
          <table:table-cell table:style-name="ce9" table:formula="of:=[.B284]*[.$F$1]" office:value-type="float" office:value="-2.2744875" calcext:value-type="float">
            <text:p>-2,27</text:p>
          </table:table-cell>
          <table:table-cell table:style-name="ce9" table:formula="of:=SQRT(([.F285]-[.F284])*([.F285]-[.F284])+([.G285]-[.G284])*([.G285]-[.G284]))" office:value-type="float" office:value="0.520641573505709" calcext:value-type="float">
            <text:p>0,52</text:p>
          </table:table-cell>
        </table:table-row>
        <table:table-row table:style-name="ro1">
          <table:table-cell office:value-type="float" office:value="0.020998" calcext:value-type="float">
            <text:p>0,020998</text:p>
          </table:table-cell>
          <table:table-cell office:value-type="float" office:value="-0.01211" calcext:value-type="float">
            <text:p>-0,012110</text:p>
          </table:table-cell>
          <table:table-cell table:number-columns-repeated="3"/>
          <table:table-cell table:style-name="ce9" table:formula="of:=[.A285]*[.$F$1]" office:value-type="float" office:value="4.126107" calcext:value-type="float">
            <text:p>4,13</text:p>
          </table:table-cell>
          <table:table-cell table:style-name="ce9" table:formula="of:=[.B285]*[.$F$1]" office:value-type="float" office:value="-2.379615" calcext:value-type="float">
            <text:p>-2,38</text:p>
          </table:table-cell>
          <table:table-cell table:style-name="ce9" table:formula="of:=SQRT(([.F286]-[.F285])*([.F286]-[.F285])+([.G286]-[.G285])*([.G286]-[.G285]))" office:value-type="float" office:value="0.520131639766559" calcext:value-type="float">
            <text:p>0,52</text:p>
          </table:table-cell>
        </table:table-row>
        <table:table-row table:style-name="ro1">
          <table:table-cell office:value-type="float" office:value="0.023594" calcext:value-type="float">
            <text:p>0,023594</text:p>
          </table:table-cell>
          <table:table-cell office:value-type="float" office:value="-0.012627" calcext:value-type="float">
            <text:p>-0,012627</text:p>
          </table:table-cell>
          <table:table-cell table:number-columns-repeated="3"/>
          <table:table-cell table:style-name="ce9" table:formula="of:=[.A286]*[.$F$1]" office:value-type="float" office:value="4.636221" calcext:value-type="float">
            <text:p>4,64</text:p>
          </table:table-cell>
          <table:table-cell table:style-name="ce9" table:formula="of:=[.B286]*[.$F$1]" office:value-type="float" office:value="-2.4812055" calcext:value-type="float">
            <text:p>-2,48</text:p>
          </table:table-cell>
          <table:table-cell table:style-name="ce9" table:formula="of:=SQRT(([.F287]-[.F286])*([.F287]-[.F286])+([.G287]-[.G286])*([.G287]-[.G286]))" office:value-type="float" office:value="0.621701964927327" calcext:value-type="float">
            <text:p>0,62</text:p>
          </table:table-cell>
        </table:table-row>
        <table:table-row table:style-name="ro1">
          <table:table-cell office:value-type="float" office:value="0.026713" calcext:value-type="float">
            <text:p>0,026713</text:p>
          </table:table-cell>
          <table:table-cell office:value-type="float" office:value="-0.013158" calcext:value-type="float">
            <text:p>-0,013158</text:p>
          </table:table-cell>
          <table:table-cell table:number-columns-repeated="3"/>
          <table:table-cell table:style-name="ce9" table:formula="of:=[.A287]*[.$F$1]" office:value-type="float" office:value="5.2491045" calcext:value-type="float">
            <text:p>5,25</text:p>
          </table:table-cell>
          <table:table-cell table:style-name="ce9" table:formula="of:=[.B287]*[.$F$1]" office:value-type="float" office:value="-2.585547" calcext:value-type="float">
            <text:p>-2,59</text:p>
          </table:table-cell>
          <table:table-cell table:style-name="ce9" table:formula="of:=SQRT(([.F288]-[.F287])*([.F288]-[.F287])+([.G288]-[.G287])*([.G288]-[.G287]))" office:value-type="float" office:value="0.622203434652405" calcext:value-type="float">
            <text:p>0,62</text:p>
          </table:table-cell>
        </table:table-row>
        <table:table-row table:style-name="ro1">
          <table:table-cell office:value-type="float" office:value="0.029832" calcext:value-type="float">
            <text:p>0,029832</text:p>
          </table:table-cell>
          <table:table-cell office:value-type="float" office:value="-0.013704" calcext:value-type="float">
            <text:p>-0,013704</text:p>
          </table:table-cell>
          <table:table-cell table:number-columns-repeated="3"/>
          <table:table-cell table:style-name="ce9" table:formula="of:=[.A288]*[.$F$1]" office:value-type="float" office:value="5.861988" calcext:value-type="float">
            <text:p>5,86</text:p>
          </table:table-cell>
          <table:table-cell table:style-name="ce9" table:formula="of:=[.B288]*[.$F$1]" office:value-type="float" office:value="-2.692836" calcext:value-type="float">
            <text:p>-2,69</text:p>
          </table:table-cell>
          <table:table-cell table:style-name="ce9" table:formula="of:=SQRT(([.F289]-[.F288])*([.F289]-[.F288])+([.G289]-[.G288])*([.G289]-[.G288]))" office:value-type="float" office:value="0.693297670264368" calcext:value-type="float">
            <text:p>0,69</text:p>
          </table:table-cell>
        </table:table-row>
        <table:table-row table:style-name="ro1">
          <table:table-cell office:value-type="float" office:value="0.033322" calcext:value-type="float">
            <text:p>0,033322</text:p>
          </table:table-cell>
          <table:table-cell office:value-type="float" office:value="-0.014222" calcext:value-type="float">
            <text:p>-0,014222</text:p>
          </table:table-cell>
          <table:table-cell table:number-columns-repeated="3"/>
          <table:table-cell table:style-name="ce9" table:formula="of:=[.A289]*[.$F$1]" office:value-type="float" office:value="6.547773" calcext:value-type="float">
            <text:p>6,55</text:p>
          </table:table-cell>
          <table:table-cell table:style-name="ce9" table:formula="of:=[.B289]*[.$F$1]" office:value-type="float" office:value="-2.794623" calcext:value-type="float">
            <text:p>-2,79</text:p>
          </table:table-cell>
          <table:table-cell table:style-name="ce9" table:formula="of:=SQRT(([.F290]-[.F289])*([.F290]-[.F289])+([.G290]-[.G289])*([.G290]-[.G289]))" office:value-type="float" office:value="0.693240080679847" calcext:value-type="float">
            <text:p>0,69</text:p>
          </table:table-cell>
        </table:table-row>
        <table:table-row table:style-name="ro1">
          <table:table-cell office:value-type="float" office:value="0.036812" calcext:value-type="float">
            <text:p>0,036812</text:p>
          </table:table-cell>
          <table:table-cell office:value-type="float" office:value="-0.014738" calcext:value-type="float">
            <text:p>-0,014738</text:p>
          </table:table-cell>
          <table:table-cell table:number-columns-repeated="3"/>
          <table:table-cell table:style-name="ce9" table:formula="of:=[.A290]*[.$F$1]" office:value-type="float" office:value="7.233558" calcext:value-type="float">
            <text:p>7,23</text:p>
          </table:table-cell>
          <table:table-cell table:style-name="ce9" table:formula="of:=[.B290]*[.$F$1]" office:value-type="float" office:value="-2.896017" calcext:value-type="float">
            <text:p>-2,90</text:p>
          </table:table-cell>
          <table:table-cell table:style-name="ce9" table:formula="of:=SQRT(([.F291]-[.F290])*([.F291]-[.F290])+([.G291]-[.G290])*([.G291]-[.G290]))" office:value-type="float" office:value="0.743419933110487" calcext:value-type="float">
            <text:p>0,74</text:p>
          </table:table-cell>
        </table:table-row>
        <table:table-row table:style-name="ro1">
          <table:table-cell office:value-type="float" office:value="0.040566" calcext:value-type="float">
            <text:p>0,040566</text:p>
          </table:table-cell>
          <table:table-cell office:value-type="float" office:value="-0.015208" calcext:value-type="float">
            <text:p>-0,015208</text:p>
          </table:table-cell>
          <table:table-cell table:number-columns-repeated="3"/>
          <table:table-cell table:style-name="ce9" table:formula="of:=[.A291]*[.$F$1]" office:value-type="float" office:value="7.971219" calcext:value-type="float">
            <text:p>7,97</text:p>
          </table:table-cell>
          <table:table-cell table:style-name="ce9" table:formula="of:=[.B291]*[.$F$1]" office:value-type="float" office:value="-2.988372" calcext:value-type="float">
            <text:p>-2,99</text:p>
          </table:table-cell>
          <table:table-cell table:style-name="ce9" table:formula="of:=SQRT(([.F292]-[.F291])*([.F292]-[.F291])+([.G292]-[.G291])*([.G292]-[.G291]))" office:value-type="float" office:value="0.743274386681661" calcext:value-type="float">
            <text:p>0,74</text:p>
          </table:table-cell>
        </table:table-row>
        <table:table-row table:style-name="ro1">
          <table:table-cell office:value-type="float" office:value="0.04432" calcext:value-type="float">
            <text:p>0,044320</text:p>
          </table:table-cell>
          <table:table-cell office:value-type="float" office:value="-0.015672" calcext:value-type="float">
            <text:p>-0,015672</text:p>
          </table:table-cell>
          <table:table-cell table:number-columns-repeated="3"/>
          <table:table-cell table:style-name="ce9" table:formula="of:=[.A292]*[.$F$1]" office:value-type="float" office:value="8.70888" calcext:value-type="float">
            <text:p>8,71</text:p>
          </table:table-cell>
          <table:table-cell table:style-name="ce9" table:formula="of:=[.B292]*[.$F$1]" office:value-type="float" office:value="-3.079548" calcext:value-type="float">
            <text:p>-3,08</text:p>
          </table:table-cell>
          <table:table-cell table:style-name="ce9" table:formula="of:=SQRT(([.F293]-[.F292])*([.F293]-[.F292])+([.G293]-[.G292])*([.G293]-[.G292]))" office:value-type="float" office:value="0.770865668165344" calcext:value-type="float">
            <text:p>0,77</text:p>
          </table:table-cell>
        </table:table-row>
        <table:table-row table:style-name="ro1">
          <table:table-cell office:value-type="float" office:value="0.04822" calcext:value-type="float">
            <text:p>0,048220</text:p>
          </table:table-cell>
          <table:table-cell office:value-type="float" office:value="-0.016096" calcext:value-type="float">
            <text:p>-0,016096</text:p>
          </table:table-cell>
          <table:table-cell table:number-columns-repeated="3"/>
          <table:table-cell table:style-name="ce9" table:formula="of:=[.A293]*[.$F$1]" office:value-type="float" office:value="9.47523" calcext:value-type="float">
            <text:p>9,48</text:p>
          </table:table-cell>
          <table:table-cell table:style-name="ce9" table:formula="of:=[.B293]*[.$F$1]" office:value-type="float" office:value="-3.162864" calcext:value-type="float">
            <text:p>-3,16</text:p>
          </table:table-cell>
          <table:table-cell table:style-name="ce9" table:formula="of:=SQRT(([.F294]-[.F293])*([.F294]-[.F293])+([.G294]-[.G293])*([.G294]-[.G293]))" office:value-type="float" office:value="0.770955473347521" calcext:value-type="float">
            <text:p>0,77</text:p>
          </table:table-cell>
        </table:table-row>
        <table:table-row table:style-name="ro1">
          <table:table-cell office:value-type="float" office:value="0.052121" calcext:value-type="float">
            <text:p>0,052121</text:p>
          </table:table-cell>
          <table:table-cell office:value-type="float" office:value="-0.016515" calcext:value-type="float">
            <text:p>-0,016515</text:p>
          </table:table-cell>
          <table:table-cell table:number-columns-repeated="3"/>
          <table:table-cell table:style-name="ce9" table:formula="of:=[.A294]*[.$F$1]" office:value-type="float" office:value="10.2417765" calcext:value-type="float">
            <text:p>10,24</text:p>
          </table:table-cell>
          <table:table-cell table:style-name="ce9" table:formula="of:=[.B294]*[.$F$1]" office:value-type="float" office:value="-3.2451975" calcext:value-type="float">
            <text:p>-3,25</text:p>
          </table:table-cell>
          <table:table-cell table:style-name="ce9" table:formula="of:=SQRT(([.F295]-[.F294])*([.F295]-[.F294])+([.G295]-[.G294])*([.G295]-[.G294]))" office:value-type="float" office:value="0.785198067405924" calcext:value-type="float">
            <text:p>0,79</text:p>
          </table:table-cell>
        </table:table-row>
        <table:table-row table:style-name="ro1">
          <table:table-cell office:value-type="float" office:value="0.056099" calcext:value-type="float">
            <text:p>0,056099</text:p>
          </table:table-cell>
          <table:table-cell office:value-type="float" office:value="-0.016893" calcext:value-type="float">
            <text:p>-0,016893</text:p>
          </table:table-cell>
          <table:table-cell table:number-columns-repeated="3"/>
          <table:table-cell table:style-name="ce9" table:formula="of:=[.A295]*[.$F$1]" office:value-type="float" office:value="11.0234535" calcext:value-type="float">
            <text:p>11,02</text:p>
          </table:table-cell>
          <table:table-cell table:style-name="ce9" table:formula="of:=[.B295]*[.$F$1]" office:value-type="float" office:value="-3.3194745" calcext:value-type="float">
            <text:p>-3,32</text:p>
          </table:table-cell>
          <table:table-cell table:style-name="ce9" table:formula="of:=SQRT(([.F296]-[.F295])*([.F296]-[.F295])+([.G296]-[.G295])*([.G296]-[.G295]))" office:value-type="float" office:value="0.785210287341074" calcext:value-type="float">
            <text:p>0,79</text:p>
          </table:table-cell>
        </table:table-row>
        <table:table-row table:style-name="ro1">
          <table:table-cell office:value-type="float" office:value="0.060078" calcext:value-type="float">
            <text:p>0,060078</text:p>
          </table:table-cell>
          <table:table-cell office:value-type="float" office:value="-0.017261" calcext:value-type="float">
            <text:p>-0,017261</text:p>
          </table:table-cell>
          <table:table-cell table:number-columns-repeated="3"/>
          <table:table-cell table:style-name="ce9" table:formula="of:=[.A296]*[.$F$1]" office:value-type="float" office:value="11.805327" calcext:value-type="float">
            <text:p>11,81</text:p>
          </table:table-cell>
          <table:table-cell table:style-name="ce9" table:formula="of:=[.B296]*[.$F$1]" office:value-type="float" office:value="-3.3917865" calcext:value-type="float">
            <text:p>-3,39</text:p>
          </table:table-cell>
          <table:table-cell table:style-name="ce9" table:formula="of:=SQRT(([.F297]-[.F296])*([.F297]-[.F296])+([.G297]-[.G296])*([.G297]-[.G296]))" office:value-type="float" office:value="0.800697017565634" calcext:value-type="float">
            <text:p>0,80</text:p>
          </table:table-cell>
        </table:table-row>
        <table:table-row table:style-name="ro1">
          <table:table-cell office:value-type="float" office:value="0.064139" calcext:value-type="float">
            <text:p>0,064139</text:p>
          </table:table-cell>
          <table:table-cell office:value-type="float" office:value="-0.017596" calcext:value-type="float">
            <text:p>-0,017596</text:p>
          </table:table-cell>
          <table:table-cell table:number-columns-repeated="3"/>
          <table:table-cell table:style-name="ce9" table:formula="of:=[.A297]*[.$F$1]" office:value-type="float" office:value="12.6033135" calcext:value-type="float">
            <text:p>12,60</text:p>
          </table:table-cell>
          <table:table-cell table:style-name="ce9" table:formula="of:=[.B297]*[.$F$1]" office:value-type="float" office:value="-3.457614" calcext:value-type="float">
            <text:p>-3,46</text:p>
          </table:table-cell>
          <table:table-cell table:style-name="ce9" table:formula="of:=SQRT(([.F298]-[.F297])*([.F298]-[.F297])+([.G298]-[.G297])*([.G298]-[.G297]))" office:value-type="float" office:value="0.800702490891124" calcext:value-type="float">
            <text:p>0,80</text:p>
          </table:table-cell>
        </table:table-row>
        <table:table-row table:style-name="ro1">
          <table:table-cell office:value-type="float" office:value="0.068201" calcext:value-type="float">
            <text:p>0,068201</text:p>
          </table:table-cell>
          <table:table-cell office:value-type="float" office:value="-0.017919" calcext:value-type="float">
            <text:p>-0,017919</text:p>
          </table:table-cell>
          <table:table-cell table:number-columns-repeated="3"/>
          <table:table-cell table:style-name="ce9" table:formula="of:=[.A298]*[.$F$1]" office:value-type="float" office:value="13.4014965" calcext:value-type="float">
            <text:p>13,40</text:p>
          </table:table-cell>
          <table:table-cell table:style-name="ce9" table:formula="of:=[.B298]*[.$F$1]" office:value-type="float" office:value="-3.5210835" calcext:value-type="float">
            <text:p>-3,52</text:p>
          </table:table-cell>
          <table:table-cell table:style-name="ce9" table:formula="of:=SQRT(([.F299]-[.F298])*([.F299]-[.F298])+([.G299]-[.G298])*([.G299]-[.G298]))" office:value-type="float" office:value="0.804932623356295" calcext:value-type="float">
            <text:p>0,80</text:p>
          </table:table-cell>
        </table:table-row>
        <table:table-row table:style-name="ro1">
          <table:table-cell office:value-type="float" office:value="0.072287" calcext:value-type="float">
            <text:p>0,072287</text:p>
          </table:table-cell>
          <table:table-cell office:value-type="float" office:value="-0.01821" calcext:value-type="float">
            <text:p>-0,018210</text:p>
          </table:table-cell>
          <table:table-cell table:number-columns-repeated="3"/>
          <table:table-cell table:style-name="ce9" table:formula="of:=[.A299]*[.$F$1]" office:value-type="float" office:value="14.2043955" calcext:value-type="float">
            <text:p>14,20</text:p>
          </table:table-cell>
          <table:table-cell table:style-name="ce9" table:formula="of:=[.B299]*[.$F$1]" office:value-type="float" office:value="-3.578265" calcext:value-type="float">
            <text:p>-3,58</text:p>
          </table:table-cell>
          <table:table-cell table:style-name="ce9" table:formula="of:=SQRT(([.F300]-[.F299])*([.F300]-[.F299])+([.G300]-[.G299])*([.G300]-[.G299]))" office:value-type="float" office:value="0.804559141788378" calcext:value-type="float">
            <text:p>0,80</text:p>
          </table:table-cell>
        </table:table-row>
        <table:table-row table:style-name="ro1">
          <table:table-cell office:value-type="float" office:value="0.076372" calcext:value-type="float">
            <text:p>0,076372</text:p>
          </table:table-cell>
          <table:table-cell office:value-type="float" office:value="-0.018488" calcext:value-type="float">
            <text:p>-0,018488</text:p>
          </table:table-cell>
          <table:table-cell table:number-columns-repeated="3"/>
          <table:table-cell table:style-name="ce9" table:formula="of:=[.A300]*[.$F$1]" office:value-type="float" office:value="15.007098" calcext:value-type="float">
            <text:p>15,01</text:p>
          </table:table-cell>
          <table:table-cell table:style-name="ce9" table:formula="of:=[.B300]*[.$F$1]" office:value-type="float" office:value="-3.632892" calcext:value-type="float">
            <text:p>-3,63</text:p>
          </table:table-cell>
          <table:table-cell table:style-name="ce9" table:formula="of:=SQRT(([.F301]-[.F300])*([.F301]-[.F300])+([.G301]-[.G300])*([.G301]-[.G300]))" office:value-type="float" office:value="0.808432547330481" calcext:value-type="float">
            <text:p>0,81</text:p>
          </table:table-cell>
        </table:table-row>
        <table:table-row table:style-name="ro1">
          <table:table-cell office:value-type="float" office:value="0.080478" calcext:value-type="float">
            <text:p>0,080478</text:p>
          </table:table-cell>
          <table:table-cell office:value-type="float" office:value="-0.018747" calcext:value-type="float">
            <text:p>-0,018747</text:p>
          </table:table-cell>
          <table:table-cell table:number-columns-repeated="3"/>
          <table:table-cell table:style-name="ce9" table:formula="of:=[.A301]*[.$F$1]" office:value-type="float" office:value="15.813927" calcext:value-type="float">
            <text:p>15,81</text:p>
          </table:table-cell>
          <table:table-cell table:style-name="ce9" table:formula="of:=[.B301]*[.$F$1]" office:value-type="float" office:value="-3.6837855" calcext:value-type="float">
            <text:p>-3,68</text:p>
          </table:table-cell>
          <table:table-cell table:style-name="ce9" table:formula="of:=SQRT(([.F302]-[.F301])*([.F302]-[.F301])+([.G302]-[.G301])*([.G302]-[.G301]))" office:value-type="float" office:value="0.808103209918293" calcext:value-type="float">
            <text:p>0,81</text:p>
          </table:table-cell>
        </table:table-row>
        <table:table-row table:style-name="ro1">
          <table:table-cell office:value-type="float" office:value="0.084583" calcext:value-type="float">
            <text:p>0,084583</text:p>
          </table:table-cell>
          <table:table-cell office:value-type="float" office:value="-0.018995" calcext:value-type="float">
            <text:p>-0,018995</text:p>
          </table:table-cell>
          <table:table-cell table:number-columns-repeated="3"/>
          <table:table-cell table:style-name="ce9" table:formula="of:=[.A302]*[.$F$1]" office:value-type="float" office:value="16.6205595" calcext:value-type="float">
            <text:p>16,62</text:p>
          </table:table-cell>
          <table:table-cell table:style-name="ce9" table:formula="of:=[.B302]*[.$F$1]" office:value-type="float" office:value="-3.7325175" calcext:value-type="float">
            <text:p>-3,73</text:p>
          </table:table-cell>
          <table:table-cell table:style-name="ce9" table:formula="of:=SQRT(([.F303]-[.F302])*([.F303]-[.F302])+([.G303]-[.G302])*([.G303]-[.G302]))" office:value-type="float" office:value="0.817511228146746" calcext:value-type="float">
            <text:p>0,82</text:p>
          </table:table-cell>
        </table:table-row>
        <table:table-row table:style-name="ro1">
          <table:table-cell office:value-type="float" office:value="0.088737" calcext:value-type="float">
            <text:p>0,088737</text:p>
          </table:table-cell>
          <table:table-cell office:value-type="float" office:value="-0.019225" calcext:value-type="float">
            <text:p>-0,019225</text:p>
          </table:table-cell>
          <table:table-cell table:number-columns-repeated="3"/>
          <table:table-cell table:style-name="ce9" table:formula="of:=[.A303]*[.$F$1]" office:value-type="float" office:value="17.4368205" calcext:value-type="float">
            <text:p>17,44</text:p>
          </table:table-cell>
          <table:table-cell table:style-name="ce9" table:formula="of:=[.B303]*[.$F$1]" office:value-type="float" office:value="-3.7777125" calcext:value-type="float">
            <text:p>-3,78</text:p>
          </table:table-cell>
          <table:table-cell table:style-name="ce9" table:formula="of:=SQRT(([.F304]-[.F303])*([.F304]-[.F303])+([.G304]-[.G303])*([.G304]-[.G303]))" office:value-type="float" office:value="0.817519564457178" calcext:value-type="float">
            <text:p>0,82</text:p>
          </table:table-cell>
        </table:table-row>
        <table:table-row table:style-name="ro1">
          <table:table-cell office:value-type="float" office:value="0.092892" calcext:value-type="float">
            <text:p>0,092892</text:p>
          </table:table-cell>
          <table:table-cell office:value-type="float" office:value="-0.019437" calcext:value-type="float">
            <text:p>-0,019437</text:p>
          </table:table-cell>
          <table:table-cell table:number-columns-repeated="3"/>
          <table:table-cell table:style-name="ce9" table:formula="of:=[.A304]*[.$F$1]" office:value-type="float" office:value="18.253278" calcext:value-type="float">
            <text:p>18,25</text:p>
          </table:table-cell>
          <table:table-cell table:style-name="ce9" table:formula="of:=[.B304]*[.$F$1]" office:value-type="float" office:value="-3.8193705" calcext:value-type="float">
            <text:p>-3,82</text:p>
          </table:table-cell>
          <table:table-cell table:style-name="ce9" table:formula="of:=SQRT(([.F305]-[.F304])*([.F305]-[.F304])+([.G305]-[.G304])*([.G305]-[.G304]))" office:value-type="float" office:value="0.819178711019911" calcext:value-type="float">
            <text:p>0,82</text:p>
          </table:table-cell>
        </table:table-row>
        <table:table-row table:style-name="ro1">
          <table:table-cell office:value-type="float" office:value="0.097056" calcext:value-type="float">
            <text:p>0,097056</text:p>
          </table:table-cell>
          <table:table-cell office:value-type="float" office:value="-0.019638" calcext:value-type="float">
            <text:p>-0,019638</text:p>
          </table:table-cell>
          <table:table-cell table:number-columns-repeated="3"/>
          <table:table-cell table:style-name="ce9" table:formula="of:=[.A305]*[.$F$1]" office:value-type="float" office:value="19.071504" calcext:value-type="float">
            <text:p>19,07</text:p>
          </table:table-cell>
          <table:table-cell table:style-name="ce9" table:formula="of:=[.B305]*[.$F$1]" office:value-type="float" office:value="-3.858867" calcext:value-type="float">
            <text:p>-3,86</text:p>
          </table:table-cell>
          <table:table-cell table:style-name="ce9" table:formula="of:=SQRT(([.F306]-[.F305])*([.F306]-[.F305])+([.G306]-[.G305])*([.G306]-[.G305]))" office:value-type="float" office:value="0.818863220711648" calcext:value-type="float">
            <text:p>0,82</text:p>
          </table:table-cell>
        </table:table-row>
        <table:table-row table:style-name="ro1">
          <table:table-cell office:value-type="float" office:value="0.101219" calcext:value-type="float">
            <text:p>0,101219</text:p>
          </table:table-cell>
          <table:table-cell office:value-type="float" office:value="-0.019826" calcext:value-type="float">
            <text:p>-0,019826</text:p>
          </table:table-cell>
          <table:table-cell table:number-columns-repeated="3"/>
          <table:table-cell table:style-name="ce9" table:formula="of:=[.A306]*[.$F$1]" office:value-type="float" office:value="19.8895335" calcext:value-type="float">
            <text:p>19,89</text:p>
          </table:table-cell>
          <table:table-cell table:style-name="ce9" table:formula="of:=[.B306]*[.$F$1]" office:value-type="float" office:value="-3.895809" calcext:value-type="float">
            <text:p>-3,90</text:p>
          </table:table-cell>
          <table:table-cell table:style-name="ce9" table:formula="of:=SQRT(([.F307]-[.F306])*([.F307]-[.F306])+([.G307]-[.G306])*([.G307]-[.G306]))" office:value-type="float" office:value="0.818981661686175" calcext:value-type="float">
            <text:p>0,82</text:p>
          </table:table-cell>
        </table:table-row>
        <table:table-row table:style-name="ro1">
          <table:table-cell office:value-type="float" office:value="0.105383" calcext:value-type="float">
            <text:p>0,105383</text:p>
          </table:table-cell>
          <table:table-cell office:value-type="float" office:value="-0.020005" calcext:value-type="float">
            <text:p>-0,020005</text:p>
          </table:table-cell>
          <table:table-cell table:number-columns-repeated="3"/>
          <table:table-cell table:style-name="ce9" table:formula="of:=[.A307]*[.$F$1]" office:value-type="float" office:value="20.7077595" calcext:value-type="float">
            <text:p>20,71</text:p>
          </table:table-cell>
          <table:table-cell table:style-name="ce9" table:formula="of:=[.B307]*[.$F$1]" office:value-type="float" office:value="-3.9309825" calcext:value-type="float">
            <text:p>-3,93</text:p>
          </table:table-cell>
          <table:table-cell table:style-name="ce9" table:formula="of:=SQRT(([.F308]-[.F307])*([.F308]-[.F307])+([.G308]-[.G307])*([.G308]-[.G307]))" office:value-type="float" office:value="0.81885265826414" calcext:value-type="float">
            <text:p>0,82</text:p>
          </table:table-cell>
        </table:table-row>
        <table:table-row table:style-name="ro1">
          <table:table-cell office:value-type="float" office:value="0.109547" calcext:value-type="float">
            <text:p>0,109547</text:p>
          </table:table-cell>
          <table:table-cell office:value-type="float" office:value="-0.020168" calcext:value-type="float">
            <text:p>-0,020168</text:p>
          </table:table-cell>
          <table:table-cell table:number-columns-repeated="3"/>
          <table:table-cell table:style-name="ce9" table:formula="of:=[.A308]*[.$F$1]" office:value-type="float" office:value="21.5259855" calcext:value-type="float">
            <text:p>21,53</text:p>
          </table:table-cell>
          <table:table-cell table:style-name="ce9" table:formula="of:=[.B308]*[.$F$1]" office:value-type="float" office:value="-3.963012" calcext:value-type="float">
            <text:p>-3,96</text:p>
          </table:table-cell>
          <table:table-cell table:style-name="ce9" table:formula="of:=SQRT(([.F309]-[.F308])*([.F309]-[.F308])+([.G309]-[.G308])*([.G309]-[.G308]))" office:value-type="float" office:value="0.823498186691994" calcext:value-type="float">
            <text:p>0,82</text:p>
          </table:table-cell>
        </table:table-row>
        <table:table-row table:style-name="ro1">
          <table:table-cell office:value-type="float" office:value="0.113735" calcext:value-type="float">
            <text:p>0,113735</text:p>
          </table:table-cell>
          <table:table-cell office:value-type="float" office:value="-0.020322" calcext:value-type="float">
            <text:p>-0,020322</text:p>
          </table:table-cell>
          <table:table-cell table:number-columns-repeated="3"/>
          <table:table-cell table:style-name="ce9" table:formula="of:=[.A309]*[.$F$1]" office:value-type="float" office:value="22.3489275" calcext:value-type="float">
            <text:p>22,35</text:p>
          </table:table-cell>
          <table:table-cell table:style-name="ce9" table:formula="of:=[.B309]*[.$F$1]" office:value-type="float" office:value="-3.993273" calcext:value-type="float">
            <text:p>-3,99</text:p>
          </table:table-cell>
          <table:table-cell table:style-name="ce9" table:formula="of:=SQRT(([.F310]-[.F309])*([.F310]-[.F309])+([.G310]-[.G309])*([.G310]-[.G309]))" office:value-type="float" office:value="0.823553278344822" calcext:value-type="float">
            <text:p>0,82</text:p>
          </table:table-cell>
        </table:table-row>
        <table:table-row table:style-name="ro1">
          <table:table-cell office:value-type="float" office:value="0.117924" calcext:value-type="float">
            <text:p>0,117924</text:p>
          </table:table-cell>
          <table:table-cell office:value-type="float" office:value="-0.020455" calcext:value-type="float">
            <text:p>-0,020455</text:p>
          </table:table-cell>
          <table:table-cell table:number-columns-repeated="3"/>
          <table:table-cell table:style-name="ce9" table:formula="of:=[.A310]*[.$F$1]" office:value-type="float" office:value="23.172066" calcext:value-type="float">
            <text:p>23,17</text:p>
          </table:table-cell>
          <table:table-cell table:style-name="ce9" table:formula="of:=[.B310]*[.$F$1]" office:value-type="float" office:value="-4.0194075" calcext:value-type="float">
            <text:p>-4,02</text:p>
          </table:table-cell>
          <table:table-cell table:style-name="ce9" table:formula="of:=SQRT(([.F311]-[.F310])*([.F311]-[.F310])+([.G311]-[.G310])*([.G311]-[.G310]))" office:value-type="float" office:value="0.827058042343005" calcext:value-type="float">
            <text:p>0,83</text:p>
          </table:table-cell>
        </table:table-row>
        <table:table-row table:style-name="ro1">
          <table:table-cell office:value-type="float" office:value="0.122131" calcext:value-type="float">
            <text:p>0,122131</text:p>
          </table:table-cell>
          <table:table-cell office:value-type="float" office:value="-0.020583" calcext:value-type="float">
            <text:p>-0,020583</text:p>
          </table:table-cell>
          <table:table-cell table:number-columns-repeated="3"/>
          <table:table-cell table:style-name="ce9" table:formula="of:=[.A311]*[.$F$1]" office:value-type="float" office:value="23.9987415" calcext:value-type="float">
            <text:p>24,00</text:p>
          </table:table-cell>
          <table:table-cell table:style-name="ce9" table:formula="of:=[.B311]*[.$F$1]" office:value-type="float" office:value="-4.0445595" calcext:value-type="float">
            <text:p>-4,04</text:p>
          </table:table-cell>
          <table:table-cell table:style-name="ce9" table:formula="of:=SQRT(([.F312]-[.F311])*([.F312]-[.F311])+([.G312]-[.G311])*([.G312]-[.G311]))" office:value-type="float" office:value="0.827170081787451" calcext:value-type="float">
            <text:p>0,83</text:p>
          </table:table-cell>
        </table:table-row>
        <table:table-row table:style-name="ro1">
          <table:table-cell office:value-type="float" office:value="0.126339" calcext:value-type="float">
            <text:p>0,126339</text:p>
          </table:table-cell>
          <table:table-cell office:value-type="float" office:value="-0.020696" calcext:value-type="float">
            <text:p>-0,020696</text:p>
          </table:table-cell>
          <table:table-cell table:number-columns-repeated="3"/>
          <table:table-cell table:style-name="ce9" table:formula="of:=[.A312]*[.$F$1]" office:value-type="float" office:value="24.8256135" calcext:value-type="float">
            <text:p>24,83</text:p>
          </table:table-cell>
          <table:table-cell table:style-name="ce9" table:formula="of:=[.B312]*[.$F$1]" office:value-type="float" office:value="-4.066764" calcext:value-type="float">
            <text:p>-4,07</text:p>
          </table:table-cell>
          <table:table-cell table:style-name="ce9" table:formula="of:=SQRT(([.F313]-[.F312])*([.F313]-[.F312])+([.G313]-[.G312])*([.G313]-[.G312]))" office:value-type="float" office:value="0.826182678512593" calcext:value-type="float">
            <text:p>0,83</text:p>
          </table:table-cell>
        </table:table-row>
        <table:table-row table:style-name="ro1">
          <table:table-cell office:value-type="float" office:value="0.130542" calcext:value-type="float">
            <text:p>0,130542</text:p>
          </table:table-cell>
          <table:table-cell office:value-type="float" office:value="-0.020808" calcext:value-type="float">
            <text:p>-0,020808</text:p>
          </table:table-cell>
          <table:table-cell table:number-columns-repeated="3"/>
          <table:table-cell table:style-name="ce9" table:formula="of:=[.A313]*[.$F$1]" office:value-type="float" office:value="25.651503" calcext:value-type="float">
            <text:p>25,65</text:p>
          </table:table-cell>
          <table:table-cell table:style-name="ce9" table:formula="of:=[.B313]*[.$F$1]" office:value-type="float" office:value="-4.088772" calcext:value-type="float">
            <text:p>-4,09</text:p>
          </table:table-cell>
          <table:table-cell table:style-name="ce9" table:formula="of:=SQRT(([.F314]-[.F313])*([.F314]-[.F313])+([.G314]-[.G313])*([.G314]-[.G313]))" office:value-type="float" office:value="0.335819017407442" calcext:value-type="float">
            <text:p>0,34</text:p>
          </table:table-cell>
        </table:table-row>
        <table:table-row table:style-name="ro1">
          <table:table-cell office:value-type="float" office:value="0.130539" calcext:value-type="float">
            <text:p>0,130539</text:p>
          </table:table-cell>
          <table:table-cell office:value-type="float" office:value="-0.019099" calcext:value-type="float">
            <text:p>-0,019099</text:p>
          </table:table-cell>
          <table:table-cell table:number-columns-repeated="3"/>
          <table:table-cell table:style-name="ce9" table:formula="of:=[.A314]*[.$F$1]" office:value-type="float" office:value="25.6509135" calcext:value-type="float">
            <text:p>25,65</text:p>
          </table:table-cell>
          <table:table-cell table:style-name="ce9" table:formula="of:=[.B314]*[.$F$1]" office:value-type="float" office:value="-3.7529535" calcext:value-type="float">
            <text:p>-3,75</text:p>
          </table:table-cell>
          <table:table-cell table:style-name="ce9" table:formula="of:=SQRT(([.F315]-[.F314])*([.F315]-[.F314])+([.G315]-[.G314])*([.G315]-[.G314]))" office:value-type="float" office:value="0.848527250145367" calcext:value-type="float">
            <text:p>0,85</text:p>
          </table:table-cell>
        </table:table-row>
        <table:table-row table:style-name="ro1">
          <table:table-cell office:value-type="float" office:value="0.134856" calcext:value-type="float">
            <text:p>0,134856</text:p>
          </table:table-cell>
          <table:table-cell office:value-type="float" office:value="-0.019201" calcext:value-type="float">
            <text:p>-0,019201</text:p>
          </table:table-cell>
          <table:table-cell table:number-columns-repeated="3"/>
          <table:table-cell table:style-name="ce9" table:formula="of:=[.A315]*[.$F$1]" office:value-type="float" office:value="26.499204" calcext:value-type="float">
            <text:p>26,50</text:p>
          </table:table-cell>
          <table:table-cell table:style-name="ce9" table:formula="of:=[.B315]*[.$F$1]" office:value-type="float" office:value="-3.7729965" calcext:value-type="float">
            <text:p>-3,77</text:p>
          </table:table-cell>
          <table:table-cell table:style-name="ce9" table:formula="of:=SQRT(([.F316]-[.F315])*([.F316]-[.F315])+([.G316]-[.G315])*([.G316]-[.G315]))" office:value-type="float" office:value="0.848308160691764" calcext:value-type="float">
            <text:p>0,85</text:p>
          </table:table-cell>
        </table:table-row>
        <table:table-row table:style-name="ro1">
          <table:table-cell office:value-type="float" office:value="0.139172" calcext:value-type="float">
            <text:p>0,139172</text:p>
          </table:table-cell>
          <table:table-cell office:value-type="float" office:value="-0.019298" calcext:value-type="float">
            <text:p>-0,019298</text:p>
          </table:table-cell>
          <table:table-cell table:number-columns-repeated="3"/>
          <table:table-cell table:style-name="ce9" table:formula="of:=[.A316]*[.$F$1]" office:value-type="float" office:value="27.347298" calcext:value-type="float">
            <text:p>27,35</text:p>
          </table:table-cell>
          <table:table-cell table:style-name="ce9" table:formula="of:=[.B316]*[.$F$1]" office:value-type="float" office:value="-3.792057" calcext:value-type="float">
            <text:p>-3,79</text:p>
          </table:table-cell>
          <table:table-cell table:style-name="ce9" table:formula="of:=SQRT(([.F317]-[.F316])*([.F317]-[.F316])+([.G317]-[.G316])*([.G317]-[.G316]))" office:value-type="float" office:value="0.848228957809302" calcext:value-type="float">
            <text:p>0,85</text:p>
          </table:table-cell>
        </table:table-row>
        <table:table-row table:style-name="ro1">
          <table:table-cell office:value-type="float" office:value="0.143488" calcext:value-type="float">
            <text:p>0,143488</text:p>
          </table:table-cell>
          <table:table-cell office:value-type="float" office:value="-0.019375" calcext:value-type="float">
            <text:p>-0,019375</text:p>
          </table:table-cell>
          <table:table-cell table:number-columns-repeated="3"/>
          <table:table-cell table:style-name="ce9" table:formula="of:=[.A317]*[.$F$1]" office:value-type="float" office:value="28.195392" calcext:value-type="float">
            <text:p>28,20</text:p>
          </table:table-cell>
          <table:table-cell table:style-name="ce9" table:formula="of:=[.B317]*[.$F$1]" office:value-type="float" office:value="-3.8071875" calcext:value-type="float">
            <text:p>-3,81</text:p>
          </table:table-cell>
          <table:table-cell table:style-name="ce9" table:formula="of:=SQRT(([.F318]-[.F317])*([.F318]-[.F317])+([.G318]-[.G317])*([.G318]-[.G317]))" office:value-type="float" office:value="0.848405219657738" calcext:value-type="float">
            <text:p>0,85</text:p>
          </table:table-cell>
        </table:table-row>
        <table:table-row table:style-name="ro1">
          <table:table-cell office:value-type="float" office:value="0.147805" calcext:value-type="float">
            <text:p>0,147805</text:p>
          </table:table-cell>
          <table:table-cell office:value-type="float" office:value="-0.019446" calcext:value-type="float">
            <text:p>-0,019446</text:p>
          </table:table-cell>
          <table:table-cell table:number-columns-repeated="3"/>
          <table:table-cell table:style-name="ce9" table:formula="of:=[.A318]*[.$F$1]" office:value-type="float" office:value="29.0436825" calcext:value-type="float">
            <text:p>29,04</text:p>
          </table:table-cell>
          <table:table-cell table:style-name="ce9" table:formula="of:=[.B318]*[.$F$1]" office:value-type="float" office:value="-3.821139" calcext:value-type="float">
            <text:p>-3,82</text:p>
          </table:table-cell>
          <table:table-cell table:style-name="ce9" table:formula="of:=SQRT(([.F319]-[.F318])*([.F319]-[.F318])+([.G319]-[.G318])*([.G319]-[.G318]))" office:value-type="float" office:value="0.84816538531822" calcext:value-type="float">
            <text:p>0,85</text:p>
          </table:table-cell>
        </table:table-row>
        <table:table-row table:style-name="ro1">
          <table:table-cell office:value-type="float" office:value="0.152121" calcext:value-type="float">
            <text:p>0,152121</text:p>
          </table:table-cell>
          <table:table-cell office:value-type="float" office:value="-0.019502" calcext:value-type="float">
            <text:p>-0,019502</text:p>
          </table:table-cell>
          <table:table-cell table:number-columns-repeated="3"/>
          <table:table-cell table:style-name="ce9" table:formula="of:=[.A319]*[.$F$1]" office:value-type="float" office:value="29.8917765" calcext:value-type="float">
            <text:p>29,89</text:p>
          </table:table-cell>
          <table:table-cell table:style-name="ce9" table:formula="of:=[.B319]*[.$F$1]" office:value-type="float" office:value="-3.832143" calcext:value-type="float">
            <text:p>-3,83</text:p>
          </table:table-cell>
          <table:table-cell table:style-name="ce9" table:formula="of:=SQRT(([.F320]-[.F319])*([.F320]-[.F319])+([.G320]-[.G319])*([.G320]-[.G319]))" office:value-type="float" office:value="0.848165385318213" calcext:value-type="float">
            <text:p>0,85</text:p>
          </table:table-cell>
        </table:table-row>
        <table:table-row table:style-name="ro1">
          <table:table-cell office:value-type="float" office:value="0.156437" calcext:value-type="float">
            <text:p>0,156437</text:p>
          </table:table-cell>
          <table:table-cell office:value-type="float" office:value="-0.019558" calcext:value-type="float">
            <text:p>-0,019558</text:p>
          </table:table-cell>
          <table:table-cell table:number-columns-repeated="3"/>
          <table:table-cell table:style-name="ce9" table:formula="of:=[.A320]*[.$F$1]" office:value-type="float" office:value="30.7398705" calcext:value-type="float">
            <text:p>30,74</text:p>
          </table:table-cell>
          <table:table-cell table:style-name="ce9" table:formula="of:=[.B320]*[.$F$1]" office:value-type="float" office:value="-3.843147" calcext:value-type="float">
            <text:p>-3,84</text:p>
          </table:table-cell>
          <table:table-cell table:style-name="ce9" table:formula="of:=SQRT(([.F321]-[.F320])*([.F321]-[.F320])+([.G321]-[.G320])*([.G321]-[.G320]))" office:value-type="float" office:value="0.848354427229855" calcext:value-type="float">
            <text:p>0,85</text:p>
          </table:table-cell>
        </table:table-row>
        <table:table-row table:style-name="ro1">
          <table:table-cell office:value-type="float" office:value="0.160754" calcext:value-type="float">
            <text:p>0,160754</text:p>
          </table:table-cell>
          <table:table-cell office:value-type="float" office:value="-0.019611" calcext:value-type="float">
            <text:p>-0,019611</text:p>
          </table:table-cell>
          <table:table-cell table:number-columns-repeated="3"/>
          <table:table-cell table:style-name="ce9" table:formula="of:=[.A321]*[.$F$1]" office:value-type="float" office:value="31.588161" calcext:value-type="float">
            <text:p>31,59</text:p>
          </table:table-cell>
          <table:table-cell table:style-name="ce9" table:formula="of:=[.B321]*[.$F$1]" office:value-type="float" office:value="-3.8535615" calcext:value-type="float">
            <text:p>-3,85</text:p>
          </table:table-cell>
          <table:table-cell table:style-name="ce9" table:formula="of:=SQRT(([.F322]-[.F321])*([.F322]-[.F321])+([.G322]-[.G321])*([.G322]-[.G321]))" office:value-type="float" office:value="0.848144284480093" calcext:value-type="float">
            <text:p>0,85</text:p>
          </table:table-cell>
        </table:table-row>
        <table:table-row table:style-name="ro1">
          <table:table-cell office:value-type="float" office:value="0.16507" calcext:value-type="float">
            <text:p>0,165070</text:p>
          </table:table-cell>
          <table:table-cell office:value-type="float" office:value="-0.019658" calcext:value-type="float">
            <text:p>-0,019658</text:p>
          </table:table-cell>
          <table:table-cell table:number-columns-repeated="3"/>
          <table:table-cell table:style-name="ce9" table:formula="of:=[.A322]*[.$F$1]" office:value-type="float" office:value="32.436255" calcext:value-type="float">
            <text:p>32,44</text:p>
          </table:table-cell>
          <table:table-cell table:style-name="ce9" table:formula="of:=[.B322]*[.$F$1]" office:value-type="float" office:value="-3.862797" calcext:value-type="float">
            <text:p>-3,86</text:p>
          </table:table-cell>
          <table:table-cell table:style-name="ce9" table:formula="of:=SQRT(([.F323]-[.F322])*([.F323]-[.F322])+([.G323]-[.G322])*([.G323]-[.G322]))" office:value-type="float" office:value="0.848118789779035" calcext:value-type="float">
            <text:p>0,85</text:p>
          </table:table-cell>
        </table:table-row>
        <table:table-row table:style-name="ro1">
          <table:table-cell office:value-type="float" office:value="0.169386" calcext:value-type="float">
            <text:p>0,169386</text:p>
          </table:table-cell>
          <table:table-cell office:value-type="float" office:value="-0.019691" calcext:value-type="float">
            <text:p>-0,019691</text:p>
          </table:table-cell>
          <table:table-cell table:number-columns-repeated="3"/>
          <table:table-cell table:style-name="ce9" table:formula="of:=[.A323]*[.$F$1]" office:value-type="float" office:value="33.284349" calcext:value-type="float">
            <text:p>33,28</text:p>
          </table:table-cell>
          <table:table-cell table:style-name="ce9" table:formula="of:=[.B323]*[.$F$1]" office:value-type="float" office:value="-3.8692815" calcext:value-type="float">
            <text:p>-3,87</text:p>
          </table:table-cell>
          <table:table-cell table:style-name="ce9" table:formula="of:=SQRT(([.F324]-[.F323])*([.F324]-[.F323])+([.G324]-[.G323])*([.G324]-[.G323]))" office:value-type="float" office:value="0.848307091046925" calcext:value-type="float">
            <text:p>0,85</text:p>
          </table:table-cell>
        </table:table-row>
        <table:table-row table:style-name="ro1">
          <table:table-cell office:value-type="float" office:value="0.173703" calcext:value-type="float">
            <text:p>0,173703</text:p>
          </table:table-cell>
          <table:table-cell office:value-type="float" office:value="-0.019718" calcext:value-type="float">
            <text:p>-0,019718</text:p>
          </table:table-cell>
          <table:table-cell table:number-columns-repeated="3"/>
          <table:table-cell table:style-name="ce9" table:formula="of:=[.A324]*[.$F$1]" office:value-type="float" office:value="34.1326395" calcext:value-type="float">
            <text:p>34,13</text:p>
          </table:table-cell>
          <table:table-cell table:style-name="ce9" table:formula="of:=[.B324]*[.$F$1]" office:value-type="float" office:value="-3.874587" calcext:value-type="float">
            <text:p>-3,87</text:p>
          </table:table-cell>
          <table:table-cell table:style-name="ce9" table:formula="of:=SQRT(([.F325]-[.F324])*([.F325]-[.F324])+([.G325]-[.G324])*([.G325]-[.G324]))" office:value-type="float" office:value="0.848101375547172" calcext:value-type="float">
            <text:p>0,85</text:p>
          </table:table-cell>
        </table:table-row>
        <table:table-row table:style-name="ro1">
          <table:table-cell office:value-type="float" office:value="0.178019" calcext:value-type="float">
            <text:p>0,178019</text:p>
          </table:table-cell>
          <table:table-cell office:value-type="float" office:value="-0.019736" calcext:value-type="float">
            <text:p>-0,019736</text:p>
          </table:table-cell>
          <table:table-cell table:number-columns-repeated="3"/>
          <table:table-cell table:style-name="ce9" table:formula="of:=[.A325]*[.$F$1]" office:value-type="float" office:value="34.9807335" calcext:value-type="float">
            <text:p>34,98</text:p>
          </table:table-cell>
          <table:table-cell table:style-name="ce9" table:formula="of:=[.B325]*[.$F$1]" office:value-type="float" office:value="-3.878124" calcext:value-type="float">
            <text:p>-3,88</text:p>
          </table:table-cell>
          <table:table-cell table:style-name="ce9" table:formula="of:=SQRT(([.F326]-[.F325])*([.F326]-[.F325])+([.G326]-[.G325])*([.G326]-[.G325]))" office:value-type="float" office:value="0.848097847129832" calcext:value-type="float">
            <text:p>0,85</text:p>
          </table:table-cell>
        </table:table-row>
        <table:table-row table:style-name="ro1">
          <table:table-cell office:value-type="float" office:value="0.182335" calcext:value-type="float">
            <text:p>0,182335</text:p>
          </table:table-cell>
          <table:table-cell office:value-type="float" office:value="-0.019749" calcext:value-type="float">
            <text:p>-0,019749</text:p>
          </table:table-cell>
          <table:table-cell table:number-columns-repeated="3"/>
          <table:table-cell table:style-name="ce9" table:formula="of:=[.A326]*[.$F$1]" office:value-type="float" office:value="35.8288275" calcext:value-type="float">
            <text:p>35,83</text:p>
          </table:table-cell>
          <table:table-cell table:style-name="ce9" table:formula="of:=[.B326]*[.$F$1]" office:value-type="float" office:value="-3.8806785" calcext:value-type="float">
            <text:p>-3,88</text:p>
          </table:table-cell>
          <table:table-cell table:style-name="ce9" table:formula="of:=SQRT(([.F327]-[.F326])*([.F327]-[.F326])+([.G327]-[.G326])*([.G327]-[.G326]))" office:value-type="float" office:value="0.848094091056525" calcext:value-type="float">
            <text:p>0,85</text:p>
          </table:table-cell>
        </table:table-row>
        <table:table-row table:style-name="ro1">
          <table:table-cell office:value-type="float" office:value="0.186651" calcext:value-type="float">
            <text:p>0,186651</text:p>
          </table:table-cell>
          <table:table-cell office:value-type="float" office:value="-0.019751" calcext:value-type="float">
            <text:p>-0,019751</text:p>
          </table:table-cell>
          <table:table-cell table:number-columns-repeated="3"/>
          <table:table-cell table:style-name="ce9" table:formula="of:=[.A327]*[.$F$1]" office:value-type="float" office:value="36.6769215" calcext:value-type="float">
            <text:p>36,68</text:p>
          </table:table-cell>
          <table:table-cell table:style-name="ce9" table:formula="of:=[.B327]*[.$F$1]" office:value-type="float" office:value="-3.8810715" calcext:value-type="float">
            <text:p>-3,88</text:p>
          </table:table-cell>
          <table:table-cell table:style-name="ce9" table:formula="of:=SQRT(([.F328]-[.F327])*([.F328]-[.F327])+([.G328]-[.G327])*([.G328]-[.G327]))" office:value-type="float" office:value="0.848290522758857" calcext:value-type="float">
            <text:p>0,85</text:p>
          </table:table-cell>
        </table:table-row>
        <table:table-row table:style-name="ro1">
          <table:table-cell office:value-type="float" office:value="0.190968" calcext:value-type="float">
            <text:p>0,190968</text:p>
          </table:table-cell>
          <table:table-cell office:value-type="float" office:value="-0.01975" calcext:value-type="float">
            <text:p>-0,019750</text:p>
          </table:table-cell>
          <table:table-cell table:number-columns-repeated="3"/>
          <table:table-cell table:style-name="ce9" table:formula="of:=[.A328]*[.$F$1]" office:value-type="float" office:value="37.525212" calcext:value-type="float">
            <text:p>37,53</text:p>
          </table:table-cell>
          <table:table-cell table:style-name="ce9" table:formula="of:=[.B328]*[.$F$1]" office:value-type="float" office:value="-3.880875" calcext:value-type="float">
            <text:p>-3,88</text:p>
          </table:table-cell>
          <table:table-cell table:style-name="ce9" table:formula="of:=SQRT(([.F329]-[.F328])*([.F329]-[.F328])+([.G329]-[.G328])*([.G329]-[.G328]))" office:value-type="float" office:value="0.848094819508412" calcext:value-type="float">
            <text:p>0,85</text:p>
          </table:table-cell>
        </table:table-row>
        <table:table-row table:style-name="ro1">
          <table:table-cell office:value-type="float" office:value="0.195284" calcext:value-type="float">
            <text:p>0,195284</text:p>
          </table:table-cell>
          <table:table-cell office:value-type="float" office:value="-0.019744" calcext:value-type="float">
            <text:p>-0,019744</text:p>
          </table:table-cell>
          <table:table-cell table:number-columns-repeated="3"/>
          <table:table-cell table:style-name="ce9" table:formula="of:=[.A329]*[.$F$1]" office:value-type="float" office:value="38.373306" calcext:value-type="float">
            <text:p>38,37</text:p>
          </table:table-cell>
          <table:table-cell table:style-name="ce9" table:formula="of:=[.B329]*[.$F$1]" office:value-type="float" office:value="-3.879696" calcext:value-type="float">
            <text:p>-3,88</text:p>
          </table:table-cell>
          <table:table-cell table:style-name="ce9" table:formula="of:=SQRT(([.F330]-[.F329])*([.F330]-[.F329])+([.G330]-[.G329])*([.G330]-[.G329]))" office:value-type="float" office:value="0.848097278028886" calcext:value-type="float">
            <text:p>0,85</text:p>
          </table:table-cell>
        </table:table-row>
        <table:table-row table:style-name="ro1">
          <table:table-cell office:value-type="float" office:value="0.1996" calcext:value-type="float">
            <text:p>0,199600</text:p>
          </table:table-cell>
          <table:table-cell office:value-type="float" office:value="-0.019732" calcext:value-type="float">
            <text:p>-0,019732</text:p>
          </table:table-cell>
          <table:table-cell table:number-columns-repeated="3"/>
          <table:table-cell table:style-name="ce9" table:formula="of:=[.A330]*[.$F$1]" office:value-type="float" office:value="39.2214" calcext:value-type="float">
            <text:p>39,22</text:p>
          </table:table-cell>
          <table:table-cell table:style-name="ce9" table:formula="of:=[.B330]*[.$F$1]" office:value-type="float" office:value="-3.877338" calcext:value-type="float">
            <text:p>-3,88</text:p>
          </table:table-cell>
          <table:table-cell table:style-name="ce9" table:formula="of:=SQRT(([.F331]-[.F330])*([.F331]-[.F330])+([.G331]-[.G330])*([.G331]-[.G330]))" office:value-type="float" office:value="0.848104038923435" calcext:value-type="float">
            <text:p>0,85</text:p>
          </table:table-cell>
        </table:table-row>
        <table:table-row table:style-name="ro1">
          <table:table-cell office:value-type="float" office:value="0.203916" calcext:value-type="float">
            <text:p>0,203916</text:p>
          </table:table-cell>
          <table:table-cell office:value-type="float" office:value="-0.019711" calcext:value-type="float">
            <text:p>-0,019711</text:p>
          </table:table-cell>
          <table:table-cell table:number-columns-repeated="3"/>
          <table:table-cell table:style-name="ce9" table:formula="of:=[.A331]*[.$F$1]" office:value-type="float" office:value="40.069494" calcext:value-type="float">
            <text:p>40,07</text:p>
          </table:table-cell>
          <table:table-cell table:style-name="ce9" table:formula="of:=[.B331]*[.$F$1]" office:value-type="float" office:value="-3.8732115" calcext:value-type="float">
            <text:p>-3,87</text:p>
          </table:table-cell>
          <table:table-cell table:style-name="ce9" table:formula="of:=SQRT(([.F332]-[.F331])*([.F332]-[.F331])+([.G332]-[.G331])*([.G332]-[.G331]))" office:value-type="float" office:value="0.848307091046932" calcext:value-type="float">
            <text:p>0,85</text:p>
          </table:table-cell>
        </table:table-row>
        <table:table-row table:style-name="ro1">
          <table:table-cell office:value-type="float" office:value="0.208233" calcext:value-type="float">
            <text:p>0,208233</text:p>
          </table:table-cell>
          <table:table-cell office:value-type="float" office:value="-0.019684" calcext:value-type="float">
            <text:p>-0,019684</text:p>
          </table:table-cell>
          <table:table-cell table:number-columns-repeated="3"/>
          <table:table-cell table:style-name="ce9" table:formula="of:=[.A332]*[.$F$1]" office:value-type="float" office:value="40.9177845" calcext:value-type="float">
            <text:p>40,92</text:p>
          </table:table-cell>
          <table:table-cell table:style-name="ce9" table:formula="of:=[.B332]*[.$F$1]" office:value-type="float" office:value="-3.867906" calcext:value-type="float">
            <text:p>-3,87</text:p>
          </table:table-cell>
          <table:table-cell table:style-name="ce9" table:formula="of:=SQRT(([.F333]-[.F332])*([.F333]-[.F332])+([.G333]-[.G332])*([.G333]-[.G332]))" office:value-type="float" office:value="0.848117310152312" calcext:value-type="float">
            <text:p>0,85</text:p>
          </table:table-cell>
        </table:table-row>
        <table:table-row table:style-name="ro1">
          <table:table-cell office:value-type="float" office:value="0.212549" calcext:value-type="float">
            <text:p>0,212549</text:p>
          </table:table-cell>
          <table:table-cell office:value-type="float" office:value="-0.019652" calcext:value-type="float">
            <text:p>-0,019652</text:p>
          </table:table-cell>
          <table:table-cell table:number-columns-repeated="3"/>
          <table:table-cell table:style-name="ce9" table:formula="of:=[.A333]*[.$F$1]" office:value-type="float" office:value="41.7658785" calcext:value-type="float">
            <text:p>41,77</text:p>
          </table:table-cell>
          <table:table-cell table:style-name="ce9" table:formula="of:=[.B333]*[.$F$1]" office:value-type="float" office:value="-3.861618" calcext:value-type="float">
            <text:p>-3,86</text:p>
          </table:table-cell>
          <table:table-cell table:style-name="ce9" table:formula="of:=SQRT(([.F334]-[.F333])*([.F334]-[.F333])+([.G334]-[.G333])*([.G334]-[.G333]))" office:value-type="float" office:value="0.848120314930025" calcext:value-type="float">
            <text:p>0,85</text:p>
          </table:table-cell>
        </table:table-row>
        <table:table-row table:style-name="ro1">
          <table:table-cell office:value-type="float" office:value="0.216865" calcext:value-type="float">
            <text:p>0,216865</text:p>
          </table:table-cell>
          <table:table-cell office:value-type="float" office:value="-0.019618" calcext:value-type="float">
            <text:p>-0,019618</text:p>
          </table:table-cell>
          <table:table-cell table:number-columns-repeated="3"/>
          <table:table-cell table:style-name="ce9" table:formula="of:=[.A334]*[.$F$1]" office:value-type="float" office:value="42.6139725" calcext:value-type="float">
            <text:p>42,61</text:p>
          </table:table-cell>
          <table:table-cell table:style-name="ce9" table:formula="of:=[.B334]*[.$F$1]" office:value-type="float" office:value="-3.854937" calcext:value-type="float">
            <text:p>-3,85</text:p>
          </table:table-cell>
          <table:table-cell table:style-name="ce9" table:formula="of:=SQRT(([.F335]-[.F334])*([.F335]-[.F334])+([.G335]-[.G334])*([.G335]-[.G334]))" office:value-type="float" office:value="0.848121885605037" calcext:value-type="float">
            <text:p>0,85</text:p>
          </table:table-cell>
        </table:table-row>
        <table:table-row table:style-name="ro1">
          <table:table-cell office:value-type="float" office:value="0.221181" calcext:value-type="float">
            <text:p>0,221181</text:p>
          </table:table-cell>
          <table:table-cell office:value-type="float" office:value="-0.019583" calcext:value-type="float">
            <text:p>-0,019583</text:p>
          </table:table-cell>
          <table:table-cell table:number-columns-repeated="3"/>
          <table:table-cell table:style-name="ce9" table:formula="of:=[.A335]*[.$F$1]" office:value-type="float" office:value="43.4620665" calcext:value-type="float">
            <text:p>43,46</text:p>
          </table:table-cell>
          <table:table-cell table:style-name="ce9" table:formula="of:=[.B335]*[.$F$1]" office:value-type="float" office:value="-3.8480595" calcext:value-type="float">
            <text:p>-3,85</text:p>
          </table:table-cell>
          <table:table-cell table:style-name="ce9" table:formula="of:=SQRT(([.F336]-[.F335])*([.F336]-[.F335])+([.G336]-[.G335])*([.G336]-[.G335]))" office:value-type="float" office:value="0.848136089838332" calcext:value-type="float">
            <text:p>0,85</text:p>
          </table:table-cell>
        </table:table-row>
        <table:table-row table:style-name="ro1">
          <table:table-cell office:value-type="float" office:value="0.225497" calcext:value-type="float">
            <text:p>0,225497</text:p>
          </table:table-cell>
          <table:table-cell office:value-type="float" office:value="-0.01954" calcext:value-type="float">
            <text:p>-0,019540</text:p>
          </table:table-cell>
          <table:table-cell table:number-columns-repeated="3"/>
          <table:table-cell table:style-name="ce9" table:formula="of:=[.A336]*[.$F$1]" office:value-type="float" office:value="44.3101605" calcext:value-type="float">
            <text:p>44,31</text:p>
          </table:table-cell>
          <table:table-cell table:style-name="ce9" table:formula="of:=[.B336]*[.$F$1]" office:value-type="float" office:value="-3.83961" calcext:value-type="float">
            <text:p>-3,84</text:p>
          </table:table-cell>
          <table:table-cell table:style-name="ce9" table:formula="of:=SQRT(([.F337]-[.F336])*([.F337]-[.F336])+([.G337]-[.G336])*([.G337]-[.G336]))" office:value-type="float" office:value="0.848162858708304" calcext:value-type="float">
            <text:p>0,85</text:p>
          </table:table-cell>
        </table:table-row>
        <table:table-row table:style-name="ro1">
          <table:table-cell office:value-type="float" office:value="0.229813" calcext:value-type="float">
            <text:p>0,229813</text:p>
          </table:table-cell>
          <table:table-cell office:value-type="float" office:value="-0.019485" calcext:value-type="float">
            <text:p>-0,019485</text:p>
          </table:table-cell>
          <table:table-cell table:number-columns-repeated="3"/>
          <table:table-cell table:style-name="ce9" table:formula="of:=[.A337]*[.$F$1]" office:value-type="float" office:value="45.1582545" calcext:value-type="float">
            <text:p>45,16</text:p>
          </table:table-cell>
          <table:table-cell table:style-name="ce9" table:formula="of:=[.B337]*[.$F$1]" office:value-type="float" office:value="-3.8288025" calcext:value-type="float">
            <text:p>-3,83</text:p>
          </table:table-cell>
          <table:table-cell table:style-name="ce9" table:formula="of:=SQRT(([.F338]-[.F337])*([.F338]-[.F337])+([.G338]-[.G337])*([.G338]-[.G337]))" office:value-type="float" office:value="0.84837798054832" calcext:value-type="float">
            <text:p>0,85</text:p>
          </table:table-cell>
        </table:table-row>
        <table:table-row table:style-name="ro1">
          <table:table-cell office:value-type="float" office:value="0.23413" calcext:value-type="float">
            <text:p>0,234130</text:p>
          </table:table-cell>
          <table:table-cell office:value-type="float" office:value="-0.019423" calcext:value-type="float">
            <text:p>-0,019423</text:p>
          </table:table-cell>
          <table:table-cell table:number-columns-repeated="3"/>
          <table:table-cell table:style-name="ce9" table:formula="of:=[.A338]*[.$F$1]" office:value-type="float" office:value="46.006545" calcext:value-type="float">
            <text:p>46,01</text:p>
          </table:table-cell>
          <table:table-cell table:style-name="ce9" table:formula="of:=[.B338]*[.$F$1]" office:value-type="float" office:value="-3.8166195" calcext:value-type="float">
            <text:p>-3,82</text:p>
          </table:table-cell>
          <table:table-cell table:style-name="ce9" table:formula="of:=SQRT(([.F339]-[.F338])*([.F339]-[.F338])+([.G339]-[.G338])*([.G339]-[.G338]))" office:value-type="float" office:value="0.848173238246913" calcext:value-type="float">
            <text:p>0,85</text:p>
          </table:table-cell>
        </table:table-row>
        <table:table-row table:style-name="ro1">
          <table:table-cell office:value-type="float" office:value="0.238446" calcext:value-type="float">
            <text:p>0,238446</text:p>
          </table:table-cell>
          <table:table-cell office:value-type="float" office:value="-0.019364" calcext:value-type="float">
            <text:p>-0,019364</text:p>
          </table:table-cell>
          <table:table-cell table:number-columns-repeated="3"/>
          <table:table-cell table:style-name="ce9" table:formula="of:=[.A339]*[.$F$1]" office:value-type="float" office:value="46.854639" calcext:value-type="float">
            <text:p>46,85</text:p>
          </table:table-cell>
          <table:table-cell table:style-name="ce9" table:formula="of:=[.B339]*[.$F$1]" office:value-type="float" office:value="-3.805026" calcext:value-type="float">
            <text:p>-3,81</text:p>
          </table:table-cell>
          <table:table-cell table:style-name="ce9" table:formula="of:=SQRT(([.F340]-[.F339])*([.F340]-[.F339])+([.G340]-[.G339])*([.G340]-[.G339]))" office:value-type="float" office:value="0.84819017301089" calcext:value-type="float">
            <text:p>0,85</text:p>
          </table:table-cell>
        </table:table-row>
        <table:table-row table:style-name="ro1">
          <table:table-cell office:value-type="float" office:value="0.242762" calcext:value-type="float">
            <text:p>0,242762</text:p>
          </table:table-cell>
          <table:table-cell office:value-type="float" office:value="-0.019299" calcext:value-type="float">
            <text:p>-0,019299</text:p>
          </table:table-cell>
          <table:table-cell table:number-columns-repeated="3"/>
          <table:table-cell table:style-name="ce9" table:formula="of:=[.A340]*[.$F$1]" office:value-type="float" office:value="47.702733" calcext:value-type="float">
            <text:p>47,70</text:p>
          </table:table-cell>
          <table:table-cell table:style-name="ce9" table:formula="of:=[.B340]*[.$F$1]" office:value-type="float" office:value="-3.7922535" calcext:value-type="float">
            <text:p>-3,79</text:p>
          </table:table-cell>
          <table:table-cell table:style-name="ce9" table:formula="of:=SQRT(([.F341]-[.F340])*([.F341]-[.F340])+([.G341]-[.G340])*([.G341]-[.G340]))" office:value-type="float" office:value="0.848187236765565" calcext:value-type="float">
            <text:p>0,85</text:p>
          </table:table-cell>
        </table:table-row>
        <table:table-row table:style-name="ro1">
          <table:table-cell office:value-type="float" office:value="0.247078" calcext:value-type="float">
            <text:p>0,247078</text:p>
          </table:table-cell>
          <table:table-cell office:value-type="float" office:value="-0.019235" calcext:value-type="float">
            <text:p>-0,019235</text:p>
          </table:table-cell>
          <table:table-cell table:number-columns-repeated="3"/>
          <table:table-cell table:style-name="ce9" table:formula="of:=[.A341]*[.$F$1]" office:value-type="float" office:value="48.550827" calcext:value-type="float">
            <text:p>48,55</text:p>
          </table:table-cell>
          <table:table-cell table:style-name="ce9" table:formula="of:=[.B341]*[.$F$1]" office:value-type="float" office:value="-3.7796775" calcext:value-type="float">
            <text:p>-3,78</text:p>
          </table:table-cell>
          <table:table-cell table:style-name="ce9" table:formula="of:=SQRT(([.F342]-[.F341])*([.F342]-[.F341])+([.G342]-[.G341])*([.G342]-[.G341]))" office:value-type="float" office:value="0.848212001058701" calcext:value-type="float">
            <text:p>0,85</text:p>
          </table:table-cell>
        </table:table-row>
        <table:table-row table:style-name="ro1">
          <table:table-cell office:value-type="float" office:value="0.251394" calcext:value-type="float">
            <text:p>0,251394</text:p>
          </table:table-cell>
          <table:table-cell office:value-type="float" office:value="-0.019163" calcext:value-type="float">
            <text:p>-0,019163</text:p>
          </table:table-cell>
          <table:table-cell table:number-columns-repeated="3"/>
          <table:table-cell table:style-name="ce9" table:formula="of:=[.A342]*[.$F$1]" office:value-type="float" office:value="49.398921" calcext:value-type="float">
            <text:p>49,40</text:p>
          </table:table-cell>
          <table:table-cell table:style-name="ce9" table:formula="of:=[.B342]*[.$F$1]" office:value-type="float" office:value="-3.7655295" calcext:value-type="float">
            <text:p>-3,77</text:p>
          </table:table-cell>
          <table:table-cell table:style-name="ce9" table:formula="of:=SQRT(([.F343]-[.F342])*([.F343]-[.F342])+([.G343]-[.G342])*([.G343]-[.G342]))" office:value-type="float" office:value="0.848215301392426" calcext:value-type="float">
            <text:p>0,85</text:p>
          </table:table-cell>
        </table:table-row>
        <table:table-row table:style-name="ro1">
          <table:table-cell office:value-type="float" office:value="0.25571" calcext:value-type="float">
            <text:p>0,255710</text:p>
          </table:table-cell>
          <table:table-cell office:value-type="float" office:value="-0.01909" calcext:value-type="float">
            <text:p>-0,019090</text:p>
          </table:table-cell>
          <table:table-cell table:number-columns-repeated="3"/>
          <table:table-cell table:style-name="ce9" table:formula="of:=[.A343]*[.$F$1]" office:value-type="float" office:value="50.247015" calcext:value-type="float">
            <text:p>50,25</text:p>
          </table:table-cell>
          <table:table-cell table:style-name="ce9" table:formula="of:=[.B343]*[.$F$1]" office:value-type="float" office:value="-3.751185" calcext:value-type="float">
            <text:p>-3,75</text:p>
          </table:table-cell>
          <table:table-cell table:style-name="ce9" table:formula="of:=SQRT(([.F344]-[.F343])*([.F344]-[.F343])+([.G344]-[.G343])*([.G344]-[.G343]))" office:value-type="float" office:value="0.848247052222991" calcext:value-type="float">
            <text:p>0,85</text:p>
          </table:table-cell>
        </table:table-row>
        <table:table-row table:style-name="ro1">
          <table:table-cell office:value-type="float" office:value="0.260026" calcext:value-type="float">
            <text:p>0,260026</text:p>
          </table:table-cell>
          <table:table-cell office:value-type="float" office:value="-0.019008" calcext:value-type="float">
            <text:p>-0,019008</text:p>
          </table:table-cell>
          <table:table-cell table:number-columns-repeated="3"/>
          <table:table-cell table:style-name="ce9" table:formula="of:=[.A344]*[.$F$1]" office:value-type="float" office:value="51.095109" calcext:value-type="float">
            <text:p>51,10</text:p>
          </table:table-cell>
          <table:table-cell table:style-name="ce9" table:formula="of:=[.B344]*[.$F$1]" office:value-type="float" office:value="-3.735072" calcext:value-type="float">
            <text:p>-3,74</text:p>
          </table:table-cell>
          <table:table-cell table:style-name="ce9" table:formula="of:=SQRT(([.F345]-[.F344])*([.F345]-[.F344])+([.G345]-[.G344])*([.G345]-[.G344]))" office:value-type="float" office:value="0.848250807618975" calcext:value-type="float">
            <text:p>0,85</text:p>
          </table:table-cell>
        </table:table-row>
        <table:table-row table:style-name="ro1">
          <table:table-cell office:value-type="float" office:value="0.264342" calcext:value-type="float">
            <text:p>0,264342</text:p>
          </table:table-cell>
          <table:table-cell office:value-type="float" office:value="-0.018925" calcext:value-type="float">
            <text:p>-0,018925</text:p>
          </table:table-cell>
          <table:table-cell table:number-columns-repeated="3"/>
          <table:table-cell table:style-name="ce9" table:formula="of:=[.A345]*[.$F$1]" office:value-type="float" office:value="51.943203" calcext:value-type="float">
            <text:p>51,94</text:p>
          </table:table-cell>
          <table:table-cell table:style-name="ce9" table:formula="of:=[.B345]*[.$F$1]" office:value-type="float" office:value="-3.7187625" calcext:value-type="float">
            <text:p>-3,72</text:p>
          </table:table-cell>
          <table:table-cell table:style-name="ce9" table:formula="of:=SQRT(([.F346]-[.F345])*([.F346]-[.F345])+([.G346]-[.G345])*([.G346]-[.G345]))" office:value-type="float" office:value="0.848483109127258" calcext:value-type="float">
            <text:p>0,85</text:p>
          </table:table-cell>
        </table:table-row>
        <table:table-row table:style-name="ro1">
          <table:table-cell office:value-type="float" office:value="0.268659" calcext:value-type="float">
            <text:p>0,268659</text:p>
          </table:table-cell>
          <table:table-cell office:value-type="float" office:value="-0.018833" calcext:value-type="float">
            <text:p>-0,018833</text:p>
          </table:table-cell>
          <table:table-cell table:number-columns-repeated="3"/>
          <table:table-cell table:style-name="ce9" table:formula="of:=[.A346]*[.$F$1]" office:value-type="float" office:value="52.7914935" calcext:value-type="float">
            <text:p>52,79</text:p>
          </table:table-cell>
          <table:table-cell table:style-name="ce9" table:formula="of:=[.B346]*[.$F$1]" office:value-type="float" office:value="-3.7006845" calcext:value-type="float">
            <text:p>-3,70</text:p>
          </table:table-cell>
          <table:table-cell table:style-name="ce9" table:formula="of:=SQRT(([.F347]-[.F346])*([.F347]-[.F346])+([.G347]-[.G346])*([.G347]-[.G346]))" office:value-type="float" office:value="0.848286653743882" calcext:value-type="float">
            <text:p>0,85</text:p>
          </table:table-cell>
        </table:table-row>
        <table:table-row table:style-name="ro1">
          <table:table-cell office:value-type="float" office:value="0.272975" calcext:value-type="float">
            <text:p>0,272975</text:p>
          </table:table-cell>
          <table:table-cell office:value-type="float" office:value="-0.018741" calcext:value-type="float">
            <text:p>-0,018741</text:p>
          </table:table-cell>
          <table:table-cell table:number-columns-repeated="3"/>
          <table:table-cell table:style-name="ce9" table:formula="of:=[.A347]*[.$F$1]" office:value-type="float" office:value="53.6395875" calcext:value-type="float">
            <text:p>53,64</text:p>
          </table:table-cell>
          <table:table-cell table:style-name="ce9" table:formula="of:=[.B347]*[.$F$1]" office:value-type="float" office:value="-3.6826065" calcext:value-type="float">
            <text:p>-3,68</text:p>
          </table:table-cell>
          <table:table-cell table:style-name="ce9" table:formula="of:=SQRT(([.F348]-[.F347])*([.F348]-[.F347])+([.G348]-[.G347])*([.G348]-[.G347]))" office:value-type="float" office:value="0.848330804984127" calcext:value-type="float">
            <text:p>0,85</text:p>
          </table:table-cell>
        </table:table-row>
        <table:table-row table:style-name="ro1">
          <table:table-cell office:value-type="float" office:value="0.277291" calcext:value-type="float">
            <text:p>0,277291</text:p>
          </table:table-cell>
          <table:table-cell office:value-type="float" office:value="-0.018639" calcext:value-type="float">
            <text:p>-0,018639</text:p>
          </table:table-cell>
          <table:table-cell table:number-columns-repeated="3"/>
          <table:table-cell table:style-name="ce9" table:formula="of:=[.A348]*[.$F$1]" office:value-type="float" office:value="54.4876815" calcext:value-type="float">
            <text:p>54,49</text:p>
          </table:table-cell>
          <table:table-cell table:style-name="ce9" table:formula="of:=[.B348]*[.$F$1]" office:value-type="float" office:value="-3.6625635" calcext:value-type="float">
            <text:p>-3,66</text:p>
          </table:table-cell>
          <table:table-cell table:style-name="ce9" table:formula="of:=SQRT(([.F349]-[.F348])*([.F349]-[.F348])+([.G349]-[.G348])*([.G349]-[.G348]))" office:value-type="float" office:value="0.848335470315985" calcext:value-type="float">
            <text:p>0,85</text:p>
          </table:table-cell>
        </table:table-row>
        <table:table-row table:style-name="ro1">
          <table:table-cell office:value-type="float" office:value="0.281607" calcext:value-type="float">
            <text:p>0,281607</text:p>
          </table:table-cell>
          <table:table-cell office:value-type="float" office:value="-0.018536" calcext:value-type="float">
            <text:p>-0,018536</text:p>
          </table:table-cell>
          <table:table-cell table:number-columns-repeated="3"/>
          <table:table-cell table:style-name="ce9" table:formula="of:=[.A349]*[.$F$1]" office:value-type="float" office:value="55.3357755" calcext:value-type="float">
            <text:p>55,34</text:p>
          </table:table-cell>
          <table:table-cell table:style-name="ce9" table:formula="of:=[.B349]*[.$F$1]" office:value-type="float" office:value="-3.642324" calcext:value-type="float">
            <text:p>-3,64</text:p>
          </table:table-cell>
          <table:table-cell table:style-name="ce9" table:formula="of:=SQRT(([.F350]-[.F349])*([.F350]-[.F349])+([.G350]-[.G349])*([.G350]-[.G349]))" office:value-type="float" office:value="0.848364417557841" calcext:value-type="float">
            <text:p>0,85</text:p>
          </table:table-cell>
        </table:table-row>
        <table:table-row table:style-name="ro1">
          <table:table-cell office:value-type="float" office:value="0.285923" calcext:value-type="float">
            <text:p>0,285923</text:p>
          </table:table-cell>
          <table:table-cell office:value-type="float" office:value="-0.018427" calcext:value-type="float">
            <text:p>-0,018427</text:p>
          </table:table-cell>
          <table:table-cell table:number-columns-repeated="3"/>
          <table:table-cell table:style-name="ce9" table:formula="of:=[.A350]*[.$F$1]" office:value-type="float" office:value="56.1838695" calcext:value-type="float">
            <text:p>56,18</text:p>
          </table:table-cell>
          <table:table-cell table:style-name="ce9" table:formula="of:=[.B350]*[.$F$1]" office:value-type="float" office:value="-3.6209055" calcext:value-type="float">
            <text:p>-3,62</text:p>
          </table:table-cell>
          <table:table-cell table:style-name="ce9" table:formula="of:=SQRT(([.F351]-[.F350])*([.F351]-[.F350])+([.G351]-[.G350])*([.G351]-[.G350]))" office:value-type="float" office:value="0.848308160691764" calcext:value-type="float">
            <text:p>0,85</text:p>
          </table:table-cell>
        </table:table-row>
        <table:table-row table:style-name="ro1">
          <table:table-cell office:value-type="float" office:value="0.290239" calcext:value-type="float">
            <text:p>0,290239</text:p>
          </table:table-cell>
          <table:table-cell office:value-type="float" office:value="-0.01833" calcext:value-type="float">
            <text:p>-0,018330</text:p>
          </table:table-cell>
          <table:table-cell table:number-columns-repeated="3"/>
          <table:table-cell table:style-name="ce9" table:formula="of:=[.A351]*[.$F$1]" office:value-type="float" office:value="57.0319635" calcext:value-type="float">
            <text:p>57,03</text:p>
          </table:table-cell>
          <table:table-cell table:style-name="ce9" table:formula="of:=[.B351]*[.$F$1]" office:value-type="float" office:value="-3.601845" calcext:value-type="float">
            <text:p>-3,60</text:p>
          </table:table-cell>
          <table:table-cell table:style-name="ce9" table:formula="of:=SQRT(([.F352]-[.F351])*([.F352]-[.F351])+([.G352]-[.G351])*([.G352]-[.G351]))" office:value-type="float" office:value="0.848349739244968" calcext:value-type="float">
            <text:p>0,85</text:p>
          </table:table-cell>
        </table:table-row>
        <table:table-row table:style-name="ro1">
          <table:table-cell office:value-type="float" office:value="0.294555" calcext:value-type="float">
            <text:p>0,294555</text:p>
          </table:table-cell>
          <table:table-cell office:value-type="float" office:value="-0.018224" calcext:value-type="float">
            <text:p>-0,018224</text:p>
          </table:table-cell>
          <table:table-cell table:number-columns-repeated="3"/>
          <table:table-cell table:style-name="ce9" table:formula="of:=[.A352]*[.$F$1]" office:value-type="float" office:value="57.8800575" calcext:value-type="float">
            <text:p>57,88</text:p>
          </table:table-cell>
          <table:table-cell table:style-name="ce9" table:formula="of:=[.B352]*[.$F$1]" office:value-type="float" office:value="-3.581016" calcext:value-type="float">
            <text:p>-3,58</text:p>
          </table:table-cell>
          <table:table-cell table:style-name="ce9" table:formula="of:=SQRT(([.F353]-[.F352])*([.F353]-[.F352])+([.G353]-[.G352])*([.G353]-[.G352]))" office:value-type="float" office:value="0.848349739244968" calcext:value-type="float">
            <text:p>0,85</text:p>
          </table:table-cell>
        </table:table-row>
        <table:table-row table:style-name="ro1">
          <table:table-cell office:value-type="float" office:value="0.298871" calcext:value-type="float">
            <text:p>0,298871</text:p>
          </table:table-cell>
          <table:table-cell office:value-type="float" office:value="-0.018118" calcext:value-type="float">
            <text:p>-0,018118</text:p>
          </table:table-cell>
          <table:table-cell table:number-columns-repeated="3"/>
          <table:table-cell table:style-name="ce9" table:formula="of:=[.A353]*[.$F$1]" office:value-type="float" office:value="58.7281515" calcext:value-type="float">
            <text:p>58,73</text:p>
          </table:table-cell>
          <table:table-cell table:style-name="ce9" table:formula="of:=[.B353]*[.$F$1]" office:value-type="float" office:value="-3.560187" calcext:value-type="float">
            <text:p>-3,56</text:p>
          </table:table-cell>
          <table:table-cell table:style-name="ce9" table:formula="of:=SQRT(([.F354]-[.F353])*([.F354]-[.F353])+([.G354]-[.G353])*([.G354]-[.G353]))" office:value-type="float" office:value="0.848410908584392" calcext:value-type="float">
            <text:p>0,85</text:p>
          </table:table-cell>
        </table:table-row>
        <table:table-row table:style-name="ro1">
          <table:table-cell office:value-type="float" office:value="0.303187" calcext:value-type="float">
            <text:p>0,303187</text:p>
          </table:table-cell>
          <table:table-cell office:value-type="float" office:value="-0.018" calcext:value-type="float">
            <text:p>-0,018000</text:p>
          </table:table-cell>
          <table:table-cell table:number-columns-repeated="3"/>
          <table:table-cell table:style-name="ce9" table:formula="of:=[.A354]*[.$F$1]" office:value-type="float" office:value="59.5762455" calcext:value-type="float">
            <text:p>59,58</text:p>
          </table:table-cell>
          <table:table-cell table:style-name="ce9" table:formula="of:=[.B354]*[.$F$1]" office:value-type="float" office:value="-3.537" calcext:value-type="float">
            <text:p>-3,54</text:p>
          </table:table-cell>
          <table:table-cell table:style-name="ce9" table:formula="of:=SQRT(([.F355]-[.F354])*([.F355]-[.F354])+([.G355]-[.G354])*([.G355]-[.G354]))" office:value-type="float" office:value="0.848389791096636" calcext:value-type="float">
            <text:p>0,85</text:p>
          </table:table-cell>
        </table:table-row>
        <table:table-row table:style-name="ro1">
          <table:table-cell office:value-type="float" office:value="0.307503" calcext:value-type="float">
            <text:p>0,307503</text:p>
          </table:table-cell>
          <table:table-cell office:value-type="float" office:value="-0.017886" calcext:value-type="float">
            <text:p>-0,017886</text:p>
          </table:table-cell>
          <table:table-cell table:number-columns-repeated="3"/>
          <table:table-cell table:style-name="ce9" table:formula="of:=[.A355]*[.$F$1]" office:value-type="float" office:value="60.4243395" calcext:value-type="float">
            <text:p>60,42</text:p>
          </table:table-cell>
          <table:table-cell table:style-name="ce9" table:formula="of:=[.B355]*[.$F$1]" office:value-type="float" office:value="-3.514599" calcext:value-type="float">
            <text:p>-3,51</text:p>
          </table:table-cell>
          <table:table-cell table:style-name="ce9" table:formula="of:=SQRT(([.F356]-[.F355])*([.F356]-[.F355])+([.G356]-[.G355])*([.G356]-[.G355]))" office:value-type="float" office:value="0.848466885588364" calcext:value-type="float">
            <text:p>0,85</text:p>
          </table:table-cell>
        </table:table-row>
        <table:table-row table:style-name="ro1">
          <table:table-cell office:value-type="float" office:value="0.311819" calcext:value-type="float">
            <text:p>0,311819</text:p>
          </table:table-cell>
          <table:table-cell office:value-type="float" office:value="-0.017758" calcext:value-type="float">
            <text:p>-0,017758</text:p>
          </table:table-cell>
          <table:table-cell table:number-columns-repeated="3"/>
          <table:table-cell table:style-name="ce9" table:formula="of:=[.A356]*[.$F$1]" office:value-type="float" office:value="61.2724335" calcext:value-type="float">
            <text:p>61,27</text:p>
          </table:table-cell>
          <table:table-cell table:style-name="ce9" table:formula="of:=[.B356]*[.$F$1]" office:value-type="float" office:value="-3.489447" calcext:value-type="float">
            <text:p>-3,49</text:p>
          </table:table-cell>
          <table:table-cell table:style-name="ce9" table:formula="of:=SQRT(([.F357]-[.F356])*([.F357]-[.F356])+([.G357]-[.G356])*([.G357]-[.G356]))" office:value-type="float" office:value="0.848449615028638" calcext:value-type="float">
            <text:p>0,85</text:p>
          </table:table-cell>
        </table:table-row>
        <table:table-row table:style-name="ro1">
          <table:table-cell office:value-type="float" office:value="0.316135" calcext:value-type="float">
            <text:p>0,316135</text:p>
          </table:table-cell>
          <table:table-cell office:value-type="float" office:value="-0.017633" calcext:value-type="float">
            <text:p>-0,017633</text:p>
          </table:table-cell>
          <table:table-cell table:number-columns-repeated="3"/>
          <table:table-cell table:style-name="ce9" table:formula="of:=[.A357]*[.$F$1]" office:value-type="float" office:value="62.1205275" calcext:value-type="float">
            <text:p>62,12</text:p>
          </table:table-cell>
          <table:table-cell table:style-name="ce9" table:formula="of:=[.B357]*[.$F$1]" office:value-type="float" office:value="-3.4648845" calcext:value-type="float">
            <text:p>-3,46</text:p>
          </table:table-cell>
          <table:table-cell table:style-name="ce9" table:formula="of:=SQRT(([.F358]-[.F357])*([.F358]-[.F357])+([.G358]-[.G357])*([.G358]-[.G357]))" office:value-type="float" office:value="0.848514940948003" calcext:value-type="float">
            <text:p>0,85</text:p>
          </table:table-cell>
        </table:table-row>
        <table:table-row table:style-name="ro1">
          <table:table-cell office:value-type="float" office:value="0.320451" calcext:value-type="float">
            <text:p>0,320451</text:p>
          </table:table-cell>
          <table:table-cell office:value-type="float" office:value="-0.017497" calcext:value-type="float">
            <text:p>-0,017497</text:p>
          </table:table-cell>
          <table:table-cell table:number-columns-repeated="3"/>
          <table:table-cell table:style-name="ce9" table:formula="of:=[.A358]*[.$F$1]" office:value-type="float" office:value="62.9686215" calcext:value-type="float">
            <text:p>62,97</text:p>
          </table:table-cell>
          <table:table-cell table:style-name="ce9" table:formula="of:=[.B358]*[.$F$1]" office:value-type="float" office:value="-3.4381605" calcext:value-type="float">
            <text:p>-3,44</text:p>
          </table:table-cell>
          <table:table-cell table:style-name="ce9" table:formula="of:=SQRT(([.F359]-[.F358])*([.F359]-[.F358])+([.G359]-[.G358])*([.G359]-[.G358]))" office:value-type="float" office:value="0.848455326412059" calcext:value-type="float">
            <text:p>0,85</text:p>
          </table:table-cell>
        </table:table-row>
        <table:table-row table:style-name="ro1">
          <table:table-cell office:value-type="float" office:value="0.324767" calcext:value-type="float">
            <text:p>0,324767</text:p>
          </table:table-cell>
          <table:table-cell office:value-type="float" office:value="-0.017371" calcext:value-type="float">
            <text:p>-0,017371</text:p>
          </table:table-cell>
          <table:table-cell table:number-columns-repeated="3"/>
          <table:table-cell table:style-name="ce9" table:formula="of:=[.A359]*[.$F$1]" office:value-type="float" office:value="63.8167155" calcext:value-type="float">
            <text:p>63,82</text:p>
          </table:table-cell>
          <table:table-cell table:style-name="ce9" table:formula="of:=[.B359]*[.$F$1]" office:value-type="float" office:value="-3.4134015" calcext:value-type="float">
            <text:p>-3,41</text:p>
          </table:table-cell>
          <table:table-cell table:style-name="ce9" table:formula="of:=SQRT(([.F360]-[.F359])*([.F360]-[.F359])+([.G360]-[.G359])*([.G360]-[.G359]))" office:value-type="float" office:value="0.848514940948003" calcext:value-type="float">
            <text:p>0,85</text:p>
          </table:table-cell>
        </table:table-row>
        <table:table-row table:style-name="ro1">
          <table:table-cell office:value-type="float" office:value="0.329083" calcext:value-type="float">
            <text:p>0,329083</text:p>
          </table:table-cell>
          <table:table-cell office:value-type="float" office:value="-0.017235" calcext:value-type="float">
            <text:p>-0,017235</text:p>
          </table:table-cell>
          <table:table-cell table:number-columns-repeated="3"/>
          <table:table-cell table:style-name="ce9" table:formula="of:=[.A360]*[.$F$1]" office:value-type="float" office:value="64.6648095" calcext:value-type="float">
            <text:p>64,66</text:p>
          </table:table-cell>
          <table:table-cell table:style-name="ce9" table:formula="of:=[.B360]*[.$F$1]" office:value-type="float" office:value="-3.3866775" calcext:value-type="float">
            <text:p>-3,39</text:p>
          </table:table-cell>
          <table:table-cell table:style-name="ce9" table:formula="of:=SQRT(([.F361]-[.F360])*([.F361]-[.F360])+([.G361]-[.G360])*([.G361]-[.G360]))" office:value-type="float" office:value="0.848443949116266" calcext:value-type="float">
            <text:p>0,85</text:p>
          </table:table-cell>
        </table:table-row>
        <table:table-row table:style-name="ro1">
          <table:table-cell office:value-type="float" office:value="0.333399" calcext:value-type="float">
            <text:p>0,333399</text:p>
          </table:table-cell>
          <table:table-cell office:value-type="float" office:value="-0.017111" calcext:value-type="float">
            <text:p>-0,017111</text:p>
          </table:table-cell>
          <table:table-cell table:number-columns-repeated="3"/>
          <table:table-cell table:style-name="ce9" table:formula="of:=[.A361]*[.$F$1]" office:value-type="float" office:value="65.5129035" calcext:value-type="float">
            <text:p>65,51</text:p>
          </table:table-cell>
          <table:table-cell table:style-name="ce9" table:formula="of:=[.B361]*[.$F$1]" office:value-type="float" office:value="-3.3623115" calcext:value-type="float">
            <text:p>-3,36</text:p>
          </table:table-cell>
          <table:table-cell table:style-name="ce9" table:formula="of:=SQRT(([.F362]-[.F361])*([.F362]-[.F361])+([.G362]-[.G361])*([.G362]-[.G361]))" office:value-type="float" office:value="0.848521152450695" calcext:value-type="float">
            <text:p>0,85</text:p>
          </table:table-cell>
        </table:table-row>
        <table:table-row table:style-name="ro1">
          <table:table-cell office:value-type="float" office:value="0.337715" calcext:value-type="float">
            <text:p>0,337715</text:p>
          </table:table-cell>
          <table:table-cell office:value-type="float" office:value="-0.016974" calcext:value-type="float">
            <text:p>-0,016974</text:p>
          </table:table-cell>
          <table:table-cell table:number-columns-repeated="3"/>
          <table:table-cell table:style-name="ce9" table:formula="of:=[.A362]*[.$F$1]" office:value-type="float" office:value="66.3609975" calcext:value-type="float">
            <text:p>66,36</text:p>
          </table:table-cell>
          <table:table-cell table:style-name="ce9" table:formula="of:=[.B362]*[.$F$1]" office:value-type="float" office:value="-3.335391" calcext:value-type="float">
            <text:p>-3,34</text:p>
          </table:table-cell>
          <table:table-cell table:style-name="ce9" table:formula="of:=SQRT(([.F363]-[.F362])*([.F363]-[.F362])+([.G363]-[.G362])*([.G363]-[.G362]))" office:value-type="float" office:value="0.848496579207162" calcext:value-type="float">
            <text:p>0,85</text:p>
          </table:table-cell>
        </table:table-row>
        <table:table-row table:style-name="ro1">
          <table:table-cell office:value-type="float" office:value="0.342031" calcext:value-type="float">
            <text:p>0,342031</text:p>
          </table:table-cell>
          <table:table-cell office:value-type="float" office:value="-0.016841" calcext:value-type="float">
            <text:p>-0,016841</text:p>
          </table:table-cell>
          <table:table-cell table:number-columns-repeated="3"/>
          <table:table-cell table:style-name="ce9" table:formula="of:=[.A363]*[.$F$1]" office:value-type="float" office:value="67.2090915" calcext:value-type="float">
            <text:p>67,21</text:p>
          </table:table-cell>
          <table:table-cell table:style-name="ce9" table:formula="of:=[.B363]*[.$F$1]" office:value-type="float" office:value="-3.3092565" calcext:value-type="float">
            <text:p>-3,31</text:p>
          </table:table-cell>
          <table:table-cell table:style-name="ce9" table:formula="of:=SQRT(([.F364]-[.F363])*([.F364]-[.F363])+([.G364]-[.G363])*([.G364]-[.G363]))" office:value-type="float" office:value="0.848585767584062" calcext:value-type="float">
            <text:p>0,85</text:p>
          </table:table-cell>
        </table:table-row>
        <table:table-row table:style-name="ro1">
          <table:table-cell office:value-type="float" office:value="0.346347" calcext:value-type="float">
            <text:p>0,346347</text:p>
          </table:table-cell>
          <table:table-cell office:value-type="float" office:value="-0.016694" calcext:value-type="float">
            <text:p>-0,016694</text:p>
          </table:table-cell>
          <table:table-cell table:number-columns-repeated="3"/>
          <table:table-cell table:style-name="ce9" table:formula="of:=[.A364]*[.$F$1]" office:value-type="float" office:value="68.0571855" calcext:value-type="float">
            <text:p>68,06</text:p>
          </table:table-cell>
          <table:table-cell table:style-name="ce9" table:formula="of:=[.B364]*[.$F$1]" office:value-type="float" office:value="-3.280371" calcext:value-type="float">
            <text:p>-3,28</text:p>
          </table:table-cell>
          <table:table-cell table:style-name="ce9" table:formula="of:=SQRT(([.F365]-[.F364])*([.F365]-[.F364])+([.G365]-[.G364])*([.G365]-[.G364]))" office:value-type="float" office:value="0.335819017407442" calcext:value-type="float">
            <text:p>0,34</text:p>
          </table:table-cell>
        </table:table-row>
        <table:table-row table:style-name="ro1">
          <table:table-cell office:value-type="float" office:value="0.34635" calcext:value-type="float">
            <text:p>0,346350</text:p>
          </table:table-cell>
          <table:table-cell office:value-type="float" office:value="-0.018403" calcext:value-type="float">
            <text:p>-0,018403</text:p>
          </table:table-cell>
          <table:table-cell table:number-columns-repeated="3"/>
          <table:table-cell table:style-name="ce9" table:formula="of:=[.A365]*[.$F$1]" office:value-type="float" office:value="68.057775" calcext:value-type="float">
            <text:p>68,06</text:p>
          </table:table-cell>
          <table:table-cell table:style-name="ce9" table:formula="of:=[.B365]*[.$F$1]" office:value-type="float" office:value="-3.6161895" calcext:value-type="float">
            <text:p>-3,62</text:p>
          </table:table-cell>
          <table:table-cell table:style-name="ce9" table:formula="of:=SQRT(([.F366]-[.F365])*([.F366]-[.F365])+([.G366]-[.G365])*([.G366]-[.G365]))" office:value-type="float" office:value="0.841849848998029" calcext:value-type="float">
            <text:p>0,84</text:p>
          </table:table-cell>
        </table:table-row>
        <table:table-row table:style-name="ro1">
          <table:table-cell office:value-type="float" office:value="0.350632" calcext:value-type="float">
            <text:p>0,350632</text:p>
          </table:table-cell>
          <table:table-cell office:value-type="float" office:value="-0.018265" calcext:value-type="float">
            <text:p>-0,018265</text:p>
          </table:table-cell>
          <table:table-cell table:number-columns-repeated="3"/>
          <table:table-cell table:style-name="ce9" table:formula="of:=[.A366]*[.$F$1]" office:value-type="float" office:value="68.899188" calcext:value-type="float">
            <text:p>68,90</text:p>
          </table:table-cell>
          <table:table-cell table:style-name="ce9" table:formula="of:=[.B366]*[.$F$1]" office:value-type="float" office:value="-3.5890725" calcext:value-type="float">
            <text:p>-3,59</text:p>
          </table:table-cell>
          <table:table-cell table:style-name="ce9" table:formula="of:=SQRT(([.F367]-[.F366])*([.F367]-[.F366])+([.G367]-[.G366])*([.G367]-[.G366]))" office:value-type="float" office:value="0.841929101643366" calcext:value-type="float">
            <text:p>0,84</text:p>
          </table:table-cell>
        </table:table-row>
        <table:table-row table:style-name="ro1">
          <table:table-cell office:value-type="float" office:value="0.354914" calcext:value-type="float">
            <text:p>0,354914</text:p>
          </table:table-cell>
          <table:table-cell office:value-type="float" office:value="-0.018115" calcext:value-type="float">
            <text:p>-0,018115</text:p>
          </table:table-cell>
          <table:table-cell table:number-columns-repeated="3"/>
          <table:table-cell table:style-name="ce9" table:formula="of:=[.A367]*[.$F$1]" office:value-type="float" office:value="69.740601" calcext:value-type="float">
            <text:p>69,74</text:p>
          </table:table-cell>
          <table:table-cell table:style-name="ce9" table:formula="of:=[.B367]*[.$F$1]" office:value-type="float" office:value="-3.5595975" calcext:value-type="float">
            <text:p>-3,56</text:p>
          </table:table-cell>
          <table:table-cell table:style-name="ce9" table:formula="of:=SQRT(([.F368]-[.F367])*([.F368]-[.F367])+([.G368]-[.G367])*([.G368]-[.G367]))" office:value-type="float" office:value="0.841908670034482" calcext:value-type="float">
            <text:p>0,84</text:p>
          </table:table-cell>
        </table:table-row>
        <table:table-row table:style-name="ro1">
          <table:table-cell office:value-type="float" office:value="0.359196" calcext:value-type="float">
            <text:p>0,359196</text:p>
          </table:table-cell>
          <table:table-cell office:value-type="float" office:value="-0.017968" calcext:value-type="float">
            <text:p>-0,017968</text:p>
          </table:table-cell>
          <table:table-cell table:number-columns-repeated="3"/>
          <table:table-cell table:style-name="ce9" table:formula="of:=[.A368]*[.$F$1]" office:value-type="float" office:value="70.582014" calcext:value-type="float">
            <text:p>70,58</text:p>
          </table:table-cell>
          <table:table-cell table:style-name="ce9" table:formula="of:=[.B368]*[.$F$1]" office:value-type="float" office:value="-3.530712" calcext:value-type="float">
            <text:p>-3,53</text:p>
          </table:table-cell>
          <table:table-cell table:style-name="ce9" table:formula="of:=SQRT(([.F369]-[.F368])*([.F369]-[.F368])+([.G369]-[.G368])*([.G369]-[.G368]))" office:value-type="float" office:value="0.84200018418585" calcext:value-type="float">
            <text:p>0,84</text:p>
          </table:table-cell>
        </table:table-row>
        <table:table-row table:style-name="ro1">
          <table:table-cell office:value-type="float" office:value="0.363478" calcext:value-type="float">
            <text:p>0,363478</text:p>
          </table:table-cell>
          <table:table-cell office:value-type="float" office:value="-0.017808" calcext:value-type="float">
            <text:p>-0,017808</text:p>
          </table:table-cell>
          <table:table-cell table:number-columns-repeated="3"/>
          <table:table-cell table:style-name="ce9" table:formula="of:=[.A369]*[.$F$1]" office:value-type="float" office:value="71.423427" calcext:value-type="float">
            <text:p>71,42</text:p>
          </table:table-cell>
          <table:table-cell table:style-name="ce9" table:formula="of:=[.B369]*[.$F$1]" office:value-type="float" office:value="-3.499272" calcext:value-type="float">
            <text:p>-3,50</text:p>
          </table:table-cell>
          <table:table-cell table:style-name="ce9" table:formula="of:=SQRT(([.F370]-[.F369])*([.F370]-[.F369])+([.G370]-[.G369])*([.G370]-[.G369]))" office:value-type="float" office:value="0.841725864182946" calcext:value-type="float">
            <text:p>0,84</text:p>
          </table:table-cell>
        </table:table-row>
        <table:table-row table:style-name="ro1">
          <table:table-cell office:value-type="float" office:value="0.367759" calcext:value-type="float">
            <text:p>0,367759</text:p>
          </table:table-cell>
          <table:table-cell office:value-type="float" office:value="-0.017659" calcext:value-type="float">
            <text:p>-0,017659</text:p>
          </table:table-cell>
          <table:table-cell table:number-columns-repeated="3"/>
          <table:table-cell table:style-name="ce9" table:formula="of:=[.A370]*[.$F$1]" office:value-type="float" office:value="72.2646435" calcext:value-type="float">
            <text:p>72,26</text:p>
          </table:table-cell>
          <table:table-cell table:style-name="ce9" table:formula="of:=[.B370]*[.$F$1]" office:value-type="float" office:value="-3.4699935" calcext:value-type="float">
            <text:p>-3,47</text:p>
          </table:table-cell>
          <table:table-cell table:style-name="ce9" table:formula="of:=SQRT(([.F371]-[.F370])*([.F371]-[.F370])+([.G371]-[.G370])*([.G371]-[.G370]))" office:value-type="float" office:value="0.841985601289004" calcext:value-type="float">
            <text:p>0,84</text:p>
          </table:table-cell>
        </table:table-row>
        <table:table-row table:style-name="ro1">
          <table:table-cell office:value-type="float" office:value="0.372041" calcext:value-type="float">
            <text:p>0,372041</text:p>
          </table:table-cell>
          <table:table-cell office:value-type="float" office:value="-0.017501" calcext:value-type="float">
            <text:p>-0,017501</text:p>
          </table:table-cell>
          <table:table-cell table:number-columns-repeated="3"/>
          <table:table-cell table:style-name="ce9" table:formula="of:=[.A371]*[.$F$1]" office:value-type="float" office:value="73.1060565" calcext:value-type="float">
            <text:p>73,11</text:p>
          </table:table-cell>
          <table:table-cell table:style-name="ce9" table:formula="of:=[.B371]*[.$F$1]" office:value-type="float" office:value="-3.4389465" calcext:value-type="float">
            <text:p>-3,44</text:p>
          </table:table-cell>
          <table:table-cell table:style-name="ce9" table:formula="of:=SQRT(([.F372]-[.F371])*([.F372]-[.F371])+([.G372]-[.G371])*([.G372]-[.G371]))" office:value-type="float" office:value="0.841929101643351" calcext:value-type="float">
            <text:p>0,84</text:p>
          </table:table-cell>
        </table:table-row>
        <table:table-row table:style-name="ro1">
          <table:table-cell office:value-type="float" office:value="0.376323" calcext:value-type="float">
            <text:p>0,376323</text:p>
          </table:table-cell>
          <table:table-cell office:value-type="float" office:value="-0.017351" calcext:value-type="float">
            <text:p>-0,017351</text:p>
          </table:table-cell>
          <table:table-cell table:number-columns-repeated="3"/>
          <table:table-cell table:style-name="ce9" table:formula="of:=[.A372]*[.$F$1]" office:value-type="float" office:value="73.9474695" calcext:value-type="float">
            <text:p>73,95</text:p>
          </table:table-cell>
          <table:table-cell table:style-name="ce9" table:formula="of:=[.B372]*[.$F$1]" office:value-type="float" office:value="-3.4094715" calcext:value-type="float">
            <text:p>-3,41</text:p>
          </table:table-cell>
          <table:table-cell table:style-name="ce9" table:formula="of:=SQRT(([.F373]-[.F372])*([.F373]-[.F372])+([.G373]-[.G372])*([.G373]-[.G372]))" office:value-type="float" office:value="0.841985601289003" calcext:value-type="float">
            <text:p>0,84</text:p>
          </table:table-cell>
        </table:table-row>
        <table:table-row table:style-name="ro1">
          <table:table-cell office:value-type="float" office:value="0.380605" calcext:value-type="float">
            <text:p>0,380605</text:p>
          </table:table-cell>
          <table:table-cell office:value-type="float" office:value="-0.017193" calcext:value-type="float">
            <text:p>-0,017193</text:p>
          </table:table-cell>
          <table:table-cell table:number-columns-repeated="3"/>
          <table:table-cell table:style-name="ce9" table:formula="of:=[.A373]*[.$F$1]" office:value-type="float" office:value="74.7888825" calcext:value-type="float">
            <text:p>74,79</text:p>
          </table:table-cell>
          <table:table-cell table:style-name="ce9" table:formula="of:=[.B373]*[.$F$1]" office:value-type="float" office:value="-3.3784245" calcext:value-type="float">
            <text:p>-3,38</text:p>
          </table:table-cell>
          <table:table-cell table:style-name="ce9" table:formula="of:=SQRT(([.F374]-[.F373])*([.F374]-[.F373])+([.G374]-[.G373])*([.G374]-[.G373]))" office:value-type="float" office:value="0.841922245300155" calcext:value-type="float">
            <text:p>0,84</text:p>
          </table:table-cell>
        </table:table-row>
        <table:table-row table:style-name="ro1">
          <table:table-cell office:value-type="float" office:value="0.384887" calcext:value-type="float">
            <text:p>0,384887</text:p>
          </table:table-cell>
          <table:table-cell office:value-type="float" office:value="-0.017044" calcext:value-type="float">
            <text:p>-0,017044</text:p>
          </table:table-cell>
          <table:table-cell table:number-columns-repeated="3"/>
          <table:table-cell table:style-name="ce9" table:formula="of:=[.A374]*[.$F$1]" office:value-type="float" office:value="75.6302955" calcext:value-type="float">
            <text:p>75,63</text:p>
          </table:table-cell>
          <table:table-cell table:style-name="ce9" table:formula="of:=[.B374]*[.$F$1]" office:value-type="float" office:value="-3.349146" calcext:value-type="float">
            <text:p>-3,35</text:p>
          </table:table-cell>
          <table:table-cell table:style-name="ce9" table:formula="of:=SQRT(([.F375]-[.F374])*([.F375]-[.F374])+([.G375]-[.G374])*([.G375]-[.G374]))" office:value-type="float" office:value="0.841978378534289" calcext:value-type="float">
            <text:p>0,84</text:p>
          </table:table-cell>
        </table:table-row>
        <table:table-row table:style-name="ro1">
          <table:table-cell office:value-type="float" office:value="0.389169" calcext:value-type="float">
            <text:p>0,389169</text:p>
          </table:table-cell>
          <table:table-cell office:value-type="float" office:value="-0.016887" calcext:value-type="float">
            <text:p>-0,016887</text:p>
          </table:table-cell>
          <table:table-cell table:number-columns-repeated="3"/>
          <table:table-cell table:style-name="ce9" table:formula="of:=[.A375]*[.$F$1]" office:value-type="float" office:value="76.4717085" calcext:value-type="float">
            <text:p>76,47</text:p>
          </table:table-cell>
          <table:table-cell table:style-name="ce9" table:formula="of:=[.B375]*[.$F$1]" office:value-type="float" office:value="-3.3182955" calcext:value-type="float">
            <text:p>-3,32</text:p>
          </table:table-cell>
          <table:table-cell table:style-name="ce9" table:formula="of:=SQRT(([.F376]-[.F375])*([.F376]-[.F375])+([.G376]-[.G375])*([.G376]-[.G375]))" office:value-type="float" office:value="0.841985601289004" calcext:value-type="float">
            <text:p>0,84</text:p>
          </table:table-cell>
        </table:table-row>
        <table:table-row table:style-name="ro1">
          <table:table-cell office:value-type="float" office:value="0.393451" calcext:value-type="float">
            <text:p>0,393451</text:p>
          </table:table-cell>
          <table:table-cell office:value-type="float" office:value="-0.016729" calcext:value-type="float">
            <text:p>-0,016729</text:p>
          </table:table-cell>
          <table:table-cell table:number-columns-repeated="3"/>
          <table:table-cell table:style-name="ce9" table:formula="of:=[.A376]*[.$F$1]" office:value-type="float" office:value="77.3131215" calcext:value-type="float">
            <text:p>77,31</text:p>
          </table:table-cell>
          <table:table-cell table:style-name="ce9" table:formula="of:=[.B376]*[.$F$1]" office:value-type="float" office:value="-3.2872485" calcext:value-type="float">
            <text:p>-3,29</text:p>
          </table:table-cell>
          <table:table-cell table:style-name="ce9" table:formula="of:=SQRT(([.F377]-[.F376])*([.F377]-[.F376])+([.G377]-[.G376])*([.G377]-[.G376]))" office:value-type="float" office:value="0.841856316073297" calcext:value-type="float">
            <text:p>0,84</text:p>
          </table:table-cell>
        </table:table-row>
        <table:table-row table:style-name="ro1">
          <table:table-cell office:value-type="float" office:value="0.397732" calcext:value-type="float">
            <text:p>0,397732</text:p>
          </table:table-cell>
          <table:table-cell office:value-type="float" office:value="-0.016562" calcext:value-type="float">
            <text:p>-0,016562</text:p>
          </table:table-cell>
          <table:table-cell table:number-columns-repeated="3"/>
          <table:table-cell table:style-name="ce9" table:formula="of:=[.A377]*[.$F$1]" office:value-type="float" office:value="78.154338" calcext:value-type="float">
            <text:p>78,15</text:p>
          </table:table-cell>
          <table:table-cell table:style-name="ce9" table:formula="of:=[.B377]*[.$F$1]" office:value-type="float" office:value="-3.254433" calcext:value-type="float">
            <text:p>-3,25</text:p>
          </table:table-cell>
          <table:table-cell table:style-name="ce9" table:formula="of:=SQRT(([.F378]-[.F377])*([.F378]-[.F377])+([.G378]-[.G377])*([.G378]-[.G377]))" office:value-type="float" office:value="0.842014950258013" calcext:value-type="float">
            <text:p>0,84</text:p>
          </table:table-cell>
        </table:table-row>
        <table:table-row table:style-name="ro1">
          <table:table-cell office:value-type="float" office:value="0.402014" calcext:value-type="float">
            <text:p>0,402014</text:p>
          </table:table-cell>
          <table:table-cell office:value-type="float" office:value="-0.0164" calcext:value-type="float">
            <text:p>-0,016400</text:p>
          </table:table-cell>
          <table:table-cell table:number-columns-repeated="3"/>
          <table:table-cell table:style-name="ce9" table:formula="of:=[.A378]*[.$F$1]" office:value-type="float" office:value="78.995751" calcext:value-type="float">
            <text:p>79,00</text:p>
          </table:table-cell>
          <table:table-cell table:style-name="ce9" table:formula="of:=[.B378]*[.$F$1]" office:value-type="float" office:value="-3.2226" calcext:value-type="float">
            <text:p>-3,22</text:p>
          </table:table-cell>
          <table:table-cell table:style-name="ce9" table:formula="of:=SQRT(([.F379]-[.F378])*([.F379]-[.F378])+([.G379]-[.G378])*([.G379]-[.G378]))" office:value-type="float" office:value="0.842037442798867" calcext:value-type="float">
            <text:p>0,84</text:p>
          </table:table-cell>
        </table:table-row>
        <table:table-row table:style-name="ro1">
          <table:table-cell office:value-type="float" office:value="0.406296" calcext:value-type="float">
            <text:p>0,406296</text:p>
          </table:table-cell>
          <table:table-cell office:value-type="float" office:value="-0.016235" calcext:value-type="float">
            <text:p>-0,016235</text:p>
          </table:table-cell>
          <table:table-cell table:number-columns-repeated="3"/>
          <table:table-cell table:style-name="ce9" table:formula="of:=[.A379]*[.$F$1]" office:value-type="float" office:value="79.837164" calcext:value-type="float">
            <text:p>79,84</text:p>
          </table:table-cell>
          <table:table-cell table:style-name="ce9" table:formula="of:=[.B379]*[.$F$1]" office:value-type="float" office:value="-3.1901775" calcext:value-type="float">
            <text:p>-3,19</text:p>
          </table:table-cell>
          <table:table-cell table:style-name="ce9" table:formula="of:=SQRT(([.F380]-[.F379])*([.F380]-[.F379])+([.G380]-[.G379])*([.G380]-[.G379]))" office:value-type="float" office:value="0.842037442798867" calcext:value-type="float">
            <text:p>0,84</text:p>
          </table:table-cell>
        </table:table-row>
        <table:table-row table:style-name="ro1">
          <table:table-cell office:value-type="float" office:value="0.410578" calcext:value-type="float">
            <text:p>0,410578</text:p>
          </table:table-cell>
          <table:table-cell office:value-type="float" office:value="-0.01607" calcext:value-type="float">
            <text:p>-0,016070</text:p>
          </table:table-cell>
          <table:table-cell table:number-columns-repeated="3"/>
          <table:table-cell table:style-name="ce9" table:formula="of:=[.A380]*[.$F$1]" office:value-type="float" office:value="80.678577" calcext:value-type="float">
            <text:p>80,68</text:p>
          </table:table-cell>
          <table:table-cell table:style-name="ce9" table:formula="of:=[.B380]*[.$F$1]" office:value-type="float" office:value="-3.157755" calcext:value-type="float">
            <text:p>-3,16</text:p>
          </table:table-cell>
          <table:table-cell table:style-name="ce9" table:formula="of:=SQRT(([.F381]-[.F380])*([.F381]-[.F380])+([.G381]-[.G380])*([.G381]-[.G380]))" office:value-type="float" office:value="0.842068073876011" calcext:value-type="float">
            <text:p>0,84</text:p>
          </table:table-cell>
        </table:table-row>
        <table:table-row table:style-name="ro1">
          <table:table-cell office:value-type="float" office:value="0.41486" calcext:value-type="float">
            <text:p>0,414860</text:p>
          </table:table-cell>
          <table:table-cell office:value-type="float" office:value="-0.015901" calcext:value-type="float">
            <text:p>-0,015901</text:p>
          </table:table-cell>
          <table:table-cell table:number-columns-repeated="3"/>
          <table:table-cell table:style-name="ce9" table:formula="of:=[.A381]*[.$F$1]" office:value-type="float" office:value="81.51999" calcext:value-type="float">
            <text:p>81,52</text:p>
          </table:table-cell>
          <table:table-cell table:style-name="ce9" table:formula="of:=[.B381]*[.$F$1]" office:value-type="float" office:value="-3.1245465" calcext:value-type="float">
            <text:p>-3,12</text:p>
          </table:table-cell>
          <table:table-cell table:style-name="ce9" table:formula="of:=SQRT(([.F382]-[.F381])*([.F382]-[.F381])+([.G382]-[.G381])*([.G382]-[.G381]))" office:value-type="float" office:value="0.84208366411612" calcext:value-type="float">
            <text:p>0,84</text:p>
          </table:table-cell>
        </table:table-row>
        <table:table-row table:style-name="ro1">
          <table:table-cell office:value-type="float" office:value="0.419142" calcext:value-type="float">
            <text:p>0,419142</text:p>
          </table:table-cell>
          <table:table-cell office:value-type="float" office:value="-0.01573" calcext:value-type="float">
            <text:p>-0,015730</text:p>
          </table:table-cell>
          <table:table-cell table:number-columns-repeated="3"/>
          <table:table-cell table:style-name="ce9" table:formula="of:=[.A382]*[.$F$1]" office:value-type="float" office:value="82.361403" calcext:value-type="float">
            <text:p>82,36</text:p>
          </table:table-cell>
          <table:table-cell table:style-name="ce9" table:formula="of:=[.B382]*[.$F$1]" office:value-type="float" office:value="-3.090945" calcext:value-type="float">
            <text:p>-3,09</text:p>
          </table:table-cell>
          <table:table-cell table:style-name="ce9" table:formula="of:=SQRT(([.F383]-[.F382])*([.F383]-[.F382])+([.G383]-[.G382])*([.G383]-[.G382]))" office:value-type="float" office:value="0.841911054894312" calcext:value-type="float">
            <text:p>0,84</text:p>
          </table:table-cell>
        </table:table-row>
        <table:table-row table:style-name="ro1">
          <table:table-cell office:value-type="float" office:value="0.423423" calcext:value-type="float">
            <text:p>0,423423</text:p>
          </table:table-cell>
          <table:table-cell office:value-type="float" office:value="-0.015556" calcext:value-type="float">
            <text:p>-0,015556</text:p>
          </table:table-cell>
          <table:table-cell table:number-columns-repeated="3"/>
          <table:table-cell table:style-name="ce9" table:formula="of:=[.A383]*[.$F$1]" office:value-type="float" office:value="83.2026195" calcext:value-type="float">
            <text:p>83,20</text:p>
          </table:table-cell>
          <table:table-cell table:style-name="ce9" table:formula="of:=[.B383]*[.$F$1]" office:value-type="float" office:value="-3.056754" calcext:value-type="float">
            <text:p>-3,06</text:p>
          </table:table-cell>
          <table:table-cell table:style-name="ce9" table:formula="of:=SQRT(([.F384]-[.F383])*([.F384]-[.F383])+([.G384]-[.G383])*([.G384]-[.G383]))" office:value-type="float" office:value="0.842091527907154" calcext:value-type="float">
            <text:p>0,84</text:p>
          </table:table-cell>
        </table:table-row>
        <table:table-row table:style-name="ro1">
          <table:table-cell office:value-type="float" office:value="0.427705" calcext:value-type="float">
            <text:p>0,427705</text:p>
          </table:table-cell>
          <table:table-cell office:value-type="float" office:value="-0.015384" calcext:value-type="float">
            <text:p>-0,015384</text:p>
          </table:table-cell>
          <table:table-cell table:number-columns-repeated="3"/>
          <table:table-cell table:style-name="ce9" table:formula="of:=[.A384]*[.$F$1]" office:value-type="float" office:value="84.0440325" calcext:value-type="float">
            <text:p>84,04</text:p>
          </table:table-cell>
          <table:table-cell table:style-name="ce9" table:formula="of:=[.B384]*[.$F$1]" office:value-type="float" office:value="-3.022956" calcext:value-type="float">
            <text:p>-3,02</text:p>
          </table:table-cell>
          <table:table-cell table:style-name="ce9" table:formula="of:=SQRT(([.F385]-[.F384])*([.F385]-[.F384])+([.G385]-[.G384])*([.G385]-[.G384]))" office:value-type="float" office:value="0.842045031889614" calcext:value-type="float">
            <text:p>0,84</text:p>
          </table:table-cell>
        </table:table-row>
        <table:table-row table:style-name="ro1">
          <table:table-cell office:value-type="float" office:value="0.431987" calcext:value-type="float">
            <text:p>0,431987</text:p>
          </table:table-cell>
          <table:table-cell office:value-type="float" office:value="-0.015218" calcext:value-type="float">
            <text:p>-0,015218</text:p>
          </table:table-cell>
          <table:table-cell table:number-columns-repeated="3"/>
          <table:table-cell table:style-name="ce9" table:formula="of:=[.A385]*[.$F$1]" office:value-type="float" office:value="84.8854455" calcext:value-type="float">
            <text:p>84,89</text:p>
          </table:table-cell>
          <table:table-cell table:style-name="ce9" table:formula="of:=[.B385]*[.$F$1]" office:value-type="float" office:value="-2.990337" calcext:value-type="float">
            <text:p>-2,99</text:p>
          </table:table-cell>
          <table:table-cell table:style-name="ce9" table:formula="of:=SQRT(([.F386]-[.F385])*([.F386]-[.F385])+([.G386]-[.G385])*([.G386]-[.G385]))" office:value-type="float" office:value="0.842091527907154" calcext:value-type="float">
            <text:p>0,84</text:p>
          </table:table-cell>
        </table:table-row>
        <table:table-row table:style-name="ro1">
          <table:table-cell office:value-type="float" office:value="0.436269" calcext:value-type="float">
            <text:p>0,436269</text:p>
          </table:table-cell>
          <table:table-cell office:value-type="float" office:value="-0.015046" calcext:value-type="float">
            <text:p>-0,015046</text:p>
          </table:table-cell>
          <table:table-cell table:number-columns-repeated="3"/>
          <table:table-cell table:style-name="ce9" table:formula="of:=[.A386]*[.$F$1]" office:value-type="float" office:value="85.7268585" calcext:value-type="float">
            <text:p>85,73</text:p>
          </table:table-cell>
          <table:table-cell table:style-name="ce9" table:formula="of:=[.B386]*[.$F$1]" office:value-type="float" office:value="-2.956539" calcext:value-type="float">
            <text:p>-2,96</text:p>
          </table:table-cell>
          <table:table-cell table:style-name="ce9" table:formula="of:=SQRT(([.F387]-[.F386])*([.F387]-[.F386])+([.G387]-[.G386])*([.G387]-[.G386]))" office:value-type="float" office:value="0.842091527907154" calcext:value-type="float">
            <text:p>0,84</text:p>
          </table:table-cell>
        </table:table-row>
        <table:table-row table:style-name="ro1">
          <table:table-cell office:value-type="float" office:value="0.440551" calcext:value-type="float">
            <text:p>0,440551</text:p>
          </table:table-cell>
          <table:table-cell office:value-type="float" office:value="-0.014874" calcext:value-type="float">
            <text:p>-0,014874</text:p>
          </table:table-cell>
          <table:table-cell table:number-columns-repeated="3"/>
          <table:table-cell table:style-name="ce9" table:formula="of:=[.A387]*[.$F$1]" office:value-type="float" office:value="86.5682715" calcext:value-type="float">
            <text:p>86,57</text:p>
          </table:table-cell>
          <table:table-cell table:style-name="ce9" table:formula="of:=[.B387]*[.$F$1]" office:value-type="float" office:value="-2.922741" calcext:value-type="float">
            <text:p>-2,92</text:p>
          </table:table-cell>
          <table:table-cell table:style-name="ce9" table:formula="of:=SQRT(([.F388]-[.F387])*([.F388]-[.F387])+([.G388]-[.G387])*([.G388]-[.G387]))" office:value-type="float" office:value="0.841927106659628" calcext:value-type="float">
            <text:p>0,84</text:p>
          </table:table-cell>
        </table:table-row>
        <table:table-row table:style-name="ro1">
          <table:table-cell office:value-type="float" office:value="0.444832" calcext:value-type="float">
            <text:p>0,444832</text:p>
          </table:table-cell>
          <table:table-cell office:value-type="float" office:value="-0.014698" calcext:value-type="float">
            <text:p>-0,014698</text:p>
          </table:table-cell>
          <table:table-cell table:number-columns-repeated="3"/>
          <table:table-cell table:style-name="ce9" table:formula="of:=[.A388]*[.$F$1]" office:value-type="float" office:value="87.409488" calcext:value-type="float">
            <text:p>87,41</text:p>
          </table:table-cell>
          <table:table-cell table:style-name="ce9" table:formula="of:=[.B388]*[.$F$1]" office:value-type="float" office:value="-2.888157" calcext:value-type="float">
            <text:p>-2,89</text:p>
          </table:table-cell>
          <table:table-cell table:style-name="ce9" table:formula="of:=SQRT(([.F389]-[.F388])*([.F389]-[.F388])+([.G389]-[.G388])*([.G389]-[.G388]))" office:value-type="float" office:value="0.842075846105314" calcext:value-type="float">
            <text:p>0,84</text:p>
          </table:table-cell>
        </table:table-row>
        <table:table-row table:style-name="ro1">
          <table:table-cell office:value-type="float" office:value="0.449114" calcext:value-type="float">
            <text:p>0,449114</text:p>
          </table:table-cell>
          <table:table-cell office:value-type="float" office:value="-0.014528" calcext:value-type="float">
            <text:p>-0,014528</text:p>
          </table:table-cell>
          <table:table-cell table:number-columns-repeated="3"/>
          <table:table-cell table:style-name="ce9" table:formula="of:=[.A389]*[.$F$1]" office:value-type="float" office:value="88.250901" calcext:value-type="float">
            <text:p>88,25</text:p>
          </table:table-cell>
          <table:table-cell table:style-name="ce9" table:formula="of:=[.B389]*[.$F$1]" office:value-type="float" office:value="-2.854752" calcext:value-type="float">
            <text:p>-2,85</text:p>
          </table:table-cell>
          <table:table-cell table:style-name="ce9" table:formula="of:=SQRT(([.F390]-[.F389])*([.F390]-[.F389])+([.G390]-[.G389])*([.G390]-[.G389]))" office:value-type="float" office:value="0.842164361921861" calcext:value-type="float">
            <text:p>0,84</text:p>
          </table:table-cell>
        </table:table-row>
        <table:table-row table:style-name="ro1">
          <table:table-cell office:value-type="float" office:value="0.453396" calcext:value-type="float">
            <text:p>0,453396</text:p>
          </table:table-cell>
          <table:table-cell office:value-type="float" office:value="-0.014347" calcext:value-type="float">
            <text:p>-0,014347</text:p>
          </table:table-cell>
          <table:table-cell table:number-columns-repeated="3"/>
          <table:table-cell table:style-name="ce9" table:formula="of:=[.A390]*[.$F$1]" office:value-type="float" office:value="89.092314" calcext:value-type="float">
            <text:p>89,09</text:p>
          </table:table-cell>
          <table:table-cell table:style-name="ce9" table:formula="of:=[.B390]*[.$F$1]" office:value-type="float" office:value="-2.8191855" calcext:value-type="float">
            <text:p>-2,82</text:p>
          </table:table-cell>
          <table:table-cell table:style-name="ce9" table:formula="of:=SQRT(([.F391]-[.F390])*([.F391]-[.F390])+([.G391]-[.G390])*([.G391]-[.G390]))" office:value-type="float" office:value="0.842147856181594" calcext:value-type="float">
            <text:p>0,84</text:p>
          </table:table-cell>
        </table:table-row>
        <table:table-row table:style-name="ro1">
          <table:table-cell office:value-type="float" office:value="0.457678" calcext:value-type="float">
            <text:p>0,457678</text:p>
          </table:table-cell>
          <table:table-cell office:value-type="float" office:value="-0.014168" calcext:value-type="float">
            <text:p>-0,014168</text:p>
          </table:table-cell>
          <table:table-cell table:number-columns-repeated="3"/>
          <table:table-cell table:style-name="ce9" table:formula="of:=[.A391]*[.$F$1]" office:value-type="float" office:value="89.933727" calcext:value-type="float">
            <text:p>89,93</text:p>
          </table:table-cell>
          <table:table-cell table:style-name="ce9" table:formula="of:=[.B391]*[.$F$1]" office:value-type="float" office:value="-2.784012" calcext:value-type="float">
            <text:p>-2,78</text:p>
          </table:table-cell>
          <table:table-cell table:style-name="ce9" table:formula="of:=SQRT(([.F392]-[.F391])*([.F392]-[.F391])+([.G392]-[.G391])*([.G392]-[.G391]))" office:value-type="float" office:value="0.842214977508269" calcext:value-type="float">
            <text:p>0,84</text:p>
          </table:table-cell>
        </table:table-row>
        <table:table-row table:style-name="ro1">
          <table:table-cell office:value-type="float" office:value="0.46196" calcext:value-type="float">
            <text:p>0,461960</text:p>
          </table:table-cell>
          <table:table-cell office:value-type="float" office:value="-0.013981" calcext:value-type="float">
            <text:p>-0,013981</text:p>
          </table:table-cell>
          <table:table-cell table:number-columns-repeated="3"/>
          <table:table-cell table:style-name="ce9" table:formula="of:=[.A392]*[.$F$1]" office:value-type="float" office:value="90.77514" calcext:value-type="float">
            <text:p>90,78</text:p>
          </table:table-cell>
          <table:table-cell table:style-name="ce9" table:formula="of:=[.B392]*[.$F$1]" office:value-type="float" office:value="-2.7472665" calcext:value-type="float">
            <text:p>-2,75</text:p>
          </table:table-cell>
          <table:table-cell table:style-name="ce9" table:formula="of:=SQRT(([.F393]-[.F392])*([.F393]-[.F392])+([.G393]-[.G392])*([.G393]-[.G392]))" office:value-type="float" office:value="0.841903097691476" calcext:value-type="float">
            <text:p>0,84</text:p>
          </table:table-cell>
        </table:table-row>
        <table:table-row table:style-name="ro1">
          <table:table-cell office:value-type="float" office:value="0.466241" calcext:value-type="float">
            <text:p>0,466241</text:p>
          </table:table-cell>
          <table:table-cell office:value-type="float" office:value="-0.013808" calcext:value-type="float">
            <text:p>-0,013808</text:p>
          </table:table-cell>
          <table:table-cell table:number-columns-repeated="3"/>
          <table:table-cell table:style-name="ce9" table:formula="of:=[.A393]*[.$F$1]" office:value-type="float" office:value="91.6163565" calcext:value-type="float">
            <text:p>91,62</text:p>
          </table:table-cell>
          <table:table-cell table:style-name="ce9" table:formula="of:=[.B393]*[.$F$1]" office:value-type="float" office:value="-2.713272" calcext:value-type="float">
            <text:p>-2,71</text:p>
          </table:table-cell>
          <table:table-cell table:style-name="ce9" table:formula="of:=SQRT(([.F394]-[.F393])*([.F394]-[.F393])+([.G394]-[.G393])*([.G394]-[.G393]))" office:value-type="float" office:value="0.84219792259614" calcext:value-type="float">
            <text:p>0,84</text:p>
          </table:table-cell>
        </table:table-row>
        <table:table-row table:style-name="ro1">
          <table:table-cell office:value-type="float" office:value="0.470523" calcext:value-type="float">
            <text:p>0,470523</text:p>
          </table:table-cell>
          <table:table-cell office:value-type="float" office:value="-0.013623" calcext:value-type="float">
            <text:p>-0,013623</text:p>
          </table:table-cell>
          <table:table-cell table:number-columns-repeated="3"/>
          <table:table-cell table:style-name="ce9" table:formula="of:=[.A394]*[.$F$1]" office:value-type="float" office:value="92.4577695" calcext:value-type="float">
            <text:p>92,46</text:p>
          </table:table-cell>
          <table:table-cell table:style-name="ce9" table:formula="of:=[.B394]*[.$F$1]" office:value-type="float" office:value="-2.6769195" calcext:value-type="float">
            <text:p>-2,68</text:p>
          </table:table-cell>
          <table:table-cell table:style-name="ce9" table:formula="of:=SQRT(([.F395]-[.F394])*([.F395]-[.F394])+([.G395]-[.G394])*([.G395]-[.G394]))" office:value-type="float" office:value="0.842139671965408" calcext:value-type="float">
            <text:p>0,84</text:p>
          </table:table-cell>
        </table:table-row>
        <table:table-row table:style-name="ro1">
          <table:table-cell office:value-type="float" office:value="0.474805" calcext:value-type="float">
            <text:p>0,474805</text:p>
          </table:table-cell>
          <table:table-cell office:value-type="float" office:value="-0.013445" calcext:value-type="float">
            <text:p>-0,013445</text:p>
          </table:table-cell>
          <table:table-cell table:number-columns-repeated="3"/>
          <table:table-cell table:style-name="ce9" table:formula="of:=[.A395]*[.$F$1]" office:value-type="float" office:value="93.2991825" calcext:value-type="float">
            <text:p>93,30</text:p>
          </table:table-cell>
          <table:table-cell table:style-name="ce9" table:formula="of:=[.B395]*[.$F$1]" office:value-type="float" office:value="-2.6419425" calcext:value-type="float">
            <text:p>-2,64</text:p>
          </table:table-cell>
          <table:table-cell table:style-name="ce9" table:formula="of:=SQRT(([.F396]-[.F395])*([.F396]-[.F395])+([.G396]-[.G395])*([.G396]-[.G395]))" office:value-type="float" office:value="0.842214977508269" calcext:value-type="float">
            <text:p>0,84</text:p>
          </table:table-cell>
        </table:table-row>
        <table:table-row table:style-name="ro1">
          <table:table-cell office:value-type="float" office:value="0.479087" calcext:value-type="float">
            <text:p>0,479087</text:p>
          </table:table-cell>
          <table:table-cell office:value-type="float" office:value="-0.013258" calcext:value-type="float">
            <text:p>-0,013258</text:p>
          </table:table-cell>
          <table:table-cell table:number-columns-repeated="3"/>
          <table:table-cell table:style-name="ce9" table:formula="of:=[.A396]*[.$F$1]" office:value-type="float" office:value="94.1405955" calcext:value-type="float">
            <text:p>94,14</text:p>
          </table:table-cell>
          <table:table-cell table:style-name="ce9" table:formula="of:=[.B396]*[.$F$1]" office:value-type="float" office:value="-2.605197" calcext:value-type="float">
            <text:p>-2,61</text:p>
          </table:table-cell>
          <table:table-cell table:style-name="ce9" table:formula="of:=SQRT(([.F397]-[.F396])*([.F397]-[.F396])+([.G397]-[.G396])*([.G397]-[.G396]))" office:value-type="float" office:value="0.84205266676689" calcext:value-type="float">
            <text:p>0,84</text:p>
          </table:table-cell>
        </table:table-row>
        <table:table-row table:style-name="ro1">
          <table:table-cell office:value-type="float" office:value="0.483369" calcext:value-type="float">
            <text:p>0,483369</text:p>
          </table:table-cell>
          <table:table-cell office:value-type="float" office:value="-0.013091" calcext:value-type="float">
            <text:p>-0,013091</text:p>
          </table:table-cell>
          <table:table-cell table:number-columns-repeated="3"/>
          <table:table-cell table:style-name="ce9" table:formula="of:=[.A397]*[.$F$1]" office:value-type="float" office:value="94.9820085" calcext:value-type="float">
            <text:p>94,98</text:p>
          </table:table-cell>
          <table:table-cell table:style-name="ce9" table:formula="of:=[.B397]*[.$F$1]" office:value-type="float" office:value="-2.5723815" calcext:value-type="float">
            <text:p>-2,57</text:p>
          </table:table-cell>
          <table:table-cell table:style-name="ce9" table:formula="of:=SQRT(([.F398]-[.F397])*([.F398]-[.F397])+([.G398]-[.G397])*([.G398]-[.G397]))" office:value-type="float" office:value="0.84195975959202" calcext:value-type="float">
            <text:p>0,84</text:p>
          </table:table-cell>
        </table:table-row>
        <table:table-row table:style-name="ro1">
          <table:table-cell office:value-type="float" office:value="0.48765" calcext:value-type="float">
            <text:p>0,487650</text:p>
          </table:table-cell>
          <table:table-cell office:value-type="float" office:value="-0.012911" calcext:value-type="float">
            <text:p>-0,012911</text:p>
          </table:table-cell>
          <table:table-cell table:number-columns-repeated="3"/>
          <table:table-cell table:style-name="ce9" table:formula="of:=[.A398]*[.$F$1]" office:value-type="float" office:value="95.823225" calcext:value-type="float">
            <text:p>95,82</text:p>
          </table:table-cell>
          <table:table-cell table:style-name="ce9" table:formula="of:=[.B398]*[.$F$1]" office:value-type="float" office:value="-2.5370115" calcext:value-type="float">
            <text:p>-2,54</text:p>
          </table:table-cell>
          <table:table-cell table:style-name="ce9" table:formula="of:=SQRT(([.F399]-[.F398])*([.F399]-[.F398])+([.G399]-[.G398])*([.G399]-[.G398]))" office:value-type="float" office:value="0.842131533520302" calcext:value-type="float">
            <text:p>0,84</text:p>
          </table:table-cell>
        </table:table-row>
        <table:table-row table:style-name="ro1">
          <table:table-cell office:value-type="float" office:value="0.491932" calcext:value-type="float">
            <text:p>0,491932</text:p>
          </table:table-cell>
          <table:table-cell office:value-type="float" office:value="-0.012734" calcext:value-type="float">
            <text:p>-0,012734</text:p>
          </table:table-cell>
          <table:table-cell table:number-columns-repeated="3"/>
          <table:table-cell table:style-name="ce9" table:formula="of:=[.A399]*[.$F$1]" office:value-type="float" office:value="96.664638" calcext:value-type="float">
            <text:p>96,66</text:p>
          </table:table-cell>
          <table:table-cell table:style-name="ce9" table:formula="of:=[.B399]*[.$F$1]" office:value-type="float" office:value="-2.502231" calcext:value-type="float">
            <text:p>-2,50</text:p>
          </table:table-cell>
          <table:table-cell table:style-name="ce9" table:formula="of:=SQRT(([.F400]-[.F399])*([.F400]-[.F399])+([.G400]-[.G399])*([.G400]-[.G399]))" office:value-type="float" office:value="0.842249636426906" calcext:value-type="float">
            <text:p>0,84</text:p>
          </table:table-cell>
        </table:table-row>
        <table:table-row table:style-name="ro1">
          <table:table-cell office:value-type="float" office:value="0.496214" calcext:value-type="float">
            <text:p>0,496214</text:p>
          </table:table-cell>
          <table:table-cell office:value-type="float" office:value="-0.012543" calcext:value-type="float">
            <text:p>-0,012543</text:p>
          </table:table-cell>
          <table:table-cell table:number-columns-repeated="3"/>
          <table:table-cell table:style-name="ce9" table:formula="of:=[.A400]*[.$F$1]" office:value-type="float" office:value="97.506051" calcext:value-type="float">
            <text:p>97,51</text:p>
          </table:table-cell>
          <table:table-cell table:style-name="ce9" table:formula="of:=[.B400]*[.$F$1]" office:value-type="float" office:value="-2.4646995" calcext:value-type="float">
            <text:p>-2,46</text:p>
          </table:table-cell>
          <table:table-cell table:style-name="ce9" table:formula="of:=SQRT(([.F401]-[.F400])*([.F401]-[.F400])+([.G401]-[.G400])*([.G401]-[.G400]))" office:value-type="float" office:value="0.842123440847588" calcext:value-type="float">
            <text:p>0,84</text:p>
          </table:table-cell>
        </table:table-row>
        <table:table-row table:style-name="ro1">
          <table:table-cell office:value-type="float" office:value="0.500496" calcext:value-type="float">
            <text:p>0,500496</text:p>
          </table:table-cell>
          <table:table-cell office:value-type="float" office:value="-0.012367" calcext:value-type="float">
            <text:p>-0,012367</text:p>
          </table:table-cell>
          <table:table-cell table:number-columns-repeated="3"/>
          <table:table-cell table:style-name="ce9" table:formula="of:=[.A401]*[.$F$1]" office:value-type="float" office:value="98.347464" calcext:value-type="float">
            <text:p>98,35</text:p>
          </table:table-cell>
          <table:table-cell table:style-name="ce9" table:formula="of:=[.B401]*[.$F$1]" office:value-type="float" office:value="-2.4301155" calcext:value-type="float">
            <text:p>-2,43</text:p>
          </table:table-cell>
          <table:table-cell table:style-name="ce9" table:formula="of:=SQRT(([.F402]-[.F401])*([.F402]-[.F401])+([.G402]-[.G401])*([.G402]-[.G401]))" office:value-type="float" office:value="0.842249636426906" calcext:value-type="float">
            <text:p>0,84</text:p>
          </table:table-cell>
        </table:table-row>
        <table:table-row table:style-name="ro1">
          <table:table-cell office:value-type="float" office:value="0.504778" calcext:value-type="float">
            <text:p>0,504778</text:p>
          </table:table-cell>
          <table:table-cell office:value-type="float" office:value="-0.012176" calcext:value-type="float">
            <text:p>-0,012176</text:p>
          </table:table-cell>
          <table:table-cell table:number-columns-repeated="3"/>
          <table:table-cell table:style-name="ce9" table:formula="of:=[.A402]*[.$F$1]" office:value-type="float" office:value="99.188877" calcext:value-type="float">
            <text:p>99,19</text:p>
          </table:table-cell>
          <table:table-cell table:style-name="ce9" table:formula="of:=[.B402]*[.$F$1]" office:value-type="float" office:value="-2.392584" calcext:value-type="float">
            <text:p>-2,39</text:p>
          </table:table-cell>
          <table:table-cell table:style-name="ce9" table:formula="of:=SQRT(([.F403]-[.F402])*([.F403]-[.F402])+([.G403]-[.G402])*([.G403]-[.G402]))" office:value-type="float" office:value="0.84195975959202" calcext:value-type="float">
            <text:p>0,84</text:p>
          </table:table-cell>
        </table:table-row>
        <table:table-row table:style-name="ro1">
          <table:table-cell office:value-type="float" office:value="0.509059" calcext:value-type="float">
            <text:p>0,509059</text:p>
          </table:table-cell>
          <table:table-cell office:value-type="float" office:value="-0.011996" calcext:value-type="float">
            <text:p>-0,011996</text:p>
          </table:table-cell>
          <table:table-cell table:number-columns-repeated="3"/>
          <table:table-cell table:style-name="ce9" table:formula="of:=[.A403]*[.$F$1]" office:value-type="float" office:value="100.0300935" calcext:value-type="float">
            <text:p>100,03</text:p>
          </table:table-cell>
          <table:table-cell table:style-name="ce9" table:formula="of:=[.B403]*[.$F$1]" office:value-type="float" office:value="-2.357214" calcext:value-type="float">
            <text:p>-2,36</text:p>
          </table:table-cell>
          <table:table-cell table:style-name="ce9" table:formula="of:=SQRT(([.F404]-[.F403])*([.F404]-[.F403])+([.G404]-[.G403])*([.G404]-[.G403]))" office:value-type="float" office:value="0.862548271551372" calcext:value-type="float">
            <text:p>0,86</text:p>
          </table:table-cell>
        </table:table-row>
        <table:table-row table:style-name="ro1">
          <table:table-cell office:value-type="float" office:value="0.513444" calcext:value-type="float">
            <text:p>0,513444</text:p>
          </table:table-cell>
          <table:table-cell office:value-type="float" office:value="-0.011796" calcext:value-type="float">
            <text:p>-0,011796</text:p>
          </table:table-cell>
          <table:table-cell table:number-columns-repeated="3"/>
          <table:table-cell table:style-name="ce9" table:formula="of:=[.A404]*[.$F$1]" office:value-type="float" office:value="100.891746" calcext:value-type="float">
            <text:p>100,89</text:p>
          </table:table-cell>
          <table:table-cell table:style-name="ce9" table:formula="of:=[.B404]*[.$F$1]" office:value-type="float" office:value="-2.317914" calcext:value-type="float">
            <text:p>-2,32</text:p>
          </table:table-cell>
          <table:table-cell table:style-name="ce9" table:formula="of:=SQRT(([.F405]-[.F404])*([.F405]-[.F404])+([.G405]-[.G404])*([.G405]-[.G404]))" office:value-type="float" office:value="0.8614540502373" calcext:value-type="float">
            <text:p>0,86</text:p>
          </table:table-cell>
        </table:table-row>
        <table:table-row table:style-name="ro1">
          <table:table-cell office:value-type="float" office:value="0.517824" calcext:value-type="float">
            <text:p>0,517824</text:p>
          </table:table-cell>
          <table:table-cell office:value-type="float" office:value="-0.011609" calcext:value-type="float">
            <text:p>-0,011609</text:p>
          </table:table-cell>
          <table:table-cell table:number-columns-repeated="3"/>
          <table:table-cell table:style-name="ce9" table:formula="of:=[.A405]*[.$F$1]" office:value-type="float" office:value="101.752416" calcext:value-type="float">
            <text:p>101,75</text:p>
          </table:table-cell>
          <table:table-cell table:style-name="ce9" table:formula="of:=[.B405]*[.$F$1]" office:value-type="float" office:value="-2.2811685" calcext:value-type="float">
            <text:p>-2,28</text:p>
          </table:table-cell>
          <table:table-cell table:style-name="ce9" table:formula="of:=SQRT(([.F406]-[.F405])*([.F406]-[.F405])+([.G406]-[.G405])*([.G406]-[.G405]))" office:value-type="float" office:value="0.861361554699591" calcext:value-type="float">
            <text:p>0,86</text:p>
          </table:table-cell>
        </table:table-row>
        <table:table-row table:style-name="ro1">
          <table:table-cell office:value-type="float" office:value="0.522203" calcext:value-type="float">
            <text:p>0,522203</text:p>
          </table:table-cell>
          <table:table-cell office:value-type="float" office:value="-0.01141" calcext:value-type="float">
            <text:p>-0,011410</text:p>
          </table:table-cell>
          <table:table-cell table:number-columns-repeated="3"/>
          <table:table-cell table:style-name="ce9" table:formula="of:=[.A406]*[.$F$1]" office:value-type="float" office:value="102.6128895" calcext:value-type="float">
            <text:p>102,61</text:p>
          </table:table-cell>
          <table:table-cell table:style-name="ce9" table:formula="of:=[.B406]*[.$F$1]" office:value-type="float" office:value="-2.242065" calcext:value-type="float">
            <text:p>-2,24</text:p>
          </table:table-cell>
          <table:table-cell table:style-name="ce9" table:formula="of:=SQRT(([.F407]-[.F406])*([.F407]-[.F406])+([.G407]-[.G406])*([.G407]-[.G406]))" office:value-type="float" office:value="0.863327977237501" calcext:value-type="float">
            <text:p>0,86</text:p>
          </table:table-cell>
        </table:table-row>
        <table:table-row table:style-name="ro1">
          <table:table-cell office:value-type="float" office:value="0.526593" calcext:value-type="float">
            <text:p>0,526593</text:p>
          </table:table-cell>
          <table:table-cell office:value-type="float" office:value="-0.011234" calcext:value-type="float">
            <text:p>-0,011234</text:p>
          </table:table-cell>
          <table:table-cell table:number-columns-repeated="3"/>
          <table:table-cell table:style-name="ce9" table:formula="of:=[.A407]*[.$F$1]" office:value-type="float" office:value="103.4755245" calcext:value-type="float">
            <text:p>103,48</text:p>
          </table:table-cell>
          <table:table-cell table:style-name="ce9" table:formula="of:=[.B407]*[.$F$1]" office:value-type="float" office:value="-2.207481" calcext:value-type="float">
            <text:p>-2,21</text:p>
          </table:table-cell>
          <table:table-cell table:style-name="ce9" table:formula="of:=SQRT(([.F408]-[.F407])*([.F408]-[.F407])+([.G408]-[.G407])*([.G408]-[.G407]))" office:value-type="float" office:value="0.863434080522231" calcext:value-type="float">
            <text:p>0,86</text:p>
          </table:table-cell>
        </table:table-row>
        <table:table-row table:style-name="ro1">
          <table:table-cell office:value-type="float" office:value="0.530983" calcext:value-type="float">
            <text:p>0,530983</text:p>
          </table:table-cell>
          <table:table-cell office:value-type="float" office:value="-0.011045" calcext:value-type="float">
            <text:p>-0,011045</text:p>
          </table:table-cell>
          <table:table-cell table:number-columns-repeated="3"/>
          <table:table-cell table:style-name="ce9" table:formula="of:=[.A408]*[.$F$1]" office:value-type="float" office:value="104.3381595" calcext:value-type="float">
            <text:p>104,34</text:p>
          </table:table-cell>
          <table:table-cell table:style-name="ce9" table:formula="of:=[.B408]*[.$F$1]" office:value-type="float" office:value="-2.1703425" calcext:value-type="float">
            <text:p>-2,17</text:p>
          </table:table-cell>
          <table:table-cell table:style-name="ce9" table:formula="of:=SQRT(([.F409]-[.F408])*([.F409]-[.F408])+([.G409]-[.G408])*([.G409]-[.G408]))" office:value-type="float" office:value="0.862378146555346" calcext:value-type="float">
            <text:p>0,86</text:p>
          </table:table-cell>
        </table:table-row>
        <table:table-row table:style-name="ro1">
          <table:table-cell office:value-type="float" office:value="0.535368" calcext:value-type="float">
            <text:p>0,535368</text:p>
          </table:table-cell>
          <table:table-cell office:value-type="float" office:value="-0.010865" calcext:value-type="float">
            <text:p>-0,010865</text:p>
          </table:table-cell>
          <table:table-cell table:number-columns-repeated="3"/>
          <table:table-cell table:style-name="ce9" table:formula="of:=[.A409]*[.$F$1]" office:value-type="float" office:value="105.199812" calcext:value-type="float">
            <text:p>105,20</text:p>
          </table:table-cell>
          <table:table-cell table:style-name="ce9" table:formula="of:=[.B409]*[.$F$1]" office:value-type="float" office:value="-2.1349725" calcext:value-type="float">
            <text:p>-2,13</text:p>
          </table:table-cell>
          <table:table-cell table:style-name="ce9" table:formula="of:=SQRT(([.F410]-[.F409])*([.F410]-[.F409])+([.G410]-[.G409])*([.G410]-[.G409]))" office:value-type="float" office:value="0.862307758716258" calcext:value-type="float">
            <text:p>0,86</text:p>
          </table:table-cell>
        </table:table-row>
        <table:table-row table:style-name="ro1">
          <table:table-cell office:value-type="float" office:value="0.539752" calcext:value-type="float">
            <text:p>0,539752</text:p>
          </table:table-cell>
          <table:table-cell office:value-type="float" office:value="-0.01067" calcext:value-type="float">
            <text:p>-0,010670</text:p>
          </table:table-cell>
          <table:table-cell table:number-columns-repeated="3"/>
          <table:table-cell table:style-name="ce9" table:formula="of:=[.A410]*[.$F$1]" office:value-type="float" office:value="106.061268" calcext:value-type="float">
            <text:p>106,06</text:p>
          </table:table-cell>
          <table:table-cell table:style-name="ce9" table:formula="of:=[.B410]*[.$F$1]" office:value-type="float" office:value="-2.096655" calcext:value-type="float">
            <text:p>-2,10</text:p>
          </table:table-cell>
          <table:table-cell table:style-name="ce9" table:formula="of:=SQRT(([.F411]-[.F410])*([.F411]-[.F410])+([.G411]-[.G410])*([.G411]-[.G410]))" office:value-type="float" office:value="0.860414803775633" calcext:value-type="float">
            <text:p>0,86</text:p>
          </table:table-cell>
        </table:table-row>
        <table:table-row table:style-name="ro1">
          <table:table-cell office:value-type="float" office:value="0.544127" calcext:value-type="float">
            <text:p>0,544127</text:p>
          </table:table-cell>
          <table:table-cell office:value-type="float" office:value="-0.01049" calcext:value-type="float">
            <text:p>-0,010490</text:p>
          </table:table-cell>
          <table:table-cell table:number-columns-repeated="3"/>
          <table:table-cell table:style-name="ce9" table:formula="of:=[.A411]*[.$F$1]" office:value-type="float" office:value="106.9209555" calcext:value-type="float">
            <text:p>106,92</text:p>
          </table:table-cell>
          <table:table-cell table:style-name="ce9" table:formula="of:=[.B411]*[.$F$1]" office:value-type="float" office:value="-2.061285" calcext:value-type="float">
            <text:p>-2,06</text:p>
          </table:table-cell>
          <table:table-cell table:style-name="ce9" table:formula="of:=SQRT(([.F412]-[.F411])*([.F412]-[.F411])+([.G412]-[.G411])*([.G412]-[.G411]))" office:value-type="float" office:value="0.860549781158657" calcext:value-type="float">
            <text:p>0,86</text:p>
          </table:table-cell>
        </table:table-row>
        <table:table-row table:style-name="ro1">
          <table:table-cell office:value-type="float" office:value="0.548502" calcext:value-type="float">
            <text:p>0,548502</text:p>
          </table:table-cell>
          <table:table-cell office:value-type="float" office:value="-0.010294" calcext:value-type="float">
            <text:p>-0,010294</text:p>
          </table:table-cell>
          <table:table-cell table:number-columns-repeated="3"/>
          <table:table-cell table:style-name="ce9" table:formula="of:=[.A412]*[.$F$1]" office:value-type="float" office:value="107.780643" calcext:value-type="float">
            <text:p>107,78</text:p>
          </table:table-cell>
          <table:table-cell table:style-name="ce9" table:formula="of:=[.B412]*[.$F$1]" office:value-type="float" office:value="-2.022771" calcext:value-type="float">
            <text:p>-2,02</text:p>
          </table:table-cell>
          <table:table-cell table:style-name="ce9" table:formula="of:=SQRT(([.F413]-[.F412])*([.F413]-[.F412])+([.G413]-[.G412])*([.G413]-[.G412]))" office:value-type="float" office:value="0.86024291029991" calcext:value-type="float">
            <text:p>0,86</text:p>
          </table:table-cell>
        </table:table-row>
        <table:table-row table:style-name="ro1">
          <table:table-cell office:value-type="float" office:value="0.552876" calcext:value-type="float">
            <text:p>0,552876</text:p>
          </table:table-cell>
          <table:table-cell office:value-type="float" office:value="-0.010111" calcext:value-type="float">
            <text:p>-0,010111</text:p>
          </table:table-cell>
          <table:table-cell table:number-columns-repeated="3"/>
          <table:table-cell table:style-name="ce9" table:formula="of:=[.A413]*[.$F$1]" office:value-type="float" office:value="108.640134" calcext:value-type="float">
            <text:p>108,64</text:p>
          </table:table-cell>
          <table:table-cell table:style-name="ce9" table:formula="of:=[.B413]*[.$F$1]" office:value-type="float" office:value="-1.9868115" calcext:value-type="float">
            <text:p>-1,99</text:p>
          </table:table-cell>
          <table:table-cell table:style-name="ce9" table:formula="of:=SQRT(([.F414]-[.F413])*([.F414]-[.F413])+([.G414]-[.G413])*([.G414]-[.G413]))" office:value-type="float" office:value="0.860603353412731" calcext:value-type="float">
            <text:p>0,86</text:p>
          </table:table-cell>
        </table:table-row>
        <table:table-row table:style-name="ro1">
          <table:table-cell office:value-type="float" office:value="0.557251" calcext:value-type="float">
            <text:p>0,557251</text:p>
          </table:table-cell>
          <table:table-cell office:value-type="float" office:value="-0.009909" calcext:value-type="float">
            <text:p>-0,009909</text:p>
          </table:table-cell>
          <table:table-cell table:number-columns-repeated="3"/>
          <table:table-cell table:style-name="ce9" table:formula="of:=[.A414]*[.$F$1]" office:value-type="float" office:value="109.4998215" calcext:value-type="float">
            <text:p>109,50</text:p>
          </table:table-cell>
          <table:table-cell table:style-name="ce9" table:formula="of:=[.B414]*[.$F$1]" office:value-type="float" office:value="-1.9471185" calcext:value-type="float">
            <text:p>-1,95</text:p>
          </table:table-cell>
          <table:table-cell table:style-name="ce9" table:formula="of:=SQRT(([.F415]-[.F414])*([.F415]-[.F414])+([.G415]-[.G414])*([.G415]-[.G414]))" office:value-type="float" office:value="0.861522535808711" calcext:value-type="float">
            <text:p>0,86</text:p>
          </table:table-cell>
        </table:table-row>
        <table:table-row table:style-name="ro1">
          <table:table-cell office:value-type="float" office:value="0.561631" calcext:value-type="float">
            <text:p>0,561631</text:p>
          </table:table-cell>
          <table:table-cell office:value-type="float" office:value="-0.009714" calcext:value-type="float">
            <text:p>-0,009714</text:p>
          </table:table-cell>
          <table:table-cell table:number-columns-repeated="3"/>
          <table:table-cell table:style-name="ce9" table:formula="of:=[.A415]*[.$F$1]" office:value-type="float" office:value="110.3604915" calcext:value-type="float">
            <text:p>110,36</text:p>
          </table:table-cell>
          <table:table-cell table:style-name="ce9" table:formula="of:=[.B415]*[.$F$1]" office:value-type="float" office:value="-1.908801" calcext:value-type="float">
            <text:p>-1,91</text:p>
          </table:table-cell>
          <table:table-cell table:style-name="ce9" table:formula="of:=SQRT(([.F416]-[.F415])*([.F416]-[.F415])+([.G416]-[.G415])*([.G416]-[.G415]))" office:value-type="float" office:value="0.861462387122775" calcext:value-type="float">
            <text:p>0,86</text:p>
          </table:table-cell>
        </table:table-row>
        <table:table-row table:style-name="ro1">
          <table:table-cell office:value-type="float" office:value="0.56601" calcext:value-type="float">
            <text:p>0,566010</text:p>
          </table:table-cell>
          <table:table-cell office:value-type="float" office:value="-0.009504" calcext:value-type="float">
            <text:p>-0,009504</text:p>
          </table:table-cell>
          <table:table-cell table:number-columns-repeated="3"/>
          <table:table-cell table:style-name="ce9" table:formula="of:=[.A416]*[.$F$1]" office:value-type="float" office:value="111.220965" calcext:value-type="float">
            <text:p>111,22</text:p>
          </table:table-cell>
          <table:table-cell table:style-name="ce9" table:formula="of:=[.B416]*[.$F$1]" office:value-type="float" office:value="-1.867536" calcext:value-type="float">
            <text:p>-1,87</text:p>
          </table:table-cell>
          <table:table-cell table:style-name="ce9" table:formula="of:=SQRT(([.F417]-[.F416])*([.F417]-[.F416])+([.G417]-[.G416])*([.G417]-[.G416]))" office:value-type="float" office:value="0.863451073725226" calcext:value-type="float">
            <text:p>0,86</text:p>
          </table:table-cell>
        </table:table-row>
        <table:table-row table:style-name="ro1">
          <table:table-cell office:value-type="float" office:value="0.5704" calcext:value-type="float">
            <text:p>0,570400</text:p>
          </table:table-cell>
          <table:table-cell office:value-type="float" office:value="-0.009313" calcext:value-type="float">
            <text:p>-0,009313</text:p>
          </table:table-cell>
          <table:table-cell table:number-columns-repeated="3"/>
          <table:table-cell table:style-name="ce9" table:formula="of:=[.A417]*[.$F$1]" office:value-type="float" office:value="112.0836" calcext:value-type="float">
            <text:p>112,08</text:p>
          </table:table-cell>
          <table:table-cell table:style-name="ce9" table:formula="of:=[.B417]*[.$F$1]" office:value-type="float" office:value="-1.8300045" calcext:value-type="float">
            <text:p>-1,83</text:p>
          </table:table-cell>
          <table:table-cell table:style-name="ce9" table:formula="of:=SQRT(([.F418]-[.F417])*([.F418]-[.F417])+([.G418]-[.G417])*([.G418]-[.G417]))" office:value-type="float" office:value="0.863565880880547" calcext:value-type="float">
            <text:p>0,86</text:p>
          </table:table-cell>
        </table:table-row>
        <table:table-row table:style-name="ro1">
          <table:table-cell office:value-type="float" office:value="0.57479" calcext:value-type="float">
            <text:p>0,574790</text:p>
          </table:table-cell>
          <table:table-cell office:value-type="float" office:value="-0.009109" calcext:value-type="float">
            <text:p>-0,009109</text:p>
          </table:table-cell>
          <table:table-cell table:number-columns-repeated="3"/>
          <table:table-cell table:style-name="ce9" table:formula="of:=[.A418]*[.$F$1]" office:value-type="float" office:value="112.946235" calcext:value-type="float">
            <text:p>112,95</text:p>
          </table:table-cell>
          <table:table-cell table:style-name="ce9" table:formula="of:=[.B418]*[.$F$1]" office:value-type="float" office:value="-1.7899185" calcext:value-type="float">
            <text:p>-1,79</text:p>
          </table:table-cell>
          <table:table-cell table:style-name="ce9" table:formula="of:=SQRT(([.F419]-[.F418])*([.F419]-[.F418])+([.G419]-[.G418])*([.G419]-[.G418]))" office:value-type="float" office:value="0.863254759485572" calcext:value-type="float">
            <text:p>0,86</text:p>
          </table:table-cell>
        </table:table-row>
        <table:table-row table:style-name="ro1">
          <table:table-cell office:value-type="float" office:value="0.579179" calcext:value-type="float">
            <text:p>0,579179</text:p>
          </table:table-cell>
          <table:table-cell office:value-type="float" office:value="-0.008918" calcext:value-type="float">
            <text:p>-0,008918</text:p>
          </table:table-cell>
          <table:table-cell table:number-columns-repeated="3"/>
          <table:table-cell table:style-name="ce9" table:formula="of:=[.A419]*[.$F$1]" office:value-type="float" office:value="113.8086735" calcext:value-type="float">
            <text:p>113,81</text:p>
          </table:table-cell>
          <table:table-cell table:style-name="ce9" table:formula="of:=[.B419]*[.$F$1]" office:value-type="float" office:value="-1.752387" calcext:value-type="float">
            <text:p>-1,75</text:p>
          </table:table-cell>
          <table:table-cell table:style-name="ce9" table:formula="of:=SQRT(([.F420]-[.F419])*([.F420]-[.F419])+([.G420]-[.G419])*([.G420]-[.G419]))" office:value-type="float" office:value="0.863575024552728" calcext:value-type="float">
            <text:p>0,86</text:p>
          </table:table-cell>
        </table:table-row>
        <table:table-row table:style-name="ro1">
          <table:table-cell office:value-type="float" office:value="0.583569" calcext:value-type="float">
            <text:p>0,583569</text:p>
          </table:table-cell>
          <table:table-cell office:value-type="float" office:value="-0.008713" calcext:value-type="float">
            <text:p>-0,008713</text:p>
          </table:table-cell>
          <table:table-cell table:number-columns-repeated="3"/>
          <table:table-cell table:style-name="ce9" table:formula="of:=[.A420]*[.$F$1]" office:value-type="float" office:value="114.6713085" calcext:value-type="float">
            <text:p>114,67</text:p>
          </table:table-cell>
          <table:table-cell table:style-name="ce9" table:formula="of:=[.B420]*[.$F$1]" office:value-type="float" office:value="-1.7121045" calcext:value-type="float">
            <text:p>-1,71</text:p>
          </table:table-cell>
          <table:table-cell table:style-name="ce9" table:formula="of:=SQRT(([.F421]-[.F420])*([.F421]-[.F420])+([.G421]-[.G420])*([.G421]-[.G420]))" office:value-type="float" office:value="0.864424136943915" calcext:value-type="float">
            <text:p>0,86</text:p>
          </table:table-cell>
        </table:table-row>
        <table:table-row table:style-name="ro1">
          <table:table-cell office:value-type="float" office:value="0.587964" calcext:value-type="float">
            <text:p>0,587964</text:p>
          </table:table-cell>
          <table:table-cell office:value-type="float" office:value="-0.008523" calcext:value-type="float">
            <text:p>-0,008523</text:p>
          </table:table-cell>
          <table:table-cell table:number-columns-repeated="3"/>
          <table:table-cell table:style-name="ce9" table:formula="of:=[.A421]*[.$F$1]" office:value-type="float" office:value="115.534926" calcext:value-type="float">
            <text:p>115,53</text:p>
          </table:table-cell>
          <table:table-cell table:style-name="ce9" table:formula="of:=[.B421]*[.$F$1]" office:value-type="float" office:value="-1.6747695" calcext:value-type="float">
            <text:p>-1,67</text:p>
          </table:table-cell>
          <table:table-cell table:style-name="ce9" table:formula="of:=SQRT(([.F422]-[.F421])*([.F422]-[.F421])+([.G422]-[.G421])*([.G422]-[.G421]))" office:value-type="float" office:value="0.864360169748268" calcext:value-type="float">
            <text:p>0,86</text:p>
          </table:table-cell>
        </table:table-row>
        <table:table-row table:style-name="ro1">
          <table:table-cell office:value-type="float" office:value="0.592358" calcext:value-type="float">
            <text:p>0,592358</text:p>
          </table:table-cell>
          <table:table-cell office:value-type="float" office:value="-0.008318" calcext:value-type="float">
            <text:p>-0,008318</text:p>
          </table:table-cell>
          <table:table-cell table:number-columns-repeated="3"/>
          <table:table-cell table:style-name="ce9" table:formula="of:=[.A422]*[.$F$1]" office:value-type="float" office:value="116.398347" calcext:value-type="float">
            <text:p>116,40</text:p>
          </table:table-cell>
          <table:table-cell table:style-name="ce9" table:formula="of:=[.B422]*[.$F$1]" office:value-type="float" office:value="-1.634487" calcext:value-type="float">
            <text:p>-1,63</text:p>
          </table:table-cell>
          <table:table-cell table:style-name="ce9" table:formula="of:=SQRT(([.F423]-[.F422])*([.F423]-[.F422])+([.G423]-[.G422])*([.G423]-[.G422]))" office:value-type="float" office:value="0.862460974758443" calcext:value-type="float">
            <text:p>0,86</text:p>
          </table:table-cell>
        </table:table-row>
        <table:table-row table:style-name="ro1">
          <table:table-cell office:value-type="float" office:value="0.596743" calcext:value-type="float">
            <text:p>0,596743</text:p>
          </table:table-cell>
          <table:table-cell office:value-type="float" office:value="-0.008128" calcext:value-type="float">
            <text:p>-0,008128</text:p>
          </table:table-cell>
          <table:table-cell table:number-columns-repeated="3"/>
          <table:table-cell table:style-name="ce9" table:formula="of:=[.A423]*[.$F$1]" office:value-type="float" office:value="117.2599995" calcext:value-type="float">
            <text:p>117,26</text:p>
          </table:table-cell>
          <table:table-cell table:style-name="ce9" table:formula="of:=[.B423]*[.$F$1]" office:value-type="float" office:value="-1.597152" calcext:value-type="float">
            <text:p>-1,60</text:p>
          </table:table-cell>
          <table:table-cell table:style-name="ce9" table:formula="of:=SQRT(([.F424]-[.F423])*([.F424]-[.F423])+([.G424]-[.G423])*([.G424]-[.G423]))" office:value-type="float" office:value="0.862593595247776" calcext:value-type="float">
            <text:p>0,86</text:p>
          </table:table-cell>
        </table:table-row>
        <table:table-row table:style-name="ro1">
          <table:table-cell office:value-type="float" office:value="0.601128" calcext:value-type="float">
            <text:p>0,601128</text:p>
          </table:table-cell>
          <table:table-cell office:value-type="float" office:value="-0.007923" calcext:value-type="float">
            <text:p>-0,007923</text:p>
          </table:table-cell>
          <table:table-cell table:number-columns-repeated="3"/>
          <table:table-cell table:style-name="ce9" table:formula="of:=[.A424]*[.$F$1]" office:value-type="float" office:value="118.121652" calcext:value-type="float">
            <text:p>118,12</text:p>
          </table:table-cell>
          <table:table-cell table:style-name="ce9" table:formula="of:=[.B424]*[.$F$1]" office:value-type="float" office:value="-1.5568695" calcext:value-type="float">
            <text:p>-1,56</text:p>
          </table:table-cell>
          <table:table-cell table:style-name="ce9" table:formula="of:=SQRT(([.F425]-[.F424])*([.F425]-[.F424])+([.G425]-[.G424])*([.G425]-[.G424]))" office:value-type="float" office:value="0.863298033403438" calcext:value-type="float">
            <text:p>0,86</text:p>
          </table:table-cell>
        </table:table-row>
        <table:table-row table:style-name="ro1">
          <table:table-cell office:value-type="float" office:value="0.605517" calcext:value-type="float">
            <text:p>0,605517</text:p>
          </table:table-cell>
          <table:table-cell office:value-type="float" office:value="-0.007727" calcext:value-type="float">
            <text:p>-0,007727</text:p>
          </table:table-cell>
          <table:table-cell table:number-columns-repeated="3"/>
          <table:table-cell table:style-name="ce9" table:formula="of:=[.A425]*[.$F$1]" office:value-type="float" office:value="118.9840905" calcext:value-type="float">
            <text:p>118,98</text:p>
          </table:table-cell>
          <table:table-cell table:style-name="ce9" table:formula="of:=[.B425]*[.$F$1]" office:value-type="float" office:value="-1.5183555" calcext:value-type="float">
            <text:p>-1,52</text:p>
          </table:table-cell>
          <table:table-cell table:style-name="ce9" table:formula="of:=SQRT(([.F426]-[.F425])*([.F426]-[.F425])+([.G426]-[.G425])*([.G426]-[.G425]))" office:value-type="float" office:value="0.863621412107178" calcext:value-type="float">
            <text:p>0,86</text:p>
          </table:table-cell>
        </table:table-row>
        <table:table-row table:style-name="ro1">
          <table:table-cell office:value-type="float" office:value="0.609907" calcext:value-type="float">
            <text:p>0,609907</text:p>
          </table:table-cell>
          <table:table-cell office:value-type="float" office:value="-0.007517" calcext:value-type="float">
            <text:p>-0,007517</text:p>
          </table:table-cell>
          <table:table-cell table:number-columns-repeated="3"/>
          <table:table-cell table:style-name="ce9" table:formula="of:=[.A426]*[.$F$1]" office:value-type="float" office:value="119.8467255" calcext:value-type="float">
            <text:p>119,85</text:p>
          </table:table-cell>
          <table:table-cell table:style-name="ce9" table:formula="of:=[.B426]*[.$F$1]" office:value-type="float" office:value="-1.4770905" calcext:value-type="float">
            <text:p>-1,48</text:p>
          </table:table-cell>
          <table:table-cell table:style-name="ce9" table:formula="of:=SQRT(([.F427]-[.F426])*([.F427]-[.F426])+([.G427]-[.G426])*([.G427]-[.G426]))" office:value-type="float" office:value="0.863246238629074" calcext:value-type="float">
            <text:p>0,86</text:p>
          </table:table-cell>
        </table:table-row>
        <table:table-row table:style-name="ro1">
          <table:table-cell office:value-type="float" office:value="0.614296" calcext:value-type="float">
            <text:p>0,614296</text:p>
          </table:table-cell>
          <table:table-cell office:value-type="float" office:value="-0.007327" calcext:value-type="float">
            <text:p>-0,007327</text:p>
          </table:table-cell>
          <table:table-cell table:number-columns-repeated="3"/>
          <table:table-cell table:style-name="ce9" table:formula="of:=[.A427]*[.$F$1]" office:value-type="float" office:value="120.709164" calcext:value-type="float">
            <text:p>120,71</text:p>
          </table:table-cell>
          <table:table-cell table:style-name="ce9" table:formula="of:=[.B427]*[.$F$1]" office:value-type="float" office:value="-1.4397555" calcext:value-type="float">
            <text:p>-1,44</text:p>
          </table:table-cell>
          <table:table-cell table:style-name="ce9" table:formula="of:=SQRT(([.F428]-[.F427])*([.F428]-[.F427])+([.G428]-[.G427])*([.G428]-[.G427]))" office:value-type="float" office:value="0.863575024552743" calcext:value-type="float">
            <text:p>0,86</text:p>
          </table:table-cell>
        </table:table-row>
        <table:table-row table:style-name="ro1">
          <table:table-cell office:value-type="float" office:value="0.618686" calcext:value-type="float">
            <text:p>0,618686</text:p>
          </table:table-cell>
          <table:table-cell office:value-type="float" office:value="-0.007122" calcext:value-type="float">
            <text:p>-0,007122</text:p>
          </table:table-cell>
          <table:table-cell table:number-columns-repeated="3"/>
          <table:table-cell table:style-name="ce9" table:formula="of:=[.A428]*[.$F$1]" office:value-type="float" office:value="121.571799" calcext:value-type="float">
            <text:p>121,57</text:p>
          </table:table-cell>
          <table:table-cell table:style-name="ce9" table:formula="of:=[.B428]*[.$F$1]" office:value-type="float" office:value="-1.399473" calcext:value-type="float">
            <text:p>-1,40</text:p>
          </table:table-cell>
          <table:table-cell table:style-name="ce9" table:formula="of:=SQRT(([.F429]-[.F428])*([.F429]-[.F428])+([.G429]-[.G428])*([.G429]-[.G428]))" office:value-type="float" office:value="0.862504064664326" calcext:value-type="float">
            <text:p>0,86</text:p>
          </table:table-cell>
        </table:table-row>
        <table:table-row table:style-name="ro1">
          <table:table-cell office:value-type="float" office:value="0.623071" calcext:value-type="float">
            <text:p>0,623071</text:p>
          </table:table-cell>
          <table:table-cell office:value-type="float" office:value="-0.006927" calcext:value-type="float">
            <text:p>-0,006927</text:p>
          </table:table-cell>
          <table:table-cell table:number-columns-repeated="3"/>
          <table:table-cell table:style-name="ce9" table:formula="of:=[.A429]*[.$F$1]" office:value-type="float" office:value="122.4334515" calcext:value-type="float">
            <text:p>122,43</text:p>
          </table:table-cell>
          <table:table-cell table:style-name="ce9" table:formula="of:=[.B429]*[.$F$1]" office:value-type="float" office:value="-1.3611555" calcext:value-type="float">
            <text:p>-1,36</text:p>
          </table:table-cell>
          <table:table-cell table:style-name="ce9" table:formula="of:=SQRT(([.F430]-[.F429])*([.F430]-[.F429])+([.G430]-[.G429])*([.G430]-[.G429]))" office:value-type="float" office:value="0.862443760578629" calcext:value-type="float">
            <text:p>0,86</text:p>
          </table:table-cell>
        </table:table-row>
        <table:table-row table:style-name="ro1">
          <table:table-cell office:value-type="float" office:value="0.627455" calcext:value-type="float">
            <text:p>0,627455</text:p>
          </table:table-cell>
          <table:table-cell office:value-type="float" office:value="-0.006717" calcext:value-type="float">
            <text:p>-0,006717</text:p>
          </table:table-cell>
          <table:table-cell table:number-columns-repeated="3"/>
          <table:table-cell table:style-name="ce9" table:formula="of:=[.A430]*[.$F$1]" office:value-type="float" office:value="123.2949075" calcext:value-type="float">
            <text:p>123,29</text:p>
          </table:table-cell>
          <table:table-cell table:style-name="ce9" table:formula="of:=[.B430]*[.$F$1]" office:value-type="float" office:value="-1.3198905" calcext:value-type="float">
            <text:p>-1,32</text:p>
          </table:table-cell>
          <table:table-cell table:style-name="ce9" table:formula="of:=SQRT(([.F431]-[.F430])*([.F431]-[.F430])+([.G431]-[.G430])*([.G431]-[.G430]))" office:value-type="float" office:value="0.863459637278429" calcext:value-type="float">
            <text:p>0,86</text:p>
          </table:table-cell>
        </table:table-row>
        <table:table-row table:style-name="ro1">
          <table:table-cell office:value-type="float" office:value="0.631845" calcext:value-type="float">
            <text:p>0,631845</text:p>
          </table:table-cell>
          <table:table-cell office:value-type="float" office:value="-0.006525" calcext:value-type="float">
            <text:p>-0,006525</text:p>
          </table:table-cell>
          <table:table-cell table:number-columns-repeated="3"/>
          <table:table-cell table:style-name="ce9" table:formula="of:=[.A431]*[.$F$1]" office:value-type="float" office:value="124.1575425" calcext:value-type="float">
            <text:p>124,16</text:p>
          </table:table-cell>
          <table:table-cell table:style-name="ce9" table:formula="of:=[.B431]*[.$F$1]" office:value-type="float" office:value="-1.2821625" calcext:value-type="float">
            <text:p>-1,28</text:p>
          </table:table-cell>
          <table:table-cell table:style-name="ce9" table:formula="of:=SQRT(([.F432]-[.F431])*([.F432]-[.F431])+([.G432]-[.G431])*([.G432]-[.G431]))" office:value-type="float" office:value="0.863565880880561" calcext:value-type="float">
            <text:p>0,86</text:p>
          </table:table-cell>
        </table:table-row>
        <table:table-row table:style-name="ro1">
          <table:table-cell office:value-type="float" office:value="0.636235" calcext:value-type="float">
            <text:p>0,636235</text:p>
          </table:table-cell>
          <table:table-cell office:value-type="float" office:value="-0.006321" calcext:value-type="float">
            <text:p>-0,006321</text:p>
          </table:table-cell>
          <table:table-cell table:number-columns-repeated="3"/>
          <table:table-cell table:style-name="ce9" table:formula="of:=[.A432]*[.$F$1]" office:value-type="float" office:value="125.0201775" calcext:value-type="float">
            <text:p>125,02</text:p>
          </table:table-cell>
          <table:table-cell table:style-name="ce9" table:formula="of:=[.B432]*[.$F$1]" office:value-type="float" office:value="-1.2420765" calcext:value-type="float">
            <text:p>-1,24</text:p>
          </table:table-cell>
          <table:table-cell table:style-name="ce9" table:formula="of:=SQRT(([.F433]-[.F432])*([.F433]-[.F432])+([.G433]-[.G432])*([.G433]-[.G432]))" office:value-type="float" office:value="0.864185933406263" calcext:value-type="float">
            <text:p>0,86</text:p>
          </table:table-cell>
        </table:table-row>
        <table:table-row table:style-name="ro1">
          <table:table-cell office:value-type="float" office:value="0.640629" calcext:value-type="float">
            <text:p>0,640629</text:p>
          </table:table-cell>
          <table:table-cell office:value-type="float" office:value="-0.006136" calcext:value-type="float">
            <text:p>-0,006136</text:p>
          </table:table-cell>
          <table:table-cell table:number-columns-repeated="3"/>
          <table:table-cell table:style-name="ce9" table:formula="of:=[.A433]*[.$F$1]" office:value-type="float" office:value="125.8835985" calcext:value-type="float">
            <text:p>125,88</text:p>
          </table:table-cell>
          <table:table-cell table:style-name="ce9" table:formula="of:=[.B433]*[.$F$1]" office:value-type="float" office:value="-1.205724" calcext:value-type="float">
            <text:p>-1,21</text:p>
          </table:table-cell>
          <table:table-cell table:style-name="ce9" table:formula="of:=SQRT(([.F434]-[.F433])*([.F434]-[.F433])+([.G434]-[.G433])*([.G434]-[.G433]))" office:value-type="float" office:value="0.864511235500272" calcext:value-type="float">
            <text:p>0,86</text:p>
          </table:table-cell>
        </table:table-row>
        <table:table-row table:style-name="ro1">
          <table:table-cell office:value-type="float" office:value="0.645024" calcext:value-type="float">
            <text:p>0,645024</text:p>
          </table:table-cell>
          <table:table-cell office:value-type="float" office:value="-0.005936" calcext:value-type="float">
            <text:p>-0,005936</text:p>
          </table:table-cell>
          <table:table-cell table:number-columns-repeated="3"/>
          <table:table-cell table:style-name="ce9" table:formula="of:=[.A434]*[.$F$1]" office:value-type="float" office:value="126.747216" calcext:value-type="float">
            <text:p>126,75</text:p>
          </table:table-cell>
          <table:table-cell table:style-name="ce9" table:formula="of:=[.B434]*[.$F$1]" office:value-type="float" office:value="-1.166424" calcext:value-type="float">
            <text:p>-1,17</text:p>
          </table:table-cell>
          <table:table-cell table:style-name="ce9" table:formula="of:=SQRT(([.F435]-[.F434])*([.F435]-[.F434])+([.G435]-[.G434])*([.G435]-[.G434]))" office:value-type="float" office:value="0.863442554806062" calcext:value-type="float">
            <text:p>0,86</text:p>
          </table:table-cell>
        </table:table-row>
        <table:table-row table:style-name="ro1">
          <table:table-cell office:value-type="float" office:value="0.649414" calcext:value-type="float">
            <text:p>0,649414</text:p>
          </table:table-cell>
          <table:table-cell office:value-type="float" office:value="-0.005746" calcext:value-type="float">
            <text:p>-0,005746</text:p>
          </table:table-cell>
          <table:table-cell table:number-columns-repeated="3"/>
          <table:table-cell table:style-name="ce9" table:formula="of:=[.A435]*[.$F$1]" office:value-type="float" office:value="127.609851" calcext:value-type="float">
            <text:p>127,61</text:p>
          </table:table-cell>
          <table:table-cell table:style-name="ce9" table:formula="of:=[.B435]*[.$F$1]" office:value-type="float" office:value="-1.129089" calcext:value-type="float">
            <text:p>-1,13</text:p>
          </table:table-cell>
          <table:table-cell table:style-name="ce9" table:formula="of:=SQRT(([.F436]-[.F435])*([.F436]-[.F435])+([.G436]-[.G435])*([.G436]-[.G435]))" office:value-type="float" office:value="0.863378738496925" calcext:value-type="float">
            <text:p>0,86</text:p>
          </table:table-cell>
        </table:table-row>
        <table:table-row table:style-name="ro1">
          <table:table-cell office:value-type="float" office:value="0.653803" calcext:value-type="float">
            <text:p>0,653803</text:p>
          </table:table-cell>
          <table:table-cell office:value-type="float" office:value="-0.005541" calcext:value-type="float">
            <text:p>-0,005541</text:p>
          </table:table-cell>
          <table:table-cell table:number-columns-repeated="3"/>
          <table:table-cell table:style-name="ce9" table:formula="of:=[.A436]*[.$F$1]" office:value-type="float" office:value="128.4722895" calcext:value-type="float">
            <text:p>128,47</text:p>
          </table:table-cell>
          <table:table-cell table:style-name="ce9" table:formula="of:=[.B436]*[.$F$1]" office:value-type="float" office:value="-1.0888065" calcext:value-type="float">
            <text:p>-1,09</text:p>
          </table:table-cell>
          <table:table-cell table:style-name="ce9" table:formula="of:=SQRT(([.F437]-[.F436])*([.F437]-[.F436])+([.G437]-[.G436])*([.G437]-[.G436]))" office:value-type="float" office:value="0.863451073725183" calcext:value-type="float">
            <text:p>0,86</text:p>
          </table:table-cell>
        </table:table-row>
        <table:table-row table:style-name="ro1">
          <table:table-cell office:value-type="float" office:value="0.658193" calcext:value-type="float">
            <text:p>0,658193</text:p>
          </table:table-cell>
          <table:table-cell office:value-type="float" office:value="-0.00535" calcext:value-type="float">
            <text:p>-0,005350</text:p>
          </table:table-cell>
          <table:table-cell table:number-columns-repeated="3"/>
          <table:table-cell table:style-name="ce9" table:formula="of:=[.A437]*[.$F$1]" office:value-type="float" office:value="129.3349245" calcext:value-type="float">
            <text:p>129,33</text:p>
          </table:table-cell>
          <table:table-cell table:style-name="ce9" table:formula="of:=[.B437]*[.$F$1]" office:value-type="float" office:value="-1.051275" calcext:value-type="float">
            <text:p>-1,05</text:p>
          </table:table-cell>
          <table:table-cell table:style-name="ce9" table:formula="of:=SQRT(([.F438]-[.F437])*([.F438]-[.F437])+([.G438]-[.G437])*([.G438]-[.G437]))" office:value-type="float" office:value="0.863575024552743" calcext:value-type="float">
            <text:p>0,86</text:p>
          </table:table-cell>
        </table:table-row>
        <table:table-row table:style-name="ro1">
          <table:table-cell office:value-type="float" office:value="0.662583" calcext:value-type="float">
            <text:p>0,662583</text:p>
          </table:table-cell>
          <table:table-cell office:value-type="float" office:value="-0.005145" calcext:value-type="float">
            <text:p>-0,005145</text:p>
          </table:table-cell>
          <table:table-cell table:number-columns-repeated="3"/>
          <table:table-cell table:style-name="ce9" table:formula="of:=[.A438]*[.$F$1]" office:value-type="float" office:value="130.1975595" calcext:value-type="float">
            <text:p>130,20</text:p>
          </table:table-cell>
          <table:table-cell table:style-name="ce9" table:formula="of:=[.B438]*[.$F$1]" office:value-type="float" office:value="-1.0109925" calcext:value-type="float">
            <text:p>-1,01</text:p>
          </table:table-cell>
          <table:table-cell table:style-name="ce9" table:formula="of:=SQRT(([.F439]-[.F438])*([.F439]-[.F438])+([.G439]-[.G438])*([.G439]-[.G438]))" office:value-type="float" office:value="0.862273189556684" calcext:value-type="float">
            <text:p>0,86</text:p>
          </table:table-cell>
        </table:table-row>
        <table:table-row table:style-name="ro1">
          <table:table-cell office:value-type="float" office:value="0.666967" calcext:value-type="float">
            <text:p>0,666967</text:p>
          </table:table-cell>
          <table:table-cell office:value-type="float" office:value="-0.004954" calcext:value-type="float">
            <text:p>-0,004954</text:p>
          </table:table-cell>
          <table:table-cell table:number-columns-repeated="3"/>
          <table:table-cell table:style-name="ce9" table:formula="of:=[.A439]*[.$F$1]" office:value-type="float" office:value="131.0590155" calcext:value-type="float">
            <text:p>131,06</text:p>
          </table:table-cell>
          <table:table-cell table:style-name="ce9" table:formula="of:=[.B439]*[.$F$1]" office:value-type="float" office:value="-0.973461" calcext:value-type="float">
            <text:p>-0,97</text:p>
          </table:table-cell>
          <table:table-cell table:style-name="ce9" table:formula="of:=SQRT(([.F440]-[.F439])*([.F440]-[.F439])+([.G440]-[.G439])*([.G440]-[.G439]))" office:value-type="float" office:value="0.862584441172129" calcext:value-type="float">
            <text:p>0,86</text:p>
          </table:table-cell>
        </table:table-row>
        <table:table-row table:style-name="ro1">
          <table:table-cell office:value-type="float" office:value="0.671352" calcext:value-type="float">
            <text:p>0,671352</text:p>
          </table:table-cell>
          <table:table-cell office:value-type="float" office:value="-0.00475" calcext:value-type="float">
            <text:p>-0,004750</text:p>
          </table:table-cell>
          <table:table-cell table:number-columns-repeated="3"/>
          <table:table-cell table:style-name="ce9" table:formula="of:=[.A440]*[.$F$1]" office:value-type="float" office:value="131.920668" calcext:value-type="float">
            <text:p>131,92</text:p>
          </table:table-cell>
          <table:table-cell table:style-name="ce9" table:formula="of:=[.B440]*[.$F$1]" office:value-type="float" office:value="-0.933375" calcext:value-type="float">
            <text:p>-0,93</text:p>
          </table:table-cell>
          <table:table-cell table:style-name="ce9" table:formula="of:=SQRT(([.F441]-[.F440])*([.F441]-[.F440])+([.G441]-[.G440])*([.G441]-[.G440]))" office:value-type="float" office:value="0.861412700782295" calcext:value-type="float">
            <text:p>0,86</text:p>
          </table:table-cell>
        </table:table-row>
        <table:table-row table:style-name="ro1">
          <table:table-cell office:value-type="float" office:value="0.675732" calcext:value-type="float">
            <text:p>0,675732</text:p>
          </table:table-cell>
          <table:table-cell office:value-type="float" office:value="-0.004568" calcext:value-type="float">
            <text:p>-0,004568</text:p>
          </table:table-cell>
          <table:table-cell table:number-columns-repeated="3"/>
          <table:table-cell table:style-name="ce9" table:formula="of:=[.A441]*[.$F$1]" office:value-type="float" office:value="132.781338" calcext:value-type="float">
            <text:p>132,78</text:p>
          </table:table-cell>
          <table:table-cell table:style-name="ce9" table:formula="of:=[.B441]*[.$F$1]" office:value-type="float" office:value="-0.897612" calcext:value-type="float">
            <text:p>-0,90</text:p>
          </table:table-cell>
          <table:table-cell table:style-name="ce9" table:formula="of:=SQRT(([.F442]-[.F441])*([.F442]-[.F441])+([.G442]-[.G441])*([.G442]-[.G441]))" office:value-type="float" office:value="0.861308836540367" calcext:value-type="float">
            <text:p>0,86</text:p>
          </table:table-cell>
        </table:table-row>
        <table:table-row table:style-name="ro1">
          <table:table-cell office:value-type="float" office:value="0.680111" calcext:value-type="float">
            <text:p>0,680111</text:p>
          </table:table-cell>
          <table:table-cell office:value-type="float" office:value="-0.004375" calcext:value-type="float">
            <text:p>-0,004375</text:p>
          </table:table-cell>
          <table:table-cell table:number-columns-repeated="3"/>
          <table:table-cell table:style-name="ce9" table:formula="of:=[.A442]*[.$F$1]" office:value-type="float" office:value="133.6418115" calcext:value-type="float">
            <text:p>133,64</text:p>
          </table:table-cell>
          <table:table-cell table:style-name="ce9" table:formula="of:=[.B442]*[.$F$1]" office:value-type="float" office:value="-0.8596875" calcext:value-type="float">
            <text:p>-0,86</text:p>
          </table:table-cell>
          <table:table-cell table:style-name="ce9" table:formula="of:=SQRT(([.F443]-[.F442])*([.F443]-[.F442])+([.G443]-[.G442])*([.G443]-[.G442]))" office:value-type="float" office:value="0.863327977237459" calcext:value-type="float">
            <text:p>0,86</text:p>
          </table:table-cell>
        </table:table-row>
        <table:table-row table:style-name="ro1">
          <table:table-cell office:value-type="float" office:value="0.684501" calcext:value-type="float">
            <text:p>0,684501</text:p>
          </table:table-cell>
          <table:table-cell office:value-type="float" office:value="-0.004199" calcext:value-type="float">
            <text:p>-0,004199</text:p>
          </table:table-cell>
          <table:table-cell table:number-columns-repeated="3"/>
          <table:table-cell table:style-name="ce9" table:formula="of:=[.A443]*[.$F$1]" office:value-type="float" office:value="134.5044465" calcext:value-type="float">
            <text:p>134,50</text:p>
          </table:table-cell>
          <table:table-cell table:style-name="ce9" table:formula="of:=[.B443]*[.$F$1]" office:value-type="float" office:value="-0.8251035" calcext:value-type="float">
            <text:p>-0,83</text:p>
          </table:table-cell>
          <table:table-cell table:style-name="ce9" table:formula="of:=SQRT(([.F444]-[.F443])*([.F444]-[.F443])+([.G444]-[.G443])*([.G444]-[.G443]))" office:value-type="float" office:value="0.863442554806062" calcext:value-type="float">
            <text:p>0,86</text:p>
          </table:table-cell>
        </table:table-row>
        <table:table-row table:style-name="ro1">
          <table:table-cell office:value-type="float" office:value="0.688891" calcext:value-type="float">
            <text:p>0,688891</text:p>
          </table:table-cell>
          <table:table-cell office:value-type="float" office:value="-0.004009" calcext:value-type="float">
            <text:p>-0,004009</text:p>
          </table:table-cell>
          <table:table-cell table:number-columns-repeated="3"/>
          <table:table-cell table:style-name="ce9" table:formula="of:=[.A444]*[.$F$1]" office:value-type="float" office:value="135.3670815" calcext:value-type="float">
            <text:p>135,37</text:p>
          </table:table-cell>
          <table:table-cell table:style-name="ce9" table:formula="of:=[.B444]*[.$F$1]" office:value-type="float" office:value="-0.7877685" calcext:value-type="float">
            <text:p>-0,79</text:p>
          </table:table-cell>
          <table:table-cell table:style-name="ce9" table:formula="of:=SQRT(([.F445]-[.F444])*([.F445]-[.F444])+([.G445]-[.G444])*([.G445]-[.G444]))" office:value-type="float" office:value="0.864145161498361" calcext:value-type="float">
            <text:p>0,86</text:p>
          </table:table-cell>
        </table:table-row>
        <table:table-row table:style-name="ro1">
          <table:table-cell office:value-type="float" office:value="0.693285" calcext:value-type="float">
            <text:p>0,693285</text:p>
          </table:table-cell>
          <table:table-cell office:value-type="float" office:value="-0.003829" calcext:value-type="float">
            <text:p>-0,003829</text:p>
          </table:table-cell>
          <table:table-cell table:number-columns-repeated="3"/>
          <table:table-cell table:style-name="ce9" table:formula="of:=[.A445]*[.$F$1]" office:value-type="float" office:value="136.2305025" calcext:value-type="float">
            <text:p>136,23</text:p>
          </table:table-cell>
          <table:table-cell table:style-name="ce9" table:formula="of:=[.B445]*[.$F$1]" office:value-type="float" office:value="-0.7523985" calcext:value-type="float">
            <text:p>-0,75</text:p>
          </table:table-cell>
          <table:table-cell table:style-name="ce9" table:formula="of:=SQRT(([.F446]-[.F445])*([.F446]-[.F445])+([.G446]-[.G445])*([.G446]-[.G445]))" office:value-type="float" office:value="0.864467128994797" calcext:value-type="float">
            <text:p>0,86</text:p>
          </table:table-cell>
        </table:table-row>
        <table:table-row table:style-name="ro1">
          <table:table-cell office:value-type="float" office:value="0.69768" calcext:value-type="float">
            <text:p>0,697680</text:p>
          </table:table-cell>
          <table:table-cell office:value-type="float" office:value="-0.003634" calcext:value-type="float">
            <text:p>-0,003634</text:p>
          </table:table-cell>
          <table:table-cell table:number-columns-repeated="3"/>
          <table:table-cell table:style-name="ce9" table:formula="of:=[.A446]*[.$F$1]" office:value-type="float" office:value="137.09412" calcext:value-type="float">
            <text:p>137,09</text:p>
          </table:table-cell>
          <table:table-cell table:style-name="ce9" table:formula="of:=[.B446]*[.$F$1]" office:value-type="float" office:value="-0.714081" calcext:value-type="float">
            <text:p>-0,71</text:p>
          </table:table-cell>
          <table:table-cell table:style-name="ce9" table:formula="of:=SQRT(([.F447]-[.F446])*([.F447]-[.F446])+([.G447]-[.G446])*([.G447]-[.G446]))" office:value-type="float" office:value="0.862394354645967" calcext:value-type="float">
            <text:p>0,86</text:p>
          </table:table-cell>
        </table:table-row>
        <table:table-row table:style-name="ro1">
          <table:table-cell office:value-type="float" office:value="0.702065" calcext:value-type="float">
            <text:p>0,702065</text:p>
          </table:table-cell>
          <table:table-cell office:value-type="float" office:value="-0.003452" calcext:value-type="float">
            <text:p>-0,003452</text:p>
          </table:table-cell>
          <table:table-cell table:number-columns-repeated="3"/>
          <table:table-cell table:style-name="ce9" table:formula="of:=[.A447]*[.$F$1]" office:value-type="float" office:value="137.9557725" calcext:value-type="float">
            <text:p>137,96</text:p>
          </table:table-cell>
          <table:table-cell table:style-name="ce9" table:formula="of:=[.B447]*[.$F$1]" office:value-type="float" office:value="-0.678318" calcext:value-type="float">
            <text:p>-0,68</text:p>
          </table:table-cell>
          <table:table-cell table:style-name="ce9" table:formula="of:=SQRT(([.F448]-[.F447])*([.F448]-[.F447])+([.G448]-[.G447])*([.G448]-[.G447]))" office:value-type="float" office:value="0.862486694654783" calcext:value-type="float">
            <text:p>0,86</text:p>
          </table:table-cell>
        </table:table-row>
        <table:table-row table:style-name="ro1">
          <table:table-cell office:value-type="float" office:value="0.70645" calcext:value-type="float">
            <text:p>0,706450</text:p>
          </table:table-cell>
          <table:table-cell office:value-type="float" office:value="-0.003259" calcext:value-type="float">
            <text:p>-0,003259</text:p>
          </table:table-cell>
          <table:table-cell table:number-columns-repeated="3"/>
          <table:table-cell table:style-name="ce9" table:formula="of:=[.A448]*[.$F$1]" office:value-type="float" office:value="138.817425" calcext:value-type="float">
            <text:p>138,82</text:p>
          </table:table-cell>
          <table:table-cell table:style-name="ce9" table:formula="of:=[.B448]*[.$F$1]" office:value-type="float" office:value="-0.6403935" calcext:value-type="float">
            <text:p>-0,64</text:p>
          </table:table-cell>
          <table:table-cell table:style-name="ce9" table:formula="of:=SQRT(([.F449]-[.F448])*([.F449]-[.F448])+([.G449]-[.G448])*([.G449]-[.G448]))" office:value-type="float" office:value="0.861137009427781" calcext:value-type="float">
            <text:p>0,86</text:p>
          </table:table-cell>
        </table:table-row>
        <table:table-row table:style-name="ro1">
          <table:table-cell office:value-type="float" office:value="0.710829" calcext:value-type="float">
            <text:p>0,710829</text:p>
          </table:table-cell>
          <table:table-cell office:value-type="float" office:value="-0.003087" calcext:value-type="float">
            <text:p>-0,003087</text:p>
          </table:table-cell>
          <table:table-cell table:number-columns-repeated="3"/>
          <table:table-cell table:style-name="ce9" table:formula="of:=[.A449]*[.$F$1]" office:value-type="float" office:value="139.6778985" calcext:value-type="float">
            <text:p>139,68</text:p>
          </table:table-cell>
          <table:table-cell table:style-name="ce9" table:formula="of:=[.B449]*[.$F$1]" office:value-type="float" office:value="-0.6065955" calcext:value-type="float">
            <text:p>-0,61</text:p>
          </table:table-cell>
          <table:table-cell table:style-name="ce9" table:formula="of:=SQRT(([.F450]-[.F449])*([.F450]-[.F449])+([.G450]-[.G449])*([.G450]-[.G449]))" office:value-type="float" office:value="0.861429106332029" calcext:value-type="float">
            <text:p>0,86</text:p>
          </table:table-cell>
        </table:table-row>
        <table:table-row table:style-name="ro1">
          <table:table-cell office:value-type="float" office:value="0.715209" calcext:value-type="float">
            <text:p>0,715209</text:p>
          </table:table-cell>
          <table:table-cell office:value-type="float" office:value="-0.002903" calcext:value-type="float">
            <text:p>-0,002903</text:p>
          </table:table-cell>
          <table:table-cell table:number-columns-repeated="3"/>
          <table:table-cell table:style-name="ce9" table:formula="of:=[.A450]*[.$F$1]" office:value-type="float" office:value="140.5385685" calcext:value-type="float">
            <text:p>140,54</text:p>
          </table:table-cell>
          <table:table-cell table:style-name="ce9" table:formula="of:=[.B450]*[.$F$1]" office:value-type="float" office:value="-0.5704395" calcext:value-type="float">
            <text:p>-0,57</text:p>
          </table:table-cell>
          <table:table-cell table:style-name="ce9" table:formula="of:=SQRT(([.F451]-[.F450])*([.F451]-[.F450])+([.G451]-[.G450])*([.G451]-[.G450]))" office:value-type="float" office:value="0.860351615596938" calcext:value-type="float">
            <text:p>0,86</text:p>
          </table:table-cell>
        </table:table-row>
        <table:table-row table:style-name="ro1">
          <table:table-cell office:value-type="float" office:value="0.719584" calcext:value-type="float">
            <text:p>0,719584</text:p>
          </table:table-cell>
          <table:table-cell office:value-type="float" office:value="-0.002731" calcext:value-type="float">
            <text:p>-0,002731</text:p>
          </table:table-cell>
          <table:table-cell table:number-columns-repeated="3"/>
          <table:table-cell table:style-name="ce9" table:formula="of:=[.A451]*[.$F$1]" office:value-type="float" office:value="141.398256" calcext:value-type="float">
            <text:p>141,40</text:p>
          </table:table-cell>
          <table:table-cell table:style-name="ce9" table:formula="of:=[.B451]*[.$F$1]" office:value-type="float" office:value="-0.5366415" calcext:value-type="float">
            <text:p>-0,54</text:p>
          </table:table-cell>
          <table:table-cell table:style-name="ce9" table:formula="of:=SQRT(([.F452]-[.F451])*([.F452]-[.F451])+([.G452]-[.G451])*([.G452]-[.G451]))" office:value-type="float" office:value="0.860242910299896" calcext:value-type="float">
            <text:p>0,86</text:p>
          </table:table-cell>
        </table:table-row>
        <table:table-row table:style-name="ro1">
          <table:table-cell office:value-type="float" office:value="0.723958" calcext:value-type="float">
            <text:p>0,723958</text:p>
          </table:table-cell>
          <table:table-cell office:value-type="float" office:value="-0.002548" calcext:value-type="float">
            <text:p>-0,002548</text:p>
          </table:table-cell>
          <table:table-cell table:number-columns-repeated="3"/>
          <table:table-cell table:style-name="ce9" table:formula="of:=[.A452]*[.$F$1]" office:value-type="float" office:value="142.257747" calcext:value-type="float">
            <text:p>142,26</text:p>
          </table:table-cell>
          <table:table-cell table:style-name="ce9" table:formula="of:=[.B452]*[.$F$1]" office:value-type="float" office:value="-0.500682" calcext:value-type="float">
            <text:p>-0,50</text:p>
          </table:table-cell>
          <table:table-cell table:style-name="ce9" table:formula="of:=SQRT(([.F453]-[.F452])*([.F453]-[.F452])+([.G453]-[.G452])*([.G453]-[.G452]))" office:value-type="float" office:value="0.862240320702549" calcext:value-type="float">
            <text:p>0,86</text:p>
          </table:table-cell>
        </table:table-row>
        <table:table-row table:style-name="ro1">
          <table:table-cell office:value-type="float" office:value="0.728343" calcext:value-type="float">
            <text:p>0,728343</text:p>
          </table:table-cell>
          <table:table-cell office:value-type="float" office:value="-0.002386" calcext:value-type="float">
            <text:p>-0,002386</text:p>
          </table:table-cell>
          <table:table-cell table:number-columns-repeated="3"/>
          <table:table-cell table:style-name="ce9" table:formula="of:=[.A453]*[.$F$1]" office:value-type="float" office:value="143.1193995" calcext:value-type="float">
            <text:p>143,12</text:p>
          </table:table-cell>
          <table:table-cell table:style-name="ce9" table:formula="of:=[.B453]*[.$F$1]" office:value-type="float" office:value="-0.468849" calcext:value-type="float">
            <text:p>-0,47</text:p>
          </table:table-cell>
          <table:table-cell table:style-name="ce9" table:formula="of:=SQRT(([.F454]-[.F453])*([.F454]-[.F453])+([.G454]-[.G453])*([.G454]-[.G453]))" office:value-type="float" office:value="0.862322826316504" calcext:value-type="float">
            <text:p>0,86</text:p>
          </table:table-cell>
        </table:table-row>
        <table:table-row table:style-name="ro1">
          <table:table-cell office:value-type="float" office:value="0.732728" calcext:value-type="float">
            <text:p>0,732728</text:p>
          </table:table-cell>
          <table:table-cell office:value-type="float" office:value="-0.002213" calcext:value-type="float">
            <text:p>-0,002213</text:p>
          </table:table-cell>
          <table:table-cell table:number-columns-repeated="3"/>
          <table:table-cell table:style-name="ce9" table:formula="of:=[.A454]*[.$F$1]" office:value-type="float" office:value="143.981052" calcext:value-type="float">
            <text:p>143,98</text:p>
          </table:table-cell>
          <table:table-cell table:style-name="ce9" table:formula="of:=[.B454]*[.$F$1]" office:value-type="float" office:value="-0.4348545" calcext:value-type="float">
            <text:p>-0,43</text:p>
          </table:table-cell>
          <table:table-cell table:style-name="ce9" table:formula="of:=SQRT(([.F455]-[.F454])*([.F455]-[.F454])+([.G455]-[.G454])*([.G455]-[.G454]))" office:value-type="float" office:value="0.863018559716124" calcext:value-type="float">
            <text:p>0,86</text:p>
          </table:table-cell>
        </table:table-row>
        <table:table-row table:style-name="ro1">
          <table:table-cell office:value-type="float" office:value="0.737117" calcext:value-type="float">
            <text:p>0,737117</text:p>
          </table:table-cell>
          <table:table-cell office:value-type="float" office:value="-0.002052" calcext:value-type="float">
            <text:p>-0,002052</text:p>
          </table:table-cell>
          <table:table-cell table:number-columns-repeated="3"/>
          <table:table-cell table:style-name="ce9" table:formula="of:=[.A455]*[.$F$1]" office:value-type="float" office:value="144.8434905" calcext:value-type="float">
            <text:p>144,84</text:p>
          </table:table-cell>
          <table:table-cell table:style-name="ce9" table:formula="of:=[.B455]*[.$F$1]" office:value-type="float" office:value="-0.403218" calcext:value-type="float">
            <text:p>-0,40</text:p>
          </table:table-cell>
          <table:table-cell table:style-name="ce9" table:formula="of:=SQRT(([.F456]-[.F455])*([.F456]-[.F455])+([.G456]-[.G455])*([.G456]-[.G455]))" office:value-type="float" office:value="0.863312323383618" calcext:value-type="float">
            <text:p>0,86</text:p>
          </table:table-cell>
        </table:table-row>
        <table:table-row table:style-name="ro1">
          <table:table-cell office:value-type="float" office:value="0.741507" calcext:value-type="float">
            <text:p>0,741507</text:p>
          </table:table-cell>
          <table:table-cell office:value-type="float" office:value="-0.001878" calcext:value-type="float">
            <text:p>-0,001878</text:p>
          </table:table-cell>
          <table:table-cell table:number-columns-repeated="3"/>
          <table:table-cell table:style-name="ce9" table:formula="of:=[.A456]*[.$F$1]" office:value-type="float" office:value="145.7061255" calcext:value-type="float">
            <text:p>145,71</text:p>
          </table:table-cell>
          <table:table-cell table:style-name="ce9" table:formula="of:=[.B456]*[.$F$1]" office:value-type="float" office:value="-0.369027" calcext:value-type="float">
            <text:p>-0,37</text:p>
          </table:table-cell>
          <table:table-cell table:style-name="ce9" table:formula="of:=SQRT(([.F457]-[.F456])*([.F457]-[.F456])+([.G457]-[.G456])*([.G457]-[.G456]))" office:value-type="float" office:value="0.862240320702577" calcext:value-type="float">
            <text:p>0,86</text:p>
          </table:table-cell>
        </table:table-row>
        <table:table-row table:style-name="ro1">
          <table:table-cell office:value-type="float" office:value="0.745892" calcext:value-type="float">
            <text:p>0,745892</text:p>
          </table:table-cell>
          <table:table-cell office:value-type="float" office:value="-0.001716" calcext:value-type="float">
            <text:p>-0,001716</text:p>
          </table:table-cell>
          <table:table-cell table:number-columns-repeated="3"/>
          <table:table-cell table:style-name="ce9" table:formula="of:=[.A457]*[.$F$1]" office:value-type="float" office:value="146.567778" calcext:value-type="float">
            <text:p>146,57</text:p>
          </table:table-cell>
          <table:table-cell table:style-name="ce9" table:formula="of:=[.B457]*[.$F$1]" office:value-type="float" office:value="-0.337194" calcext:value-type="float">
            <text:p>-0,34</text:p>
          </table:table-cell>
          <table:table-cell table:style-name="ce9" table:formula="of:=SQRT(([.F458]-[.F457])*([.F458]-[.F457])+([.G458]-[.G457])*([.G458]-[.G457]))" office:value-type="float" office:value="0.862330595095196" calcext:value-type="float">
            <text:p>0,86</text:p>
          </table:table-cell>
        </table:table-row>
        <table:table-row table:style-name="ro1">
          <table:table-cell office:value-type="float" office:value="0.750277" calcext:value-type="float">
            <text:p>0,750277</text:p>
          </table:table-cell>
          <table:table-cell office:value-type="float" office:value="-0.001542" calcext:value-type="float">
            <text:p>-0,001542</text:p>
          </table:table-cell>
          <table:table-cell table:number-columns-repeated="3"/>
          <table:table-cell table:style-name="ce9" table:formula="of:=[.A458]*[.$F$1]" office:value-type="float" office:value="147.4294305" calcext:value-type="float">
            <text:p>147,43</text:p>
          </table:table-cell>
          <table:table-cell table:style-name="ce9" table:formula="of:=[.B458]*[.$F$1]" office:value-type="float" office:value="-0.303003" calcext:value-type="float">
            <text:p>-0,30</text:p>
          </table:table-cell>
          <table:table-cell table:style-name="ce9" table:formula="of:=SQRT(([.F459]-[.F458])*([.F459]-[.F458])+([.G459]-[.G458])*([.G459]-[.G458]))" office:value-type="float" office:value="0.860051565483131" calcext:value-type="float">
            <text:p>0,86</text:p>
          </table:table-cell>
        </table:table-row>
        <table:table-row table:style-name="ro1">
          <table:table-cell office:value-type="float" office:value="0.754651" calcext:value-type="float">
            <text:p>0,754651</text:p>
          </table:table-cell>
          <table:table-cell office:value-type="float" office:value="-0.001384" calcext:value-type="float">
            <text:p>-0,001384</text:p>
          </table:table-cell>
          <table:table-cell table:number-columns-repeated="3"/>
          <table:table-cell table:style-name="ce9" table:formula="of:=[.A459]*[.$F$1]" office:value-type="float" office:value="148.2889215" calcext:value-type="float">
            <text:p>148,29</text:p>
          </table:table-cell>
          <table:table-cell table:style-name="ce9" table:formula="of:=[.B459]*[.$F$1]" office:value-type="float" office:value="-0.271956" calcext:value-type="float">
            <text:p>-0,27</text:p>
          </table:table-cell>
          <table:table-cell table:style-name="ce9" table:formula="of:=SQRT(([.F460]-[.F459])*([.F460]-[.F459])+([.G460]-[.G459])*([.G460]-[.G459]))" office:value-type="float" office:value="0.860313579281713" calcext:value-type="float">
            <text:p>0,86</text:p>
          </table:table-cell>
        </table:table-row>
        <table:table-row table:style-name="ro1">
          <table:table-cell office:value-type="float" office:value="0.759026" calcext:value-type="float">
            <text:p>0,759026</text:p>
          </table:table-cell>
          <table:table-cell office:value-type="float" office:value="-0.001217" calcext:value-type="float">
            <text:p>-0,001217</text:p>
          </table:table-cell>
          <table:table-cell table:number-columns-repeated="3"/>
          <table:table-cell table:style-name="ce9" table:formula="of:=[.A460]*[.$F$1]" office:value-type="float" office:value="149.148609" calcext:value-type="float">
            <text:p>149,15</text:p>
          </table:table-cell>
          <table:table-cell table:style-name="ce9" table:formula="of:=[.B460]*[.$F$1]" office:value-type="float" office:value="-0.2391405" calcext:value-type="float">
            <text:p>-0,24</text:p>
          </table:table-cell>
          <table:table-cell table:style-name="ce9" table:formula="of:=SQRT(([.F461]-[.F460])*([.F461]-[.F460])+([.G461]-[.G460])*([.G461]-[.G460]))" office:value-type="float" office:value="0.858215386561113" calcext:value-type="float">
            <text:p>0,86</text:p>
          </table:table-cell>
        </table:table-row>
        <table:table-row table:style-name="ro1">
          <table:table-cell office:value-type="float" office:value="0.763391" calcext:value-type="float">
            <text:p>0,763391</text:p>
          </table:table-cell>
          <table:table-cell office:value-type="float" office:value="-0.001069" calcext:value-type="float">
            <text:p>-0,001069</text:p>
          </table:table-cell>
          <table:table-cell table:number-columns-repeated="3"/>
          <table:table-cell table:style-name="ce9" table:formula="of:=[.A461]*[.$F$1]" office:value-type="float" office:value="150.0063315" calcext:value-type="float">
            <text:p>150,01</text:p>
          </table:table-cell>
          <table:table-cell table:style-name="ce9" table:formula="of:=[.B461]*[.$F$1]" office:value-type="float" office:value="-0.2100585" calcext:value-type="float">
            <text:p>-0,21</text:p>
          </table:table-cell>
          <table:table-cell table:style-name="ce9" table:formula="of:=SQRT(([.F462]-[.F461])*([.F462]-[.F461])+([.G462]-[.G461])*([.G462]-[.G461]))" office:value-type="float" office:value="0.858277134937509" calcext:value-type="float">
            <text:p>0,86</text:p>
          </table:table-cell>
        </table:table-row>
        <table:table-row table:style-name="ro1">
          <table:table-cell office:value-type="float" office:value="0.767756" calcext:value-type="float">
            <text:p>0,767756</text:p>
          </table:table-cell>
          <table:table-cell office:value-type="float" office:value="-0.000912" calcext:value-type="float">
            <text:p>-0,000912</text:p>
          </table:table-cell>
          <table:table-cell table:number-columns-repeated="3"/>
          <table:table-cell table:style-name="ce9" table:formula="of:=[.A462]*[.$F$1]" office:value-type="float" office:value="150.864054" calcext:value-type="float">
            <text:p>150,86</text:p>
          </table:table-cell>
          <table:table-cell table:style-name="ce9" table:formula="of:=[.B462]*[.$F$1]" office:value-type="float" office:value="-0.179208" calcext:value-type="float">
            <text:p>-0,18</text:p>
          </table:table-cell>
          <table:table-cell table:style-name="ce9" table:formula="of:=SQRT(([.F463]-[.F462])*([.F463]-[.F462])+([.G463]-[.G462])*([.G463]-[.G462]))" office:value-type="float" office:value="0.860964811665507" calcext:value-type="float">
            <text:p>0,86</text:p>
          </table:table-cell>
        </table:table-row>
        <table:table-row table:style-name="ro1">
          <table:table-cell office:value-type="float" office:value="0.772135" calcext:value-type="float">
            <text:p>0,772135</text:p>
          </table:table-cell>
          <table:table-cell office:value-type="float" office:value="-0.000764" calcext:value-type="float">
            <text:p>-0,000764</text:p>
          </table:table-cell>
          <table:table-cell table:number-columns-repeated="3"/>
          <table:table-cell table:style-name="ce9" table:formula="of:=[.A463]*[.$F$1]" office:value-type="float" office:value="151.7245275" calcext:value-type="float">
            <text:p>151,72</text:p>
          </table:table-cell>
          <table:table-cell table:style-name="ce9" table:formula="of:=[.B463]*[.$F$1]" office:value-type="float" office:value="-0.150126" calcext:value-type="float">
            <text:p>-0,15</text:p>
          </table:table-cell>
          <table:table-cell table:style-name="ce9" table:formula="of:=SQRT(([.F464]-[.F463])*([.F464]-[.F463])+([.G464]-[.G463])*([.G464]-[.G463]))" office:value-type="float" office:value="0.861229798084691" calcext:value-type="float">
            <text:p>0,86</text:p>
          </table:table-cell>
        </table:table-row>
        <table:table-row table:style-name="ro1">
          <table:table-cell office:value-type="float" office:value="0.776515" calcext:value-type="float">
            <text:p>0,776515</text:p>
          </table:table-cell>
          <table:table-cell office:value-type="float" office:value="-0.000606" calcext:value-type="float">
            <text:p>-0,000606</text:p>
          </table:table-cell>
          <table:table-cell table:number-columns-repeated="3"/>
          <table:table-cell table:style-name="ce9" table:formula="of:=[.A464]*[.$F$1]" office:value-type="float" office:value="152.5851975" calcext:value-type="float">
            <text:p>152,59</text:p>
          </table:table-cell>
          <table:table-cell table:style-name="ce9" table:formula="of:=[.B464]*[.$F$1]" office:value-type="float" office:value="-0.119079" calcext:value-type="float">
            <text:p>-0,12</text:p>
          </table:table-cell>
          <table:table-cell table:style-name="ce9" table:formula="of:=SQRT(([.F465]-[.F464])*([.F465]-[.F464])+([.G465]-[.G464])*([.G465]-[.G464]))" office:value-type="float" office:value="0.862072934313846" calcext:value-type="float">
            <text:p>0,86</text:p>
          </table:table-cell>
        </table:table-row>
        <table:table-row table:style-name="ro1">
          <table:table-cell office:value-type="float" office:value="0.7809" calcext:value-type="float">
            <text:p>0,780900</text:p>
          </table:table-cell>
          <table:table-cell office:value-type="float" office:value="-0.000469" calcext:value-type="float">
            <text:p>-0,000469</text:p>
          </table:table-cell>
          <table:table-cell table:number-columns-repeated="3"/>
          <table:table-cell table:style-name="ce9" table:formula="of:=[.A465]*[.$F$1]" office:value-type="float" office:value="153.44685" calcext:value-type="float">
            <text:p>153,45</text:p>
          </table:table-cell>
          <table:table-cell table:style-name="ce9" table:formula="of:=[.B465]*[.$F$1]" office:value-type="float" office:value="-0.0921585" calcext:value-type="float">
            <text:p>-0,09</text:p>
          </table:table-cell>
          <table:table-cell table:style-name="ce9" table:formula="of:=SQRT(([.F466]-[.F465])*([.F466]-[.F465])+([.G466]-[.G465])*([.G466]-[.G465]))" office:value-type="float" office:value="0.862143139786128" calcext:value-type="float">
            <text:p>0,86</text:p>
          </table:table-cell>
        </table:table-row>
        <table:table-row table:style-name="ro1">
          <table:table-cell office:value-type="float" office:value="0.785285" calcext:value-type="float">
            <text:p>0,785285</text:p>
          </table:table-cell>
          <table:table-cell office:value-type="float" office:value="-0.000321" calcext:value-type="float">
            <text:p>-0,000321</text:p>
          </table:table-cell>
          <table:table-cell table:number-columns-repeated="3"/>
          <table:table-cell table:style-name="ce9" table:formula="of:=[.A466]*[.$F$1]" office:value-type="float" office:value="154.3085025" calcext:value-type="float">
            <text:p>154,31</text:p>
          </table:table-cell>
          <table:table-cell table:style-name="ce9" table:formula="of:=[.B466]*[.$F$1]" office:value-type="float" office:value="-0.0630765" calcext:value-type="float">
            <text:p>-0,06</text:p>
          </table:table-cell>
          <table:table-cell table:style-name="ce9" table:formula="of:=SQRT(([.F467]-[.F466])*([.F467]-[.F466])+([.G467]-[.G466])*([.G467]-[.G466]))" office:value-type="float" office:value="0.86093218438067" calcext:value-type="float">
            <text:p>0,86</text:p>
          </table:table-cell>
        </table:table-row>
        <table:table-row table:style-name="ro1">
          <table:table-cell office:value-type="float" office:value="0.789664" calcext:value-type="float">
            <text:p>0,789664</text:p>
          </table:table-cell>
          <table:table-cell office:value-type="float" office:value="-0.000178" calcext:value-type="float">
            <text:p>-0,000178</text:p>
          </table:table-cell>
          <table:table-cell table:number-columns-repeated="3"/>
          <table:table-cell table:style-name="ce9" table:formula="of:=[.A467]*[.$F$1]" office:value-type="float" office:value="155.168976" calcext:value-type="float">
            <text:p>155,17</text:p>
          </table:table-cell>
          <table:table-cell table:style-name="ce9" table:formula="of:=[.B467]*[.$F$1]" office:value-type="float" office:value="-0.034977" calcext:value-type="float">
            <text:p>-0,03</text:p>
          </table:table-cell>
          <table:table-cell table:style-name="ce9" table:formula="of:=SQRT(([.F468]-[.F467])*([.F468]-[.F467])+([.G468]-[.G467])*([.G468]-[.G467]))" office:value-type="float" office:value="0.861188101592212" calcext:value-type="float">
            <text:p>0,86</text:p>
          </table:table-cell>
        </table:table-row>
        <table:table-row table:style-name="ro1">
          <table:table-cell office:value-type="float" office:value="0.794044" calcext:value-type="float">
            <text:p>0,794044</text:p>
          </table:table-cell>
          <table:table-cell office:value-type="float" office:value="-0.000026" calcext:value-type="float">
            <text:p>-0,000026</text:p>
          </table:table-cell>
          <table:table-cell table:number-columns-repeated="3"/>
          <table:table-cell table:style-name="ce9" table:formula="of:=[.A468]*[.$F$1]" office:value-type="float" office:value="156.029646" calcext:value-type="float">
            <text:p>156,03</text:p>
          </table:table-cell>
          <table:table-cell table:style-name="ce9" table:formula="of:=[.B468]*[.$F$1]" office:value-type="float" office:value="-0.005109" calcext:value-type="float">
            <text:p>-0,01</text:p>
          </table:table-cell>
          <table:table-cell table:style-name="ce9" table:formula="of:=SQRT(([.F469]-[.F468])*([.F469]-[.F468])+([.G469]-[.G468])*([.G469]-[.G468]))" office:value-type="float" office:value="0.858132621022235" calcext:value-type="float">
            <text:p>0,86</text:p>
          </table:table-cell>
        </table:table-row>
        <table:table-row table:style-name="ro1">
          <table:table-cell office:value-type="float" office:value="0.798409" calcext:value-type="float">
            <text:p>0,798409</text:p>
          </table:table-cell>
          <table:table-cell office:value-type="float" office:value="0.000109" calcext:value-type="float">
            <text:p>0,000109</text:p>
          </table:table-cell>
          <table:table-cell table:number-columns-repeated="3"/>
          <table:table-cell table:style-name="ce9" table:formula="of:=[.A469]*[.$F$1]" office:value-type="float" office:value="156.8873685" calcext:value-type="float">
            <text:p>156,89</text:p>
          </table:table-cell>
          <table:table-cell table:style-name="ce9" table:formula="of:=[.B469]*[.$F$1]" office:value-type="float" office:value="0.0214185" calcext:value-type="float">
            <text:p>0,02</text:p>
          </table:table-cell>
          <table:table-cell table:style-name="ce9" table:formula="of:=SQRT(([.F470]-[.F469])*([.F470]-[.F469])+([.G470]-[.G469])*([.G470]-[.G469]))" office:value-type="float" office:value="0.858163554986046" calcext:value-type="float">
            <text:p>0,86</text:p>
          </table:table-cell>
        </table:table-row>
        <table:table-row table:style-name="ro1">
          <table:table-cell office:value-type="float" office:value="0.802774" calcext:value-type="float">
            <text:p>0,802774</text:p>
          </table:table-cell>
          <table:table-cell office:value-type="float" office:value="0.000249" calcext:value-type="float">
            <text:p>0,000249</text:p>
          </table:table-cell>
          <table:table-cell table:number-columns-repeated="3"/>
          <table:table-cell table:style-name="ce9" table:formula="of:=[.A470]*[.$F$1]" office:value-type="float" office:value="157.745091" calcext:value-type="float">
            <text:p>157,75</text:p>
          </table:table-cell>
          <table:table-cell table:style-name="ce9" table:formula="of:=[.B470]*[.$F$1]" office:value-type="float" office:value="0.0489285" calcext:value-type="float">
            <text:p>0,05</text:p>
          </table:table-cell>
          <table:table-cell table:style-name="ce9" table:formula="of:=SQRT(([.F471]-[.F470])*([.F471]-[.F470])+([.G471]-[.G470])*([.G471]-[.G470]))" office:value-type="float" office:value="0.857877705201746" calcext:value-type="float">
            <text:p>0,86</text:p>
          </table:table-cell>
        </table:table-row>
        <table:table-row table:style-name="ro1">
          <table:table-cell office:value-type="float" office:value="0.807138" calcext:value-type="float">
            <text:p>0,807138</text:p>
          </table:table-cell>
          <table:table-cell office:value-type="float" office:value="0.000374" calcext:value-type="float">
            <text:p>0,000374</text:p>
          </table:table-cell>
          <table:table-cell table:number-columns-repeated="3"/>
          <table:table-cell table:style-name="ce9" table:formula="of:=[.A471]*[.$F$1]" office:value-type="float" office:value="158.602617" calcext:value-type="float">
            <text:p>158,60</text:p>
          </table:table-cell>
          <table:table-cell table:style-name="ce9" table:formula="of:=[.B471]*[.$F$1]" office:value-type="float" office:value="0.073491" calcext:value-type="float">
            <text:p>0,07</text:p>
          </table:table-cell>
          <table:table-cell table:style-name="ce9" table:formula="of:=SQRT(([.F472]-[.F471])*([.F472]-[.F471])+([.G472]-[.G471])*([.G472]-[.G471]))" office:value-type="float" office:value="0.858108682993325" calcext:value-type="float">
            <text:p>0,86</text:p>
          </table:table-cell>
        </table:table-row>
        <table:table-row table:style-name="ro1">
          <table:table-cell office:value-type="float" office:value="0.811503" calcext:value-type="float">
            <text:p>0,811503</text:p>
          </table:table-cell>
          <table:table-cell office:value-type="float" office:value="0.000505" calcext:value-type="float">
            <text:p>0,000505</text:p>
          </table:table-cell>
          <table:table-cell table:number-columns-repeated="3"/>
          <table:table-cell table:style-name="ce9" table:formula="of:=[.A472]*[.$F$1]" office:value-type="float" office:value="159.4603395" calcext:value-type="float">
            <text:p>159,46</text:p>
          </table:table-cell>
          <table:table-cell table:style-name="ce9" table:formula="of:=[.B472]*[.$F$1]" office:value-type="float" office:value="0.0992325" calcext:value-type="float">
            <text:p>0,10</text:p>
          </table:table-cell>
          <table:table-cell table:style-name="ce9" table:formula="of:=SQRT(([.F473]-[.F472])*([.F473]-[.F472])+([.G473]-[.G472])*([.G473]-[.G472]))" office:value-type="float" office:value="0.86000545680159" calcext:value-type="float">
            <text:p>0,86</text:p>
          </table:table-cell>
        </table:table-row>
        <table:table-row table:style-name="ro1">
          <table:table-cell office:value-type="float" office:value="0.815878" calcext:value-type="float">
            <text:p>0,815878</text:p>
          </table:table-cell>
          <table:table-cell office:value-type="float" office:value="0.000624" calcext:value-type="float">
            <text:p>0,000624</text:p>
          </table:table-cell>
          <table:table-cell table:number-columns-repeated="3"/>
          <table:table-cell table:style-name="ce9" table:formula="of:=[.A473]*[.$F$1]" office:value-type="float" office:value="160.320027" calcext:value-type="float">
            <text:p>160,32</text:p>
          </table:table-cell>
          <table:table-cell table:style-name="ce9" table:formula="of:=[.B473]*[.$F$1]" office:value-type="float" office:value="0.122616" calcext:value-type="float">
            <text:p>0,12</text:p>
          </table:table-cell>
          <table:table-cell table:style-name="ce9" table:formula="of:=SQRT(([.F474]-[.F473])*([.F474]-[.F473])+([.G474]-[.G473])*([.G474]-[.G473]))" office:value-type="float" office:value="0.860043955700645" calcext:value-type="float">
            <text:p>0,86</text:p>
          </table:table-cell>
        </table:table-row>
        <table:table-row table:style-name="ro1">
          <table:table-cell office:value-type="float" office:value="0.820253" calcext:value-type="float">
            <text:p>0,820253</text:p>
          </table:table-cell>
          <table:table-cell office:value-type="float" office:value="0.00075" calcext:value-type="float">
            <text:p>0,000750</text:p>
          </table:table-cell>
          <table:table-cell table:number-columns-repeated="3"/>
          <table:table-cell table:style-name="ce9" table:formula="of:=[.A474]*[.$F$1]" office:value-type="float" office:value="161.1797145" calcext:value-type="float">
            <text:p>161,18</text:p>
          </table:table-cell>
          <table:table-cell table:style-name="ce9" table:formula="of:=[.B474]*[.$F$1]" office:value-type="float" office:value="0.147375" calcext:value-type="float">
            <text:p>0,15</text:p>
          </table:table-cell>
          <table:table-cell table:style-name="ce9" table:formula="of:=SQRT(([.F475]-[.F474])*([.F475]-[.F474])+([.G475]-[.G474])*([.G475]-[.G474]))" office:value-type="float" office:value="0.860961470508988" calcext:value-type="float">
            <text:p>0,86</text:p>
          </table:table-cell>
        </table:table-row>
        <table:table-row table:style-name="ro1">
          <table:table-cell office:value-type="float" office:value="0.824633" calcext:value-type="float">
            <text:p>0,824633</text:p>
          </table:table-cell>
          <table:table-cell office:value-type="float" office:value="0.000864" calcext:value-type="float">
            <text:p>0,000864</text:p>
          </table:table-cell>
          <table:table-cell table:number-columns-repeated="3"/>
          <table:table-cell table:style-name="ce9" table:formula="of:=[.A475]*[.$F$1]" office:value-type="float" office:value="162.0403845" calcext:value-type="float">
            <text:p>162,04</text:p>
          </table:table-cell>
          <table:table-cell table:style-name="ce9" table:formula="of:=[.B475]*[.$F$1]" office:value-type="float" office:value="0.169776" calcext:value-type="float">
            <text:p>0,17</text:p>
          </table:table-cell>
          <table:table-cell table:style-name="ce9" table:formula="of:=SQRT(([.F476]-[.F475])*([.F476]-[.F475])+([.G476]-[.G475])*([.G476]-[.G475]))" office:value-type="float" office:value="0.860801932011378" calcext:value-type="float">
            <text:p>0,86</text:p>
          </table:table-cell>
        </table:table-row>
        <table:table-row table:style-name="ro1">
          <table:table-cell office:value-type="float" office:value="0.829012" calcext:value-type="float">
            <text:p>0,829012</text:p>
          </table:table-cell>
          <table:table-cell office:value-type="float" office:value="0.000985" calcext:value-type="float">
            <text:p>0,000985</text:p>
          </table:table-cell>
          <table:table-cell table:number-columns-repeated="3"/>
          <table:table-cell table:style-name="ce9" table:formula="of:=[.A476]*[.$F$1]" office:value-type="float" office:value="162.900858" calcext:value-type="float">
            <text:p>162,90</text:p>
          </table:table-cell>
          <table:table-cell table:style-name="ce9" table:formula="of:=[.B476]*[.$F$1]" office:value-type="float" office:value="0.1935525" calcext:value-type="float">
            <text:p>0,19</text:p>
          </table:table-cell>
          <table:table-cell table:style-name="ce9" table:formula="of:=SQRT(([.F477]-[.F476])*([.F477]-[.F476])+([.G477]-[.G476])*([.G477]-[.G476]))" office:value-type="float" office:value="0.857017601413328" calcext:value-type="float">
            <text:p>0,86</text:p>
          </table:table-cell>
        </table:table-row>
        <table:table-row table:style-name="ro1">
          <table:table-cell office:value-type="float" office:value="0.833372" calcext:value-type="float">
            <text:p>0,833372</text:p>
          </table:table-cell>
          <table:table-cell office:value-type="float" office:value="0.001096" calcext:value-type="float">
            <text:p>0,001096</text:p>
          </table:table-cell>
          <table:table-cell table:number-columns-repeated="3"/>
          <table:table-cell table:style-name="ce9" table:formula="of:=[.A477]*[.$F$1]" office:value-type="float" office:value="163.757598" calcext:value-type="float">
            <text:p>163,76</text:p>
          </table:table-cell>
          <table:table-cell table:style-name="ce9" table:formula="of:=[.B477]*[.$F$1]" office:value-type="float" office:value="0.215364" calcext:value-type="float">
            <text:p>0,22</text:p>
          </table:table-cell>
          <table:table-cell table:style-name="ce9" table:formula="of:=SQRT(([.F478]-[.F477])*([.F478]-[.F477])+([.G478]-[.G477])*([.G478]-[.G477]))" office:value-type="float" office:value="0.857032807073892" calcext:value-type="float">
            <text:p>0,86</text:p>
          </table:table-cell>
        </table:table-row>
        <table:table-row table:style-name="ro1">
          <table:table-cell office:value-type="float" office:value="0.837732" calcext:value-type="float">
            <text:p>0,837732</text:p>
          </table:table-cell>
          <table:table-cell office:value-type="float" office:value="0.00121" calcext:value-type="float">
            <text:p>0,001210</text:p>
          </table:table-cell>
          <table:table-cell table:number-columns-repeated="3"/>
          <table:table-cell table:style-name="ce9" table:formula="of:=[.A478]*[.$F$1]" office:value-type="float" office:value="164.614338" calcext:value-type="float">
            <text:p>164,61</text:p>
          </table:table-cell>
          <table:table-cell table:style-name="ce9" table:formula="of:=[.B478]*[.$F$1]" office:value-type="float" office:value="0.237765" calcext:value-type="float">
            <text:p>0,24</text:p>
          </table:table-cell>
          <table:table-cell table:style-name="ce9" table:formula="of:=SQRT(([.F479]-[.F478])*([.F479]-[.F478])+([.G479]-[.G478])*([.G479]-[.G478]))" office:value-type="float" office:value="0.854987487209772" calcext:value-type="float">
            <text:p>0,85</text:p>
          </table:table-cell>
        </table:table-row>
        <table:table-row table:style-name="ro1">
          <table:table-cell office:value-type="float" office:value="0.842082" calcext:value-type="float">
            <text:p>0,842082</text:p>
          </table:table-cell>
          <table:table-cell office:value-type="float" office:value="0.001307" calcext:value-type="float">
            <text:p>0,001307</text:p>
          </table:table-cell>
          <table:table-cell table:number-columns-repeated="3"/>
          <table:table-cell table:style-name="ce9" table:formula="of:=[.A479]*[.$F$1]" office:value-type="float" office:value="165.469113" calcext:value-type="float">
            <text:p>165,47</text:p>
          </table:table-cell>
          <table:table-cell table:style-name="ce9" table:formula="of:=[.B479]*[.$F$1]" office:value-type="float" office:value="0.2568255" calcext:value-type="float">
            <text:p>0,26</text:p>
          </table:table-cell>
          <table:table-cell table:style-name="ce9" table:formula="of:=SQRT(([.F480]-[.F479])*([.F480]-[.F479])+([.G480]-[.G479])*([.G480]-[.G479]))" office:value-type="float" office:value="0.854996338756624" calcext:value-type="float">
            <text:p>0,85</text:p>
          </table:table-cell>
        </table:table-row>
        <table:table-row table:style-name="ro1">
          <table:table-cell office:value-type="float" office:value="0.846432" calcext:value-type="float">
            <text:p>0,846432</text:p>
          </table:table-cell>
          <table:table-cell office:value-type="float" office:value="0.001406" calcext:value-type="float">
            <text:p>0,001406</text:p>
          </table:table-cell>
          <table:table-cell table:number-columns-repeated="3"/>
          <table:table-cell table:style-name="ce9" table:formula="of:=[.A480]*[.$F$1]" office:value-type="float" office:value="166.323888" calcext:value-type="float">
            <text:p>166,32</text:p>
          </table:table-cell>
          <table:table-cell table:style-name="ce9" table:formula="of:=[.B480]*[.$F$1]" office:value-type="float" office:value="0.276279" calcext:value-type="float">
            <text:p>0,28</text:p>
          </table:table-cell>
          <table:table-cell table:style-name="ce9" table:formula="of:=SQRT(([.F481]-[.F480])*([.F481]-[.F480])+([.G481]-[.G480])*([.G481]-[.G480]))" office:value-type="float" office:value="0.858694702798671" calcext:value-type="float">
            <text:p>0,86</text:p>
          </table:table-cell>
        </table:table-row>
        <table:table-row table:style-name="ro1">
          <table:table-cell office:value-type="float" office:value="0.850801" calcext:value-type="float">
            <text:p>0,850801</text:p>
          </table:table-cell>
          <table:table-cell office:value-type="float" office:value="0.001497" calcext:value-type="float">
            <text:p>0,001497</text:p>
          </table:table-cell>
          <table:table-cell table:number-columns-repeated="3"/>
          <table:table-cell table:style-name="ce9" table:formula="of:=[.A481]*[.$F$1]" office:value-type="float" office:value="167.1823965" calcext:value-type="float">
            <text:p>167,18</text:p>
          </table:table-cell>
          <table:table-cell table:style-name="ce9" table:formula="of:=[.B481]*[.$F$1]" office:value-type="float" office:value="0.2941605" calcext:value-type="float">
            <text:p>0,29</text:p>
          </table:table-cell>
          <table:table-cell table:style-name="ce9" table:formula="of:=SQRT(([.F482]-[.F481])*([.F482]-[.F481])+([.G482]-[.G481])*([.G482]-[.G481]))" office:value-type="float" office:value="0.85890363537828" calcext:value-type="float">
            <text:p>0,86</text:p>
          </table:table-cell>
        </table:table-row>
        <table:table-row table:style-name="ro1">
          <table:table-cell office:value-type="float" office:value="0.855171" calcext:value-type="float">
            <text:p>0,855171</text:p>
          </table:table-cell>
          <table:table-cell office:value-type="float" office:value="0.001591" calcext:value-type="float">
            <text:p>0,001591</text:p>
          </table:table-cell>
          <table:table-cell table:number-columns-repeated="3"/>
          <table:table-cell table:style-name="ce9" table:formula="of:=[.A482]*[.$F$1]" office:value-type="float" office:value="168.0411015" calcext:value-type="float">
            <text:p>168,04</text:p>
          </table:table-cell>
          <table:table-cell table:style-name="ce9" table:formula="of:=[.B482]*[.$F$1]" office:value-type="float" office:value="0.3126315" calcext:value-type="float">
            <text:p>0,31</text:p>
          </table:table-cell>
          <table:table-cell table:style-name="ce9" table:formula="of:=SQRT(([.F483]-[.F482])*([.F483]-[.F482])+([.G483]-[.G482])*([.G483]-[.G482]))" office:value-type="float" office:value="0.861795886017237" calcext:value-type="float">
            <text:p>0,86</text:p>
          </table:table-cell>
        </table:table-row>
        <table:table-row table:style-name="ro1">
          <table:table-cell office:value-type="float" office:value="0.859556" calcext:value-type="float">
            <text:p>0,859556</text:p>
          </table:table-cell>
          <table:table-cell office:value-type="float" office:value="0.001671" calcext:value-type="float">
            <text:p>0,001671</text:p>
          </table:table-cell>
          <table:table-cell table:number-columns-repeated="3"/>
          <table:table-cell table:style-name="ce9" table:formula="of:=[.A483]*[.$F$1]" office:value-type="float" office:value="168.902754" calcext:value-type="float">
            <text:p>168,90</text:p>
          </table:table-cell>
          <table:table-cell table:style-name="ce9" table:formula="of:=[.B483]*[.$F$1]" office:value-type="float" office:value="0.3283515" calcext:value-type="float">
            <text:p>0,33</text:p>
          </table:table-cell>
          <table:table-cell table:style-name="ce9" table:formula="of:=SQRT(([.F484]-[.F483])*([.F484]-[.F483])+([.G484]-[.G483])*([.G484]-[.G483]))" office:value-type="float" office:value="0.861814367635214" calcext:value-type="float">
            <text:p>0,86</text:p>
          </table:table-cell>
        </table:table-row>
        <table:table-row table:style-name="ro1">
          <table:table-cell office:value-type="float" office:value="0.863941" calcext:value-type="float">
            <text:p>0,863941</text:p>
          </table:table-cell>
          <table:table-cell office:value-type="float" office:value="0.001756" calcext:value-type="float">
            <text:p>0,001756</text:p>
          </table:table-cell>
          <table:table-cell table:number-columns-repeated="3"/>
          <table:table-cell table:style-name="ce9" table:formula="of:=[.A484]*[.$F$1]" office:value-type="float" office:value="169.7644065" calcext:value-type="float">
            <text:p>169,76</text:p>
          </table:table-cell>
          <table:table-cell table:style-name="ce9" table:formula="of:=[.B484]*[.$F$1]" office:value-type="float" office:value="0.345054" calcext:value-type="float">
            <text:p>0,35</text:p>
          </table:table-cell>
          <table:table-cell table:style-name="ce9" table:formula="of:=SQRT(([.F485]-[.F484])*([.F485]-[.F484])+([.G485]-[.G484])*([.G485]-[.G484]))" office:value-type="float" office:value="0.856891507933795" calcext:value-type="float">
            <text:p>0,86</text:p>
          </table:table-cell>
        </table:table-row>
        <table:table-row table:style-name="ro1">
          <table:table-cell office:value-type="float" office:value="0.868301" calcext:value-type="float">
            <text:p>0,868301</text:p>
          </table:table-cell>
          <table:table-cell office:value-type="float" office:value="0.001838" calcext:value-type="float">
            <text:p>0,001838</text:p>
          </table:table-cell>
          <table:table-cell table:number-columns-repeated="3"/>
          <table:table-cell table:style-name="ce9" table:formula="of:=[.A485]*[.$F$1]" office:value-type="float" office:value="170.6211465" calcext:value-type="float">
            <text:p>170,62</text:p>
          </table:table-cell>
          <table:table-cell table:style-name="ce9" table:formula="of:=[.B485]*[.$F$1]" office:value-type="float" office:value="0.361167" calcext:value-type="float">
            <text:p>0,36</text:p>
          </table:table-cell>
          <table:table-cell table:style-name="ce9" table:formula="of:=SQRT(([.F486]-[.F485])*([.F486]-[.F485])+([.G486]-[.G485])*([.G486]-[.G485]))" office:value-type="float" office:value="0.856895225444864" calcext:value-type="float">
            <text:p>0,86</text:p>
          </table:table-cell>
        </table:table-row>
        <table:table-row table:style-name="ro1">
          <table:table-cell office:value-type="float" office:value="0.872661" calcext:value-type="float">
            <text:p>0,872661</text:p>
          </table:table-cell>
          <table:table-cell office:value-type="float" office:value="0.001921" calcext:value-type="float">
            <text:p>0,001921</text:p>
          </table:table-cell>
          <table:table-cell table:number-columns-repeated="3"/>
          <table:table-cell table:style-name="ce9" table:formula="of:=[.A486]*[.$F$1]" office:value-type="float" office:value="171.4778865" calcext:value-type="float">
            <text:p>171,48</text:p>
          </table:table-cell>
          <table:table-cell table:style-name="ce9" table:formula="of:=[.B486]*[.$F$1]" office:value-type="float" office:value="0.3774765" calcext:value-type="float">
            <text:p>0,38</text:p>
          </table:table-cell>
          <table:table-cell table:style-name="ce9" table:formula="of:=SQRT(([.F487]-[.F486])*([.F487]-[.F486])+([.G487]-[.G486])*([.G487]-[.G486]))" office:value-type="float" office:value="0.852914672838971" calcext:value-type="float">
            <text:p>0,85</text:p>
          </table:table-cell>
        </table:table-row>
        <table:table-row table:style-name="ro1">
          <table:table-cell office:value-type="float" office:value="0.877001" calcext:value-type="float">
            <text:p>0,877001</text:p>
          </table:table-cell>
          <table:table-cell office:value-type="float" office:value="0.001989" calcext:value-type="float">
            <text:p>0,001989</text:p>
          </table:table-cell>
          <table:table-cell table:number-columns-repeated="3"/>
          <table:table-cell table:style-name="ce9" table:formula="of:=[.A487]*[.$F$1]" office:value-type="float" office:value="172.3306965" calcext:value-type="float">
            <text:p>172,33</text:p>
          </table:table-cell>
          <table:table-cell table:style-name="ce9" table:formula="of:=[.B487]*[.$F$1]" office:value-type="float" office:value="0.3908385" calcext:value-type="float">
            <text:p>0,39</text:p>
          </table:table-cell>
          <table:table-cell table:style-name="ce9" table:formula="of:=SQRT(([.F488]-[.F487])*([.F488]-[.F487])+([.G488]-[.G487])*([.G488]-[.G487]))" office:value-type="float" office:value="0.852914672838971" calcext:value-type="float">
            <text:p>0,85</text:p>
          </table:table-cell>
        </table:table-row>
        <table:table-row table:style-name="ro1">
          <table:table-cell office:value-type="float" office:value="0.881341" calcext:value-type="float">
            <text:p>0,881341</text:p>
          </table:table-cell>
          <table:table-cell office:value-type="float" office:value="0.002057" calcext:value-type="float">
            <text:p>0,002057</text:p>
          </table:table-cell>
          <table:table-cell table:number-columns-repeated="3"/>
          <table:table-cell table:style-name="ce9" table:formula="of:=[.A488]*[.$F$1]" office:value-type="float" office:value="173.1835065" calcext:value-type="float">
            <text:p>173,18</text:p>
          </table:table-cell>
          <table:table-cell table:style-name="ce9" table:formula="of:=[.B488]*[.$F$1]" office:value-type="float" office:value="0.4042005" calcext:value-type="float">
            <text:p>0,40</text:p>
          </table:table-cell>
          <table:table-cell table:style-name="ce9" table:formula="of:=SQRT(([.F489]-[.F488])*([.F489]-[.F488])+([.G489]-[.G488])*([.G489]-[.G488]))" office:value-type="float" office:value="0.852689669218076" calcext:value-type="float">
            <text:p>0,85</text:p>
          </table:table-cell>
        </table:table-row>
        <table:table-row table:style-name="ro1">
          <table:table-cell office:value-type="float" office:value="0.88568" calcext:value-type="float">
            <text:p>0,885680</text:p>
          </table:table-cell>
          <table:table-cell office:value-type="float" office:value="0.002115" calcext:value-type="float">
            <text:p>0,002115</text:p>
          </table:table-cell>
          <table:table-cell table:number-columns-repeated="3"/>
          <table:table-cell table:style-name="ce9" table:formula="of:=[.A489]*[.$F$1]" office:value-type="float" office:value="174.03612" calcext:value-type="float">
            <text:p>174,04</text:p>
          </table:table-cell>
          <table:table-cell table:style-name="ce9" table:formula="of:=[.B489]*[.$F$1]" office:value-type="float" office:value="0.4155975" calcext:value-type="float">
            <text:p>0,42</text:p>
          </table:table-cell>
          <table:table-cell table:style-name="ce9" table:formula="of:=SQRT(([.F490]-[.F489])*([.F490]-[.F489])+([.G490]-[.G489])*([.G490]-[.G489]))" office:value-type="float" office:value="0.852883548499007" calcext:value-type="float">
            <text:p>0,85</text:p>
          </table:table-cell>
        </table:table-row>
        <table:table-row table:style-name="ro1">
          <table:table-cell office:value-type="float" office:value="0.89002" calcext:value-type="float">
            <text:p>0,890020</text:p>
          </table:table-cell>
          <table:table-cell office:value-type="float" office:value="0.002172" calcext:value-type="float">
            <text:p>0,002172</text:p>
          </table:table-cell>
          <table:table-cell table:number-columns-repeated="3"/>
          <table:table-cell table:style-name="ce9" table:formula="of:=[.A490]*[.$F$1]" office:value-type="float" office:value="174.88893" calcext:value-type="float">
            <text:p>174,89</text:p>
          </table:table-cell>
          <table:table-cell table:style-name="ce9" table:formula="of:=[.B490]*[.$F$1]" office:value-type="float" office:value="0.426798" calcext:value-type="float">
            <text:p>0,43</text:p>
          </table:table-cell>
          <table:table-cell table:style-name="ce9" table:formula="of:=SQRT(([.F491]-[.F490])*([.F491]-[.F490])+([.G491]-[.G490])*([.G491]-[.G490]))" office:value-type="float" office:value="0.856781665099256" calcext:value-type="float">
            <text:p>0,86</text:p>
          </table:table-cell>
        </table:table-row>
        <table:table-row table:style-name="ro1">
          <table:table-cell office:value-type="float" office:value="0.89438" calcext:value-type="float">
            <text:p>0,894380</text:p>
          </table:table-cell>
          <table:table-cell office:value-type="float" office:value="0.002215" calcext:value-type="float">
            <text:p>0,002215</text:p>
          </table:table-cell>
          <table:table-cell table:number-columns-repeated="3"/>
          <table:table-cell table:style-name="ce9" table:formula="of:=[.A491]*[.$F$1]" office:value-type="float" office:value="175.74567" calcext:value-type="float">
            <text:p>175,75</text:p>
          </table:table-cell>
          <table:table-cell table:style-name="ce9" table:formula="of:=[.B491]*[.$F$1]" office:value-type="float" office:value="0.4352475" calcext:value-type="float">
            <text:p>0,44</text:p>
          </table:table-cell>
          <table:table-cell table:style-name="ce9" table:formula="of:=SQRT(([.F492]-[.F491])*([.F492]-[.F491])+([.G492]-[.G491])*([.G492]-[.G491]))" office:value-type="float" office:value="0.85677974976595" calcext:value-type="float">
            <text:p>0,86</text:p>
          </table:table-cell>
        </table:table-row>
        <table:table-row table:style-name="ro1">
          <table:table-cell office:value-type="float" office:value="0.89874" calcext:value-type="float">
            <text:p>0,898740</text:p>
          </table:table-cell>
          <table:table-cell office:value-type="float" office:value="0.002257" calcext:value-type="float">
            <text:p>0,002257</text:p>
          </table:table-cell>
          <table:table-cell table:number-columns-repeated="3"/>
          <table:table-cell table:style-name="ce9" table:formula="of:=[.A492]*[.$F$1]" office:value-type="float" office:value="176.60241" calcext:value-type="float">
            <text:p>176,60</text:p>
          </table:table-cell>
          <table:table-cell table:style-name="ce9" table:formula="of:=[.B492]*[.$F$1]" office:value-type="float" office:value="0.4435005" calcext:value-type="float">
            <text:p>0,44</text:p>
          </table:table-cell>
          <table:table-cell table:style-name="ce9" table:formula="of:=SQRT(([.F493]-[.F492])*([.F493]-[.F492])+([.G493]-[.G492])*([.G493]-[.G492]))" office:value-type="float" office:value="0.852844432081408" calcext:value-type="float">
            <text:p>0,85</text:p>
          </table:table-cell>
        </table:table-row>
        <table:table-row table:style-name="ro1">
          <table:table-cell office:value-type="float" office:value="0.90308" calcext:value-type="float">
            <text:p>0,903080</text:p>
          </table:table-cell>
          <table:table-cell office:value-type="float" office:value="0.002296" calcext:value-type="float">
            <text:p>0,002296</text:p>
          </table:table-cell>
          <table:table-cell table:number-columns-repeated="3"/>
          <table:table-cell table:style-name="ce9" table:formula="of:=[.A493]*[.$F$1]" office:value-type="float" office:value="177.45522" calcext:value-type="float">
            <text:p>177,46</text:p>
          </table:table-cell>
          <table:table-cell table:style-name="ce9" table:formula="of:=[.B493]*[.$F$1]" office:value-type="float" office:value="0.451164" calcext:value-type="float">
            <text:p>0,45</text:p>
          </table:table-cell>
          <table:table-cell table:style-name="ce9" table:formula="of:=SQRT(([.F494]-[.F493])*([.F494]-[.F493])+([.G494]-[.G493])*([.G494]-[.G493]))" office:value-type="float" office:value="0.852839338665853" calcext:value-type="float">
            <text:p>0,85</text:p>
          </table:table-cell>
        </table:table-row>
        <table:table-row table:style-name="ro1">
          <table:table-cell office:value-type="float" office:value="0.90742" calcext:value-type="float">
            <text:p>0,907420</text:p>
          </table:table-cell>
          <table:table-cell office:value-type="float" office:value="0.002332" calcext:value-type="float">
            <text:p>0,002332</text:p>
          </table:table-cell>
          <table:table-cell table:number-columns-repeated="3"/>
          <table:table-cell table:style-name="ce9" table:formula="of:=[.A494]*[.$F$1]" office:value-type="float" office:value="178.30803" calcext:value-type="float">
            <text:p>178,31</text:p>
          </table:table-cell>
          <table:table-cell table:style-name="ce9" table:formula="of:=[.B494]*[.$F$1]" office:value-type="float" office:value="0.458238" calcext:value-type="float">
            <text:p>0,46</text:p>
          </table:table-cell>
          <table:table-cell table:style-name="ce9" table:formula="of:=SQRT(([.F495]-[.F494])*([.F495]-[.F494])+([.G495]-[.G494])*([.G495]-[.G494]))" office:value-type="float" office:value="0.846925052898568" calcext:value-type="float">
            <text:p>0,85</text:p>
          </table:table-cell>
        </table:table-row>
        <table:table-row table:style-name="ro1">
          <table:table-cell office:value-type="float" office:value="0.91173" calcext:value-type="float">
            <text:p>0,911730</text:p>
          </table:table-cell>
          <table:table-cell office:value-type="float" office:value="0.002353" calcext:value-type="float">
            <text:p>0,002353</text:p>
          </table:table-cell>
          <table:table-cell table:number-columns-repeated="3"/>
          <table:table-cell table:style-name="ce9" table:formula="of:=[.A495]*[.$F$1]" office:value-type="float" office:value="179.154945" calcext:value-type="float">
            <text:p>179,15</text:p>
          </table:table-cell>
          <table:table-cell table:style-name="ce9" table:formula="of:=[.B495]*[.$F$1]" office:value-type="float" office:value="0.4623645" calcext:value-type="float">
            <text:p>0,46</text:p>
          </table:table-cell>
          <table:table-cell table:style-name="ce9" table:formula="of:=SQRT(([.F496]-[.F495])*([.F496]-[.F495])+([.G496]-[.G495])*([.G496]-[.G495]))" office:value-type="float" office:value="0.846919467969649" calcext:value-type="float">
            <text:p>0,85</text:p>
          </table:table-cell>
        </table:table-row>
        <table:table-row table:style-name="ro1">
          <table:table-cell office:value-type="float" office:value="0.91604" calcext:value-type="float">
            <text:p>0,916040</text:p>
          </table:table-cell>
          <table:table-cell office:value-type="float" office:value="0.002367" calcext:value-type="float">
            <text:p>0,002367</text:p>
          </table:table-cell>
          <table:table-cell table:number-columns-repeated="3"/>
          <table:table-cell table:style-name="ce9" table:formula="of:=[.A496]*[.$F$1]" office:value-type="float" office:value="180.00186" calcext:value-type="float">
            <text:p>180,00</text:p>
          </table:table-cell>
          <table:table-cell table:style-name="ce9" table:formula="of:=[.B496]*[.$F$1]" office:value-type="float" office:value="0.4651155" calcext:value-type="float">
            <text:p>0,47</text:p>
          </table:table-cell>
          <table:table-cell table:style-name="ce9" table:formula="of:=SQRT(([.F497]-[.F496])*([.F497]-[.F496])+([.G497]-[.G496])*([.G497]-[.G496]))" office:value-type="float" office:value="0.850845022690523" calcext:value-type="float">
            <text:p>0,85</text:p>
          </table:table-cell>
        </table:table-row>
        <table:table-row table:style-name="ro1">
          <table:table-cell office:value-type="float" office:value="0.92037" calcext:value-type="float">
            <text:p>0,920370</text:p>
          </table:table-cell>
          <table:table-cell office:value-type="float" office:value="0.002368" calcext:value-type="float">
            <text:p>0,002368</text:p>
          </table:table-cell>
          <table:table-cell table:number-columns-repeated="3"/>
          <table:table-cell table:style-name="ce9" table:formula="of:=[.A497]*[.$F$1]" office:value-type="float" office:value="180.852705" calcext:value-type="float">
            <text:p>180,85</text:p>
          </table:table-cell>
          <table:table-cell table:style-name="ce9" table:formula="of:=[.B497]*[.$F$1]" office:value-type="float" office:value="0.465312" calcext:value-type="float">
            <text:p>0,47</text:p>
          </table:table-cell>
          <table:table-cell table:style-name="ce9" table:formula="of:=SQRT(([.F498]-[.F497])*([.F498]-[.F497])+([.G498]-[.G497])*([.G498]-[.G497]))" office:value-type="float" office:value="0.850845816858751" calcext:value-type="float">
            <text:p>0,85</text:p>
          </table:table-cell>
        </table:table-row>
        <table:table-row table:style-name="ro1">
          <table:table-cell office:value-type="float" office:value="0.9247" calcext:value-type="float">
            <text:p>0,924700</text:p>
          </table:table-cell>
          <table:table-cell office:value-type="float" office:value="0.002362" calcext:value-type="float">
            <text:p>0,002362</text:p>
          </table:table-cell>
          <table:table-cell table:number-columns-repeated="3"/>
          <table:table-cell table:style-name="ce9" table:formula="of:=[.A498]*[.$F$1]" office:value-type="float" office:value="181.70355" calcext:value-type="float">
            <text:p>181,70</text:p>
          </table:table-cell>
          <table:table-cell table:style-name="ce9" table:formula="of:=[.B498]*[.$F$1]" office:value-type="float" office:value="0.464133" calcext:value-type="float">
            <text:p>0,46</text:p>
          </table:table-cell>
          <table:table-cell table:style-name="ce9" table:formula="of:=SQRT(([.F499]-[.F498])*([.F499]-[.F498])+([.G499]-[.G498])*([.G499]-[.G498]))" office:value-type="float" office:value="0.849863953871589" calcext:value-type="float">
            <text:p>0,85</text:p>
          </table:table-cell>
        </table:table-row>
        <table:table-row table:style-name="ro1">
          <table:table-cell office:value-type="float" office:value="0.929025" calcext:value-type="float">
            <text:p>0,929025</text:p>
          </table:table-cell>
          <table:table-cell office:value-type="float" office:value="0.002354" calcext:value-type="float">
            <text:p>0,002354</text:p>
          </table:table-cell>
          <table:table-cell table:number-columns-repeated="3"/>
          <table:table-cell table:style-name="ce9" table:formula="of:=[.A499]*[.$F$1]" office:value-type="float" office:value="182.5534125" calcext:value-type="float">
            <text:p>182,55</text:p>
          </table:table-cell>
          <table:table-cell table:style-name="ce9" table:formula="of:=[.B499]*[.$F$1]" office:value-type="float" office:value="0.462561" calcext:value-type="float">
            <text:p>0,46</text:p>
          </table:table-cell>
          <table:table-cell table:style-name="ce9" table:formula="of:=SQRT(([.F500]-[.F499])*([.F500]-[.F499])+([.G500]-[.G499])*([.G500]-[.G499]))" office:value-type="float" office:value="0.849869065119152" calcext:value-type="float">
            <text:p>0,85</text:p>
          </table:table-cell>
        </table:table-row>
        <table:table-row table:style-name="ro1">
          <table:table-cell office:value-type="float" office:value="0.93335" calcext:value-type="float">
            <text:p>0,933350</text:p>
          </table:table-cell>
          <table:table-cell office:value-type="float" office:value="0.002337" calcext:value-type="float">
            <text:p>0,002337</text:p>
          </table:table-cell>
          <table:table-cell table:number-columns-repeated="3"/>
          <table:table-cell table:style-name="ce9" table:formula="of:=[.A500]*[.$F$1]" office:value-type="float" office:value="183.403275" calcext:value-type="float">
            <text:p>183,40</text:p>
          </table:table-cell>
          <table:table-cell table:style-name="ce9" table:formula="of:=[.B500]*[.$F$1]" office:value-type="float" office:value="0.4592205" calcext:value-type="float">
            <text:p>0,46</text:p>
          </table:table-cell>
          <table:table-cell table:style-name="ce9" table:formula="of:=SQRT(([.F501]-[.F500])*([.F501]-[.F500])+([.G501]-[.G500])*([.G501]-[.G500]))" office:value-type="float" office:value="0.842017999740631" calcext:value-type="float">
            <text:p>0,84</text:p>
          </table:table-cell>
        </table:table-row>
        <table:table-row table:style-name="ro1">
          <table:table-cell office:value-type="float" office:value="0.937635" calcext:value-type="float">
            <text:p>0,937635</text:p>
          </table:table-cell>
          <table:table-cell office:value-type="float" office:value="0.002311" calcext:value-type="float">
            <text:p>0,002311</text:p>
          </table:table-cell>
          <table:table-cell table:number-columns-repeated="3"/>
          <table:table-cell table:style-name="ce9" table:formula="of:=[.A501]*[.$F$1]" office:value-type="float" office:value="184.2452775" calcext:value-type="float">
            <text:p>184,25</text:p>
          </table:table-cell>
          <table:table-cell table:style-name="ce9" table:formula="of:=[.B501]*[.$F$1]" office:value-type="float" office:value="0.4541115" calcext:value-type="float">
            <text:p>0,45</text:p>
          </table:table-cell>
          <table:table-cell table:style-name="ce9" table:formula="of:=SQRT(([.F502]-[.F501])*([.F502]-[.F501])+([.G502]-[.G501])*([.G502]-[.G501]))" office:value-type="float" office:value="0.842037374015258" calcext:value-type="float">
            <text:p>0,84</text:p>
          </table:table-cell>
        </table:table-row>
        <table:table-row table:style-name="ro1">
          <table:table-cell office:value-type="float" office:value="0.94192" calcext:value-type="float">
            <text:p>0,941920</text:p>
          </table:table-cell>
          <table:table-cell office:value-type="float" office:value="0.002272" calcext:value-type="float">
            <text:p>0,002272</text:p>
          </table:table-cell>
          <table:table-cell table:number-columns-repeated="3"/>
          <table:table-cell table:style-name="ce9" table:formula="of:=[.A502]*[.$F$1]" office:value-type="float" office:value="185.08728" calcext:value-type="float">
            <text:p>185,09</text:p>
          </table:table-cell>
          <table:table-cell table:style-name="ce9" table:formula="of:=[.B502]*[.$F$1]" office:value-type="float" office:value="0.446448" calcext:value-type="float">
            <text:p>0,45</text:p>
          </table:table-cell>
          <table:table-cell table:style-name="ce9" table:formula="of:=SQRT(([.F503]-[.F502])*([.F503]-[.F502])+([.G503]-[.G502])*([.G503]-[.G502]))" office:value-type="float" office:value="0.8440269969133" calcext:value-type="float">
            <text:p>0,84</text:p>
          </table:table-cell>
        </table:table-row>
        <table:table-row table:style-name="ro1">
          <table:table-cell office:value-type="float" office:value="0.946215" calcext:value-type="float">
            <text:p>0,946215</text:p>
          </table:table-cell>
          <table:table-cell office:value-type="float" office:value="0.002221" calcext:value-type="float">
            <text:p>0,002221</text:p>
          </table:table-cell>
          <table:table-cell table:number-columns-repeated="3"/>
          <table:table-cell table:style-name="ce9" table:formula="of:=[.A503]*[.$F$1]" office:value-type="float" office:value="185.9312475" calcext:value-type="float">
            <text:p>185,93</text:p>
          </table:table-cell>
          <table:table-cell table:style-name="ce9" table:formula="of:=[.B503]*[.$F$1]" office:value-type="float" office:value="0.4364265" calcext:value-type="float">
            <text:p>0,44</text:p>
          </table:table-cell>
          <table:table-cell table:style-name="ce9" table:formula="of:=SQRT(([.F504]-[.F503])*([.F504]-[.F503])+([.G504]-[.G503])*([.G504]-[.G503]))" office:value-type="float" office:value="0.84406119258753" calcext:value-type="float">
            <text:p>0,84</text:p>
          </table:table-cell>
        </table:table-row>
        <table:table-row table:style-name="ro1">
          <table:table-cell office:value-type="float" office:value="0.95051" calcext:value-type="float">
            <text:p>0,950510</text:p>
          </table:table-cell>
          <table:table-cell office:value-type="float" office:value="0.002157" calcext:value-type="float">
            <text:p>0,002157</text:p>
          </table:table-cell>
          <table:table-cell table:number-columns-repeated="3"/>
          <table:table-cell table:style-name="ce9" table:formula="of:=[.A504]*[.$F$1]" office:value-type="float" office:value="186.775215" calcext:value-type="float">
            <text:p>186,78</text:p>
          </table:table-cell>
          <table:table-cell table:style-name="ce9" table:formula="of:=[.B504]*[.$F$1]" office:value-type="float" office:value="0.4238505" calcext:value-type="float">
            <text:p>0,42</text:p>
          </table:table-cell>
          <table:table-cell table:style-name="ce9" table:formula="of:=SQRT(([.F505]-[.F504])*([.F505]-[.F504])+([.G505]-[.G504])*([.G505]-[.G504]))" office:value-type="float" office:value="0.837378012072481" calcext:value-type="float">
            <text:p>0,84</text:p>
          </table:table-cell>
        </table:table-row>
        <table:table-row table:style-name="ro1">
          <table:table-cell office:value-type="float" office:value="0.954771" calcext:value-type="float">
            <text:p>0,954771</text:p>
          </table:table-cell>
          <table:table-cell office:value-type="float" office:value="0.002094" calcext:value-type="float">
            <text:p>0,002094</text:p>
          </table:table-cell>
          <table:table-cell table:number-columns-repeated="3"/>
          <table:table-cell table:style-name="ce9" table:formula="of:=[.A505]*[.$F$1]" office:value-type="float" office:value="187.6125015" calcext:value-type="float">
            <text:p>187,61</text:p>
          </table:table-cell>
          <table:table-cell table:style-name="ce9" table:formula="of:=[.B505]*[.$F$1]" office:value-type="float" office:value="0.411471" calcext:value-type="float">
            <text:p>0,41</text:p>
          </table:table-cell>
          <table:table-cell table:style-name="ce9" table:formula="of:=SQRT(([.F506]-[.F505])*([.F506]-[.F505])+([.G506]-[.G505])*([.G506]-[.G505]))" office:value-type="float" office:value="0.837245063806906" calcext:value-type="float">
            <text:p>0,84</text:p>
          </table:table-cell>
        </table:table-row>
        <table:table-row table:style-name="ro1">
          <table:table-cell office:value-type="float" office:value="0.959031" calcext:value-type="float">
            <text:p>0,959031</text:p>
          </table:table-cell>
          <table:table-cell office:value-type="float" office:value="0.002012" calcext:value-type="float">
            <text:p>0,002012</text:p>
          </table:table-cell>
          <table:table-cell table:number-columns-repeated="3"/>
          <table:table-cell table:style-name="ce9" table:formula="of:=[.A506]*[.$F$1]" office:value-type="float" office:value="188.4495915" calcext:value-type="float">
            <text:p>188,45</text:p>
          </table:table-cell>
          <table:table-cell table:style-name="ce9" table:formula="of:=[.B506]*[.$F$1]" office:value-type="float" office:value="0.395358" calcext:value-type="float">
            <text:p>0,40</text:p>
          </table:table-cell>
          <table:table-cell table:style-name="ce9" table:formula="of:=SQRT(([.F507]-[.F506])*([.F507]-[.F506])+([.G507]-[.G506])*([.G507]-[.G506]))" office:value-type="float" office:value="0.826525554145324" calcext:value-type="float">
            <text:p>0,83</text:p>
          </table:table-cell>
        </table:table-row>
        <table:table-row table:style-name="ro1">
          <table:table-cell office:value-type="float" office:value="0.963236" calcext:value-type="float">
            <text:p>0,963236</text:p>
          </table:table-cell>
          <table:table-cell office:value-type="float" office:value="0.00191" calcext:value-type="float">
            <text:p>0,001910</text:p>
          </table:table-cell>
          <table:table-cell table:number-columns-repeated="3"/>
          <table:table-cell table:style-name="ce9" table:formula="of:=[.A507]*[.$F$1]" office:value-type="float" office:value="189.275874" calcext:value-type="float">
            <text:p>189,28</text:p>
          </table:table-cell>
          <table:table-cell table:style-name="ce9" table:formula="of:=[.B507]*[.$F$1]" office:value-type="float" office:value="0.375315" calcext:value-type="float">
            <text:p>0,38</text:p>
          </table:table-cell>
          <table:table-cell table:style-name="ce9" table:formula="of:=SQRT(([.F508]-[.F507])*([.F508]-[.F507])+([.G508]-[.G507])*([.G508]-[.G507]))" office:value-type="float" office:value="0.826635914134229" calcext:value-type="float">
            <text:p>0,83</text:p>
          </table:table-cell>
        </table:table-row>
        <table:table-row table:style-name="ro1">
          <table:table-cell office:value-type="float" office:value="0.967441" calcext:value-type="float">
            <text:p>0,967441</text:p>
          </table:table-cell>
          <table:table-cell office:value-type="float" office:value="0.001787" calcext:value-type="float">
            <text:p>0,001787</text:p>
          </table:table-cell>
          <table:table-cell table:number-columns-repeated="3"/>
          <table:table-cell table:style-name="ce9" table:formula="of:=[.A508]*[.$F$1]" office:value-type="float" office:value="190.1021565" calcext:value-type="float">
            <text:p>190,10</text:p>
          </table:table-cell>
          <table:table-cell table:style-name="ce9" table:formula="of:=[.B508]*[.$F$1]" office:value-type="float" office:value="0.3511455" calcext:value-type="float">
            <text:p>0,35</text:p>
          </table:table-cell>
          <table:table-cell table:style-name="ce9" table:formula="of:=SQRT(([.F509]-[.F508])*([.F509]-[.F508])+([.G509]-[.G508])*([.G509]-[.G508]))" office:value-type="float" office:value="0.81284715949078" calcext:value-type="float">
            <text:p>0,81</text:p>
          </table:table-cell>
        </table:table-row>
        <table:table-row table:style-name="ro1">
          <table:table-cell office:value-type="float" office:value="0.971576" calcext:value-type="float">
            <text:p>0,971576</text:p>
          </table:table-cell>
          <table:table-cell office:value-type="float" office:value="0.001671" calcext:value-type="float">
            <text:p>0,001671</text:p>
          </table:table-cell>
          <table:table-cell table:number-columns-repeated="3"/>
          <table:table-cell table:style-name="ce9" table:formula="of:=[.A509]*[.$F$1]" office:value-type="float" office:value="190.914684" calcext:value-type="float">
            <text:p>190,91</text:p>
          </table:table-cell>
          <table:table-cell table:style-name="ce9" table:formula="of:=[.B509]*[.$F$1]" office:value-type="float" office:value="0.3283515" calcext:value-type="float">
            <text:p>0,33</text:p>
          </table:table-cell>
          <table:table-cell table:style-name="ce9" table:formula="of:=SQRT(([.F510]-[.F509])*([.F510]-[.F509])+([.G510]-[.G509])*([.G510]-[.G509]))" office:value-type="float" office:value="0.81318946148853" calcext:value-type="float">
            <text:p>0,81</text:p>
          </table:table-cell>
        </table:table-row>
        <table:table-row table:style-name="ro1">
          <table:table-cell office:value-type="float" office:value="0.975712" calcext:value-type="float">
            <text:p>0,975712</text:p>
          </table:table-cell>
          <table:table-cell office:value-type="float" office:value="0.001531" calcext:value-type="float">
            <text:p>0,001531</text:p>
          </table:table-cell>
          <table:table-cell table:number-columns-repeated="3"/>
          <table:table-cell table:style-name="ce9" table:formula="of:=[.A510]*[.$F$1]" office:value-type="float" office:value="191.727408" calcext:value-type="float">
            <text:p>191,73</text:p>
          </table:table-cell>
          <table:table-cell table:style-name="ce9" table:formula="of:=[.B510]*[.$F$1]" office:value-type="float" office:value="0.3008415" calcext:value-type="float">
            <text:p>0,30</text:p>
          </table:table-cell>
          <table:table-cell table:style-name="ce9" table:formula="of:=SQRT(([.F511]-[.F510])*([.F511]-[.F510])+([.G511]-[.G510])*([.G511]-[.G510]))" office:value-type="float" office:value="0.773811760647565" calcext:value-type="float">
            <text:p>0,77</text:p>
          </table:table-cell>
        </table:table-row>
        <table:table-row table:style-name="ro1">
          <table:table-cell office:value-type="float" office:value="0.979647" calcext:value-type="float">
            <text:p>0,979647</text:p>
          </table:table-cell>
          <table:table-cell office:value-type="float" office:value="0.001378" calcext:value-type="float">
            <text:p>0,001378</text:p>
          </table:table-cell>
          <table:table-cell table:number-columns-repeated="3"/>
          <table:table-cell table:style-name="ce9" table:formula="of:=[.A511]*[.$F$1]" office:value-type="float" office:value="192.5006355" calcext:value-type="float">
            <text:p>192,50</text:p>
          </table:table-cell>
          <table:table-cell table:style-name="ce9" table:formula="of:=[.B511]*[.$F$1]" office:value-type="float" office:value="0.270777" calcext:value-type="float">
            <text:p>0,27</text:p>
          </table:table-cell>
          <table:table-cell table:style-name="ce9" table:formula="of:=SQRT(([.F512]-[.F511])*([.F512]-[.F511])+([.G512]-[.G511])*([.G512]-[.G511]))" office:value-type="float" office:value="0.774063209561393" calcext:value-type="float">
            <text:p>0,77</text:p>
          </table:table-cell>
        </table:table-row>
        <table:table-row table:style-name="ro1">
          <table:table-cell office:value-type="float" office:value="0.983582" calcext:value-type="float">
            <text:p>0,983582</text:p>
          </table:table-cell>
          <table:table-cell office:value-type="float" office:value="0.001195" calcext:value-type="float">
            <text:p>0,001195</text:p>
          </table:table-cell>
          <table:table-cell table:number-columns-repeated="3"/>
          <table:table-cell table:style-name="ce9" table:formula="of:=[.A512]*[.$F$1]" office:value-type="float" office:value="193.273863" calcext:value-type="float">
            <text:p>193,27</text:p>
          </table:table-cell>
          <table:table-cell table:style-name="ce9" table:formula="of:=[.B512]*[.$F$1]" office:value-type="float" office:value="0.2348175" calcext:value-type="float">
            <text:p>0,23</text:p>
          </table:table-cell>
          <table:table-cell table:style-name="ce9" table:formula="of:=SQRT(([.F513]-[.F512])*([.F513]-[.F512])+([.G513]-[.G512])*([.G513]-[.G512]))" office:value-type="float" office:value="0.70630158555254" calcext:value-type="float">
            <text:p>0,71</text:p>
          </table:table-cell>
        </table:table-row>
        <table:table-row table:style-name="ro1">
          <table:table-cell office:value-type="float" office:value="0.987172" calcext:value-type="float">
            <text:p>0,987172</text:p>
          </table:table-cell>
          <table:table-cell office:value-type="float" office:value="0.001017" calcext:value-type="float">
            <text:p>0,001017</text:p>
          </table:table-cell>
          <table:table-cell table:number-columns-repeated="3"/>
          <table:table-cell table:style-name="ce9" table:formula="of:=[.A513]*[.$F$1]" office:value-type="float" office:value="193.979298" calcext:value-type="float">
            <text:p>193,98</text:p>
          </table:table-cell>
          <table:table-cell table:style-name="ce9" table:formula="of:=[.B513]*[.$F$1]" office:value-type="float" office:value="0.1998405" calcext:value-type="float">
            <text:p>0,20</text:p>
          </table:table-cell>
          <table:table-cell table:style-name="ce9" table:formula="of:=SQRT(([.F514]-[.F513])*([.F514]-[.F513])+([.G514]-[.G513])*([.G514]-[.G513]))" office:value-type="float" office:value="0.706837049126051" calcext:value-type="float">
            <text:p>0,71</text:p>
          </table:table-cell>
        </table:table-row>
        <table:table-row table:style-name="ro1">
          <table:table-cell office:value-type="float" office:value="0.990763" calcext:value-type="float">
            <text:p>0,990763</text:p>
          </table:table-cell>
          <table:table-cell office:value-type="float" office:value="0.000807" calcext:value-type="float">
            <text:p>0,000807</text:p>
          </table:table-cell>
          <table:table-cell table:number-columns-repeated="3"/>
          <table:table-cell table:style-name="ce9" table:formula="of:=[.A514]*[.$F$1]" office:value-type="float" office:value="194.6849295" calcext:value-type="float">
            <text:p>194,68</text:p>
          </table:table-cell>
          <table:table-cell table:style-name="ce9" table:formula="of:=[.B514]*[.$F$1]" office:value-type="float" office:value="0.1585755" calcext:value-type="float">
            <text:p>0,16</text:p>
          </table:table-cell>
          <table:table-cell table:style-name="ce9"/>
        </table:table-row>
        <table:table-row table:style-name="ro1">
          <table:table-cell office:value-type="float" office:value="0.993738" calcext:value-type="float">
            <text:p>0,993738</text:p>
          </table:table-cell>
          <table:table-cell office:value-type="float" office:value="0.000609" calcext:value-type="float">
            <text:p>0,000609</text:p>
          </table:table-cell>
          <table:table-cell table:number-columns-repeated="6"/>
        </table:table-row>
        <table:table-row table:style-name="ro1">
          <table:table-cell office:value-type="float" office:value="0.996714" calcext:value-type="float">
            <text:p>0,996714</text:p>
          </table:table-cell>
          <table:table-cell office:value-type="float" office:value="0.000378" calcext:value-type="float">
            <text:p>0,000378</text:p>
          </table:table-cell>
          <table:table-cell table:number-columns-repeated="6"/>
        </table:table-row>
        <table:table-row table:style-name="ro1">
          <table:table-cell office:value-type="float" office:value="0.999994" calcext:value-type="float">
            <text:p>0,999994</text:p>
          </table:table-cell>
          <table:table-cell office:value-type="float" office:value="0.000004" calcext:value-type="float">
            <text:p>0,000004</text:p>
          </table:table-cell>
          <table:table-cell table:number-columns-repeated="6"/>
        </table:table-row>
        <table:table-row table:style-name="ro1">
          <table:table-cell office:value-type="float" office:value="0.999994" calcext:value-type="float">
            <text:p>0,999994</text:p>
          </table:table-cell>
          <table:table-cell office:value-type="float" office:value="0.000414" calcext:value-type="float">
            <text:p>0,000414</text:p>
          </table:table-cell>
          <table:table-cell table:number-columns-repeated="6"/>
        </table:table-row>
        <table:table-row table:style-name="ro1" table:number-rows-repeated="10480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00-00-00</text:date>, <text:time style:data-style-name="N2" text:time-value="20:27:44.8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Gagné</meta:initial-creator>
    <meta:creation-date>2018-11-02T18:05:53.673000000</meta:creation-date>
    <dc:date>2018-11-28T20:29:22.139000000</dc:date>
    <dc:creator>Fabien Gagné</dc:creator>
    <meta:editing-duration>P1DT1H6M12S</meta:editing-duration>
    <meta:editing-cycles>7</meta:editing-cycles>
    <meta:generator>LibreOffice/6.1.3.2$Windows_X86_64 LibreOffice_project/86daf60bf00efa86ad547e59e09d6bb77c699acb</meta:generator>
    <meta:document-statistic meta:table-count="1" meta:cell-count="34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0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circl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069cm" svg:height="18.552cm" xlink:href=".." xlink:type="simple" chart:class="chart:scatter" chart:style-name="ch1">
        <chart:plot-area chart:style-name="ch2" table:cell-range-address="Feuille1.A2:Feuille1.B550" svg:x="0.601cm" svg:y="0.371cm" svg:width="28.867cm" svg:height="17.81cm">
          <chartooo:coordinate-region svg:x="1.395cm" svg:y="0.566cm" svg:width="27.339cm" svg:height="17.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550" chart:class="chart:scatter">
            <chart:domain table:cell-range-address="Feuille1.A2:Feuille1.A550"/>
            <chart:data-point chart:repeated="5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994">
                <text:p>0.999994</text:p>
                <draw:g>
                  <svg:desc>Feuille1.A2:Feuille1.A550</svg:desc>
                </draw:g>
              </table:table-cell>
              <table:table-cell office:value-type="float" office:value="0.000414">
                <text:p>0.000414</text:p>
                <draw:g>
                  <svg:desc>Feuille1.B2:Feuille1.B5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33">
                <text:p>0.996633</text:p>
              </table:table-cell>
              <table:table-cell office:value-type="float" office:value="0.000788">
                <text:p>0.000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3512">
                <text:p>0.993512</text:p>
              </table:table-cell>
              <table:table-cell office:value-type="float" office:value="0.001144">
                <text:p>0.001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0392">
                <text:p>0.990392</text:p>
              </table:table-cell>
              <table:table-cell office:value-type="float" office:value="0.001547">
                <text:p>0.001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6641">
                <text:p>0.986641</text:p>
              </table:table-cell>
              <table:table-cell office:value-type="float" office:value="0.001985">
                <text:p>0.001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289">
                <text:p>0.98289</text:p>
              </table:table-cell>
              <table:table-cell office:value-type="float" office:value="0.002474">
                <text:p>0.002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8784">
                <text:p>0.978784</text:p>
              </table:table-cell>
              <table:table-cell office:value-type="float" office:value="0.002954">
                <text:p>0.002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4678">
                <text:p>0.974678</text:p>
              </table:table-cell>
              <table:table-cell office:value-type="float" office:value="0.003479">
                <text:p>0.003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0427">
                <text:p>0.970427</text:p>
              </table:table-cell>
              <table:table-cell office:value-type="float" office:value="0.003975">
                <text:p>0.003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6176">
                <text:p>0.966176</text:p>
              </table:table-cell>
              <table:table-cell office:value-type="float" office:value="0.004515">
                <text:p>0.004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1875">
                <text:p>0.961875</text:p>
              </table:table-cell>
              <table:table-cell office:value-type="float" office:value="0.005027">
                <text:p>0.0050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7574">
                <text:p>0.957574</text:p>
              </table:table-cell>
              <table:table-cell office:value-type="float" office:value="0.00558">
                <text:p>0.00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3249">
                <text:p>0.953249</text:p>
              </table:table-cell>
              <table:table-cell office:value-type="float" office:value="0.006078">
                <text:p>0.006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8923">
                <text:p>0.948923</text:p>
              </table:table-cell>
              <table:table-cell office:value-type="float" office:value="0.006614">
                <text:p>0.006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4592">
                <text:p>0.944592</text:p>
              </table:table-cell>
              <table:table-cell office:value-type="float" office:value="0.007111">
                <text:p>0.007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0261">
                <text:p>0.940261</text:p>
              </table:table-cell>
              <table:table-cell office:value-type="float" office:value="0.007649">
                <text:p>0.0076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35935">
                <text:p>0.935935</text:p>
              </table:table-cell>
              <table:table-cell office:value-type="float" office:value="0.008148">
                <text:p>0.008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1609">
                <text:p>0.931609</text:p>
              </table:table-cell>
              <table:table-cell office:value-type="float" office:value="0.008684">
                <text:p>0.008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7273">
                <text:p>0.927273</text:p>
              </table:table-cell>
              <table:table-cell office:value-type="float" office:value="0.009173">
                <text:p>0.009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2937">
                <text:p>0.922937</text:p>
              </table:table-cell>
              <table:table-cell office:value-type="float" office:value="0.009699">
                <text:p>0.0096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18576">
                <text:p>0.918576</text:p>
              </table:table-cell>
              <table:table-cell office:value-type="float" office:value="0.010182">
                <text:p>0.010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14215">
                <text:p>0.914215</text:p>
              </table:table-cell>
              <table:table-cell office:value-type="float" office:value="0.010704">
                <text:p>0.010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0987">
                <text:p>0.90987</text:p>
              </table:table-cell>
              <table:table-cell office:value-type="float" office:value="0.011188">
                <text:p>0.011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5524">
                <text:p>0.905524</text:p>
              </table:table-cell>
              <table:table-cell office:value-type="float" office:value="0.011709">
                <text:p>0.0117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01183">
                <text:p>0.901183</text:p>
              </table:table-cell>
              <table:table-cell office:value-type="float" office:value="0.012183">
                <text:p>0.012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6842">
                <text:p>0.896842</text:p>
              </table:table-cell>
              <table:table-cell office:value-type="float" office:value="0.012694">
                <text:p>0.0126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2491">
                <text:p>0.892491</text:p>
              </table:table-cell>
              <table:table-cell office:value-type="float" office:value="0.013162">
                <text:p>0.0131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814">
                <text:p>0.88814</text:p>
              </table:table-cell>
              <table:table-cell office:value-type="float" office:value="0.013668">
                <text:p>0.013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3789">
                <text:p>0.883789</text:p>
              </table:table-cell>
              <table:table-cell office:value-type="float" office:value="0.014138">
                <text:p>0.014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9439">
                <text:p>0.879439</text:p>
              </table:table-cell>
              <table:table-cell office:value-type="float" office:value="0.014643">
                <text:p>0.0146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75093">
                <text:p>0.875093</text:p>
              </table:table-cell>
              <table:table-cell office:value-type="float" office:value="0.015105">
                <text:p>0.015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70747">
                <text:p>0.870747</text:p>
              </table:table-cell>
              <table:table-cell office:value-type="float" office:value="0.015598">
                <text:p>0.0155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6401">
                <text:p>0.866401</text:p>
              </table:table-cell>
              <table:table-cell office:value-type="float" office:value="0.016043">
                <text:p>0.016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62055">
                <text:p>0.862055</text:p>
              </table:table-cell>
              <table:table-cell office:value-type="float" office:value="0.016523">
                <text:p>0.0165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7704">
                <text:p>0.857704</text:p>
              </table:table-cell>
              <table:table-cell office:value-type="float" office:value="0.016972">
                <text:p>0.0169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3354">
                <text:p>0.853354</text:p>
              </table:table-cell>
              <table:table-cell office:value-type="float" office:value="0.017458">
                <text:p>0.017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49003">
                <text:p>0.849003</text:p>
              </table:table-cell>
              <table:table-cell office:value-type="float" office:value="0.017899">
                <text:p>0.017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44652">
                <text:p>0.844652</text:p>
              </table:table-cell>
              <table:table-cell office:value-type="float" office:value="0.018372">
                <text:p>0.018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40306">
                <text:p>0.840306</text:p>
              </table:table-cell>
              <table:table-cell office:value-type="float" office:value="0.018809">
                <text:p>0.0188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3596">
                <text:p>0.83596</text:p>
              </table:table-cell>
              <table:table-cell office:value-type="float" office:value="0.019277">
                <text:p>0.0192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31615">
                <text:p>0.831615</text:p>
              </table:table-cell>
              <table:table-cell office:value-type="float" office:value="0.019698">
                <text:p>0.019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7269">
                <text:p>0.827269</text:p>
              </table:table-cell>
              <table:table-cell office:value-type="float" office:value="0.020152">
                <text:p>0.020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2918">
                <text:p>0.822918</text:p>
              </table:table-cell>
              <table:table-cell office:value-type="float" office:value="0.020578">
                <text:p>0.0205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18567">
                <text:p>0.818567</text:p>
              </table:table-cell>
              <table:table-cell office:value-type="float" office:value="0.021037">
                <text:p>0.0210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14217">
                <text:p>0.814217</text:p>
              </table:table-cell>
              <table:table-cell office:value-type="float" office:value="0.021455">
                <text:p>0.021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9866">
                <text:p>0.809866</text:p>
              </table:table-cell>
              <table:table-cell office:value-type="float" office:value="0.021902">
                <text:p>0.0219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05515">
                <text:p>0.805515</text:p>
              </table:table-cell>
              <table:table-cell office:value-type="float" office:value="0.022309">
                <text:p>0.0223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01164">
                <text:p>0.801164</text:p>
              </table:table-cell>
              <table:table-cell office:value-type="float" office:value="0.022747">
                <text:p>0.0227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96819">
                <text:p>0.796819</text:p>
              </table:table-cell>
              <table:table-cell office:value-type="float" office:value="0.023149">
                <text:p>0.023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2473">
                <text:p>0.792473</text:p>
              </table:table-cell>
              <table:table-cell office:value-type="float" office:value="0.023581">
                <text:p>0.0235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88122">
                <text:p>0.788122</text:p>
              </table:table-cell>
              <table:table-cell office:value-type="float" office:value="0.023974">
                <text:p>0.0239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83771">
                <text:p>0.783771</text:p>
              </table:table-cell>
              <table:table-cell office:value-type="float" office:value="0.024396">
                <text:p>0.0243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79421">
                <text:p>0.779421</text:p>
              </table:table-cell>
              <table:table-cell office:value-type="float" office:value="0.024784">
                <text:p>0.0247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7507">
                <text:p>0.77507</text:p>
              </table:table-cell>
              <table:table-cell office:value-type="float" office:value="0.025201">
                <text:p>0.0252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0719">
                <text:p>0.770719</text:p>
              </table:table-cell>
              <table:table-cell office:value-type="float" office:value="0.025584">
                <text:p>0.0255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66369">
                <text:p>0.766369</text:p>
              </table:table-cell>
              <table:table-cell office:value-type="float" office:value="0.025996">
                <text:p>0.0259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62013">
                <text:p>0.762013</text:p>
              </table:table-cell>
              <table:table-cell office:value-type="float" office:value="0.026369">
                <text:p>0.0263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57657">
                <text:p>0.757657</text:p>
              </table:table-cell>
              <table:table-cell office:value-type="float" office:value="0.026771">
                <text:p>0.0267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3307">
                <text:p>0.753307</text:p>
              </table:table-cell>
              <table:table-cell office:value-type="float" office:value="0.027144">
                <text:p>0.027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48956">
                <text:p>0.748956</text:p>
              </table:table-cell>
              <table:table-cell office:value-type="float" office:value="0.027545">
                <text:p>0.027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4462">
                <text:p>0.74462</text:p>
              </table:table-cell>
              <table:table-cell office:value-type="float" office:value="0.027905">
                <text:p>0.0279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40285">
                <text:p>0.740285</text:p>
              </table:table-cell>
              <table:table-cell office:value-type="float" office:value="0.02829">
                <text:p>0.02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35949">
                <text:p>0.735949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1613">
                <text:p>0.731613</text:p>
              </table:table-cell>
              <table:table-cell office:value-type="float" office:value="0.029025">
                <text:p>0.0290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7273">
                <text:p>0.727273</text:p>
              </table:table-cell>
              <table:table-cell office:value-type="float" office:value="0.029364">
                <text:p>0.029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2932">
                <text:p>0.722932</text:p>
              </table:table-cell>
              <table:table-cell office:value-type="float" office:value="0.02973">
                <text:p>0.029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18631">
                <text:p>0.718631</text:p>
              </table:table-cell>
              <table:table-cell office:value-type="float" office:value="0.030075">
                <text:p>0.0300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14331">
                <text:p>0.714331</text:p>
              </table:table-cell>
              <table:table-cell office:value-type="float" office:value="0.030455">
                <text:p>0.030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1009">
                <text:p>0.71009</text:p>
              </table:table-cell>
              <table:table-cell office:value-type="float" office:value="0.030806">
                <text:p>0.030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05849">
                <text:p>0.705849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01624">
                <text:p>0.701624</text:p>
              </table:table-cell>
              <table:table-cell office:value-type="float" office:value="0.031593">
                <text:p>0.031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97398">
                <text:p>0.697398</text:p>
              </table:table-cell>
              <table:table-cell office:value-type="float" office:value="0.032036">
                <text:p>0.0320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93137">
                <text:p>0.693137</text:p>
              </table:table-cell>
              <table:table-cell office:value-type="float" office:value="0.032465">
                <text:p>0.0324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88876">
                <text:p>0.688876</text:p>
              </table:table-cell>
              <table:table-cell office:value-type="float" office:value="0.032941">
                <text:p>0.032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84571">
                <text:p>0.684571</text:p>
              </table:table-cell>
              <table:table-cell office:value-type="float" office:value="0.033394">
                <text:p>0.0333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80265">
                <text:p>0.680265</text:p>
              </table:table-cell>
              <table:table-cell office:value-type="float" office:value="0.033886">
                <text:p>0.0338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75944">
                <text:p>0.675944</text:p>
              </table:table-cell>
              <table:table-cell office:value-type="float" office:value="0.034336">
                <text:p>0.0343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71623">
                <text:p>0.671623</text:p>
              </table:table-cell>
              <table:table-cell office:value-type="float" office:value="0.034821">
                <text:p>0.0348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67307">
                <text:p>0.667307</text:p>
              </table:table-cell>
              <table:table-cell office:value-type="float" office:value="0.035267">
                <text:p>0.0352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62991">
                <text:p>0.662991</text:p>
              </table:table-cell>
              <table:table-cell office:value-type="float" office:value="0.035745">
                <text:p>0.0357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58656">
                <text:p>0.658656</text:p>
              </table:table-cell>
              <table:table-cell office:value-type="float" office:value="0.036177">
                <text:p>0.0361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5432">
                <text:p>0.65432</text:p>
              </table:table-cell>
              <table:table-cell office:value-type="float" office:value="0.03664">
                <text:p>0.036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9964">
                <text:p>0.649964</text:p>
              </table:table-cell>
              <table:table-cell office:value-type="float" office:value="0.037071">
                <text:p>0.0370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45608">
                <text:p>0.645608</text:p>
              </table:table-cell>
              <table:table-cell office:value-type="float" office:value="0.037535">
                <text:p>0.0375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41252">
                <text:p>0.641252</text:p>
              </table:table-cell>
              <table:table-cell office:value-type="float" office:value="0.037962">
                <text:p>0.0379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36897">
                <text:p>0.636897</text:p>
              </table:table-cell>
              <table:table-cell office:value-type="float" office:value="0.03842">
                <text:p>0.038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32556">
                <text:p>0.632556</text:p>
              </table:table-cell>
              <table:table-cell office:value-type="float" office:value="0.038837">
                <text:p>0.0388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28215">
                <text:p>0.628215</text:p>
              </table:table-cell>
              <table:table-cell office:value-type="float" office:value="0.039285">
                <text:p>0.0392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23884">
                <text:p>0.623884</text:p>
              </table:table-cell>
              <table:table-cell office:value-type="float" office:value="0.039693">
                <text:p>0.0396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9554">
                <text:p>0.619554</text:p>
              </table:table-cell>
              <table:table-cell office:value-type="float" office:value="0.04013">
                <text:p>0.040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5208">
                <text:p>0.615208</text:p>
              </table:table-cell>
              <table:table-cell office:value-type="float" office:value="0.040527">
                <text:p>0.0405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0862">
                <text:p>0.610862</text:p>
              </table:table-cell>
              <table:table-cell office:value-type="float" office:value="0.040954">
                <text:p>0.0409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06512">
                <text:p>0.606512</text:p>
              </table:table-cell>
              <table:table-cell office:value-type="float" office:value="0.041352">
                <text:p>0.0413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02161">
                <text:p>0.602161</text:p>
              </table:table-cell>
              <table:table-cell office:value-type="float" office:value="0.041779">
                <text:p>0.0417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97805">
                <text:p>0.597805</text:p>
              </table:table-cell>
              <table:table-cell office:value-type="float" office:value="0.042162">
                <text:p>0.0421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93449">
                <text:p>0.593449</text:p>
              </table:table-cell>
              <table:table-cell office:value-type="float" office:value="0.042574">
                <text:p>0.0425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89104">
                <text:p>0.589104</text:p>
              </table:table-cell>
              <table:table-cell office:value-type="float" office:value="0.042957">
                <text:p>0.0429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4758">
                <text:p>0.584758</text:p>
              </table:table-cell>
              <table:table-cell office:value-type="float" office:value="0.043369">
                <text:p>0.0433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0427">
                <text:p>0.580427</text:p>
              </table:table-cell>
              <table:table-cell office:value-type="float" office:value="0.043739">
                <text:p>0.0437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76097">
                <text:p>0.576097</text:p>
              </table:table-cell>
              <table:table-cell office:value-type="float" office:value="0.044134">
                <text:p>0.0441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71756">
                <text:p>0.571756</text:p>
              </table:table-cell>
              <table:table-cell office:value-type="float" office:value="0.044493">
                <text:p>0.0444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67415">
                <text:p>0.567415</text:p>
              </table:table-cell>
              <table:table-cell office:value-type="float" office:value="0.044879">
                <text:p>0.0448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63065">
                <text:p>0.563065</text:p>
              </table:table-cell>
              <table:table-cell office:value-type="float" office:value="0.045233">
                <text:p>0.0452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58714">
                <text:p>0.558714</text:p>
              </table:table-cell>
              <table:table-cell office:value-type="float" office:value="0.045613">
                <text:p>0.0456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54358">
                <text:p>0.554358</text:p>
              </table:table-cell>
              <table:table-cell office:value-type="float" office:value="0.045958">
                <text:p>0.0459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50003">
                <text:p>0.550003</text:p>
              </table:table-cell>
              <table:table-cell office:value-type="float" office:value="0.046328">
                <text:p>0.0463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45652">
                <text:p>0.545652</text:p>
              </table:table-cell>
              <table:table-cell office:value-type="float" office:value="0.046668">
                <text:p>0.0466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41301">
                <text:p>0.541301</text:p>
              </table:table-cell>
              <table:table-cell office:value-type="float" office:value="0.047033">
                <text:p>0.0470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6961">
                <text:p>0.536961</text:p>
              </table:table-cell>
              <table:table-cell office:value-type="float" office:value="0.04737">
                <text:p>0.047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3262">
                <text:p>0.53262</text:p>
              </table:table-cell>
              <table:table-cell office:value-type="float" office:value="0.047728">
                <text:p>0.047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2828">
                <text:p>0.52828</text:p>
              </table:table-cell>
              <table:table-cell office:value-type="float" office:value="0.048045">
                <text:p>0.0480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23939">
                <text:p>0.523939</text:p>
              </table:table-cell>
              <table:table-cell office:value-type="float" office:value="0.048383">
                <text:p>0.0483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19594">
                <text:p>0.519594</text:p>
              </table:table-cell>
              <table:table-cell office:value-type="float" office:value="0.048694">
                <text:p>0.0486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15248">
                <text:p>0.515248</text:p>
              </table:table-cell>
              <table:table-cell office:value-type="float" office:value="0.049028">
                <text:p>0.0490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10902">
                <text:p>0.510902</text:p>
              </table:table-cell>
              <table:table-cell office:value-type="float" office:value="0.049329">
                <text:p>0.049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06557">
                <text:p>0.506557</text:p>
              </table:table-cell>
              <table:table-cell office:value-type="float" office:value="0.049652">
                <text:p>0.0496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02206">
                <text:p>0.502206</text:p>
              </table:table-cell>
              <table:table-cell office:value-type="float" office:value="0.049949">
                <text:p>0.0499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7856">
                <text:p>0.497856</text:p>
              </table:table-cell>
              <table:table-cell office:value-type="float" office:value="0.050267">
                <text:p>0.0502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3865">
                <text:p>0.493865</text:p>
              </table:table-cell>
              <table:table-cell office:value-type="float" office:value="0.050531">
                <text:p>0.0505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9875">
                <text:p>0.489875</text:p>
              </table:table-cell>
              <table:table-cell office:value-type="float" office:value="0.050814">
                <text:p>0.0508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85884">
                <text:p>0.485884</text:p>
              </table:table-cell>
              <table:table-cell office:value-type="float" office:value="0.051069">
                <text:p>0.0510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81893">
                <text:p>0.481893</text:p>
              </table:table-cell>
              <table:table-cell office:value-type="float" office:value="0.051334">
                <text:p>0.0513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77903">
                <text:p>0.477903</text:p>
              </table:table-cell>
              <table:table-cell office:value-type="float" office:value="0.051583">
                <text:p>0.0515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73912">
                <text:p>0.473912</text:p>
              </table:table-cell>
              <table:table-cell office:value-type="float" office:value="0.051835">
                <text:p>0.0518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9922">
                <text:p>0.469922</text:p>
              </table:table-cell>
              <table:table-cell office:value-type="float" office:value="0.052084">
                <text:p>0.0520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65931">
                <text:p>0.465931</text:p>
              </table:table-cell>
              <table:table-cell office:value-type="float" office:value="0.052327">
                <text:p>0.0523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6194">
                <text:p>0.46194</text:p>
              </table:table-cell>
              <table:table-cell office:value-type="float" office:value="0.052574">
                <text:p>0.0525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5795">
                <text:p>0.45795</text:p>
              </table:table-cell>
              <table:table-cell office:value-type="float" office:value="0.052799">
                <text:p>0.0527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53959">
                <text:p>0.453959</text:p>
              </table:table-cell>
              <table:table-cell office:value-type="float" office:value="0.053036">
                <text:p>0.053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49969">
                <text:p>0.449969</text:p>
              </table:table-cell>
              <table:table-cell office:value-type="float" office:value="0.053251">
                <text:p>0.0532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45978">
                <text:p>0.445978</text:p>
              </table:table-cell>
              <table:table-cell office:value-type="float" office:value="0.053482">
                <text:p>0.0534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41988">
                <text:p>0.441988</text:p>
              </table:table-cell>
              <table:table-cell office:value-type="float" office:value="0.053689">
                <text:p>0.0536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37997">
                <text:p>0.437997</text:p>
              </table:table-cell>
              <table:table-cell office:value-type="float" office:value="0.05391">
                <text:p>0.053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34007">
                <text:p>0.434007</text:p>
              </table:table-cell>
              <table:table-cell office:value-type="float" office:value="0.054112">
                <text:p>0.054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30016">
                <text:p>0.430016</text:p>
              </table:table-cell>
              <table:table-cell office:value-type="float" office:value="0.05432">
                <text:p>0.054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26026">
                <text:p>0.426026</text:p>
              </table:table-cell>
              <table:table-cell office:value-type="float" office:value="0.054518">
                <text:p>0.0545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22035">
                <text:p>0.422035</text:p>
              </table:table-cell>
              <table:table-cell office:value-type="float" office:value="0.054713">
                <text:p>0.0547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18045">
                <text:p>0.418045</text:p>
              </table:table-cell>
              <table:table-cell office:value-type="float" office:value="0.054905">
                <text:p>0.0549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14054">
                <text:p>0.414054</text:p>
              </table:table-cell>
              <table:table-cell office:value-type="float" office:value="0.055083">
                <text:p>0.0550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10064">
                <text:p>0.410064</text:p>
              </table:table-cell>
              <table:table-cell office:value-type="float" office:value="0.055265">
                <text:p>0.0552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6073">
                <text:p>0.406073</text:p>
              </table:table-cell>
              <table:table-cell office:value-type="float" office:value="0.055428">
                <text:p>0.0554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02083">
                <text:p>0.402083</text:p>
              </table:table-cell>
              <table:table-cell office:value-type="float" office:value="0.0556">
                <text:p>0.05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98093">
                <text:p>0.398093</text:p>
              </table:table-cell>
              <table:table-cell office:value-type="float" office:value="0.055753">
                <text:p>0.0557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94102">
                <text:p>0.394102</text:p>
              </table:table-cell>
              <table:table-cell office:value-type="float" office:value="0.055917">
                <text:p>0.0559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90112">
                <text:p>0.390112</text:p>
              </table:table-cell>
              <table:table-cell office:value-type="float" office:value="0.056069">
                <text:p>0.0560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86121">
                <text:p>0.386121</text:p>
              </table:table-cell>
              <table:table-cell office:value-type="float" office:value="0.056227">
                <text:p>0.0562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82131">
                <text:p>0.382131</text:p>
              </table:table-cell>
              <table:table-cell office:value-type="float" office:value="0.056363">
                <text:p>0.0563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78141">
                <text:p>0.378141</text:p>
              </table:table-cell>
              <table:table-cell office:value-type="float" office:value="0.056495">
                <text:p>0.0564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415">
                <text:p>0.37415</text:p>
              </table:table-cell>
              <table:table-cell office:value-type="float" office:value="0.05662">
                <text:p>0.056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016">
                <text:p>0.37016</text:p>
              </table:table-cell>
              <table:table-cell office:value-type="float" office:value="0.056741">
                <text:p>0.0567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6617">
                <text:p>0.36617</text:p>
              </table:table-cell>
              <table:table-cell office:value-type="float" office:value="0.056862">
                <text:p>0.0568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62179">
                <text:p>0.362179</text:p>
              </table:table-cell>
              <table:table-cell office:value-type="float" office:value="0.056973">
                <text:p>0.0569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8189">
                <text:p>0.358189</text:p>
              </table:table-cell>
              <table:table-cell office:value-type="float" office:value="0.057084">
                <text:p>0.0570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54199">
                <text:p>0.354199</text:p>
              </table:table-cell>
              <table:table-cell office:value-type="float" office:value="0.057176">
                <text:p>0.0571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50208">
                <text:p>0.350208</text:p>
              </table:table-cell>
              <table:table-cell office:value-type="float" office:value="0.057272">
                <text:p>0.0572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46218">
                <text:p>0.346218</text:p>
              </table:table-cell>
              <table:table-cell office:value-type="float" office:value="0.057357">
                <text:p>0.0573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46222">
                <text:p>0.346222</text:p>
              </table:table-cell>
              <table:table-cell office:value-type="float" office:value="0.05522">
                <text:p>0.055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62893">
                <text:p>0.362893</text:p>
              </table:table-cell>
              <table:table-cell office:value-type="float" office:value="0.030394">
                <text:p>0.0303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59281">
                <text:p>0.359281</text:p>
              </table:table-cell>
              <table:table-cell office:value-type="float" office:value="0.026933">
                <text:p>0.0269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5727">
                <text:p>0.35727</text:p>
              </table:table-cell>
              <table:table-cell office:value-type="float" office:value="0.022353">
                <text:p>0.0223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57164">
                <text:p>0.357164</text:p>
              </table:table-cell>
              <table:table-cell office:value-type="float" office:value="0.017351">
                <text:p>0.0173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5898">
                <text:p>0.35898</text:p>
              </table:table-cell>
              <table:table-cell office:value-type="float" office:value="0.01269">
                <text:p>0.012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62442">
                <text:p>0.362442</text:p>
              </table:table-cell>
              <table:table-cell office:value-type="float" office:value="0.009079">
                <text:p>0.0090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67022">
                <text:p>0.367022</text:p>
              </table:table-cell>
              <table:table-cell office:value-type="float" office:value="0.007068">
                <text:p>0.0070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72023">
                <text:p>0.372023</text:p>
              </table:table-cell>
              <table:table-cell office:value-type="float" office:value="0.006962">
                <text:p>0.0069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76684">
                <text:p>0.376684</text:p>
              </table:table-cell>
              <table:table-cell office:value-type="float" office:value="0.008778">
                <text:p>0.008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80295">
                <text:p>0.380295</text:p>
              </table:table-cell>
              <table:table-cell office:value-type="float" office:value="0.012239">
                <text:p>0.0122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82307">
                <text:p>0.382307</text:p>
              </table:table-cell>
              <table:table-cell office:value-type="float" office:value="0.016819">
                <text:p>0.0168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82412">
                <text:p>0.382412</text:p>
              </table:table-cell>
              <table:table-cell office:value-type="float" office:value="0.021821">
                <text:p>0.0218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80596">
                <text:p>0.380596</text:p>
              </table:table-cell>
              <table:table-cell office:value-type="float" office:value="0.026482">
                <text:p>0.026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77135">
                <text:p>0.377135</text:p>
              </table:table-cell>
              <table:table-cell office:value-type="float" office:value="0.030093">
                <text:p>0.0300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72555">
                <text:p>0.372555</text:p>
              </table:table-cell>
              <table:table-cell office:value-type="float" office:value="0.032104">
                <text:p>0.0321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7554">
                <text:p>0.367554</text:p>
              </table:table-cell>
              <table:table-cell office:value-type="float" office:value="0.03221">
                <text:p>0.032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62893">
                <text:p>0.362893</text:p>
              </table:table-cell>
              <table:table-cell office:value-type="float" office:value="0.030394">
                <text:p>0.0303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46222">
                <text:p>0.346222</text:p>
              </table:table-cell>
              <table:table-cell office:value-type="float" office:value="0.05522">
                <text:p>0.055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42071">
                <text:p>0.342071</text:p>
              </table:table-cell>
              <table:table-cell office:value-type="float" office:value="0.05531">
                <text:p>0.055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37921">
                <text:p>0.337921</text:p>
              </table:table-cell>
              <table:table-cell office:value-type="float" office:value="0.055381">
                <text:p>0.0553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33771">
                <text:p>0.333771</text:p>
              </table:table-cell>
              <table:table-cell office:value-type="float" office:value="0.055451">
                <text:p>0.0554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2962">
                <text:p>0.32962</text:p>
              </table:table-cell>
              <table:table-cell office:value-type="float" office:value="0.055509">
                <text:p>0.0555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2547">
                <text:p>0.32547</text:p>
              </table:table-cell>
              <table:table-cell office:value-type="float" office:value="0.055564">
                <text:p>0.0555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2132">
                <text:p>0.32132</text:p>
              </table:table-cell>
              <table:table-cell office:value-type="float" office:value="0.055609">
                <text:p>0.0556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17169">
                <text:p>0.317169</text:p>
              </table:table-cell>
              <table:table-cell office:value-type="float" office:value="0.05565">
                <text:p>0.055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13019">
                <text:p>0.313019</text:p>
              </table:table-cell>
              <table:table-cell office:value-type="float" office:value="0.055683">
                <text:p>0.0556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08869">
                <text:p>0.308869</text:p>
              </table:table-cell>
              <table:table-cell office:value-type="float" office:value="0.055709">
                <text:p>0.0557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04718">
                <text:p>0.304718</text:p>
              </table:table-cell>
              <table:table-cell office:value-type="float" office:value="0.055722">
                <text:p>0.0557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00568">
                <text:p>0.300568</text:p>
              </table:table-cell>
              <table:table-cell office:value-type="float" office:value="0.055723">
                <text:p>0.0557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96418">
                <text:p>0.296418</text:p>
              </table:table-cell>
              <table:table-cell office:value-type="float" office:value="0.055722">
                <text:p>0.0557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92268">
                <text:p>0.292268</text:p>
              </table:table-cell>
              <table:table-cell office:value-type="float" office:value="0.055716">
                <text:p>0.0557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8118">
                <text:p>0.288118</text:p>
              </table:table-cell>
              <table:table-cell office:value-type="float" office:value="0.055696">
                <text:p>0.0556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83967">
                <text:p>0.283967</text:p>
              </table:table-cell>
              <table:table-cell office:value-type="float" office:value="0.05566">
                <text:p>0.055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79817">
                <text:p>0.279817</text:p>
              </table:table-cell>
              <table:table-cell office:value-type="float" office:value="0.055619">
                <text:p>0.0556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75667">
                <text:p>0.275667</text:p>
              </table:table-cell>
              <table:table-cell office:value-type="float" office:value="0.055575">
                <text:p>0.0555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71517">
                <text:p>0.271517</text:p>
              </table:table-cell>
              <table:table-cell office:value-type="float" office:value="0.055523">
                <text:p>0.0555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67367">
                <text:p>0.267367</text:p>
              </table:table-cell>
              <table:table-cell office:value-type="float" office:value="0.055462">
                <text:p>0.0554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63217">
                <text:p>0.263217</text:p>
              </table:table-cell>
              <table:table-cell office:value-type="float" office:value="0.055386">
                <text:p>0.0553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59067">
                <text:p>0.259067</text:p>
              </table:table-cell>
              <table:table-cell office:value-type="float" office:value="0.055297">
                <text:p>0.0552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54917">
                <text:p>0.254917</text:p>
              </table:table-cell>
              <table:table-cell office:value-type="float" office:value="0.055194">
                <text:p>0.0551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50766">
                <text:p>0.250766</text:p>
              </table:table-cell>
              <table:table-cell office:value-type="float" office:value="0.055093">
                <text:p>0.0550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46616">
                <text:p>0.246616</text:p>
              </table:table-cell>
              <table:table-cell office:value-type="float" office:value="0.054975">
                <text:p>0.0549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42466">
                <text:p>0.242466</text:p>
              </table:table-cell>
              <table:table-cell office:value-type="float" office:value="0.054852">
                <text:p>0.0548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38316">
                <text:p>0.238316</text:p>
              </table:table-cell>
              <table:table-cell office:value-type="float" office:value="0.054708">
                <text:p>0.0547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34166">
                <text:p>0.234166</text:p>
              </table:table-cell>
              <table:table-cell office:value-type="float" office:value="0.054556">
                <text:p>0.0545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30017">
                <text:p>0.230017</text:p>
              </table:table-cell>
              <table:table-cell office:value-type="float" office:value="0.054384">
                <text:p>0.0543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25867">
                <text:p>0.225867</text:p>
              </table:table-cell>
              <table:table-cell office:value-type="float" office:value="0.054218">
                <text:p>0.0542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21717">
                <text:p>0.221717</text:p>
              </table:table-cell>
              <table:table-cell office:value-type="float" office:value="0.054031">
                <text:p>0.0540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17567">
                <text:p>0.217567</text:p>
              </table:table-cell>
              <table:table-cell office:value-type="float" office:value="0.053839">
                <text:p>0.0538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13417">
                <text:p>0.213417</text:p>
              </table:table-cell>
              <table:table-cell office:value-type="float" office:value="0.053621">
                <text:p>0.0536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9267">
                <text:p>0.209267</text:p>
              </table:table-cell>
              <table:table-cell office:value-type="float" office:value="0.053401">
                <text:p>0.0534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5117">
                <text:p>0.205117</text:p>
              </table:table-cell>
              <table:table-cell office:value-type="float" office:value="0.053155">
                <text:p>0.0531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0967">
                <text:p>0.200967</text:p>
              </table:table-cell>
              <table:table-cell office:value-type="float" office:value="0.05291">
                <text:p>0.05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96818">
                <text:p>0.196818</text:p>
              </table:table-cell>
              <table:table-cell office:value-type="float" office:value="0.052639">
                <text:p>0.0526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92668">
                <text:p>0.192668</text:p>
              </table:table-cell>
              <table:table-cell office:value-type="float" office:value="0.052366">
                <text:p>0.0523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88518">
                <text:p>0.188518</text:p>
              </table:table-cell>
              <table:table-cell office:value-type="float" office:value="0.052066">
                <text:p>0.0520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84369">
                <text:p>0.184369</text:p>
              </table:table-cell>
              <table:table-cell office:value-type="float" office:value="0.05176">
                <text:p>0.051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80219">
                <text:p>0.180219</text:p>
              </table:table-cell>
              <table:table-cell office:value-type="float" office:value="0.051424">
                <text:p>0.0514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76069">
                <text:p>0.176069</text:p>
              </table:table-cell>
              <table:table-cell office:value-type="float" office:value="0.051087">
                <text:p>0.0510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7192">
                <text:p>0.17192</text:p>
              </table:table-cell>
              <table:table-cell office:value-type="float" office:value="0.050722">
                <text:p>0.0507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6777">
                <text:p>0.16777</text:p>
              </table:table-cell>
              <table:table-cell office:value-type="float" office:value="0.050348">
                <text:p>0.0503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63621">
                <text:p>0.163621</text:p>
              </table:table-cell>
              <table:table-cell office:value-type="float" office:value="0.049943">
                <text:p>0.0499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59471">
                <text:p>0.159471</text:p>
              </table:table-cell>
              <table:table-cell office:value-type="float" office:value="0.049534">
                <text:p>0.0495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55322">
                <text:p>0.155322</text:p>
              </table:table-cell>
              <table:table-cell office:value-type="float" office:value="0.049099">
                <text:p>0.0490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51172">
                <text:p>0.151172</text:p>
              </table:table-cell>
              <table:table-cell office:value-type="float" office:value="0.048654">
                <text:p>0.0486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47023">
                <text:p>0.147023</text:p>
              </table:table-cell>
              <table:table-cell office:value-type="float" office:value="0.048177">
                <text:p>0.0481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42873">
                <text:p>0.142873</text:p>
              </table:table-cell>
              <table:table-cell office:value-type="float" office:value="0.047685">
                <text:p>0.0476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38724">
                <text:p>0.138724</text:p>
              </table:table-cell>
              <table:table-cell office:value-type="float" office:value="0.047161">
                <text:p>0.0471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34575">
                <text:p>0.134575</text:p>
              </table:table-cell>
              <table:table-cell office:value-type="float" office:value="0.046626">
                <text:p>0.0466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30425">
                <text:p>0.130425</text:p>
              </table:table-cell>
              <table:table-cell office:value-type="float" office:value="0.04606">
                <text:p>0.046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30422">
                <text:p>0.130422</text:p>
              </table:table-cell>
              <table:table-cell office:value-type="float" office:value="0.048196">
                <text:p>0.0481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2637">
                <text:p>0.12637</text:p>
              </table:table-cell>
              <table:table-cell office:value-type="float" office:value="0.047627">
                <text:p>0.0476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22347">
                <text:p>0.122347</text:p>
              </table:table-cell>
              <table:table-cell office:value-type="float" office:value="0.047025">
                <text:p>0.0470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18325">
                <text:p>0.118325</text:p>
              </table:table-cell>
              <table:table-cell office:value-type="float" office:value="0.046408">
                <text:p>0.0464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14327">
                <text:p>0.114327</text:p>
              </table:table-cell>
              <table:table-cell office:value-type="float" office:value="0.045765">
                <text:p>0.0457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1033">
                <text:p>0.11033</text:p>
              </table:table-cell>
              <table:table-cell office:value-type="float" office:value="0.045101">
                <text:p>0.0451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06356">
                <text:p>0.106356</text:p>
              </table:table-cell>
              <table:table-cell office:value-type="float" office:value="0.044413">
                <text:p>0.0444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02383">
                <text:p>0.102383</text:p>
              </table:table-cell>
              <table:table-cell office:value-type="float" office:value="0.043695">
                <text:p>0.0436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9844">
                <text:p>0.09844</text:p>
              </table:table-cell>
              <table:table-cell office:value-type="float" office:value="0.042956">
                <text:p>0.0429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4496">
                <text:p>0.094496</text:p>
              </table:table-cell>
              <table:table-cell office:value-type="float" office:value="0.042181">
                <text:p>0.0421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90597">
                <text:p>0.090597</text:p>
              </table:table-cell>
              <table:table-cell office:value-type="float" office:value="0.041392">
                <text:p>0.0413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6697">
                <text:p>0.086697</text:p>
              </table:table-cell>
              <table:table-cell office:value-type="float" office:value="0.040557">
                <text:p>0.0405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82842">
                <text:p>0.082842</text:p>
              </table:table-cell>
              <table:table-cell office:value-type="float" office:value="0.039708">
                <text:p>0.0397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78987">
                <text:p>0.078987</text:p>
              </table:table-cell>
              <table:table-cell office:value-type="float" office:value="0.038809">
                <text:p>0.0388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5181">
                <text:p>0.075181</text:p>
              </table:table-cell>
              <table:table-cell office:value-type="float" office:value="0.037912">
                <text:p>0.0379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71375">
                <text:p>0.071375</text:p>
              </table:table-cell>
              <table:table-cell office:value-type="float" office:value="0.036952">
                <text:p>0.0369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67643">
                <text:p>0.067643</text:p>
              </table:table-cell>
              <table:table-cell office:value-type="float" office:value="0.035998">
                <text:p>0.0359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63911">
                <text:p>0.063911</text:p>
              </table:table-cell>
              <table:table-cell office:value-type="float" office:value="0.034965">
                <text:p>0.0349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60248">
                <text:p>0.060248</text:p>
              </table:table-cell>
              <table:table-cell office:value-type="float" office:value="0.033936">
                <text:p>0.0339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56584">
                <text:p>0.056584</text:p>
              </table:table-cell>
              <table:table-cell office:value-type="float" office:value="0.032824">
                <text:p>0.0328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53014">
                <text:p>0.053014</text:p>
              </table:table-cell>
              <table:table-cell office:value-type="float" office:value="0.031739">
                <text:p>0.0317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9444">
                <text:p>0.049444</text:p>
              </table:table-cell>
              <table:table-cell office:value-type="float" office:value="0.030554">
                <text:p>0.0305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5997">
                <text:p>0.045997</text:p>
              </table:table-cell>
              <table:table-cell office:value-type="float" office:value="0.029401">
                <text:p>0.0294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255">
                <text:p>0.04255</text:p>
              </table:table-cell>
              <table:table-cell office:value-type="float" office:value="0.028138">
                <text:p>0.0281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925">
                <text:p>0.03925</text:p>
              </table:table-cell>
              <table:table-cell office:value-type="float" office:value="0.026922">
                <text:p>0.0269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595">
                <text:p>0.03595</text:p>
              </table:table-cell>
              <table:table-cell office:value-type="float" office:value="0.025585">
                <text:p>0.0255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2856">
                <text:p>0.032856</text:p>
              </table:table-cell>
              <table:table-cell office:value-type="float" office:value="0.02432">
                <text:p>0.024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9762">
                <text:p>0.029762</text:p>
              </table:table-cell>
              <table:table-cell office:value-type="float" office:value="0.022924">
                <text:p>0.0229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6933">
                <text:p>0.026933</text:p>
              </table:table-cell>
              <table:table-cell office:value-type="float" office:value="0.021627">
                <text:p>0.0216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4105">
                <text:p>0.024105</text:p>
              </table:table-cell>
              <table:table-cell office:value-type="float" office:value="0.020198">
                <text:p>0.0201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16">
                <text:p>0.0216</text:p>
              </table:table-cell>
              <table:table-cell office:value-type="float" office:value="0.018908">
                <text:p>0.0189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9095">
                <text:p>0.019095</text:p>
              </table:table-cell>
              <table:table-cell office:value-type="float" office:value="0.017507">
                <text:p>0.0175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486">
                <text:p>0.01486</text:p>
              </table:table-cell>
              <table:table-cell office:value-type="float" office:value="0.014903">
                <text:p>0.0149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14">
                <text:p>0.0114</text:p>
              </table:table-cell>
              <table:table-cell office:value-type="float" office:value="0.012516">
                <text:p>0.0125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8656">
                <text:p>0.008656</text:p>
              </table:table-cell>
              <table:table-cell office:value-type="float" office:value="0.010389">
                <text:p>0.0103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651">
                <text:p>0.00651</text:p>
              </table:table-cell>
              <table:table-cell office:value-type="float" office:value="0.008502">
                <text:p>0.0085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4825">
                <text:p>0.004825</text:p>
              </table:table-cell>
              <table:table-cell office:value-type="float" office:value="0.006835">
                <text:p>0.0068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3503">
                <text:p>0.003503</text:p>
              </table:table-cell>
              <table:table-cell office:value-type="float" office:value="0.005338">
                <text:p>0.0053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446">
                <text:p>0.002446</text:p>
              </table:table-cell>
              <table:table-cell office:value-type="float" office:value="0.003993">
                <text:p>0.0039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608">
                <text:p>0.001608</text:p>
              </table:table-cell>
              <table:table-cell office:value-type="float" office:value="0.002741">
                <text:p>0.0027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96">
                <text:p>0.00096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492">
                <text:p>0.000492</text:p>
              </table:table-cell>
              <table:table-cell office:value-type="float" office:value="0.000489">
                <text:p>0.0004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164">
                <text:p>0.000164</text:p>
              </table:table-cell>
              <table:table-cell office:value-type="float" office:value="-0.000541">
                <text:p>-0.0005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0005">
                <text:p>-0.000005</text:p>
              </table:table-cell>
              <table:table-cell office:value-type="float" office:value="-0.001502">
                <text:p>-0.0015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0003">
                <text:p>-0.000003</text:p>
              </table:table-cell>
              <table:table-cell office:value-type="float" office:value="-0.002432">
                <text:p>-0.0024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199">
                <text:p>0.000199</text:p>
              </table:table-cell>
              <table:table-cell office:value-type="float" office:value="-0.003361">
                <text:p>-0.0033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67">
                <text:p>0.00067</text:p>
              </table:table-cell>
              <table:table-cell office:value-type="float" office:value="-0.004251">
                <text:p>-0.0042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375">
                <text:p>0.001375</text:p>
              </table:table-cell>
              <table:table-cell office:value-type="float" office:value="-0.005071">
                <text:p>-0.0050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315">
                <text:p>0.002315</text:p>
              </table:table-cell>
              <table:table-cell office:value-type="float" office:value="-0.005829">
                <text:p>-0.0058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345">
                <text:p>0.00345</text:p>
              </table:table-cell>
              <table:table-cell office:value-type="float" office:value="-0.006547">
                <text:p>-0.0065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4819">
                <text:p>0.004819</text:p>
              </table:table-cell>
              <table:table-cell office:value-type="float" office:value="-0.007264">
                <text:p>-0.0072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6482">
                <text:p>0.006482</text:p>
              </table:table-cell>
              <table:table-cell office:value-type="float" office:value="-0.008021">
                <text:p>-0.0080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8507">
                <text:p>0.008507</text:p>
              </table:table-cell>
              <table:table-cell office:value-type="float" office:value="-0.008799">
                <text:p>-0.0087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104">
                <text:p>0.01104</text:p>
              </table:table-cell>
              <table:table-cell office:value-type="float" office:value="-0.009634">
                <text:p>-0.0096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4276">
                <text:p>0.014276</text:p>
              </table:table-cell>
              <table:table-cell office:value-type="float" office:value="-0.010559">
                <text:p>-0.0105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8403">
                <text:p>0.018403</text:p>
              </table:table-cell>
              <table:table-cell office:value-type="float" office:value="-0.011575">
                <text:p>-0.0115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0998">
                <text:p>0.020998</text:p>
              </table:table-cell>
              <table:table-cell office:value-type="float" office:value="-0.01211">
                <text:p>-0.012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3594">
                <text:p>0.023594</text:p>
              </table:table-cell>
              <table:table-cell office:value-type="float" office:value="-0.012627">
                <text:p>-0.0126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6713">
                <text:p>0.026713</text:p>
              </table:table-cell>
              <table:table-cell office:value-type="float" office:value="-0.013158">
                <text:p>-0.0131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9832">
                <text:p>0.029832</text:p>
              </table:table-cell>
              <table:table-cell office:value-type="float" office:value="-0.013704">
                <text:p>-0.0137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3322">
                <text:p>0.033322</text:p>
              </table:table-cell>
              <table:table-cell office:value-type="float" office:value="-0.014222">
                <text:p>-0.0142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6812">
                <text:p>0.036812</text:p>
              </table:table-cell>
              <table:table-cell office:value-type="float" office:value="-0.014738">
                <text:p>-0.0147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40566">
                <text:p>0.040566</text:p>
              </table:table-cell>
              <table:table-cell office:value-type="float" office:value="-0.015208">
                <text:p>-0.0152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432">
                <text:p>0.04432</text:p>
              </table:table-cell>
              <table:table-cell office:value-type="float" office:value="-0.015672">
                <text:p>-0.0156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822">
                <text:p>0.04822</text:p>
              </table:table-cell>
              <table:table-cell office:value-type="float" office:value="-0.016096">
                <text:p>-0.0160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52121">
                <text:p>0.052121</text:p>
              </table:table-cell>
              <table:table-cell office:value-type="float" office:value="-0.016515">
                <text:p>-0.0165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56099">
                <text:p>0.056099</text:p>
              </table:table-cell>
              <table:table-cell office:value-type="float" office:value="-0.016893">
                <text:p>-0.0168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60078">
                <text:p>0.060078</text:p>
              </table:table-cell>
              <table:table-cell office:value-type="float" office:value="-0.017261">
                <text:p>-0.0172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64139">
                <text:p>0.064139</text:p>
              </table:table-cell>
              <table:table-cell office:value-type="float" office:value="-0.017596">
                <text:p>-0.0175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68201">
                <text:p>0.068201</text:p>
              </table:table-cell>
              <table:table-cell office:value-type="float" office:value="-0.017919">
                <text:p>-0.0179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2287">
                <text:p>0.072287</text:p>
              </table:table-cell>
              <table:table-cell office:value-type="float" office:value="-0.01821">
                <text:p>-0.018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76372">
                <text:p>0.076372</text:p>
              </table:table-cell>
              <table:table-cell office:value-type="float" office:value="-0.018488">
                <text:p>-0.0184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80478">
                <text:p>0.080478</text:p>
              </table:table-cell>
              <table:table-cell office:value-type="float" office:value="-0.018747">
                <text:p>-0.0187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84583">
                <text:p>0.084583</text:p>
              </table:table-cell>
              <table:table-cell office:value-type="float" office:value="-0.018995">
                <text:p>-0.0189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88737">
                <text:p>0.088737</text:p>
              </table:table-cell>
              <table:table-cell office:value-type="float" office:value="-0.019225">
                <text:p>-0.0192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92892">
                <text:p>0.092892</text:p>
              </table:table-cell>
              <table:table-cell office:value-type="float" office:value="-0.019437">
                <text:p>-0.0194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97056">
                <text:p>0.097056</text:p>
              </table:table-cell>
              <table:table-cell office:value-type="float" office:value="-0.019638">
                <text:p>-0.0196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01219">
                <text:p>0.101219</text:p>
              </table:table-cell>
              <table:table-cell office:value-type="float" office:value="-0.019826">
                <text:p>-0.0198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05383">
                <text:p>0.105383</text:p>
              </table:table-cell>
              <table:table-cell office:value-type="float" office:value="-0.020005">
                <text:p>-0.0200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09547">
                <text:p>0.109547</text:p>
              </table:table-cell>
              <table:table-cell office:value-type="float" office:value="-0.020168">
                <text:p>-0.0201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13735">
                <text:p>0.113735</text:p>
              </table:table-cell>
              <table:table-cell office:value-type="float" office:value="-0.020322">
                <text:p>-0.0203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17924">
                <text:p>0.117924</text:p>
              </table:table-cell>
              <table:table-cell office:value-type="float" office:value="-0.020455">
                <text:p>-0.0204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22131">
                <text:p>0.122131</text:p>
              </table:table-cell>
              <table:table-cell office:value-type="float" office:value="-0.020583">
                <text:p>-0.0205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26339">
                <text:p>0.126339</text:p>
              </table:table-cell>
              <table:table-cell office:value-type="float" office:value="-0.020696">
                <text:p>-0.0206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30542">
                <text:p>0.130542</text:p>
              </table:table-cell>
              <table:table-cell office:value-type="float" office:value="-0.020808">
                <text:p>-0.0208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30539">
                <text:p>0.130539</text:p>
              </table:table-cell>
              <table:table-cell office:value-type="float" office:value="-0.019099">
                <text:p>-0.0190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34856">
                <text:p>0.134856</text:p>
              </table:table-cell>
              <table:table-cell office:value-type="float" office:value="-0.019201">
                <text:p>-0.0192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39172">
                <text:p>0.139172</text:p>
              </table:table-cell>
              <table:table-cell office:value-type="float" office:value="-0.019298">
                <text:p>-0.0192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43488">
                <text:p>0.143488</text:p>
              </table:table-cell>
              <table:table-cell office:value-type="float" office:value="-0.019375">
                <text:p>-0.0193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47805">
                <text:p>0.147805</text:p>
              </table:table-cell>
              <table:table-cell office:value-type="float" office:value="-0.019446">
                <text:p>-0.0194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52121">
                <text:p>0.152121</text:p>
              </table:table-cell>
              <table:table-cell office:value-type="float" office:value="-0.019502">
                <text:p>-0.0195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56437">
                <text:p>0.156437</text:p>
              </table:table-cell>
              <table:table-cell office:value-type="float" office:value="-0.019558">
                <text:p>-0.0195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60754">
                <text:p>0.160754</text:p>
              </table:table-cell>
              <table:table-cell office:value-type="float" office:value="-0.019611">
                <text:p>-0.0196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6507">
                <text:p>0.16507</text:p>
              </table:table-cell>
              <table:table-cell office:value-type="float" office:value="-0.019658">
                <text:p>-0.0196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69386">
                <text:p>0.169386</text:p>
              </table:table-cell>
              <table:table-cell office:value-type="float" office:value="-0.019691">
                <text:p>-0.0196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73703">
                <text:p>0.173703</text:p>
              </table:table-cell>
              <table:table-cell office:value-type="float" office:value="-0.019718">
                <text:p>-0.0197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78019">
                <text:p>0.178019</text:p>
              </table:table-cell>
              <table:table-cell office:value-type="float" office:value="-0.019736">
                <text:p>-0.0197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82335">
                <text:p>0.182335</text:p>
              </table:table-cell>
              <table:table-cell office:value-type="float" office:value="-0.019749">
                <text:p>-0.0197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86651">
                <text:p>0.186651</text:p>
              </table:table-cell>
              <table:table-cell office:value-type="float" office:value="-0.019751">
                <text:p>-0.0197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90968">
                <text:p>0.190968</text:p>
              </table:table-cell>
              <table:table-cell office:value-type="float" office:value="-0.01975">
                <text:p>-0.019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95284">
                <text:p>0.195284</text:p>
              </table:table-cell>
              <table:table-cell office:value-type="float" office:value="-0.019744">
                <text:p>-0.0197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996">
                <text:p>0.1996</text:p>
              </table:table-cell>
              <table:table-cell office:value-type="float" office:value="-0.019732">
                <text:p>-0.0197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03916">
                <text:p>0.203916</text:p>
              </table:table-cell>
              <table:table-cell office:value-type="float" office:value="-0.019711">
                <text:p>-0.0197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08233">
                <text:p>0.208233</text:p>
              </table:table-cell>
              <table:table-cell office:value-type="float" office:value="-0.019684">
                <text:p>-0.0196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12549">
                <text:p>0.212549</text:p>
              </table:table-cell>
              <table:table-cell office:value-type="float" office:value="-0.019652">
                <text:p>-0.0196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16865">
                <text:p>0.216865</text:p>
              </table:table-cell>
              <table:table-cell office:value-type="float" office:value="-0.019618">
                <text:p>-0.0196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21181">
                <text:p>0.221181</text:p>
              </table:table-cell>
              <table:table-cell office:value-type="float" office:value="-0.019583">
                <text:p>-0.0195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25497">
                <text:p>0.225497</text:p>
              </table:table-cell>
              <table:table-cell office:value-type="float" office:value="-0.01954">
                <text:p>-0.019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29813">
                <text:p>0.229813</text:p>
              </table:table-cell>
              <table:table-cell office:value-type="float" office:value="-0.019485">
                <text:p>-0.0194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3413">
                <text:p>0.23413</text:p>
              </table:table-cell>
              <table:table-cell office:value-type="float" office:value="-0.019423">
                <text:p>-0.0194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38446">
                <text:p>0.238446</text:p>
              </table:table-cell>
              <table:table-cell office:value-type="float" office:value="-0.019364">
                <text:p>-0.0193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42762">
                <text:p>0.242762</text:p>
              </table:table-cell>
              <table:table-cell office:value-type="float" office:value="-0.019299">
                <text:p>-0.0192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47078">
                <text:p>0.247078</text:p>
              </table:table-cell>
              <table:table-cell office:value-type="float" office:value="-0.019235">
                <text:p>-0.0192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51394">
                <text:p>0.251394</text:p>
              </table:table-cell>
              <table:table-cell office:value-type="float" office:value="-0.019163">
                <text:p>-0.0191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5571">
                <text:p>0.25571</text:p>
              </table:table-cell>
              <table:table-cell office:value-type="float" office:value="-0.01909">
                <text:p>-0.019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60026">
                <text:p>0.260026</text:p>
              </table:table-cell>
              <table:table-cell office:value-type="float" office:value="-0.019008">
                <text:p>-0.0190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64342">
                <text:p>0.264342</text:p>
              </table:table-cell>
              <table:table-cell office:value-type="float" office:value="-0.018925">
                <text:p>-0.0189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68659">
                <text:p>0.268659</text:p>
              </table:table-cell>
              <table:table-cell office:value-type="float" office:value="-0.018833">
                <text:p>-0.0188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72975">
                <text:p>0.272975</text:p>
              </table:table-cell>
              <table:table-cell office:value-type="float" office:value="-0.018741">
                <text:p>-0.0187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77291">
                <text:p>0.277291</text:p>
              </table:table-cell>
              <table:table-cell office:value-type="float" office:value="-0.018639">
                <text:p>-0.0186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81607">
                <text:p>0.281607</text:p>
              </table:table-cell>
              <table:table-cell office:value-type="float" office:value="-0.018536">
                <text:p>-0.0185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85923">
                <text:p>0.285923</text:p>
              </table:table-cell>
              <table:table-cell office:value-type="float" office:value="-0.018427">
                <text:p>-0.0184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90239">
                <text:p>0.290239</text:p>
              </table:table-cell>
              <table:table-cell office:value-type="float" office:value="-0.01833">
                <text:p>-0.018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94555">
                <text:p>0.294555</text:p>
              </table:table-cell>
              <table:table-cell office:value-type="float" office:value="-0.018224">
                <text:p>-0.0182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98871">
                <text:p>0.298871</text:p>
              </table:table-cell>
              <table:table-cell office:value-type="float" office:value="-0.018118">
                <text:p>-0.0181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03187">
                <text:p>0.303187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07503">
                <text:p>0.307503</text:p>
              </table:table-cell>
              <table:table-cell office:value-type="float" office:value="-0.017886">
                <text:p>-0.0178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11819">
                <text:p>0.311819</text:p>
              </table:table-cell>
              <table:table-cell office:value-type="float" office:value="-0.017758">
                <text:p>-0.0177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16135">
                <text:p>0.316135</text:p>
              </table:table-cell>
              <table:table-cell office:value-type="float" office:value="-0.017633">
                <text:p>-0.0176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20451">
                <text:p>0.320451</text:p>
              </table:table-cell>
              <table:table-cell office:value-type="float" office:value="-0.017497">
                <text:p>-0.0174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24767">
                <text:p>0.324767</text:p>
              </table:table-cell>
              <table:table-cell office:value-type="float" office:value="-0.017371">
                <text:p>-0.0173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29083">
                <text:p>0.329083</text:p>
              </table:table-cell>
              <table:table-cell office:value-type="float" office:value="-0.017235">
                <text:p>-0.0172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33399">
                <text:p>0.333399</text:p>
              </table:table-cell>
              <table:table-cell office:value-type="float" office:value="-0.017111">
                <text:p>-0.0171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37715">
                <text:p>0.337715</text:p>
              </table:table-cell>
              <table:table-cell office:value-type="float" office:value="-0.016974">
                <text:p>-0.0169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42031">
                <text:p>0.342031</text:p>
              </table:table-cell>
              <table:table-cell office:value-type="float" office:value="-0.016841">
                <text:p>-0.0168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46347">
                <text:p>0.346347</text:p>
              </table:table-cell>
              <table:table-cell office:value-type="float" office:value="-0.016694">
                <text:p>-0.0166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4635">
                <text:p>0.34635</text:p>
              </table:table-cell>
              <table:table-cell office:value-type="float" office:value="-0.018403">
                <text:p>-0.0184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50632">
                <text:p>0.350632</text:p>
              </table:table-cell>
              <table:table-cell office:value-type="float" office:value="-0.018265">
                <text:p>-0.0182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54914">
                <text:p>0.354914</text:p>
              </table:table-cell>
              <table:table-cell office:value-type="float" office:value="-0.018115">
                <text:p>-0.0181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59196">
                <text:p>0.359196</text:p>
              </table:table-cell>
              <table:table-cell office:value-type="float" office:value="-0.017968">
                <text:p>-0.0179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3478">
                <text:p>0.363478</text:p>
              </table:table-cell>
              <table:table-cell office:value-type="float" office:value="-0.017808">
                <text:p>-0.0178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7759">
                <text:p>0.367759</text:p>
              </table:table-cell>
              <table:table-cell office:value-type="float" office:value="-0.017659">
                <text:p>-0.0176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72041">
                <text:p>0.372041</text:p>
              </table:table-cell>
              <table:table-cell office:value-type="float" office:value="-0.017501">
                <text:p>-0.0175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76323">
                <text:p>0.376323</text:p>
              </table:table-cell>
              <table:table-cell office:value-type="float" office:value="-0.017351">
                <text:p>-0.0173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80605">
                <text:p>0.380605</text:p>
              </table:table-cell>
              <table:table-cell office:value-type="float" office:value="-0.017193">
                <text:p>-0.0171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84887">
                <text:p>0.384887</text:p>
              </table:table-cell>
              <table:table-cell office:value-type="float" office:value="-0.017044">
                <text:p>-0.0170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89169">
                <text:p>0.389169</text:p>
              </table:table-cell>
              <table:table-cell office:value-type="float" office:value="-0.016887">
                <text:p>-0.0168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93451">
                <text:p>0.393451</text:p>
              </table:table-cell>
              <table:table-cell office:value-type="float" office:value="-0.016729">
                <text:p>-0.0167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97732">
                <text:p>0.397732</text:p>
              </table:table-cell>
              <table:table-cell office:value-type="float" office:value="-0.016562">
                <text:p>-0.0165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02014">
                <text:p>0.402014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06296">
                <text:p>0.406296</text:p>
              </table:table-cell>
              <table:table-cell office:value-type="float" office:value="-0.016235">
                <text:p>-0.0162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10578">
                <text:p>0.410578</text:p>
              </table:table-cell>
              <table:table-cell office:value-type="float" office:value="-0.01607">
                <text:p>-0.016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1486">
                <text:p>0.41486</text:p>
              </table:table-cell>
              <table:table-cell office:value-type="float" office:value="-0.015901">
                <text:p>-0.0159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19142">
                <text:p>0.419142</text:p>
              </table:table-cell>
              <table:table-cell office:value-type="float" office:value="-0.01573">
                <text:p>-0.015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23423">
                <text:p>0.423423</text:p>
              </table:table-cell>
              <table:table-cell office:value-type="float" office:value="-0.015556">
                <text:p>-0.0155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27705">
                <text:p>0.427705</text:p>
              </table:table-cell>
              <table:table-cell office:value-type="float" office:value="-0.015384">
                <text:p>-0.0153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31987">
                <text:p>0.431987</text:p>
              </table:table-cell>
              <table:table-cell office:value-type="float" office:value="-0.015218">
                <text:p>-0.0152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36269">
                <text:p>0.436269</text:p>
              </table:table-cell>
              <table:table-cell office:value-type="float" office:value="-0.015046">
                <text:p>-0.0150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40551">
                <text:p>0.440551</text:p>
              </table:table-cell>
              <table:table-cell office:value-type="float" office:value="-0.014874">
                <text:p>-0.0148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44832">
                <text:p>0.444832</text:p>
              </table:table-cell>
              <table:table-cell office:value-type="float" office:value="-0.014698">
                <text:p>-0.0146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49114">
                <text:p>0.449114</text:p>
              </table:table-cell>
              <table:table-cell office:value-type="float" office:value="-0.014528">
                <text:p>-0.0145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53396">
                <text:p>0.453396</text:p>
              </table:table-cell>
              <table:table-cell office:value-type="float" office:value="-0.014347">
                <text:p>-0.0143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57678">
                <text:p>0.457678</text:p>
              </table:table-cell>
              <table:table-cell office:value-type="float" office:value="-0.014168">
                <text:p>-0.0141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6196">
                <text:p>0.46196</text:p>
              </table:table-cell>
              <table:table-cell office:value-type="float" office:value="-0.013981">
                <text:p>-0.0139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66241">
                <text:p>0.466241</text:p>
              </table:table-cell>
              <table:table-cell office:value-type="float" office:value="-0.013808">
                <text:p>-0.0138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70523">
                <text:p>0.470523</text:p>
              </table:table-cell>
              <table:table-cell office:value-type="float" office:value="-0.013623">
                <text:p>-0.0136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74805">
                <text:p>0.474805</text:p>
              </table:table-cell>
              <table:table-cell office:value-type="float" office:value="-0.013445">
                <text:p>-0.0134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79087">
                <text:p>0.479087</text:p>
              </table:table-cell>
              <table:table-cell office:value-type="float" office:value="-0.013258">
                <text:p>-0.0132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83369">
                <text:p>0.483369</text:p>
              </table:table-cell>
              <table:table-cell office:value-type="float" office:value="-0.013091">
                <text:p>-0.0130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8765">
                <text:p>0.48765</text:p>
              </table:table-cell>
              <table:table-cell office:value-type="float" office:value="-0.012911">
                <text:p>-0.0129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91932">
                <text:p>0.491932</text:p>
              </table:table-cell>
              <table:table-cell office:value-type="float" office:value="-0.012734">
                <text:p>-0.0127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96214">
                <text:p>0.496214</text:p>
              </table:table-cell>
              <table:table-cell office:value-type="float" office:value="-0.012543">
                <text:p>-0.0125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00496">
                <text:p>0.500496</text:p>
              </table:table-cell>
              <table:table-cell office:value-type="float" office:value="-0.012367">
                <text:p>-0.01236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04778">
                <text:p>0.504778</text:p>
              </table:table-cell>
              <table:table-cell office:value-type="float" office:value="-0.012176">
                <text:p>-0.0121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09059">
                <text:p>0.509059</text:p>
              </table:table-cell>
              <table:table-cell office:value-type="float" office:value="-0.011996">
                <text:p>-0.0119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13444">
                <text:p>0.513444</text:p>
              </table:table-cell>
              <table:table-cell office:value-type="float" office:value="-0.011796">
                <text:p>-0.0117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17824">
                <text:p>0.517824</text:p>
              </table:table-cell>
              <table:table-cell office:value-type="float" office:value="-0.011609">
                <text:p>-0.0116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22203">
                <text:p>0.522203</text:p>
              </table:table-cell>
              <table:table-cell office:value-type="float" office:value="-0.01141">
                <text:p>-0.011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26593">
                <text:p>0.526593</text:p>
              </table:table-cell>
              <table:table-cell office:value-type="float" office:value="-0.011234">
                <text:p>-0.0112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30983">
                <text:p>0.530983</text:p>
              </table:table-cell>
              <table:table-cell office:value-type="float" office:value="-0.011045">
                <text:p>-0.0110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35368">
                <text:p>0.535368</text:p>
              </table:table-cell>
              <table:table-cell office:value-type="float" office:value="-0.010865">
                <text:p>-0.0108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39752">
                <text:p>0.539752</text:p>
              </table:table-cell>
              <table:table-cell office:value-type="float" office:value="-0.01067">
                <text:p>-0.010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44127">
                <text:p>0.544127</text:p>
              </table:table-cell>
              <table:table-cell office:value-type="float" office:value="-0.01049">
                <text:p>-0.010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48502">
                <text:p>0.548502</text:p>
              </table:table-cell>
              <table:table-cell office:value-type="float" office:value="-0.010294">
                <text:p>-0.0102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52876">
                <text:p>0.552876</text:p>
              </table:table-cell>
              <table:table-cell office:value-type="float" office:value="-0.010111">
                <text:p>-0.0101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57251">
                <text:p>0.557251</text:p>
              </table:table-cell>
              <table:table-cell office:value-type="float" office:value="-0.009909">
                <text:p>-0.0099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61631">
                <text:p>0.561631</text:p>
              </table:table-cell>
              <table:table-cell office:value-type="float" office:value="-0.009714">
                <text:p>-0.0097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6601">
                <text:p>0.56601</text:p>
              </table:table-cell>
              <table:table-cell office:value-type="float" office:value="-0.009504">
                <text:p>-0.0095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704">
                <text:p>0.5704</text:p>
              </table:table-cell>
              <table:table-cell office:value-type="float" office:value="-0.009313">
                <text:p>-0.0093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7479">
                <text:p>0.57479</text:p>
              </table:table-cell>
              <table:table-cell office:value-type="float" office:value="-0.009109">
                <text:p>-0.0091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79179">
                <text:p>0.579179</text:p>
              </table:table-cell>
              <table:table-cell office:value-type="float" office:value="-0.008918">
                <text:p>-0.0089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83569">
                <text:p>0.583569</text:p>
              </table:table-cell>
              <table:table-cell office:value-type="float" office:value="-0.008713">
                <text:p>-0.0087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87964">
                <text:p>0.587964</text:p>
              </table:table-cell>
              <table:table-cell office:value-type="float" office:value="-0.008523">
                <text:p>-0.0085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92358">
                <text:p>0.592358</text:p>
              </table:table-cell>
              <table:table-cell office:value-type="float" office:value="-0.008318">
                <text:p>-0.0083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96743">
                <text:p>0.596743</text:p>
              </table:table-cell>
              <table:table-cell office:value-type="float" office:value="-0.008128">
                <text:p>-0.0081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01128">
                <text:p>0.601128</text:p>
              </table:table-cell>
              <table:table-cell office:value-type="float" office:value="-0.007923">
                <text:p>-0.0079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05517">
                <text:p>0.605517</text:p>
              </table:table-cell>
              <table:table-cell office:value-type="float" office:value="-0.007727">
                <text:p>-0.0077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609907">
                <text:p>0.609907</text:p>
              </table:table-cell>
              <table:table-cell office:value-type="float" office:value="-0.007517">
                <text:p>-0.0075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14296">
                <text:p>0.614296</text:p>
              </table:table-cell>
              <table:table-cell office:value-type="float" office:value="-0.007327">
                <text:p>-0.0073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18686">
                <text:p>0.618686</text:p>
              </table:table-cell>
              <table:table-cell office:value-type="float" office:value="-0.007122">
                <text:p>-0.0071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23071">
                <text:p>0.623071</text:p>
              </table:table-cell>
              <table:table-cell office:value-type="float" office:value="-0.006927">
                <text:p>-0.0069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27455">
                <text:p>0.627455</text:p>
              </table:table-cell>
              <table:table-cell office:value-type="float" office:value="-0.006717">
                <text:p>-0.0067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31845">
                <text:p>0.631845</text:p>
              </table:table-cell>
              <table:table-cell office:value-type="float" office:value="-0.006525">
                <text:p>-0.0065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36235">
                <text:p>0.636235</text:p>
              </table:table-cell>
              <table:table-cell office:value-type="float" office:value="-0.006321">
                <text:p>-0.0063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40629">
                <text:p>0.640629</text:p>
              </table:table-cell>
              <table:table-cell office:value-type="float" office:value="-0.006136">
                <text:p>-0.0061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45024">
                <text:p>0.645024</text:p>
              </table:table-cell>
              <table:table-cell office:value-type="float" office:value="-0.005936">
                <text:p>-0.0059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49414">
                <text:p>0.649414</text:p>
              </table:table-cell>
              <table:table-cell office:value-type="float" office:value="-0.005746">
                <text:p>-0.0057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53803">
                <text:p>0.653803</text:p>
              </table:table-cell>
              <table:table-cell office:value-type="float" office:value="-0.005541">
                <text:p>-0.0055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58193">
                <text:p>0.658193</text:p>
              </table:table-cell>
              <table:table-cell office:value-type="float" office:value="-0.00535">
                <text:p>-0.005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62583">
                <text:p>0.662583</text:p>
              </table:table-cell>
              <table:table-cell office:value-type="float" office:value="-0.005145">
                <text:p>-0.0051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66967">
                <text:p>0.666967</text:p>
              </table:table-cell>
              <table:table-cell office:value-type="float" office:value="-0.004954">
                <text:p>-0.0049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71352">
                <text:p>0.671352</text:p>
              </table:table-cell>
              <table:table-cell office:value-type="float" office:value="-0.00475">
                <text:p>-0.004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75732">
                <text:p>0.675732</text:p>
              </table:table-cell>
              <table:table-cell office:value-type="float" office:value="-0.004568">
                <text:p>-0.0045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80111">
                <text:p>0.680111</text:p>
              </table:table-cell>
              <table:table-cell office:value-type="float" office:value="-0.004375">
                <text:p>-0.0043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84501">
                <text:p>0.684501</text:p>
              </table:table-cell>
              <table:table-cell office:value-type="float" office:value="-0.004199">
                <text:p>-0.0041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88891">
                <text:p>0.688891</text:p>
              </table:table-cell>
              <table:table-cell office:value-type="float" office:value="-0.004009">
                <text:p>-0.0040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93285">
                <text:p>0.693285</text:p>
              </table:table-cell>
              <table:table-cell office:value-type="float" office:value="-0.003829">
                <text:p>-0.0038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9768">
                <text:p>0.69768</text:p>
              </table:table-cell>
              <table:table-cell office:value-type="float" office:value="-0.003634">
                <text:p>-0.0036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02065">
                <text:p>0.702065</text:p>
              </table:table-cell>
              <table:table-cell office:value-type="float" office:value="-0.003452">
                <text:p>-0.0034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0645">
                <text:p>0.70645</text:p>
              </table:table-cell>
              <table:table-cell office:value-type="float" office:value="-0.003259">
                <text:p>-0.0032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10829">
                <text:p>0.710829</text:p>
              </table:table-cell>
              <table:table-cell office:value-type="float" office:value="-0.003087">
                <text:p>-0.0030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15209">
                <text:p>0.715209</text:p>
              </table:table-cell>
              <table:table-cell office:value-type="float" office:value="-0.002903">
                <text:p>-0.0029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19584">
                <text:p>0.719584</text:p>
              </table:table-cell>
              <table:table-cell office:value-type="float" office:value="-0.002731">
                <text:p>-0.0027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23958">
                <text:p>0.723958</text:p>
              </table:table-cell>
              <table:table-cell office:value-type="float" office:value="-0.002548">
                <text:p>-0.0025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28343">
                <text:p>0.728343</text:p>
              </table:table-cell>
              <table:table-cell office:value-type="float" office:value="-0.002386">
                <text:p>-0.00238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32728">
                <text:p>0.732728</text:p>
              </table:table-cell>
              <table:table-cell office:value-type="float" office:value="-0.002213">
                <text:p>-0.0022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37117">
                <text:p>0.737117</text:p>
              </table:table-cell>
              <table:table-cell office:value-type="float" office:value="-0.002052">
                <text:p>-0.0020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41507">
                <text:p>0.741507</text:p>
              </table:table-cell>
              <table:table-cell office:value-type="float" office:value="-0.001878">
                <text:p>-0.0018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45892">
                <text:p>0.745892</text:p>
              </table:table-cell>
              <table:table-cell office:value-type="float" office:value="-0.001716">
                <text:p>-0.0017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50277">
                <text:p>0.750277</text:p>
              </table:table-cell>
              <table:table-cell office:value-type="float" office:value="-0.001542">
                <text:p>-0.00154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54651">
                <text:p>0.754651</text:p>
              </table:table-cell>
              <table:table-cell office:value-type="float" office:value="-0.001384">
                <text:p>-0.0013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59026">
                <text:p>0.759026</text:p>
              </table:table-cell>
              <table:table-cell office:value-type="float" office:value="-0.001217">
                <text:p>-0.0012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63391">
                <text:p>0.763391</text:p>
              </table:table-cell>
              <table:table-cell office:value-type="float" office:value="-0.001069">
                <text:p>-0.0010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67756">
                <text:p>0.767756</text:p>
              </table:table-cell>
              <table:table-cell office:value-type="float" office:value="-0.000912">
                <text:p>-0.0009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72135">
                <text:p>0.772135</text:p>
              </table:table-cell>
              <table:table-cell office:value-type="float" office:value="-0.000764">
                <text:p>-0.0007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76515">
                <text:p>0.776515</text:p>
              </table:table-cell>
              <table:table-cell office:value-type="float" office:value="-0.000606">
                <text:p>-0.0006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809">
                <text:p>0.7809</text:p>
              </table:table-cell>
              <table:table-cell office:value-type="float" office:value="-0.000469">
                <text:p>-0.0004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85285">
                <text:p>0.785285</text:p>
              </table:table-cell>
              <table:table-cell office:value-type="float" office:value="-0.000321">
                <text:p>-0.0003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89664">
                <text:p>0.789664</text:p>
              </table:table-cell>
              <table:table-cell office:value-type="float" office:value="-0.000178">
                <text:p>-0.00017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94044">
                <text:p>0.794044</text:p>
              </table:table-cell>
              <table:table-cell office:value-type="float" office:value="-0.000026">
                <text:p>-0.0000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98409">
                <text:p>0.798409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02774">
                <text:p>0.802774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07138">
                <text:p>0.807138</text:p>
              </table:table-cell>
              <table:table-cell office:value-type="float" office:value="0.000374">
                <text:p>0.0003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11503">
                <text:p>0.811503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15878">
                <text:p>0.815878</text:p>
              </table:table-cell>
              <table:table-cell office:value-type="float" office:value="0.000624">
                <text:p>0.0006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20253">
                <text:p>0.820253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24633">
                <text:p>0.824633</text:p>
              </table:table-cell>
              <table:table-cell office:value-type="float" office:value="0.000864">
                <text:p>0.0008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29012">
                <text:p>0.829012</text:p>
              </table:table-cell>
              <table:table-cell office:value-type="float" office:value="0.000985">
                <text:p>0.00098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33372">
                <text:p>0.833372</text:p>
              </table:table-cell>
              <table:table-cell office:value-type="float" office:value="0.001096">
                <text:p>0.0010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37732">
                <text:p>0.837732</text:p>
              </table:table-cell>
              <table:table-cell office:value-type="float" office:value="0.00121">
                <text:p>0.001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42082">
                <text:p>0.842082</text:p>
              </table:table-cell>
              <table:table-cell office:value-type="float" office:value="0.001307">
                <text:p>0.0013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46432">
                <text:p>0.846432</text:p>
              </table:table-cell>
              <table:table-cell office:value-type="float" office:value="0.001406">
                <text:p>0.0014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50801">
                <text:p>0.850801</text:p>
              </table:table-cell>
              <table:table-cell office:value-type="float" office:value="0.001497">
                <text:p>0.0014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55171">
                <text:p>0.855171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59556">
                <text:p>0.859556</text:p>
              </table:table-cell>
              <table:table-cell office:value-type="float" office:value="0.001671">
                <text:p>0.0016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63941">
                <text:p>0.863941</text:p>
              </table:table-cell>
              <table:table-cell office:value-type="float" office:value="0.001756">
                <text:p>0.0017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68301">
                <text:p>0.868301</text:p>
              </table:table-cell>
              <table:table-cell office:value-type="float" office:value="0.001838">
                <text:p>0.0018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72661">
                <text:p>0.872661</text:p>
              </table:table-cell>
              <table:table-cell office:value-type="float" office:value="0.001921">
                <text:p>0.0019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77001">
                <text:p>0.877001</text:p>
              </table:table-cell>
              <table:table-cell office:value-type="float" office:value="0.001989">
                <text:p>0.0019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81341">
                <text:p>0.881341</text:p>
              </table:table-cell>
              <table:table-cell office:value-type="float" office:value="0.002057">
                <text:p>0.0020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8568">
                <text:p>0.88568</text:p>
              </table:table-cell>
              <table:table-cell office:value-type="float" office:value="0.002115">
                <text:p>0.0021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9002">
                <text:p>0.89002</text:p>
              </table:table-cell>
              <table:table-cell office:value-type="float" office:value="0.002172">
                <text:p>0.0021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9438">
                <text:p>0.89438</text:p>
              </table:table-cell>
              <table:table-cell office:value-type="float" office:value="0.002215">
                <text:p>0.0022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9874">
                <text:p>0.89874</text:p>
              </table:table-cell>
              <table:table-cell office:value-type="float" office:value="0.002257">
                <text:p>0.0022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0308">
                <text:p>0.90308</text:p>
              </table:table-cell>
              <table:table-cell office:value-type="float" office:value="0.002296">
                <text:p>0.0022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0742">
                <text:p>0.90742</text:p>
              </table:table-cell>
              <table:table-cell office:value-type="float" office:value="0.002332">
                <text:p>0.0023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1173">
                <text:p>0.91173</text:p>
              </table:table-cell>
              <table:table-cell office:value-type="float" office:value="0.002353">
                <text:p>0.0023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1604">
                <text:p>0.91604</text:p>
              </table:table-cell>
              <table:table-cell office:value-type="float" office:value="0.002367">
                <text:p>0.0023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2037">
                <text:p>0.92037</text:p>
              </table:table-cell>
              <table:table-cell office:value-type="float" office:value="0.002368">
                <text:p>0.0023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247">
                <text:p>0.9247</text:p>
              </table:table-cell>
              <table:table-cell office:value-type="float" office:value="0.002362">
                <text:p>0.0023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29025">
                <text:p>0.929025</text:p>
              </table:table-cell>
              <table:table-cell office:value-type="float" office:value="0.002354">
                <text:p>0.0023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3335">
                <text:p>0.93335</text:p>
              </table:table-cell>
              <table:table-cell office:value-type="float" office:value="0.002337">
                <text:p>0.00233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37635">
                <text:p>0.937635</text:p>
              </table:table-cell>
              <table:table-cell office:value-type="float" office:value="0.002311">
                <text:p>0.0023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4192">
                <text:p>0.94192</text:p>
              </table:table-cell>
              <table:table-cell office:value-type="float" office:value="0.002272">
                <text:p>0.0022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46215">
                <text:p>0.946215</text:p>
              </table:table-cell>
              <table:table-cell office:value-type="float" office:value="0.002221">
                <text:p>0.00222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5051">
                <text:p>0.95051</text:p>
              </table:table-cell>
              <table:table-cell office:value-type="float" office:value="0.002157">
                <text:p>0.0021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54771">
                <text:p>0.954771</text:p>
              </table:table-cell>
              <table:table-cell office:value-type="float" office:value="0.002094">
                <text:p>0.0020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59031">
                <text:p>0.959031</text:p>
              </table:table-cell>
              <table:table-cell office:value-type="float" office:value="0.002012">
                <text:p>0.0020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63236">
                <text:p>0.963236</text:p>
              </table:table-cell>
              <table:table-cell office:value-type="float" office:value="0.00191">
                <text:p>0.001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67441">
                <text:p>0.967441</text:p>
              </table:table-cell>
              <table:table-cell office:value-type="float" office:value="0.001787">
                <text:p>0.0017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71576">
                <text:p>0.971576</text:p>
              </table:table-cell>
              <table:table-cell office:value-type="float" office:value="0.001671">
                <text:p>0.0016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75712">
                <text:p>0.975712</text:p>
              </table:table-cell>
              <table:table-cell office:value-type="float" office:value="0.001531">
                <text:p>0.0015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79647">
                <text:p>0.979647</text:p>
              </table:table-cell>
              <table:table-cell office:value-type="float" office:value="0.001378">
                <text:p>0.0013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83582">
                <text:p>0.983582</text:p>
              </table:table-cell>
              <table:table-cell office:value-type="float" office:value="0.001195">
                <text:p>0.0011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87172">
                <text:p>0.987172</text:p>
              </table:table-cell>
              <table:table-cell office:value-type="float" office:value="0.001017">
                <text:p>0.0010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90763">
                <text:p>0.990763</text:p>
              </table:table-cell>
              <table:table-cell office:value-type="float" office:value="0.000807">
                <text:p>0.0008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93738">
                <text:p>0.993738</text:p>
              </table:table-cell>
              <table:table-cell office:value-type="float" office:value="0.000609">
                <text:p>0.0006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96714">
                <text:p>0.996714</text:p>
              </table:table-cell>
              <table:table-cell office:value-type="float" office:value="0.000378">
                <text:p>0.00037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99994">
                <text:p>0.99999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99994">
                <text:p>0.999994</text:p>
              </table:table-cell>
              <table:table-cell office:value-type="float" office:value="0.000414">
                <text:p>0.0004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